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2.903cm"/>
    </style:style>
    <style:style style:name="co4" style:family="table-column">
      <style:table-column-properties fo:break-before="auto" style:column-width="5.754cm"/>
    </style:style>
    <style:style style:name="co5" style:family="table-column">
      <style:table-column-properties fo:break-before="auto" style:column-width="4.72cm"/>
    </style:style>
    <style:style style:name="co6" style:family="table-column">
      <style:table-column-properties fo:break-before="auto" style:column-width="2.796cm"/>
    </style:style>
    <style:style style:name="co7" style:family="table-column">
      <style:table-column-properties fo:break-before="auto" style:column-width="6.13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Excel_20_Built-in_20_Explanatory_20_Text"/>
        <table:table-column table:style-name="co2" table:default-cell-style-name="Excel_20_Built-in_20_Explanatory_20_Text"/>
        <table:table-column table:style-name="co3" table:default-cell-style-name="Excel_20_Built-in_20_Explanatory_20_Text"/>
        <table:table-column table:style-name="co4" table:default-cell-style-name="Excel_20_Built-in_20_Explanatory_20_Text"/>
        <table:table-column table:style-name="co5" table:default-cell-style-name="Excel_20_Built-in_20_Explanatory_20_Text"/>
        <table:table-column table:style-name="co6" table:default-cell-style-name="Excel_20_Built-in_20_Explanatory_20_Text"/>
        <table:table-column table:style-name="co7" table:default-cell-style-name="Excel_20_Built-in_20_Explanatory_20_Text"/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ani Dhole</text:p>
          </table:table-cell>
          <table:table-cell office:value-type="float" office:value="7219324707" calcext:value-type="float">
            <text:p>7219324707</text:p>
          </table:table-cell>
          <table:table-cell office:value-type="string" calcext:value-type="string">
            <text:p>shivaniud28@gmail.com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nhavi Hinge</text:p>
          </table:table-cell>
          <table:table-cell office:value-type="float" office:value="8378988755" calcext:value-type="float">
            <text:p>8378988755</text:p>
          </table:table-cell>
          <table:table-cell office:value-type="string" calcext:value-type="string">
            <text:p>janhavi.hinge@cumminscollege.in</text:p>
          </table:table-cell>
          <table:table-cell table:number-columns-repeated="3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idehi Joshi</text:p>
          </table:table-cell>
          <table:table-cell office:value-type="float" office:value="7776058351" calcext:value-type="float">
            <text:p>7776058351</text:p>
          </table:table-cell>
          <table:table-cell office:value-type="string" calcext:value-type="string">
            <text:p>vaidehijoshi100@gmail.com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dhura Apte</text:p>
          </table:table-cell>
          <table:table-cell office:value-type="float" office:value="9762036855" calcext:value-type="float">
            <text:p>9762036855</text:p>
          </table:table-cell>
          <table:table-cell office:value-type="string" calcext:value-type="string">
            <text:p>aptemadhura222@gmail.com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cha puranik</text:p>
          </table:table-cell>
          <table:table-cell office:value-type="float" office:value="8238601210" calcext:value-type="float">
            <text:p>8238601210</text:p>
          </table:table-cell>
          <table:table-cell office:value-type="string" calcext:value-type="string">
            <text:p>ruchapuranik00@gmail.com</text:p>
          </table:table-cell>
          <table:table-cell office:value-type="string" calcext:value-type="string">
            <text:p>siddhi mohite</text:p>
          </table:table-cell>
          <table:table-cell office:value-type="float" office:value="8485818451" calcext:value-type="float">
            <text:p>8485818451</text:p>
          </table:table-cell>
          <table:table-cell office:value-type="string" calcext:value-type="string">
            <text:p>siddhimohite27@gmail.com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urav kumar</text:p>
          </table:table-cell>
          <table:table-cell office:value-type="float" office:value="8698588414" calcext:value-type="float">
            <text:p>8698588414</text:p>
          </table:table-cell>
          <table:table-cell office:value-type="string" calcext:value-type="string">
            <text:p>svkrcpg@gmail.com</text:p>
          </table:table-cell>
          <table:table-cell table:number-columns-repeated="3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shu Roy</text:p>
          </table:table-cell>
          <table:table-cell office:value-type="float" office:value="8698611704" calcext:value-type="float">
            <text:p>8698611704</text:p>
          </table:table-cell>
          <table:table-cell office:value-type="string" calcext:value-type="string">
            <text:p>rishuroy123@gmail.com</text:p>
          </table:table-cell>
          <table:table-cell table:number-columns-repeated="3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unjan Pandey</text:p>
          </table:table-cell>
          <table:table-cell office:value-type="float" office:value="8007682173" calcext:value-type="float">
            <text:p>8007682173</text:p>
          </table:table-cell>
          <table:table-cell office:value-type="string" calcext:value-type="string">
            <text:p>mjgunjan@gmail.com</text:p>
          </table:table-cell>
          <table:table-cell table:number-columns-repeated="3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mi</text:p>
          </table:table-cell>
          <table:table-cell office:value-type="float" office:value="8007831131" calcext:value-type="float">
            <text:p>8007831131</text:p>
          </table:table-cell>
          <table:table-cell office:value-type="string" calcext:value-type="string">
            <text:p>romi.kulashri@gmail.com</text:p>
          </table:table-cell>
          <table:table-cell office:value-type="string" calcext:value-type="string">
            <text:p>Sanchit Chauhan</text:p>
          </table:table-cell>
          <table:table-cell office:value-type="float" office:value="8275137996" calcext:value-type="float">
            <text:p>8275137996</text:p>
          </table:table-cell>
          <table:table-cell office:value-type="string" calcext:value-type="string">
            <text:p>sanchit460@gmail.com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ibhav Solanki</text:p>
          </table:table-cell>
          <table:table-cell office:value-type="float" office:value="8698612753" calcext:value-type="float">
            <text:p>8698612753</text:p>
          </table:table-cell>
          <table:table-cell office:value-type="string" calcext:value-type="string">
            <text:p>vbhvsolanki7500@gmail.com</text:p>
          </table:table-cell>
          <table:table-cell office:value-type="string" calcext:value-type="string">
            <text:p>Sumit Chandra Joshi</text:p>
          </table:table-cell>
          <table:table-cell office:value-type="float" office:value="8698635112" calcext:value-type="float">
            <text:p>8698635112</text:p>
          </table:table-cell>
          <table:table-cell office:value-type="string" calcext:value-type="string">
            <text:p>sumit151997@gmail.com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VEK RAJAN VERMA</text:p>
          </table:table-cell>
          <table:table-cell office:value-type="float" office:value="9637895537" calcext:value-type="float">
            <text:p>9637895537</text:p>
          </table:table-cell>
          <table:table-cell office:value-type="string" calcext:value-type="string">
            <text:p>vivekzmr3@gmail.com</text:p>
          </table:table-cell>
          <table:table-cell office:value-type="string" calcext:value-type="string">
            <text:p>AJAY THAKUR</text:p>
          </table:table-cell>
          <table:table-cell office:value-type="float" office:value="8806743564" calcext:value-type="float">
            <text:p>8806743564</text:p>
          </table:table-cell>
          <table:table-cell office:value-type="string" calcext:value-type="string">
            <text:p>thakurajay1717@gmail.com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usha</text:p>
          </table:table-cell>
          <table:table-cell office:value-type="float" office:value="9701356712" calcext:value-type="float">
            <text:p>9701356712</text:p>
          </table:table-cell>
          <table:table-cell office:value-type="string" calcext:value-type="string">
            <text:p>anushareddyrocks16@gmail.com</text:p>
          </table:table-cell>
          <table:table-cell table:number-columns-repeated="3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hendu das mohapatr</text:p>
          </table:table-cell>
          <table:table-cell office:value-type="float" office:value="8698667601" calcext:value-type="float">
            <text:p>8698667601</text:p>
          </table:table-cell>
          <table:table-cell office:value-type="string" calcext:value-type="string">
            <text:p>subhendu.bapu@gmail.com</text:p>
          </table:table-cell>
          <table:table-cell office:value-type="string" calcext:value-type="string">
            <text:p>kurra.Vijayakrishna Rao</text:p>
          </table:table-cell>
          <table:table-cell office:value-type="float" office:value="8698674669" calcext:value-type="float">
            <text:p>8698674669</text:p>
          </table:table-cell>
          <table:table-cell office:value-type="string" calcext:value-type="string">
            <text:p>vijayakrishnarao.kurra@gmail.com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kita mandke</text:p>
          </table:table-cell>
          <table:table-cell office:value-type="float" office:value="9689914238" calcext:value-type="float">
            <text:p>9689914238</text:p>
          </table:table-cell>
          <table:table-cell office:value-type="string" calcext:value-type="string">
            <text:p>ankita.mandke23@gmail.com</text:p>
          </table:table-cell>
          <table:table-cell office:value-type="string" calcext:value-type="string">
            <text:p>sakshi chougule</text:p>
          </table:table-cell>
          <table:table-cell office:value-type="float" office:value="7755940303" calcext:value-type="float">
            <text:p>7755940303</text:p>
          </table:table-cell>
          <table:table-cell office:value-type="string" calcext:value-type="string">
            <text:p>sakshichougule1210@gmail.com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shabh Tiwari</text:p>
          </table:table-cell>
          <table:table-cell office:value-type="float" office:value="9407058785" calcext:value-type="float">
            <text:p>9407058785</text:p>
          </table:table-cell>
          <table:table-cell office:value-type="string" calcext:value-type="string">
            <text:p>prezrishabh001@gmail.com</text:p>
          </table:table-cell>
          <table:table-cell office:value-type="string" calcext:value-type="string">
            <text:p>Sunny Sarma</text:p>
          </table:table-cell>
          <table:table-cell office:value-type="float" office:value="8698570745" calcext:value-type="float">
            <text:p>8698570745</text:p>
          </table:table-cell>
          <table:table-cell office:value-type="string" calcext:value-type="string">
            <text:p>prezrishabh001@gmail.com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gya priyou</text:p>
          </table:table-cell>
          <table:table-cell office:value-type="float" office:value="7083980741" calcext:value-type="float">
            <text:p>7083980741</text:p>
          </table:table-cell>
          <table:table-cell office:value-type="string" calcext:value-type="string">
            <text:p>pragyapriyou@gmail.com</text:p>
          </table:table-cell>
          <table:table-cell office:value-type="string" calcext:value-type="string">
            <text:p>prateek gupta</text:p>
          </table:table-cell>
          <table:table-cell office:value-type="float" office:value="7745008214" calcext:value-type="float">
            <text:p>7745008214</text:p>
          </table:table-cell>
          <table:table-cell office:value-type="string" calcext:value-type="string">
            <text:p>prateek.gupta891@gmail.com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jal Sanklecha</text:p>
          </table:table-cell>
          <table:table-cell office:value-type="float" office:value="9405052277" calcext:value-type="float">
            <text:p>9405052277</text:p>
          </table:table-cell>
          <table:table-cell office:value-type="string" calcext:value-type="string">
            <text:p>kajalsanklecha97@gmail.com</text:p>
          </table:table-cell>
          <table:table-cell table:number-columns-repeated="3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hit pawar</text:p>
          </table:table-cell>
          <table:table-cell office:value-type="float" office:value="8149285965" calcext:value-type="float">
            <text:p>8149285965</text:p>
          </table:table-cell>
          <table:table-cell office:value-type="string" calcext:value-type="string">
            <text:p>rohitpawar2207@gmail.com</text:p>
          </table:table-cell>
          <table:table-cell table:number-columns-repeated="3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ntanu Joshi</text:p>
          </table:table-cell>
          <table:table-cell office:value-type="float" office:value="7030666366" calcext:value-type="float">
            <text:p>7030666366</text:p>
          </table:table-cell>
          <table:table-cell office:value-type="string" calcext:value-type="string">
            <text:p>shan7030666366@gmail.com</text:p>
          </table:table-cell>
          <table:table-cell office:value-type="string" calcext:value-type="string">
            <text:p>Mohit Dhule</text:p>
          </table:table-cell>
          <table:table-cell office:value-type="float" office:value="9767035090" calcext:value-type="float">
            <text:p>9767035090</text:p>
          </table:table-cell>
          <table:table-cell office:value-type="string" calcext:value-type="string">
            <text:p>mohitdhule@outlook.com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nesh</text:p>
          </table:table-cell>
          <table:table-cell office:value-type="float" office:value="8390728956" calcext:value-type="float">
            <text:p>8390728956</text:p>
          </table:table-cell>
          <table:table-cell office:value-type="string" calcext:value-type="string">
            <text:p>moneshb13@gmail.com</text:p>
          </table:table-cell>
          <table:table-cell table:number-columns-repeated="3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nav Levharkar</text:p>
          </table:table-cell>
          <table:table-cell office:value-type="float" office:value="9423354065" calcext:value-type="float">
            <text:p>9423354065</text:p>
          </table:table-cell>
          <table:table-cell office:value-type="string" calcext:value-type="string">
            <text:p>abhinav.levharkar@gmail.com</text:p>
          </table:table-cell>
          <table:table-cell office:value-type="string" calcext:value-type="string">
            <text:p>Shrey Sinha</text:p>
          </table:table-cell>
          <table:table-cell office:value-type="float" office:value="8554928702" calcext:value-type="float">
            <text:p>8554928702</text:p>
          </table:table-cell>
          <table:table-cell office:value-type="string" calcext:value-type="string">
            <text:p>shreyk1999@gmail.com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shay Ghavale</text:p>
          </table:table-cell>
          <table:table-cell office:value-type="float" office:value="8888881061" calcext:value-type="float">
            <text:p>8888881061</text:p>
          </table:table-cell>
          <table:table-cell office:value-type="string" calcext:value-type="string">
            <text:p>akshayghavale1998@gmail.com</text:p>
          </table:table-cell>
          <table:table-cell office:value-type="string" calcext:value-type="string">
            <text:p>Mayank Sisode</text:p>
          </table:table-cell>
          <table:table-cell office:value-type="float" office:value="7709870399" calcext:value-type="float">
            <text:p>7709870399</text:p>
          </table:table-cell>
          <table:table-cell office:value-type="string" calcext:value-type="string">
            <text:p>mayanksisode1@gmail.com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umya Kumari</text:p>
          </table:table-cell>
          <table:table-cell office:value-type="float" office:value="7276422122" calcext:value-type="float">
            <text:p>7276422122</text:p>
          </table:table-cell>
          <table:table-cell office:value-type="string" calcext:value-type="string">
            <text:p>soumyakumar97@gmail.com</text:p>
          </table:table-cell>
          <table:table-cell table:number-columns-repeated="3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i Chavan</text:p>
          </table:table-cell>
          <table:table-cell office:value-type="float" office:value="7744853312" calcext:value-type="float">
            <text:p>7744853312</text:p>
          </table:table-cell>
          <table:table-cell office:value-type="string" calcext:value-type="string">
            <text:p>chavanaditi98@gmail.com</text:p>
          </table:table-cell>
          <table:table-cell office:value-type="string" calcext:value-type="string">
            <text:p>deepti prasad</text:p>
          </table:table-cell>
          <table:table-cell office:value-type="float" office:value="9930719017" calcext:value-type="float">
            <text:p>9930719017</text:p>
          </table:table-cell>
          <table:table-cell office:value-type="string" calcext:value-type="string">
            <text:p>deepti.prasad7@gmail.com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hil Kothari</text:p>
          </table:table-cell>
          <table:table-cell office:value-type="float" office:value="9674943529" calcext:value-type="float">
            <text:p>9674943529</text:p>
          </table:table-cell>
          <table:table-cell office:value-type="string" calcext:value-type="string">
            <text:p>nik.kothari22@live.com</text:p>
          </table:table-cell>
          <table:table-cell table:number-columns-repeated="3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ham mishra</text:p>
          </table:table-cell>
          <table:table-cell office:value-type="float" office:value="8237220758" calcext:value-type="float">
            <text:p>8237220758</text:p>
          </table:table-cell>
          <table:table-cell office:value-type="string" calcext:value-type="string">
            <text:p>mishrasubham21081998@gmail.com</text:p>
          </table:table-cell>
          <table:table-cell office:value-type="string" calcext:value-type="string">
            <text:p>soumak sinha</text:p>
          </table:table-cell>
          <table:table-cell office:value-type="float" office:value="8237213276" calcext:value-type="float">
            <text:p>8237213276</text:p>
          </table:table-cell>
          <table:table-cell office:value-type="string" calcext:value-type="string">
            <text:p>soumaksinha1@gmail.com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dul khan</text:p>
          </table:table-cell>
          <table:table-cell office:value-type="float" office:value="8600076833" calcext:value-type="float">
            <text:p>8600076833</text:p>
          </table:table-cell>
          <table:table-cell office:value-type="string" calcext:value-type="string">
            <text:p>razighani97@gmail.com</text:p>
          </table:table-cell>
          <table:table-cell table:number-columns-repeated="3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i lonkar</text:p>
          </table:table-cell>
          <table:table-cell office:value-type="float" office:value="7058038366" calcext:value-type="float">
            <text:p>7058038366</text:p>
          </table:table-cell>
          <table:table-cell office:value-type="string" calcext:value-type="string">
            <text:p>lonkaras70@gmail.com</text:p>
          </table:table-cell>
          <table:table-cell table:number-columns-repeated="3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nal kamble</text:p>
          </table:table-cell>
          <table:table-cell office:value-type="float" office:value="9156800540" calcext:value-type="float">
            <text:p>9156800540</text:p>
          </table:table-cell>
          <table:table-cell office:value-type="string" calcext:value-type="string">
            <text:p>katorepl@gmail.com</text:p>
          </table:table-cell>
          <table:table-cell table:number-columns-repeated="3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shravya Udapikar</text:p>
          </table:table-cell>
          <table:table-cell office:value-type="float" office:value="8805162176" calcext:value-type="float">
            <text:p>8805162176</text:p>
          </table:table-cell>
          <table:table-cell office:value-type="string" calcext:value-type="string">
            <text:p>sushravyaudapikar@gmail.com</text:p>
          </table:table-cell>
          <table:table-cell office:value-type="string" calcext:value-type="string">
            <text:p>Kemal Jambhulkar</text:p>
          </table:table-cell>
          <table:table-cell office:value-type="float" office:value="8149406076" calcext:value-type="float">
            <text:p>8149406076</text:p>
          </table:table-cell>
          <table:table-cell office:value-type="string" calcext:value-type="string">
            <text:p>sushravyaudapikar@gmail.com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etan naginlal nikam</text:p>
          </table:table-cell>
          <table:table-cell office:value-type="float" office:value="8275402519" calcext:value-type="float">
            <text:p>8275402519</text:p>
          </table:table-cell>
          <table:table-cell office:value-type="string" calcext:value-type="string">
            <text:p>nikamchetan1998@gmail.com</text:p>
          </table:table-cell>
          <table:table-cell table:number-columns-repeated="3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rshal Mehta</text:p>
          </table:table-cell>
          <table:table-cell office:value-type="float" office:value="9403033368" calcext:value-type="float">
            <text:p>9403033368</text:p>
          </table:table-cell>
          <table:table-cell office:value-type="string" calcext:value-type="string">
            <text:p>mehtaharshal1998@gmail.com</text:p>
          </table:table-cell>
          <table:table-cell office:value-type="string" calcext:value-type="string">
            <text:p>Ojas Arankalle</text:p>
          </table:table-cell>
          <table:table-cell office:value-type="float" office:value="7720039767" calcext:value-type="float">
            <text:p>7720039767</text:p>
          </table:table-cell>
          <table:table-cell office:value-type="string" calcext:value-type="string">
            <text:p>aojas123@gmail.com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hil Mahajan</text:p>
          </table:table-cell>
          <table:table-cell office:value-type="float" office:value="9009140067" calcext:value-type="float">
            <text:p>9009140067</text:p>
          </table:table-cell>
          <table:table-cell office:value-type="string" calcext:value-type="string">
            <text:p>nikhilmahajan9847@gmail.com</text:p>
          </table:table-cell>
          <table:table-cell office:value-type="string" calcext:value-type="string">
            <text:p>ABHISHEK RANJAN</text:p>
          </table:table-cell>
          <table:table-cell office:value-type="float" office:value="9167292890" calcext:value-type="float">
            <text:p>9167292890</text:p>
          </table:table-cell>
          <table:table-cell office:value-type="string" calcext:value-type="string">
            <text:p>abhishekranjan624@gmail.com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ish kumar</text:p>
          </table:table-cell>
          <table:table-cell office:value-type="float" office:value="9762565530" calcext:value-type="float">
            <text:p>9762565530</text:p>
          </table:table-cell>
          <table:table-cell office:value-type="string" calcext:value-type="string">
            <text:p>parishk.haldkar@gmail.com</text:p>
          </table:table-cell>
          <table:table-cell table:number-columns-repeated="3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rinitya ananthraman</text:p>
          </table:table-cell>
          <table:table-cell office:value-type="float" office:value="8108688459" calcext:value-type="float">
            <text:p>8108688459</text:p>
          </table:table-cell>
          <table:table-cell office:value-type="string" calcext:value-type="string">
            <text:p>srinitya6@live.com</text:p>
          </table:table-cell>
          <table:table-cell office:value-type="string" calcext:value-type="string">
            <text:p>ankita dutta</text:p>
          </table:table-cell>
          <table:table-cell office:value-type="float" office:value="8335890432" calcext:value-type="float">
            <text:p>8335890432</text:p>
          </table:table-cell>
          <table:table-cell office:value-type="string" calcext:value-type="string">
            <text:p>ankitadutta14@gmail.com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Sinha</text:p>
          </table:table-cell>
          <table:table-cell office:value-type="float" office:value="7304104892" calcext:value-type="float">
            <text:p>7304104892</text:p>
          </table:table-cell>
          <table:table-cell office:value-type="string" calcext:value-type="string">
            <text:p>adityave.97@gmail.com</text:p>
          </table:table-cell>
          <table:table-cell table:number-columns-repeated="3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inmay thakare</text:p>
          </table:table-cell>
          <table:table-cell office:value-type="float" office:value="9657573819" calcext:value-type="float">
            <text:p>9657573819</text:p>
          </table:table-cell>
          <table:table-cell office:value-type="string" calcext:value-type="string">
            <text:p>thakarechinmay@gmail.com</text:p>
          </table:table-cell>
          <table:table-cell office:value-type="string" calcext:value-type="string">
            <text:p>Abhishek Patil</text:p>
          </table:table-cell>
          <table:table-cell office:value-type="float" office:value="9764471130" calcext:value-type="float">
            <text:p>9764471130</text:p>
          </table:table-cell>
          <table:table-cell office:value-type="string" calcext:value-type="string">
            <text:p>patilabhi3098@gmail.com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hushan Sadalage</text:p>
          </table:table-cell>
          <table:table-cell office:value-type="float" office:value="8554057329" calcext:value-type="float">
            <text:p>8554057329</text:p>
          </table:table-cell>
          <table:table-cell office:value-type="string" calcext:value-type="string">
            <text:p>sadalagebhushan@gmail.com</text:p>
          </table:table-cell>
          <table:table-cell table:number-columns-repeated="3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yush Bendale</text:p>
          </table:table-cell>
          <table:table-cell office:value-type="float" office:value="9158674554" calcext:value-type="float">
            <text:p>9158674554</text:p>
          </table:table-cell>
          <table:table-cell office:value-type="string" calcext:value-type="string">
            <text:p>piyushbendale7@gmail.com</text:p>
          </table:table-cell>
          <table:table-cell office:value-type="string" calcext:value-type="string">
            <text:p>Vivek g sonar</text:p>
          </table:table-cell>
          <table:table-cell office:value-type="float" office:value="8237550016" calcext:value-type="float">
            <text:p>8237550016</text:p>
          </table:table-cell>
          <table:table-cell office:value-type="string" calcext:value-type="string">
            <text:p>vivekgsonar112@gmail.com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rvil Gujarathi</text:p>
          </table:table-cell>
          <table:table-cell office:value-type="float" office:value="9922994363" calcext:value-type="float">
            <text:p>9922994363</text:p>
          </table:table-cell>
          <table:table-cell office:value-type="string" calcext:value-type="string">
            <text:p>sharvil.gujarathi@gmail.com</text:p>
          </table:table-cell>
          <table:table-cell office:value-type="string" calcext:value-type="string">
            <text:p>Tanmay Wagh</text:p>
          </table:table-cell>
          <table:table-cell office:value-type="float" office:value="9923085873" calcext:value-type="float">
            <text:p>9923085873</text:p>
          </table:table-cell>
          <table:table-cell office:value-type="string" calcext:value-type="string">
            <text:p>tanmaywagh70@gmail.com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hil yadav</text:p>
          </table:table-cell>
          <table:table-cell office:value-type="float" office:value="9987130466" calcext:value-type="float">
            <text:p>9987130466</text:p>
          </table:table-cell>
          <table:table-cell office:value-type="string" calcext:value-type="string">
            <text:p>nkhilcool542@gmail.com</text:p>
          </table:table-cell>
          <table:table-cell table:number-columns-repeated="3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raj kamble</text:p>
          </table:table-cell>
          <table:table-cell office:value-type="float" office:value="9881824621" calcext:value-type="float">
            <text:p>9881824621</text:p>
          </table:table-cell>
          <table:table-cell office:value-type="string" calcext:value-type="string">
            <text:p>kamblesuraj024@gmail.com</text:p>
          </table:table-cell>
          <table:table-cell table:number-columns-repeated="3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am singh</text:p>
          </table:table-cell>
          <table:table-cell office:value-type="float" office:value="8605750778" calcext:value-type="float">
            <text:p>8605750778</text:p>
          </table:table-cell>
          <table:table-cell office:value-type="string" calcext:value-type="string">
            <text:p>16030122068@siscr.ac.in</text:p>
          </table:table-cell>
          <table:table-cell table:number-columns-repeated="3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purva Patne</text:p>
          </table:table-cell>
          <table:table-cell office:value-type="float" office:value="9096332889" calcext:value-type="float">
            <text:p>9096332889</text:p>
          </table:table-cell>
          <table:table-cell office:value-type="string" calcext:value-type="string">
            <text:p>apoorv.patne10@gmail.com</text:p>
          </table:table-cell>
          <table:table-cell table:number-columns-repeated="3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kur sakhala</text:p>
          </table:table-cell>
          <table:table-cell office:value-type="float" office:value="8805671969" calcext:value-type="float">
            <text:p>8805671969</text:p>
          </table:table-cell>
          <table:table-cell office:value-type="string" calcext:value-type="string">
            <text:p>ankurgsakhala@gmail.com</text:p>
          </table:table-cell>
          <table:table-cell table:number-columns-repeated="3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jyot Jadhav</text:p>
          </table:table-cell>
          <table:table-cell office:value-type="float" office:value="7709625509" calcext:value-type="float">
            <text:p>7709625509</text:p>
          </table:table-cell>
          <table:table-cell office:value-type="string" calcext:value-type="string">
            <text:p>prajyot13.98@gmail.com</text:p>
          </table:table-cell>
          <table:table-cell office:value-type="string" calcext:value-type="string">
            <text:p>Gaurav Gade</text:p>
          </table:table-cell>
          <table:table-cell office:value-type="float" office:value="8888182330" calcext:value-type="float">
            <text:p>8888182330</text:p>
          </table:table-cell>
          <table:table-cell office:value-type="string" calcext:value-type="string">
            <text:p>Gadegauravj@gmail.com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nit Telore</text:p>
          </table:table-cell>
          <table:table-cell office:value-type="float" office:value="9158753690" calcext:value-type="float">
            <text:p>9158753690</text:p>
          </table:table-cell>
          <table:table-cell office:value-type="string" calcext:value-type="string">
            <text:p>pranit.telore1@gmail.com</text:p>
          </table:table-cell>
          <table:table-cell office:value-type="string" calcext:value-type="string">
            <text:p>Kiran Bhore</text:p>
          </table:table-cell>
          <table:table-cell office:value-type="float" office:value="9130725035" calcext:value-type="float">
            <text:p>9130725035</text:p>
          </table:table-cell>
          <table:table-cell office:value-type="string" calcext:value-type="string">
            <text:p>kiranbhore583@gmail.com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la Khinvasara</text:p>
          </table:table-cell>
          <table:table-cell office:value-type="float" office:value="9373990217" calcext:value-type="float">
            <text:p>9373990217</text:p>
          </table:table-cell>
          <table:table-cell office:value-type="string" calcext:value-type="string">
            <text:p>hkhinvasara@gmail.com</text:p>
          </table:table-cell>
          <table:table-cell table:number-columns-repeated="3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etaki jahagirdar</text:p>
          </table:table-cell>
          <table:table-cell office:value-type="float" office:value="7038167667" calcext:value-type="float">
            <text:p>7038167667</text:p>
          </table:table-cell>
          <table:table-cell office:value-type="string" calcext:value-type="string">
            <text:p>ketakijahigirdar@gmail.com</text:p>
          </table:table-cell>
          <table:table-cell table:number-columns-repeated="3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rti singhatiya</text:p>
          </table:table-cell>
          <table:table-cell office:value-type="float" office:value="8308629936" calcext:value-type="float">
            <text:p>8308629936</text:p>
          </table:table-cell>
          <table:table-cell office:value-type="string" calcext:value-type="string">
            <text:p>artisinghatiya7@gmail.com</text:p>
          </table:table-cell>
          <table:table-cell table:number-columns-repeated="3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nmay Patil</text:p>
          </table:table-cell>
          <table:table-cell office:value-type="float" office:value="9130227572" calcext:value-type="float">
            <text:p>9130227572</text:p>
          </table:table-cell>
          <table:table-cell office:value-type="string" calcext:value-type="string">
            <text:p>patiltanmay73@gmail.com</text:p>
          </table:table-cell>
          <table:table-cell table:number-columns-repeated="3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vinash suresh deogune</text:p>
          </table:table-cell>
          <table:table-cell office:value-type="float" office:value="7038552920" calcext:value-type="float">
            <text:p>7038552920</text:p>
          </table:table-cell>
          <table:table-cell office:value-type="string" calcext:value-type="string">
            <text:p>deoguneavinash@gmail.com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jeet awaghade</text:p>
          </table:table-cell>
          <table:table-cell office:value-type="float" office:value="8149512522" calcext:value-type="float">
            <text:p>8149512522</text:p>
          </table:table-cell>
          <table:table-cell office:value-type="string" calcext:value-type="string">
            <text:p>awaghadeabhijeet123@gmail.com</text:p>
          </table:table-cell>
          <table:table-cell table:number-columns-repeated="3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gesh zoke</text:p>
          </table:table-cell>
          <table:table-cell office:value-type="float" office:value="9730912708" calcext:value-type="float">
            <text:p>9730912708</text:p>
          </table:table-cell>
          <table:table-cell office:value-type="string" calcext:value-type="string">
            <text:p>mangeshshinde242@gmail.com</text:p>
          </table:table-cell>
          <table:table-cell table:number-columns-repeated="3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temy tomy</text:p>
          </table:table-cell>
          <table:table-cell office:value-type="float" office:value="9823818132" calcext:value-type="float">
            <text:p>9823818132</text:p>
          </table:table-cell>
          <table:table-cell office:value-type="string" calcext:value-type="string">
            <text:p>stemytomy17@gmail.com</text:p>
          </table:table-cell>
          <table:table-cell table:number-columns-repeated="3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ourav joshi</text:p>
          </table:table-cell>
          <table:table-cell office:value-type="float" office:value="8446677006" calcext:value-type="float">
            <text:p>8446677006</text:p>
          </table:table-cell>
          <table:table-cell office:value-type="string" calcext:value-type="string">
            <text:p>joshigourav21@rediffmail.com</text:p>
          </table:table-cell>
          <table:table-cell office:value-type="string" calcext:value-type="string">
            <text:p>himanshu bhise</text:p>
          </table:table-cell>
          <table:table-cell office:value-type="float" office:value="8605027215" calcext:value-type="float">
            <text:p>8605027215</text:p>
          </table:table-cell>
          <table:table-cell office:value-type="string" calcext:value-type="string">
            <text:p>himanshubhise5@gmail.com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urtaza Saifee</text:p>
          </table:table-cell>
          <table:table-cell office:value-type="float" office:value="7350788529" calcext:value-type="float">
            <text:p>7350788529</text:p>
          </table:table-cell>
          <table:table-cell office:value-type="string" calcext:value-type="string">
            <text:p>murtaza.guitarz@gmail.com</text:p>
          </table:table-cell>
          <table:table-cell office:value-type="string" calcext:value-type="string">
            <text:p>Onkar Patunkar</text:p>
          </table:table-cell>
          <table:table-cell office:value-type="float" office:value="9168544269" calcext:value-type="float">
            <text:p>9168544269</text:p>
          </table:table-cell>
          <table:table-cell office:value-type="string" calcext:value-type="string">
            <text:p>opatunkar@gmail.com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adesh Jadhav</text:p>
          </table:table-cell>
          <table:table-cell office:value-type="float" office:value="8855948511" calcext:value-type="float">
            <text:p>8855948511</text:p>
          </table:table-cell>
          <table:table-cell office:value-type="string" calcext:value-type="string">
            <text:p>aadeshfriends@gmail.com</text:p>
          </table:table-cell>
          <table:table-cell office:value-type="string" calcext:value-type="string">
            <text:p>Vaibhav surve</text:p>
          </table:table-cell>
          <table:table-cell office:value-type="float" office:value="9822573655" calcext:value-type="float">
            <text:p>9822573655</text:p>
          </table:table-cell>
          <table:table-cell office:value-type="string" calcext:value-type="string">
            <text:p>vaibhau003@gmail.com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iddharth Jayant Bahekar</text:p>
          </table:table-cell>
          <table:table-cell office:value-type="float" office:value="7875180424" calcext:value-type="float">
            <text:p>7875180424</text:p>
          </table:table-cell>
          <table:table-cell office:value-type="string" calcext:value-type="string">
            <text:p>siddharthbahekar13@gmail.com</text:p>
          </table:table-cell>
          <table:table-cell table:number-columns-repeated="3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tik Aggarwal</text:p>
          </table:table-cell>
          <table:table-cell office:value-type="float" office:value="8605889125" calcext:value-type="float">
            <text:p>8605889125</text:p>
          </table:table-cell>
          <table:table-cell office:value-type="string" calcext:value-type="string">
            <text:p>aggarwal.pratik5@gmail.com</text:p>
          </table:table-cell>
          <table:table-cell office:value-type="string" calcext:value-type="string">
            <text:p>Manish chand</text:p>
          </table:table-cell>
          <table:table-cell office:value-type="float" office:value="7507139753" calcext:value-type="float">
            <text:p>7507139753</text:p>
          </table:table-cell>
          <table:table-cell office:value-type="string" calcext:value-type="string">
            <text:p>manishroxxx777@gmail.com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jas honmode</text:p>
          </table:table-cell>
          <table:table-cell office:value-type="float" office:value="9503538996" calcext:value-type="float">
            <text:p>9503538996</text:p>
          </table:table-cell>
          <table:table-cell office:value-type="string" calcext:value-type="string">
            <text:p>tejashonmode98@gmail.com</text:p>
          </table:table-cell>
          <table:table-cell table:number-columns-repeated="3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dan patil</text:p>
          </table:table-cell>
          <table:table-cell office:value-type="float" office:value="9881425607" calcext:value-type="float">
            <text:p>9881425607</text:p>
          </table:table-cell>
          <table:table-cell office:value-type="string" calcext:value-type="string">
            <text:p>patilmadan29@gmail.com</text:p>
          </table:table-cell>
          <table:table-cell table:number-columns-repeated="3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shant bodhale</text:p>
          </table:table-cell>
          <table:table-cell office:value-type="float" office:value="8806805267" calcext:value-type="float">
            <text:p>8806805267</text:p>
          </table:table-cell>
          <table:table-cell office:value-type="string" calcext:value-type="string">
            <text:p>prashantbodhale30@gmail.com</text:p>
          </table:table-cell>
          <table:table-cell table:number-columns-repeated="3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akash kale</text:p>
          </table:table-cell>
          <table:table-cell office:value-type="float" office:value="7841014047" calcext:value-type="float">
            <text:p>7841014047</text:p>
          </table:table-cell>
          <table:table-cell office:value-type="string" calcext:value-type="string">
            <text:p>kaleakash208@gmail.com</text:p>
          </table:table-cell>
          <table:table-cell office:value-type="string" calcext:value-type="string">
            <text:p>Prasad Prabhune</text:p>
          </table:table-cell>
          <table:table-cell office:value-type="float" office:value="9921630046" calcext:value-type="float">
            <text:p>9921630046</text:p>
          </table:table-cell>
          <table:table-cell office:value-type="string" calcext:value-type="string">
            <text:p>97prasad@gmail.com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nket umdrajkar</text:p>
          </table:table-cell>
          <table:table-cell office:value-type="float" office:value="9503246893" calcext:value-type="float">
            <text:p>9503246893</text:p>
          </table:table-cell>
          <table:table-cell office:value-type="string" calcext:value-type="string">
            <text:p>sanny.crabs@gmail.com</text:p>
          </table:table-cell>
          <table:table-cell office:value-type="string" calcext:value-type="string">
            <text:p>Harish parihar</text:p>
          </table:table-cell>
          <table:table-cell office:value-type="float" office:value="9665370762" calcext:value-type="float">
            <text:p>9665370762</text:p>
          </table:table-cell>
          <table:table-cell office:value-type="string" calcext:value-type="string">
            <text:p>harishpariharnena17@gmail.com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ka Khandagale</text:p>
          </table:table-cell>
          <table:table-cell office:value-type="float" office:value="8605318580" calcext:value-type="float">
            <text:p>8605318580</text:p>
          </table:table-cell>
          <table:table-cell office:value-type="string" calcext:value-type="string">
            <text:p>vasudhakhandagale@gmail.com</text:p>
          </table:table-cell>
          <table:table-cell office:value-type="string" calcext:value-type="string">
            <text:p>purvi modi</text:p>
          </table:table-cell>
          <table:table-cell office:value-type="float" office:value="8087492913" calcext:value-type="float">
            <text:p>8087492913</text:p>
          </table:table-cell>
          <table:table-cell office:value-type="string" calcext:value-type="string">
            <text:p>purvimodi1997@gmail.com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lanjan Nath</text:p>
          </table:table-cell>
          <table:table-cell office:value-type="float" office:value="7350036924" calcext:value-type="float">
            <text:p>7350036924</text:p>
          </table:table-cell>
          <table:table-cell office:value-type="string" calcext:value-type="string">
            <text:p>neil.peppy@gmail.com</text:p>
          </table:table-cell>
          <table:table-cell table:number-columns-repeated="3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i kolte</text:p>
          </table:table-cell>
          <table:table-cell office:value-type="float" office:value="7620014999" calcext:value-type="float">
            <text:p>7620014999</text:p>
          </table:table-cell>
          <table:table-cell office:value-type="string" calcext:value-type="string">
            <text:p>gairikolte1997@gmail.com</text:p>
          </table:table-cell>
          <table:table-cell office:value-type="string" calcext:value-type="string">
            <text:p>Jennifer Fernandes</text:p>
          </table:table-cell>
          <table:table-cell office:value-type="float" office:value="8805299351" calcext:value-type="float">
            <text:p>8805299351</text:p>
          </table:table-cell>
          <table:table-cell office:value-type="string" calcext:value-type="string">
            <text:p>jennifer080897@gmail.com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mira nikharge</text:p>
          </table:table-cell>
          <table:table-cell office:value-type="float" office:value="9421050337" calcext:value-type="float">
            <text:p>9421050337</text:p>
          </table:table-cell>
          <table:table-cell office:value-type="string" calcext:value-type="string">
            <text:p>samira234nikharge@gmail.com</text:p>
          </table:table-cell>
          <table:table-cell table:number-columns-repeated="3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mkar Bhalerao</text:p>
          </table:table-cell>
          <table:table-cell office:value-type="float" office:value="7350012572" calcext:value-type="float">
            <text:p>7350012572</text:p>
          </table:table-cell>
          <table:table-cell office:value-type="string" calcext:value-type="string">
            <text:p>aomkar24@gmail.com</text:p>
          </table:table-cell>
          <table:table-cell office:value-type="string" calcext:value-type="string">
            <text:p>Gaurav labhade</text:p>
          </table:table-cell>
          <table:table-cell office:value-type="float" office:value="7741896227" calcext:value-type="float">
            <text:p>7741896227</text:p>
          </table:table-cell>
          <table:table-cell office:value-type="string" calcext:value-type="string">
            <text:p>gauravlabhade83@gmail.com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rbaaz Shaikh</text:p>
          </table:table-cell>
          <table:table-cell office:value-type="float" office:value="9049854998" calcext:value-type="float">
            <text:p>9049854998</text:p>
          </table:table-cell>
          <table:table-cell office:value-type="string" calcext:value-type="string">
            <text:p>abzsk42@gmail.com</text:p>
          </table:table-cell>
          <table:table-cell office:value-type="string" calcext:value-type="string">
            <text:p>aman shevkar</text:p>
          </table:table-cell>
          <table:table-cell office:value-type="float" office:value="8390303523" calcext:value-type="float">
            <text:p>8390303523</text:p>
          </table:table-cell>
          <table:table-cell office:value-type="string" calcext:value-type="string">
            <text:p>amanshevkar@gmail.com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epak Kadam</text:p>
          </table:table-cell>
          <table:table-cell office:value-type="float" office:value="8097209511" calcext:value-type="float">
            <text:p>8097209511</text:p>
          </table:table-cell>
          <table:table-cell office:value-type="string" calcext:value-type="string">
            <text:p>dhk@outlook.in</text:p>
          </table:table-cell>
          <table:table-cell office:value-type="string" calcext:value-type="string">
            <text:p>Meher Patil</text:p>
          </table:table-cell>
          <table:table-cell office:value-type="float" office:value="9405918007" calcext:value-type="float">
            <text:p>9405918007</text:p>
          </table:table-cell>
          <table:table-cell office:value-type="string" calcext:value-type="string">
            <text:p>mkp8199@gmail.com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esh patil</text:p>
          </table:table-cell>
          <table:table-cell office:value-type="float" office:value="9637097488" calcext:value-type="float">
            <text:p>9637097488</text:p>
          </table:table-cell>
          <table:table-cell office:value-type="string" calcext:value-type="string">
            <text:p>ceo.adesh@gmail.com</text:p>
          </table:table-cell>
          <table:table-cell table:number-columns-repeated="3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yushman Singh rather</text:p>
          </table:table-cell>
          <table:table-cell office:value-type="float" office:value="9527850623" calcext:value-type="float">
            <text:p>9527850623</text:p>
          </table:table-cell>
          <table:table-cell office:value-type="string" calcext:value-type="string">
            <text:p>ayushsg0412@gmail.com</text:p>
          </table:table-cell>
          <table:table-cell table:number-columns-repeated="3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uja moadam</text:p>
          </table:table-cell>
          <table:table-cell office:value-type="float" office:value="8983643611" calcext:value-type="float">
            <text:p>8983643611</text:p>
          </table:table-cell>
          <table:table-cell office:value-type="string" calcext:value-type="string">
            <text:p>anujamokadam13@gmail.com</text:p>
          </table:table-cell>
          <table:table-cell office:value-type="string" calcext:value-type="string">
            <text:p>Apurva Datkhile</text:p>
          </table:table-cell>
          <table:table-cell office:value-type="float" office:value="9767376126" calcext:value-type="float">
            <text:p>9767376126</text:p>
          </table:table-cell>
          <table:table-cell office:value-type="string" calcext:value-type="string">
            <text:p>datkhile.apurva7@gmail.com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shank Bidwai</text:p>
          </table:table-cell>
          <table:table-cell office:value-type="float" office:value="9422469578" calcext:value-type="float">
            <text:p>9422469578</text:p>
          </table:table-cell>
          <table:table-cell office:value-type="string" calcext:value-type="string">
            <text:p>shashankbidwai6@gmail.com</text:p>
          </table:table-cell>
          <table:table-cell table:number-columns-repeated="3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lash kamde</text:p>
          </table:table-cell>
          <table:table-cell office:value-type="float" office:value="9767902147" calcext:value-type="float">
            <text:p>9767902147</text:p>
          </table:table-cell>
          <table:table-cell office:value-type="string" calcext:value-type="string">
            <text:p>abhilashkamde99@gmail.com</text:p>
          </table:table-cell>
          <table:table-cell table:number-columns-repeated="3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rnav karmarkar</text:p>
          </table:table-cell>
          <table:table-cell office:value-type="float" office:value="9619132211" calcext:value-type="float">
            <text:p>9619132211</text:p>
          </table:table-cell>
          <table:table-cell office:value-type="string" calcext:value-type="string">
            <text:p>arnav.karmarkar@gmail.com</text:p>
          </table:table-cell>
          <table:table-cell table:number-columns-repeated="3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ythm sunanone</text:p>
          </table:table-cell>
          <table:table-cell office:value-type="float" office:value="8291089635" calcext:value-type="float">
            <text:p>8291089635</text:p>
          </table:table-cell>
          <table:table-cell office:value-type="string" calcext:value-type="string">
            <text:p>rythm19@gmail.com</text:p>
          </table:table-cell>
          <table:table-cell office:value-type="string" calcext:value-type="string">
            <text:p>kalpesh gawali</text:p>
          </table:table-cell>
          <table:table-cell office:value-type="float" office:value="8686874425" calcext:value-type="float">
            <text:p>8686874425</text:p>
          </table:table-cell>
          <table:table-cell office:value-type="string" calcext:value-type="string">
            <text:p>kedarwanikar@gmail.com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ryu deshmukh</text:p>
          </table:table-cell>
          <table:table-cell office:value-type="float" office:value="7057906428" calcext:value-type="float">
            <text:p>7057906428</text:p>
          </table:table-cell>
          <table:table-cell office:value-type="string" calcext:value-type="string">
            <text:p>sharyudeshmukh82@gmail.com</text:p>
          </table:table-cell>
          <table:table-cell office:value-type="string" calcext:value-type="string">
            <text:p>revati girgaonkar</text:p>
          </table:table-cell>
          <table:table-cell office:value-type="float" office:value="8408925005" calcext:value-type="float">
            <text:p>8408925005</text:p>
          </table:table-cell>
          <table:table-cell office:value-type="string" calcext:value-type="string">
            <text:p>revatigirgaonkar7@gmail.com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rshil bhatt</text:p>
          </table:table-cell>
          <table:table-cell office:value-type="float" office:value="9168778279" calcext:value-type="float">
            <text:p>9168778279</text:p>
          </table:table-cell>
          <table:table-cell office:value-type="string" calcext:value-type="string">
            <text:p>harshilbhatt99@yahoo.in</text:p>
          </table:table-cell>
          <table:table-cell office:value-type="string" calcext:value-type="string">
            <text:p>Akhilan P.S.</text:p>
          </table:table-cell>
          <table:table-cell office:value-type="float" office:value="9921368372" calcext:value-type="float">
            <text:p>9921368372</text:p>
          </table:table-cell>
          <table:table-cell office:value-type="string" calcext:value-type="string">
            <text:p>akhilan96.aps@gmail.com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uti bidwalkar</text:p>
          </table:table-cell>
          <table:table-cell office:value-type="float" office:value="9423085266" calcext:value-type="float">
            <text:p>9423085266</text:p>
          </table:table-cell>
          <table:table-cell office:value-type="string" calcext:value-type="string">
            <text:p>shrutinb@gmail.com</text:p>
          </table:table-cell>
          <table:table-cell table:number-columns-repeated="3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ha joshi</text:p>
          </table:table-cell>
          <table:table-cell office:value-type="float" office:value="9420492811" calcext:value-type="float">
            <text:p>9420492811</text:p>
          </table:table-cell>
          <table:table-cell office:value-type="string" calcext:value-type="string">
            <text:p>n.joshi98@yahoo.in</text:p>
          </table:table-cell>
          <table:table-cell table:number-columns-repeated="3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jinkya Deshpande</text:p>
          </table:table-cell>
          <table:table-cell office:value-type="float" office:value="7276378989" calcext:value-type="float">
            <text:p>7276378989</text:p>
          </table:table-cell>
          <table:table-cell office:value-type="string" calcext:value-type="string">
            <text:p>ajinkya.pdeshpande@gmail.com</text:p>
          </table:table-cell>
          <table:table-cell office:value-type="string" calcext:value-type="string">
            <text:p>Nikhil <text:s/>Harkanth</text:p>
          </table:table-cell>
          <table:table-cell office:value-type="float" office:value="9326871842" calcext:value-type="float">
            <text:p>9326871842</text:p>
          </table:table-cell>
          <table:table-cell office:value-type="string" calcext:value-type="string">
            <text:p>nik.harkut@gmail.com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jinkya Deshpande</text:p>
          </table:table-cell>
          <table:table-cell office:value-type="float" office:value="7276378989" calcext:value-type="float">
            <text:p>7276378989</text:p>
          </table:table-cell>
          <table:table-cell office:value-type="string" calcext:value-type="string">
            <text:p>ajinkya.pdeshpande@gmail.com</text:p>
          </table:table-cell>
          <table:table-cell office:value-type="string" calcext:value-type="string">
            <text:p>Nikhil <text:s/>Harkanth</text:p>
          </table:table-cell>
          <table:table-cell office:value-type="float" office:value="9326871842" calcext:value-type="float">
            <text:p>9326871842</text:p>
          </table:table-cell>
          <table:table-cell office:value-type="string" calcext:value-type="string">
            <text:p>nik.harkut@gmail.com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jinkya Deshpande</text:p>
          </table:table-cell>
          <table:table-cell office:value-type="float" office:value="7276378989" calcext:value-type="float">
            <text:p>7276378989</text:p>
          </table:table-cell>
          <table:table-cell office:value-type="string" calcext:value-type="string">
            <text:p>ajinkya.pdeshpande@gmail.com</text:p>
          </table:table-cell>
          <table:table-cell office:value-type="string" calcext:value-type="string">
            <text:p>Nikhil <text:s/>Harkanth</text:p>
          </table:table-cell>
          <table:table-cell office:value-type="float" office:value="9326871842" calcext:value-type="float">
            <text:p>9326871842</text:p>
          </table:table-cell>
          <table:table-cell office:value-type="string" calcext:value-type="string">
            <text:p>nik.harkut@gmail.com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jinkya Deshpande</text:p>
          </table:table-cell>
          <table:table-cell office:value-type="float" office:value="7276378989" calcext:value-type="float">
            <text:p>7276378989</text:p>
          </table:table-cell>
          <table:table-cell office:value-type="string" calcext:value-type="string">
            <text:p>ajinkya.pdeshpande@gmail.com</text:p>
          </table:table-cell>
          <table:table-cell office:value-type="string" calcext:value-type="string">
            <text:p>Nikhil <text:s/>Harkanth</text:p>
          </table:table-cell>
          <table:table-cell office:value-type="float" office:value="9326871842" calcext:value-type="float">
            <text:p>9326871842</text:p>
          </table:table-cell>
          <table:table-cell office:value-type="string" calcext:value-type="string">
            <text:p>nik.harkut@gmail.com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kukade</text:p>
          </table:table-cell>
          <table:table-cell office:value-type="float" office:value="7350661314" calcext:value-type="float">
            <text:p>7350661314</text:p>
          </table:table-cell>
          <table:table-cell office:value-type="string" calcext:value-type="string">
            <text:p>kukadeaditya500@gmail.com</text:p>
          </table:table-cell>
          <table:table-cell office:value-type="string" calcext:value-type="string">
            <text:p>Sanket Gaikwad</text:p>
          </table:table-cell>
          <table:table-cell office:value-type="float" office:value="7888188053" calcext:value-type="float">
            <text:p>7888188053</text:p>
          </table:table-cell>
          <table:table-cell office:value-type="string" calcext:value-type="string">
            <text:p>sanketg98@gmail.com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hit Awate</text:p>
          </table:table-cell>
          <table:table-cell office:value-type="float" office:value="9673925924" calcext:value-type="float">
            <text:p>9673925924</text:p>
          </table:table-cell>
          <table:table-cell office:value-type="string" calcext:value-type="string">
            <text:p>rohitawate121@gmail.com</text:p>
          </table:table-cell>
          <table:table-cell office:value-type="string" calcext:value-type="string">
            <text:p>Divyank Agarwal</text:p>
          </table:table-cell>
          <table:table-cell office:value-type="float" office:value="9767912137" calcext:value-type="float">
            <text:p>9767912137</text:p>
          </table:table-cell>
          <table:table-cell office:value-type="string" calcext:value-type="string">
            <text:p>divyankagarwal7@gmail.com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shit Rohra</text:p>
          </table:table-cell>
          <table:table-cell office:value-type="float" office:value="9881831037" calcext:value-type="float">
            <text:p>9881831037</text:p>
          </table:table-cell>
          <table:table-cell office:value-type="string" calcext:value-type="string">
            <text:p>bharatiyaakshit@rediffmail.com</text:p>
          </table:table-cell>
          <table:table-cell office:value-type="string" calcext:value-type="string">
            <text:p>Ashmit Bhatnagar</text:p>
          </table:table-cell>
          <table:table-cell office:value-type="float" office:value="8085845494" calcext:value-type="float">
            <text:p>8085845494</text:p>
          </table:table-cell>
          <table:table-cell office:value-type="string" calcext:value-type="string">
            <text:p>ashmit.bhatnagar@gmail.com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nesh Kumbhar</text:p>
          </table:table-cell>
          <table:table-cell office:value-type="float" office:value="9881110656" calcext:value-type="float">
            <text:p>9881110656</text:p>
          </table:table-cell>
          <table:table-cell office:value-type="string" calcext:value-type="string">
            <text:p>kumbhar.ganesh1998@gmail.com</text:p>
          </table:table-cell>
          <table:table-cell office:value-type="string" calcext:value-type="string">
            <text:p>rahul lalwani</text:p>
          </table:table-cell>
          <table:table-cell office:value-type="float" office:value="8237411788" calcext:value-type="float">
            <text:p>8237411788</text:p>
          </table:table-cell>
          <table:table-cell office:value-type="string" calcext:value-type="string">
            <text:p>rahul.lalwani124@gmail.com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jashree kalel</text:p>
          </table:table-cell>
          <table:table-cell office:value-type="float" office:value="8652868213" calcext:value-type="float">
            <text:p>8652868213</text:p>
          </table:table-cell>
          <table:table-cell office:value-type="string" calcext:value-type="string">
            <text:p>tejashreekalel@gmail.com</text:p>
          </table:table-cell>
          <table:table-cell table:number-columns-repeated="3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et Doke</text:p>
          </table:table-cell>
          <table:table-cell office:value-type="float" office:value="9503449099" calcext:value-type="float">
            <text:p>9503449099</text:p>
          </table:table-cell>
          <table:table-cell office:value-type="string" calcext:value-type="string">
            <text:p>niketdoke456@gmail.com</text:p>
          </table:table-cell>
          <table:table-cell office:value-type="string" calcext:value-type="string">
            <text:p>Chakor Pandkar</text:p>
          </table:table-cell>
          <table:table-cell office:value-type="float" office:value="8308356069" calcext:value-type="float">
            <text:p>8308356069</text:p>
          </table:table-cell>
          <table:table-cell office:value-type="string" calcext:value-type="string">
            <text:p>niketdoke456@gmail.com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nvi Gaikwad</text:p>
          </table:table-cell>
          <table:table-cell office:value-type="float" office:value="7798319577" calcext:value-type="float">
            <text:p>7798319577</text:p>
          </table:table-cell>
          <table:table-cell office:value-type="string" calcext:value-type="string">
            <text:p>tanvigaikwad24@gmail.com</text:p>
          </table:table-cell>
          <table:table-cell table:number-columns-repeated="3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waraj Thamke</text:p>
          </table:table-cell>
          <table:table-cell office:value-type="float" office:value="8888922255" calcext:value-type="float">
            <text:p>8888922255</text:p>
          </table:table-cell>
          <table:table-cell office:value-type="string" calcext:value-type="string">
            <text:p>swarajthamke55@gmail.com</text:p>
          </table:table-cell>
          <table:table-cell office:value-type="string" calcext:value-type="string">
            <text:p>Kunal Porwal</text:p>
          </table:table-cell>
          <table:table-cell office:value-type="float" office:value="7507284704" calcext:value-type="float">
            <text:p>7507284704</text:p>
          </table:table-cell>
          <table:table-cell office:value-type="string" calcext:value-type="string">
            <text:p>kunalprwl59@gmail.com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ay gulghane</text:p>
          </table:table-cell>
          <table:table-cell office:value-type="float" office:value="8007622984" calcext:value-type="float">
            <text:p>8007622984</text:p>
          </table:table-cell>
          <table:table-cell office:value-type="string" calcext:value-type="string">
            <text:p>abhaygulghane800762284@gmail.com</text:p>
          </table:table-cell>
          <table:table-cell table:number-columns-repeated="3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run goyal</text:p>
          </table:table-cell>
          <table:table-cell office:value-type="float" office:value="8149404767" calcext:value-type="float">
            <text:p>8149404767</text:p>
          </table:table-cell>
          <table:table-cell office:value-type="string" calcext:value-type="string">
            <text:p>varungoyal311213@gmail.com</text:p>
          </table:table-cell>
          <table:table-cell table:number-columns-repeated="3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Band</text:p>
          </table:table-cell>
          <table:table-cell office:value-type="float" office:value="8857829053" calcext:value-type="float">
            <text:p>8857829053</text:p>
          </table:table-cell>
          <table:table-cell office:value-type="string" calcext:value-type="string">
            <text:p>adityaband458@gmail.com</text:p>
          </table:table-cell>
          <table:table-cell table:number-columns-repeated="3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lika Seth</text:p>
          </table:table-cell>
          <table:table-cell office:value-type="float" office:value="7767978614" calcext:value-type="float">
            <text:p>7767978614</text:p>
          </table:table-cell>
          <table:table-cell office:value-type="string" calcext:value-type="string">
            <text:p>malika14.ms@gmail.com</text:p>
          </table:table-cell>
          <table:table-cell office:value-type="string" calcext:value-type="string">
            <text:p>Arjita Shukla</text:p>
          </table:table-cell>
          <table:table-cell office:value-type="float" office:value="7767978614" calcext:value-type="float">
            <text:p>7767978614</text:p>
          </table:table-cell>
          <table:table-cell office:value-type="string" calcext:value-type="string">
            <text:p>malika14.ms@gmail.com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ivate Dixit</text:p>
          </table:table-cell>
          <table:table-cell office:value-type="float" office:value="9764125701" calcext:value-type="float">
            <text:p>9764125701</text:p>
          </table:table-cell>
          <table:table-cell office:value-type="string" calcext:value-type="string">
            <text:p>pridix18@gmail.com</text:p>
          </table:table-cell>
          <table:table-cell office:value-type="string" calcext:value-type="string">
            <text:p>Ashish Kumar</text:p>
          </table:table-cell>
          <table:table-cell office:value-type="float" office:value="9764125701" calcext:value-type="float">
            <text:p>9764125701</text:p>
          </table:table-cell>
          <table:table-cell office:value-type="string" calcext:value-type="string">
            <text:p>pridix18@gmail.com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hini patil</text:p>
          </table:table-cell>
          <table:table-cell office:value-type="float" office:value="8275526690" calcext:value-type="float">
            <text:p>8275526690</text:p>
          </table:table-cell>
          <table:table-cell office:value-type="string" calcext:value-type="string">
            <text:p>mohiniudaypatil@gmail.com</text:p>
          </table:table-cell>
          <table:table-cell table:number-columns-repeated="3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tuja lathkar</text:p>
          </table:table-cell>
          <table:table-cell office:value-type="float" office:value="8275526690" calcext:value-type="float">
            <text:p>8275526690</text:p>
          </table:table-cell>
          <table:table-cell office:value-type="string" calcext:value-type="string">
            <text:p>mohiniudaypatil@gmail.com</text:p>
          </table:table-cell>
          <table:table-cell table:number-columns-repeated="3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yur Goud</text:p>
          </table:table-cell>
          <table:table-cell office:value-type="float" office:value="8605532663" calcext:value-type="float">
            <text:p>8605532663</text:p>
          </table:table-cell>
          <table:table-cell office:value-type="string" calcext:value-type="string">
            <text:p>goudmayur@gmail.com</text:p>
          </table:table-cell>
          <table:table-cell office:value-type="string" calcext:value-type="string">
            <text:p>Nitin Sarvade</text:p>
          </table:table-cell>
          <table:table-cell office:value-type="float" office:value="8550902699" calcext:value-type="float">
            <text:p>8550902699</text:p>
          </table:table-cell>
          <table:table-cell office:value-type="string" calcext:value-type="string">
            <text:p>nitins.sarvade@gmail.com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yush Sindhwani, SE</text:p>
          </table:table-cell>
          <table:table-cell office:value-type="float" office:value="8007344131" calcext:value-type="float">
            <text:p>8007344131</text:p>
          </table:table-cell>
          <table:table-cell office:value-type="string" calcext:value-type="string">
            <text:p>sindhwani.piyush11@gmail.com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unka Saha, TE</text:p>
          </table:table-cell>
          <table:table-cell office:value-type="float" office:value="9545385095" calcext:value-type="float">
            <text:p>9545385095</text:p>
          </table:table-cell>
          <table:table-cell office:value-type="string" calcext:value-type="string">
            <text:p>sounaksaha5@gmail.com</text:p>
          </table:table-cell>
          <table:table-cell office:value-type="string" calcext:value-type="string">
            <text:p>Sumeet Pawar</text:p>
          </table:table-cell>
          <table:table-cell office:value-type="float" office:value="9921718316" calcext:value-type="float">
            <text:p>9921718316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ushar Mahajan, TE</text:p>
          </table:table-cell>
          <table:table-cell office:value-type="float" office:value="7066409871" calcext:value-type="float">
            <text:p>7066409871</text:p>
          </table:table-cell>
          <table:table-cell office:value-type="string" calcext:value-type="string">
            <text:p>tush974@gmail.com</text:p>
          </table:table-cell>
          <table:table-cell office:value-type="string" calcext:value-type="string">
            <text:p>Ashish Manyukiya</text:p>
          </table:table-cell>
          <table:table-cell/>
          <table:table-cell office:value-type="string" calcext:value-type="string">
            <text:p>dannydude59@gmail.com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raj Sharma, TE</text:p>
          </table:table-cell>
          <table:table-cell office:value-type="float" office:value="8554058726" calcext:value-type="float">
            <text:p>8554058726</text:p>
          </table:table-cell>
          <table:table-cell office:value-type="string" calcext:value-type="string">
            <text:p>suraj.cool.1994@gmail.com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Armal, TE</text:p>
          </table:table-cell>
          <table:table-cell office:value-type="float" office:value="9545888527" calcext:value-type="float">
            <text:p>9545888527</text:p>
          </table:table-cell>
          <table:table-cell office:value-type="string" calcext:value-type="string">
            <text:p>mr.adityaarmal@gmail.com</text:p>
          </table:table-cell>
          <table:table-cell office:value-type="string" calcext:value-type="string">
            <text:p>Nikhil Ahire</text:p>
          </table:table-cell>
          <table:table-cell office:value-type="float" office:value="8605898542" calcext:value-type="float">
            <text:p>8605898542</text:p>
          </table:table-cell>
          <table:table-cell office:value-type="string" calcext:value-type="string">
            <text:p>nikhilahire16@gmail.com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jas Doshi, TE</text:p>
          </table:table-cell>
          <table:table-cell office:value-type="float" office:value="9975886161" calcext:value-type="float">
            <text:p>9975886161</text:p>
          </table:table-cell>
          <table:table-cell office:value-type="string" calcext:value-type="string">
            <text:p>doshiojas134@gmail.com</text:p>
          </table:table-cell>
          <table:table-cell office:value-type="string" calcext:value-type="string">
            <text:p>Vaibahv Gaikwad</text:p>
          </table:table-cell>
          <table:table-cell office:value-type="float" office:value="8411066946" calcext:value-type="float">
            <text:p>8411066946</text:p>
          </table:table-cell>
          <table:table-cell office:value-type="string" calcext:value-type="string">
            <text:p>vaibhav94031@gmail.com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harva Waghmare, TE Dip.</text:p>
          </table:table-cell>
          <table:table-cell office:value-type="float" office:value="7350853868" calcext:value-type="float">
            <text:p>7350853868</text:p>
          </table:table-cell>
          <table:table-cell office:value-type="string" calcext:value-type="string">
            <text:p>atharvwaghmare27@gmail.com</text:p>
          </table:table-cell>
          <table:table-cell office:value-type="string" calcext:value-type="string">
            <text:p>Deepak Chinchote</text:p>
          </table:table-cell>
          <table:table-cell office:value-type="float" office:value="7249690744" calcext:value-type="float">
            <text:p>7249690744</text:p>
          </table:table-cell>
          <table:table-cell office:value-type="string" calcext:value-type="string">
            <text:p>dschinchote@gmail.com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mita Adhikari, TE</text:p>
          </table:table-cell>
          <table:table-cell office:value-type="float" office:value="9552121971" calcext:value-type="float">
            <text:p>9552121971</text:p>
          </table:table-cell>
          <table:table-cell office:value-type="string" calcext:value-type="string">
            <text:p>adhikari4222@gmail.com</text:p>
          </table:table-cell>
          <table:table-cell office:value-type="string" calcext:value-type="string">
            <text:p>Hitansh Munjal</text:p>
          </table:table-cell>
          <table:table-cell office:value-type="float" office:value="9891724724" calcext:value-type="float">
            <text:p>9891724724</text:p>
          </table:table-cell>
          <table:table-cell office:value-type="string" calcext:value-type="string">
            <text:p>hitansh20@gmail.com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shan Kumar, MCA</text:p>
          </table:table-cell>
          <table:table-cell office:value-type="float" office:value="9665814490" calcext:value-type="float">
            <text:p>9665814490</text:p>
          </table:table-cell>
          <table:table-cell office:value-type="string" calcext:value-type="string">
            <text:p>roshan1992ko@gmail.com</text:p>
          </table:table-cell>
          <table:table-cell office:value-type="string" calcext:value-type="string">
            <text:p>Sham Kumar</text:p>
          </table:table-cell>
          <table:table-cell office:value-type="float" office:value="8298612031" calcext:value-type="float">
            <text:p>8298612031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shu Raj, SE</text:p>
          </table:table-cell>
          <table:table-cell office:value-type="float" office:value="9422837878" calcext:value-type="float">
            <text:p>9422837878</text:p>
          </table:table-cell>
          <table:table-cell office:value-type="string" calcext:value-type="string">
            <text:p>rraj13c@gmail.com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urgeshwari Naikwade, SE</text:p>
          </table:table-cell>
          <table:table-cell office:value-type="float" office:value="7387407460" calcext:value-type="float">
            <text:p>7387407460</text:p>
          </table:table-cell>
          <table:table-cell office:value-type="string" calcext:value-type="string">
            <text:p>durgeshwari52@gmail.com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iyanka Patil, SE</text:p>
          </table:table-cell>
          <table:table-cell office:value-type="float" office:value="9146567674" calcext:value-type="float">
            <text:p>9146567674</text:p>
          </table:table-cell>
          <table:table-cell office:value-type="string" calcext:value-type="string">
            <text:p>priyankpatil221104@gmail.com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wapnil Dabarde, FE</text:p>
          </table:table-cell>
          <table:table-cell office:value-type="float" office:value="8180908975" calcext:value-type="float">
            <text:p>8180908975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Jain, FE</text:p>
          </table:table-cell>
          <table:table-cell office:value-type="float" office:value="8349698708" calcext:value-type="float">
            <text:p>8349698708</text:p>
          </table:table-cell>
          <table:table-cell office:value-type="string" calcext:value-type="string">
            <text:p>abhirp123@gmail.com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iddhi Gaonkar, TE</text:p>
          </table:table-cell>
          <table:table-cell office:value-type="float" office:value="8975997190" calcext:value-type="float">
            <text:p>8975997190</text:p>
          </table:table-cell>
          <table:table-cell office:value-type="string" calcext:value-type="string">
            <text:p>siddhig1305@gmail.com</text:p>
          </table:table-cell>
          <table:table-cell/>
          <table:table-cell office:value-type="float" office:value="9762471772" calcext:value-type="float">
            <text:p>9762471772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yush Domre, FE</text:p>
          </table:table-cell>
          <table:table-cell office:value-type="float" office:value="9623963699" calcext:value-type="float">
            <text:p>9623963699</text:p>
          </table:table-cell>
          <table:table-cell office:value-type="string" calcext:value-type="string">
            <text:p>piyush.domre16@gmail.com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ECK No Name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ana Sam, FE</text:p>
          </table:table-cell>
          <table:table-cell office:value-type="float" office:value="9665028085" calcext:value-type="float">
            <text:p>9665028085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tuja r patil</text:p>
          </table:table-cell>
          <table:table-cell office:value-type="float" office:value="9673683754" calcext:value-type="float">
            <text:p>9673683754</text:p>
          </table:table-cell>
          <table:table-cell office:value-type="string" calcext:value-type="string">
            <text:p>rutu.patil456@gmail.com</text:p>
          </table:table-cell>
          <table:table-cell table:number-columns-repeated="3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vani futane</text:p>
          </table:table-cell>
          <table:table-cell office:value-type="float" office:value="9922424576" calcext:value-type="float">
            <text:p>9922424576</text:p>
          </table:table-cell>
          <table:table-cell office:value-type="string" calcext:value-type="string">
            <text:p>futane.avni@gmail.com</text:p>
          </table:table-cell>
          <table:table-cell office:value-type="string" calcext:value-type="string">
            <text:p>samata naik</text:p>
          </table:table-cell>
          <table:table-cell office:value-type="float" office:value="7768966811" calcext:value-type="float">
            <text:p>7768966811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dram c bhimpure</text:p>
          </table:table-cell>
          <table:table-cell office:value-type="float" office:value="8783288899" calcext:value-type="float">
            <text:p>8783288899</text:p>
          </table:table-cell>
          <table:table-cell office:value-type="string" calcext:value-type="string">
            <text:p>rudramcbhimpure@gmail.com</text:p>
          </table:table-cell>
          <table:table-cell office:value-type="string" calcext:value-type="string">
            <text:p>dikshant jain</text:p>
          </table:table-cell>
          <table:table-cell office:value-type="float" office:value="8308411581" calcext:value-type="float">
            <text:p>8308411581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i dountulwar</text:p>
          </table:table-cell>
          <table:table-cell office:value-type="float" office:value="8055964006" calcext:value-type="float">
            <text:p>8055964006</text:p>
          </table:table-cell>
          <table:table-cell office:value-type="string" calcext:value-type="string">
            <text:p>gdountulwar@gmail.com</text:p>
          </table:table-cell>
          <table:table-cell office:value-type="string" calcext:value-type="string">
            <text:p>aditi gujar</text:p>
          </table:table-cell>
          <table:table-cell office:value-type="float" office:value="9049852402" calcext:value-type="float">
            <text:p>9049852402</text:p>
          </table:table-cell>
          <table:table-cell office:value-type="string" calcext:value-type="string">
            <text:p>aditigujar87@gmail.com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uneet kaur</text:p>
          </table:table-cell>
          <table:table-cell office:value-type="float" office:value="9960288310" calcext:value-type="float">
            <text:p>9960288310</text:p>
          </table:table-cell>
          <table:table-cell office:value-type="string" calcext:value-type="string">
            <text:p>guneetkaur.sabarwal@cumminscollege.in</text:p>
          </table:table-cell>
          <table:table-cell office:value-type="string" calcext:value-type="string">
            <text:p>riya</text:p>
          </table:table-cell>
          <table:table-cell office:value-type="float" office:value="9604918007" calcext:value-type="float">
            <text:p>9604918007</text:p>
          </table:table-cell>
          <table:table-cell office:value-type="string" calcext:value-type="string">
            <text:p>riya.lekhwani@cumminscollege.in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ita gaikwad</text:p>
          </table:table-cell>
          <table:table-cell office:value-type="float" office:value="9822916481" calcext:value-type="float">
            <text:p>9822916481</text:p>
          </table:table-cell>
          <table:table-cell office:value-type="string" calcext:value-type="string">
            <text:p>nikitagaikwad148@gmail.com</text:p>
          </table:table-cell>
          <table:table-cell office:value-type="string" calcext:value-type="string">
            <text:p>aishwarya deshmukh</text:p>
          </table:table-cell>
          <table:table-cell office:value-type="float" office:value="8237164229" calcext:value-type="float">
            <text:p>8237164229</text:p>
          </table:table-cell>
          <table:table-cell office:value-type="string" calcext:value-type="string">
            <text:p>aishwaryadeshmukh18@gmail.com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ani kamtikar</text:p>
          </table:table-cell>
          <table:table-cell office:value-type="float" office:value="9967769139" calcext:value-type="float">
            <text:p>9967769139</text:p>
          </table:table-cell>
          <table:table-cell office:value-type="string" calcext:value-type="string">
            <text:p>shivani.kamtikar@gmail.com</text:p>
          </table:table-cell>
          <table:table-cell office:value-type="string" calcext:value-type="string">
            <text:p>soumya keshavanath</text:p>
          </table:table-cell>
          <table:table-cell office:value-type="float" office:value="8698925570" calcext:value-type="float">
            <text:p>8698925570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unkad resham girish</text:p>
          </table:table-cell>
          <table:table-cell office:value-type="float" office:value="9028792040" calcext:value-type="float">
            <text:p>9028792040</text:p>
          </table:table-cell>
          <table:table-cell office:value-type="string" calcext:value-type="string">
            <text:p>reshamlunkad09@gmail.com</text:p>
          </table:table-cell>
          <table:table-cell office:value-type="string" calcext:value-type="string">
            <text:p>gundecha pragati rasik</text:p>
          </table:table-cell>
          <table:table-cell office:value-type="float" office:value="9028918341" calcext:value-type="float">
            <text:p>9028918341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nehal phadtare</text:p>
          </table:table-cell>
          <table:table-cell office:value-type="float" office:value="7709458853" calcext:value-type="float">
            <text:p>7709458853</text:p>
          </table:table-cell>
          <table:table-cell office:value-type="string" calcext:value-type="string">
            <text:p>snehalphadtare46@gmail.com</text:p>
          </table:table-cell>
          <table:table-cell office:value-type="string" calcext:value-type="string">
            <text:p>pratiksha shinde</text:p>
          </table:table-cell>
          <table:table-cell office:value-type="float" office:value="9637122093" calcext:value-type="float">
            <text:p>9637122093</text:p>
          </table:table-cell>
          <table:table-cell office:value-type="string" calcext:value-type="string">
            <text:p>shindepratiksha1505@gmail.com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irti dhoot</text:p>
          </table:table-cell>
          <table:table-cell office:value-type="float" office:value="8421852520" calcext:value-type="float">
            <text:p>8421852520</text:p>
          </table:table-cell>
          <table:table-cell office:value-type="string" calcext:value-type="string">
            <text:p>kirti.dhoot@cumminscollege.in</text:p>
          </table:table-cell>
          <table:table-cell office:value-type="string" calcext:value-type="string">
            <text:p>shruti pawar</text:p>
          </table:table-cell>
          <table:table-cell office:value-type="float" office:value="9503631500" calcext:value-type="float">
            <text:p>9503631500</text:p>
          </table:table-cell>
          <table:table-cell office:value-type="string" calcext:value-type="string">
            <text:p>shruti.pawar@cumminscollege.in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ishwarya wandhare</text:p>
          </table:table-cell>
          <table:table-cell office:value-type="float" office:value="9146074274" calcext:value-type="float">
            <text:p>9146074274</text:p>
          </table:table-cell>
          <table:table-cell office:value-type="string" calcext:value-type="string">
            <text:p>aishwaryawandhare@gmail.com</text:p>
          </table:table-cell>
          <table:table-cell office:value-type="string" calcext:value-type="string">
            <text:p>sakshi sarji</text:p>
          </table:table-cell>
          <table:table-cell office:value-type="float" office:value="8719860353" calcext:value-type="float">
            <text:p>8719860353</text:p>
          </table:table-cell>
          <table:table-cell office:value-type="string" calcext:value-type="string">
            <text:p>sakshi.sarji@gmail.com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war ankita</text:p>
          </table:table-cell>
          <table:table-cell office:value-type="float" office:value="7385322446" calcext:value-type="float">
            <text:p>7385322446</text:p>
          </table:table-cell>
          <table:table-cell office:value-type="string" calcext:value-type="string">
            <text:p>ankita.r.pawar@cumminscollege.in</text:p>
          </table:table-cell>
          <table:table-cell table:number-columns-repeated="3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lani s.wani</text:p>
          </table:table-cell>
          <table:table-cell office:value-type="float" office:value="9096607621" calcext:value-type="float">
            <text:p>9096607621</text:p>
          </table:table-cell>
          <table:table-cell office:value-type="string" calcext:value-type="string">
            <text:p>sandipwani.yawal@gmail.com</text:p>
          </table:table-cell>
          <table:table-cell office:value-type="string" calcext:value-type="string">
            <text:p>akshada b tuplondhe </text:p>
          </table:table-cell>
          <table:table-cell office:value-type="float" office:value="7841076788" calcext:value-type="float">
            <text:p>7841076788</text:p>
          </table:table-cell>
          <table:table-cell office:value-type="string" calcext:value-type="string">
            <text:p>tuplondheakshada@gmail.com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shi bothra</text:p>
          </table:table-cell>
          <table:table-cell office:value-type="float" office:value="9967832336" calcext:value-type="float">
            <text:p>9967832336</text:p>
          </table:table-cell>
          <table:table-cell office:value-type="string" calcext:value-type="string">
            <text:p>nishibothra@yahoo.com</text:p>
          </table:table-cell>
          <table:table-cell office:value-type="string" calcext:value-type="string">
            <text:p>kimaya chaudhari</text:p>
          </table:table-cell>
          <table:table-cell office:value-type="float" office:value="9890736771" calcext:value-type="float">
            <text:p>9890736771</text:p>
          </table:table-cell>
          <table:table-cell office:value-type="string" calcext:value-type="string">
            <text:p>kimayachaudhari13@gmail.com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nal singh</text:p>
          </table:table-cell>
          <table:table-cell office:value-type="float" office:value="9028260893" calcext:value-type="float">
            <text:p>9028260893</text:p>
          </table:table-cell>
          <table:table-cell office:value-type="string" calcext:value-type="string">
            <text:p>sonalsingh@cumminscollege.in</text:p>
          </table:table-cell>
          <table:table-cell office:value-type="string" calcext:value-type="string">
            <text:p>shruti shandarani</text:p>
          </table:table-cell>
          <table:table-cell office:value-type="float" office:value="7057474773" calcext:value-type="float">
            <text:p>7057474773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nskriti bora</text:p>
          </table:table-cell>
          <table:table-cell office:value-type="float" office:value="9921093005" calcext:value-type="float">
            <text:p>9921093005</text:p>
          </table:table-cell>
          <table:table-cell office:value-type="string" calcext:value-type="string">
            <text:p>sanskritimbora@gmail.com</text:p>
          </table:table-cell>
          <table:table-cell office:value-type="string" calcext:value-type="string">
            <text:p>aditi naringe</text:p>
          </table:table-cell>
          <table:table-cell office:value-type="float" office:value="9723186106" calcext:value-type="float">
            <text:p>9723186106</text:p>
          </table:table-cell>
          <table:table-cell office:value-type="string" calcext:value-type="string">
            <text:p>aditimsn14@gmail.com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neha bandi</text:p>
          </table:table-cell>
          <table:table-cell office:value-type="float" office:value="8989064848" calcext:value-type="float">
            <text:p>8989064848</text:p>
          </table:table-cell>
          <table:table-cell office:value-type="string" calcext:value-type="string">
            <text:p>sneha.bandi@cumminscollege.in</text:p>
          </table:table-cell>
          <table:table-cell office:value-type="string" calcext:value-type="string">
            <text:p>saloni khandelwal</text:p>
          </table:table-cell>
          <table:table-cell office:value-type="float" office:value="7038501663" calcext:value-type="float">
            <text:p>7038501663</text:p>
          </table:table-cell>
          <table:table-cell office:value-type="string" calcext:value-type="string">
            <text:p>khandelwal.saloni12@gmail.com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bhari shete</text:p>
          </table:table-cell>
          <table:table-cell office:value-type="float" office:value="8446476455" calcext:value-type="float">
            <text:p>8446476455</text:p>
          </table:table-cell>
          <table:table-cell/>
          <table:table-cell office:value-type="string" calcext:value-type="string">
            <text:p>apurva shekdare</text:p>
          </table:table-cell>
          <table:table-cell office:value-type="float" office:value="7218383774" calcext:value-type="float">
            <text:p>7218383774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anksha more</text:p>
          </table:table-cell>
          <table:table-cell office:value-type="float" office:value="9850952294" calcext:value-type="float">
            <text:p>9850952294</text:p>
          </table:table-cell>
          <table:table-cell office:value-type="string" calcext:value-type="string">
            <text:p>akanksha98@yahoo.com</text:p>
          </table:table-cell>
          <table:table-cell office:value-type="string" calcext:value-type="string">
            <text:p>madhumita chatne</text:p>
          </table:table-cell>
          <table:table-cell office:value-type="float" office:value="9763750957" calcext:value-type="float">
            <text:p>9763750957</text:p>
          </table:table-cell>
          <table:table-cell office:value-type="string" calcext:value-type="string">
            <text:p>madhumita.chatne@yahoo.co.in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jakta kedari</text:p>
          </table:table-cell>
          <table:table-cell office:value-type="float" office:value="9527424455" calcext:value-type="float">
            <text:p>9527424455</text:p>
          </table:table-cell>
          <table:table-cell office:value-type="string" calcext:value-type="string">
            <text:p>prajaktakedari31@gmail.com</text:p>
          </table:table-cell>
          <table:table-cell table:number-columns-repeated="3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eya m jangam </text:p>
          </table:table-cell>
          <table:table-cell office:value-type="float" office:value="9422971644" calcext:value-type="float">
            <text:p>9422971644</text:p>
          </table:table-cell>
          <table:table-cell office:value-type="string" calcext:value-type="string">
            <text:p>dart223@gmail.com</text:p>
          </table:table-cell>
          <table:table-cell table:number-columns-repeated="3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i lokhande</text:p>
          </table:table-cell>
          <table:table-cell office:value-type="float" office:value="9823502600" calcext:value-type="float">
            <text:p>9823502600</text:p>
          </table:table-cell>
          <table:table-cell office:value-type="string" calcext:value-type="string">
            <text:p>gaurilokhande12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ynish Shah</text:p>
          </table:table-cell>
          <table:table-cell office:value-type="float" office:value="7283849301" calcext:value-type="float">
            <text:p>7283849301</text:p>
          </table:table-cell>
          <table:table-cell office:value-type="string" calcext:value-type="string">
            <text:p>jaynish4ever@gma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ash Patil</text:p>
          </table:table-cell>
          <table:table-cell office:value-type="float" office:value="9585344418" calcext:value-type="float">
            <text:p>9585344418</text:p>
          </table:table-cell>
          <table:table-cell office:value-type="string" calcext:value-type="string">
            <text:p>akash_anandpatil@rediffmail.com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rshal kotule</text:p>
          </table:table-cell>
          <table:table-cell office:value-type="float" office:value="8855905886" calcext:value-type="float">
            <text:p>8855905886</text:p>
          </table:table-cell>
          <table:table-cell office:value-type="string" calcext:value-type="string">
            <text:p>kothuleharshal55@gmail.com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ash jaiswal</text:p>
          </table:table-cell>
          <table:table-cell office:value-type="float" office:value="9960329778" calcext:value-type="float">
            <text:p>9960329778</text:p>
          </table:table-cell>
          <table:table-cell office:value-type="string" calcext:value-type="string">
            <text:p>yjaiswal9996@gmail.com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kshi patil</text:p>
          </table:table-cell>
          <table:table-cell office:value-type="float" office:value="9767795923" calcext:value-type="float">
            <text:p>9767795923</text:p>
          </table:table-cell>
          <table:table-cell office:value-type="string" calcext:value-type="string">
            <text:p>patilsakshi22@rediffmail.com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rvesh yadav</text:p>
          </table:table-cell>
          <table:table-cell office:value-type="float" office:value="8624833566" calcext:value-type="float">
            <text:p>8624833566</text:p>
          </table:table-cell>
          <table:table-cell office:value-type="string" calcext:value-type="string">
            <text:p>sarveshyadav15@gmail.com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uj mishra</text:p>
          </table:table-cell>
          <table:table-cell office:value-type="float" office:value="7276882141" calcext:value-type="float">
            <text:p>7276882141</text:p>
          </table:table-cell>
          <table:table-cell office:value-type="string" calcext:value-type="string">
            <text:p>anujmishra059@gmail.com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av patil</text:p>
          </table:table-cell>
          <table:table-cell office:value-type="float" office:value="8412015614" calcext:value-type="float">
            <text:p>8412015614</text:p>
          </table:table-cell>
          <table:table-cell office:value-type="string" calcext:value-type="string">
            <text:p>gauravpatil18@gmail.com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ul khomane</text:p>
          </table:table-cell>
          <table:table-cell office:value-type="float" office:value="7387196954" calcext:value-type="float">
            <text:p>7387196954</text:p>
          </table:table-cell>
          <table:table-cell office:value-type="string" calcext:value-type="string">
            <text:p>atulkhomane21101997@gmail.com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adesh</text:p>
          </table:table-cell>
          <table:table-cell office:value-type="float" office:value="7559434494" calcext:value-type="float">
            <text:p>7559434494</text:p>
          </table:table-cell>
          <table:table-cell office:value-type="string" calcext:value-type="string">
            <text:p>chopadeaadesh@gmail.com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vait patil</text:p>
          </table:table-cell>
          <table:table-cell office:value-type="float" office:value="8888810185" calcext:value-type="float">
            <text:p>8888810185</text:p>
          </table:table-cell>
          <table:table-cell office:value-type="string" calcext:value-type="string">
            <text:p>adwait1234@gmail.com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iruddha tayade</text:p>
          </table:table-cell>
          <table:table-cell office:value-type="float" office:value="8007379604" calcext:value-type="float">
            <text:p>8007379604</text:p>
          </table:table-cell>
          <table:table-cell office:value-type="string" calcext:value-type="string">
            <text:p>aniruddha.tayade625@gmail.com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av dhurjad</text:p>
          </table:table-cell>
          <table:table-cell office:value-type="float" office:value="7841040794" calcext:value-type="float">
            <text:p>7841040794</text:p>
          </table:table-cell>
          <table:table-cell office:value-type="string" calcext:value-type="string">
            <text:p>gaurav.dhurjad@yahoo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irag Tripathy</text:p>
          </table:table-cell>
          <table:table-cell office:value-type="float" office:value="7768980224" calcext:value-type="float">
            <text:p>7768980224</text:p>
          </table:table-cell>
          <table:table-cell office:value-type="string" calcext:value-type="string">
            <text:p>clktripathy@gmail.com</text:p>
          </table:table-cell>
          <table:table-cell office:value-type="string" calcext:value-type="string">
            <text:p>Shalin Dahiya</text:p>
          </table:table-cell>
          <table:table-cell office:value-type="float" office:value="9767068173" calcext:value-type="float">
            <text:p>9767068173</text:p>
          </table:table-cell>
          <table:table-cell office:value-type="string" calcext:value-type="string">
            <text:p>l.shalin07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av Kumar</text:p>
          </table:table-cell>
          <table:table-cell office:value-type="float" office:value="8624858465" calcext:value-type="float">
            <text:p>8624858465</text:p>
          </table:table-cell>
          <table:table-cell office:value-type="string" calcext:value-type="string">
            <text:p>gauravkumar986@rediffmail.com</text:p>
          </table:table-cell>
          <table:table-cell office:value-type="string" calcext:value-type="string">
            <text:p>Mrigank Mishra</text:p>
          </table:table-cell>
          <table:table-cell/>
          <table:table-cell office:value-type="string" calcext:value-type="string">
            <text:p>mriganksmishra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jinkya Salgudle</text:p>
          </table:table-cell>
          <table:table-cell office:value-type="float" office:value="7743924123" calcext:value-type="float">
            <text:p>7743924123</text:p>
          </table:table-cell>
          <table:table-cell office:value-type="string" calcext:value-type="string">
            <text:p>adharashive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itesh Joshi</text:p>
          </table:table-cell>
          <table:table-cell office:value-type="float" office:value="7066555737" calcext:value-type="float">
            <text:p>7066555737</text:p>
          </table:table-cell>
          <table:table-cell office:value-type="string" calcext:value-type="string">
            <text:p>joshihitesh090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hil Garg</text:p>
          </table:table-cell>
          <table:table-cell office:value-type="float" office:value="9850468528" calcext:value-type="float">
            <text:p>9850468528</text:p>
          </table:table-cell>
          <table:table-cell office:value-type="string" calcext:value-type="string">
            <text:p>nikhilgarg@gmail.com</text:p>
          </table:table-cell>
          <table:table-cell office:value-type="string" calcext:value-type="string">
            <text:p>Anurag Kulkarni</text:p>
          </table:table-cell>
          <table:table-cell office:value-type="float" office:value="9422537648" calcext:value-type="float">
            <text:p>9422537648</text:p>
          </table:table-cell>
          <table:table-cell office:value-type="string" calcext:value-type="string">
            <text:p>anurag.kulkarni98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iket Jire</text:p>
          </table:table-cell>
          <table:table-cell office:value-type="float" office:value="9168281216" calcext:value-type="float">
            <text:p>9168281216</text:p>
          </table:table-cell>
          <table:table-cell office:value-type="string" calcext:value-type="string">
            <text:p>aniketjire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thamesh Chaudhari</text:p>
          </table:table-cell>
          <table:table-cell office:value-type="float" office:value="8275014876" calcext:value-type="float">
            <text:p>8275014876</text:p>
          </table:table-cell>
          <table:table-cell office:value-type="string" calcext:value-type="string">
            <text:p>chaudhariprathamesh@gmail.com</text:p>
          </table:table-cell>
          <table:table-cell office:value-type="string" calcext:value-type="string">
            <text:p>Prajwal Dambalkar</text:p>
          </table:table-cell>
          <table:table-cell office:value-type="float" office:value="9545903288" calcext:value-type="float">
            <text:p>9545903288</text:p>
          </table:table-cell>
          <table:table-cell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eyas Gaikwad</text:p>
          </table:table-cell>
          <table:table-cell office:value-type="float" office:value="7507411985" calcext:value-type="float">
            <text:p>7507411985</text:p>
          </table:table-cell>
          <table:table-cell office:value-type="string" calcext:value-type="string">
            <text:p>shree.sg98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asi Nipane </text:p>
          </table:table-cell>
          <table:table-cell office:value-type="float" office:value="8149192590" calcext:value-type="float">
            <text:p>8149192590</text:p>
          </table:table-cell>
          <table:table-cell office:value-type="string" calcext:value-type="string">
            <text:p>manasinipane97@gmail.com</text:p>
          </table:table-cell>
          <table:table-cell office:value-type="string" calcext:value-type="string">
            <text:p>Snehawardhan Marathe</text:p>
          </table:table-cell>
          <table:table-cell office:value-type="float" office:value="9420289680" calcext:value-type="float">
            <text:p>9420289680</text:p>
          </table:table-cell>
          <table:table-cell office:value-type="string" calcext:value-type="string">
            <text:p>smarathe274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dharshan Waydande </text:p>
          </table:table-cell>
          <table:table-cell office:value-type="float" office:value="9922502202" calcext:value-type="float">
            <text:p>9922502202</text:p>
          </table:table-cell>
          <table:table-cell office:value-type="string" calcext:value-type="string">
            <text:p>sudharshan.waydande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hish Kulkarni </text:p>
          </table:table-cell>
          <table:table-cell office:value-type="float" office:value="8600219106" calcext:value-type="float">
            <text:p>8600219106</text:p>
          </table:table-cell>
          <table:table-cell office:value-type="string" calcext:value-type="string">
            <text:p>ashishvkool.ak@gmaol.com</text:p>
          </table:table-cell>
          <table:table-cell office:value-type="string" calcext:value-type="string">
            <text:p>Anish Samant</text:p>
          </table:table-cell>
          <table:table-cell office:value-type="float" office:value="9637328370" calcext:value-type="float">
            <text:p>9637328370</text:p>
          </table:table-cell>
          <table:table-cell office:value-type="string" calcext:value-type="string">
            <text:p>anish.samant@gmail.com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eyas kulkarni</text:p>
          </table:table-cell>
          <table:table-cell office:value-type="float" office:value="8149127006" calcext:value-type="float">
            <text:p>8149127006</text:p>
          </table:table-cell>
          <table:table-cell office:value-type="string" calcext:value-type="string">
            <text:p>shreyas28@gmail.com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ogita Reddy</text:p>
          </table:table-cell>
          <table:table-cell office:value-type="float" office:value="8856063379" calcext:value-type="float">
            <text:p>8856063379</text:p>
          </table:table-cell>
          <table:table-cell office:value-type="string" calcext:value-type="string">
            <text:p>yogitareddy@gmail.com</text:p>
          </table:table-cell>
          <table:table-cell office:value-type="string" calcext:value-type="string">
            <text:p>Shailja Maheshwari</text:p>
          </table:table-cell>
          <table:table-cell office:value-type="float" office:value="9130249401" calcext:value-type="float">
            <text:p>913024940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irag Khandhar</text:p>
          </table:table-cell>
          <table:table-cell office:value-type="float" office:value="8983327398" calcext:value-type="float">
            <text:p>8983327398</text:p>
          </table:table-cell>
          <table:table-cell office:value-type="string" calcext:value-type="string">
            <text:p>chiragsk1997@gmail.com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shikesh Solanke</text:p>
          </table:table-cell>
          <table:table-cell office:value-type="float" office:value="9850056319" calcext:value-type="float">
            <text:p>9850056319</text:p>
          </table:table-cell>
          <table:table-cell office:value-type="string" calcext:value-type="string">
            <text:p>rksolanke1997@gmail.com</text:p>
          </table:table-cell>
          <table:table-cell office:value-type="string" calcext:value-type="string">
            <text:p>Shrikant Pausare</text:p>
          </table:table-cell>
          <table:table-cell office:value-type="float" office:value="7276249951" calcext:value-type="float">
            <text:p>727624995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ishwarya Gund</text:p>
          </table:table-cell>
          <table:table-cell office:value-type="float" office:value="8446331474" calcext:value-type="float">
            <text:p>8446331474</text:p>
          </table:table-cell>
          <table:table-cell office:value-type="string" calcext:value-type="string">
            <text:p>aishwaryagund2012@gmail.com</text:p>
          </table:table-cell>
          <table:table-cell office:value-type="string" calcext:value-type="string">
            <text:p>Nikita doiphode</text:p>
          </table:table-cell>
          <table:table-cell office:value-type="float" office:value="9763337748" calcext:value-type="float">
            <text:p>9763337748</text:p>
          </table:table-cell>
          <table:table-cell office:value-type="string" calcext:value-type="string">
            <text:p>nik.doiphode123@gmail.com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addha seth</text:p>
          </table:table-cell>
          <table:table-cell office:value-type="float" office:value="9762808248" calcext:value-type="float">
            <text:p>9762808248</text:p>
          </table:table-cell>
          <table:table-cell office:value-type="string" calcext:value-type="string">
            <text:p>shraddhaseth555@gmail.com</text:p>
          </table:table-cell>
          <table:table-cell office:value-type="string" calcext:value-type="string">
            <text:p>Pallavi Sable</text:p>
          </table:table-cell>
          <table:table-cell office:value-type="float" office:value="8237907157" calcext:value-type="float">
            <text:p>8237907157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nesh Vidhate</text:p>
          </table:table-cell>
          <table:table-cell office:value-type="float" office:value="9172732728" calcext:value-type="float">
            <text:p>9172732728</text:p>
          </table:table-cell>
          <table:table-cell office:value-type="string" calcext:value-type="string">
            <text:p>gv7594@gmail.com</text:p>
          </table:table-cell>
          <table:table-cell office:value-type="string" calcext:value-type="string">
            <text:p>Sachin More</text:p>
          </table:table-cell>
          <table:table-cell office:value-type="float" office:value="8308388231" calcext:value-type="float">
            <text:p>8308388231</text:p>
          </table:table-cell>
          <table:table-cell office:value-type="string" calcext:value-type="string">
            <text:p>moresachin63@gmail.com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rupti Shelar</text:p>
          </table:table-cell>
          <table:table-cell office:value-type="float" office:value="9172084133" calcext:value-type="float">
            <text:p>9172084133</text:p>
          </table:table-cell>
          <table:table-cell office:value-type="string" calcext:value-type="string">
            <text:p>truptishelar1998@gmail.com</text:p>
          </table:table-cell>
          <table:table-cell office:value-type="string" calcext:value-type="string">
            <text:p>Komal Satav</text:p>
          </table:table-cell>
          <table:table-cell office:value-type="float" office:value="7248962540" calcext:value-type="float">
            <text:p>724896254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rushali Waikar</text:p>
          </table:table-cell>
          <table:table-cell office:value-type="float" office:value="7057513351" calcext:value-type="float">
            <text:p>7057513351</text:p>
          </table:table-cell>
          <table:table-cell office:value-type="string" calcext:value-type="string">
            <text:p>vrushali785@gmail.com</text:p>
          </table:table-cell>
          <table:table-cell office:value-type="string" calcext:value-type="string">
            <text:p>Harshada Yadav</text:p>
          </table:table-cell>
          <table:table-cell office:value-type="float" office:value="9890194811" calcext:value-type="float">
            <text:p>989019481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yali Rane </text:p>
          </table:table-cell>
          <table:table-cell office:value-type="float" office:value="9130698891" calcext:value-type="float">
            <text:p>9130698891</text:p>
          </table:table-cell>
          <table:table-cell office:value-type="string" calcext:value-type="string">
            <text:p>sayalirane150@gmail.com</text:p>
          </table:table-cell>
          <table:table-cell office:value-type="string" calcext:value-type="string">
            <text:p>Harshada Wani</text:p>
          </table:table-cell>
          <table:table-cell office:value-type="float" office:value="8552953334" calcext:value-type="float">
            <text:p>855295333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shi Dhir</text:p>
          </table:table-cell>
          <table:table-cell office:value-type="float" office:value="9767287628" calcext:value-type="float">
            <text:p>9767287628</text:p>
          </table:table-cell>
          <table:table-cell office:value-type="string" calcext:value-type="string">
            <text:p>rashidhir6@yahoo.com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y Khedekar</text:p>
          </table:table-cell>
          <table:table-cell office:value-type="float" office:value="8879924731" calcext:value-type="float">
            <text:p>8879924731</text:p>
          </table:table-cell>
          <table:table-cell office:value-type="string" calcext:value-type="string">
            <text:p>jaykhed@gmail.com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hir Prabhu</text:p>
          </table:table-cell>
          <table:table-cell office:value-type="float" office:value="9930943419" calcext:value-type="float">
            <text:p>9930943419</text:p>
          </table:table-cell>
          <table:table-cell office:value-type="string" calcext:value-type="string">
            <text:p>mihir12@live.com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shant</text:p>
          </table:table-cell>
          <table:table-cell office:value-type="float" office:value="9594752396" calcext:value-type="float">
            <text:p>9594752396</text:p>
          </table:table-cell>
          <table:table-cell office:value-type="string" calcext:value-type="string">
            <text:p>hs192120@gmail.com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inmay kodaganur</text:p>
          </table:table-cell>
          <table:table-cell office:value-type="float" office:value="7738929422" calcext:value-type="float">
            <text:p>7738929422</text:p>
          </table:table-cell>
          <table:table-cell office:value-type="string" calcext:value-type="string">
            <text:p>ckodag15@gmail.com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dit Chokshi</text:p>
          </table:table-cell>
          <table:table-cell office:value-type="float" office:value="9099928470" calcext:value-type="float">
            <text:p>9099928470</text:p>
          </table:table-cell>
          <table:table-cell office:value-type="string" calcext:value-type="string">
            <text:p>vidit261@gmail.com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uvam Vaswani </text:p>
          </table:table-cell>
          <table:table-cell office:value-type="float" office:value="9512787338" calcext:value-type="float">
            <text:p>9512787338</text:p>
          </table:table-cell>
          <table:table-cell office:value-type="string" calcext:value-type="string">
            <text:p>kuvamvaswani@gmail.com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an Khandelwal</text:p>
          </table:table-cell>
          <table:table-cell office:value-type="float" office:value="9001174450" calcext:value-type="float">
            <text:p>9001174450</text:p>
          </table:table-cell>
          <table:table-cell office:value-type="string" calcext:value-type="string">
            <text:p>coolmnn.mk@gamil.com</text:p>
          </table:table-cell>
          <table:table-cell office:value-type="string" calcext:value-type="string">
            <text:p>Avi Saxena</text:p>
          </table:table-cell>
          <table:table-cell office:value-type="float" office:value="7895562128" calcext:value-type="float">
            <text:p>7895562128</text:p>
          </table:table-cell>
          <table:table-cell office:value-type="string" calcext:value-type="string">
            <text:p>avi.sxn92@gmail.com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inuddin Bhavnagri</text:p>
          </table:table-cell>
          <table:table-cell office:value-type="float" office:value="8128698455" calcext:value-type="float">
            <text:p>8128698455</text:p>
          </table:table-cell>
          <table:table-cell office:value-type="string" calcext:value-type="string">
            <text:p>bhavnagrimoinuddin@gmail.com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asi Nangare</text:p>
          </table:table-cell>
          <table:table-cell office:value-type="float" office:value="7588326203" calcext:value-type="float">
            <text:p>7588326203</text:p>
          </table:table-cell>
          <table:table-cell office:value-type="string" calcext:value-type="string">
            <text:p>manasinangare@gmail.com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eya Rajnut</text:p>
          </table:table-cell>
          <table:table-cell office:value-type="float" office:value="982305315" calcext:value-type="float">
            <text:p>982305315</text:p>
          </table:table-cell>
          <table:table-cell office:value-type="string" calcext:value-type="string">
            <text:p>shreyarajnut22@gmail.com</text:p>
          </table:table-cell>
          <table:table-cell office:value-type="string" calcext:value-type="string">
            <text:p>Priya Salvi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urus Sethna</text:p>
          </table:table-cell>
          <table:table-cell office:value-type="float" office:value="9011081302" calcext:value-type="float">
            <text:p>9011081302</text:p>
          </table:table-cell>
          <table:table-cell office:value-type="string" calcext:value-type="string">
            <text:p>Kuruss@gmail.com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rgi Hartatkar</text:p>
          </table:table-cell>
          <table:table-cell office:value-type="float" office:value="9766038522" calcext:value-type="float">
            <text:p>9766038522</text:p>
          </table:table-cell>
          <table:table-cell office:value-type="string" calcext:value-type="string">
            <text:p>gariharatkar01@gmail.com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Nalawade</text:p>
          </table:table-cell>
          <table:table-cell office:value-type="float" office:value="7875798462" calcext:value-type="float">
            <text:p>7875798462</text:p>
          </table:table-cell>
          <table:table-cell office:value-type="string" calcext:value-type="string">
            <text:p>abhisnalawade95@gmail.com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and Pande</text:p>
          </table:table-cell>
          <table:table-cell office:value-type="float" office:value="8275496110" calcext:value-type="float">
            <text:p>8275496110</text:p>
          </table:table-cell>
          <table:table-cell office:value-type="string" calcext:value-type="string">
            <text:p>anandpande@outlook.com</text:p>
          </table:table-cell>
          <table:table-cell office:value-type="string" calcext:value-type="string">
            <text:p>Piyush Bhalerao</text:p>
          </table:table-cell>
          <table:table-cell office:value-type="float" office:value="9423035830" calcext:value-type="float">
            <text:p>942303583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iran Thorat</text:p>
          </table:table-cell>
          <table:table-cell office:value-type="float" office:value="8624874916" calcext:value-type="float">
            <text:p>8624874916</text:p>
          </table:table-cell>
          <table:table-cell office:value-type="string" calcext:value-type="string">
            <text:p>anandpande@outlook.com</text:p>
          </table:table-cell>
          <table:table-cell office:value-type="string" calcext:value-type="string">
            <text:p>Mohit Nilekar</text:p>
          </table:table-cell>
          <table:table-cell office:value-type="float" office:value="9130657222" calcext:value-type="float">
            <text:p>913065722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etan Jadhav</text:p>
          </table:table-cell>
          <table:table-cell office:value-type="float" office:value="9764827426" calcext:value-type="float">
            <text:p>9764827426</text:p>
          </table:table-cell>
          <table:table-cell office:value-type="string" calcext:value-type="string">
            <text:p>jadhavketan14@gmail.com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shikesh Phalke</text:p>
          </table:table-cell>
          <table:table-cell office:value-type="float" office:value="7775910607" calcext:value-type="float">
            <text:p>7775910607</text:p>
          </table:table-cell>
          <table:table-cell office:value-type="string" calcext:value-type="string">
            <text:p>rushikeshsp25@gmail.com</text:p>
          </table:table-cell>
          <table:table-cell office:value-type="string" calcext:value-type="string">
            <text:p>Tejas Choudhary</text:p>
          </table:table-cell>
          <table:table-cell office:value-type="float" office:value="9765600450" calcext:value-type="float">
            <text:p>9765600450</text:p>
          </table:table-cell>
          <table:table-cell office:value-type="string" calcext:value-type="string">
            <text:p>tejasjc@gmail.com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huta Joshi</text:p>
          </table:table-cell>
          <table:table-cell office:value-type="float" office:value="9922024868" calcext:value-type="float">
            <text:p>9922024868</text:p>
          </table:table-cell>
          <table:table-cell office:value-type="string" calcext:value-type="string">
            <text:p>rcj9719@gmail.com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nkaj Jahagirdar</text:p>
          </table:table-cell>
          <table:table-cell office:value-type="float" office:value="9028185384" calcext:value-type="float">
            <text:p>9028185384</text:p>
          </table:table-cell>
          <table:table-cell office:value-type="string" calcext:value-type="string">
            <text:p>pankajjahagirdar@ymail.com</text:p>
          </table:table-cell>
          <table:table-cell office:value-type="string" calcext:value-type="string">
            <text:p>Saransh Dhirendave</text:p>
          </table:table-cell>
          <table:table-cell office:value-type="float" office:value="7219244301" calcext:value-type="float">
            <text:p>7219244301</text:p>
          </table:table-cell>
          <table:table-cell office:value-type="string" calcext:value-type="string">
            <text:p>saransh.dave@gmail.com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ayush Garhwal</text:p>
          </table:table-cell>
          <table:table-cell office:value-type="float" office:value="7720090742" calcext:value-type="float">
            <text:p>7720090742</text:p>
          </table:table-cell>
          <table:table-cell office:value-type="string" calcext:value-type="string">
            <text:p>aayushgarhwal@gmail.com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kshi Shah</text:p>
          </table:table-cell>
          <table:table-cell office:value-type="float" office:value="8605446046" calcext:value-type="float">
            <text:p>8605446046</text:p>
          </table:table-cell>
          <table:table-cell office:value-type="string" calcext:value-type="string">
            <text:p>sakshishah2107@gmail.com</text:p>
          </table:table-cell>
          <table:table-cell office:value-type="string" calcext:value-type="string">
            <text:p>Nikita Kontamwar</text:p>
          </table:table-cell>
          <table:table-cell office:value-type="float" office:value="9960861870" calcext:value-type="float">
            <text:p>9960861870</text:p>
          </table:table-cell>
          <table:table-cell office:value-type="string" calcext:value-type="string">
            <text:p>nikitakontamwar@gmail.com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ngi Saste</text:p>
          </table:table-cell>
          <table:table-cell office:value-type="float" office:value="7741975014" calcext:value-type="float">
            <text:p>7741975014</text:p>
          </table:table-cell>
          <table:table-cell office:value-type="string" calcext:value-type="string">
            <text:p>shubs96@gmail.com</text:p>
          </table:table-cell>
          <table:table-cell office:value-type="string" calcext:value-type="string">
            <text:p>Poorva Patil</text:p>
          </table:table-cell>
          <table:table-cell table:number-columns-repeated="2" office:value-type="string" calcext:value-type="string">
            <text:p><text:s/>-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shmi Sarode</text:p>
          </table:table-cell>
          <table:table-cell office:value-type="float" office:value="8855946253" calcext:value-type="float">
            <text:p>8855946253</text:p>
          </table:table-cell>
          <table:table-cell office:value-type="string" calcext:value-type="string">
            <text:p>rashmisarode24@gmail.com</text:p>
          </table:table-cell>
          <table:table-cell office:value-type="string" calcext:value-type="string">
            <text:p>Harshad Parmar</text:p>
          </table:table-cell>
          <table:table-cell office:value-type="float" office:value="9890528828" calcext:value-type="float">
            <text:p>9890528828</text:p>
          </table:table-cell>
          <table:table-cell office:value-type="string" calcext:value-type="string">
            <text:p>harshad99parmar@gmail.com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maik Nadeemulk</text:p>
          </table:table-cell>
          <table:table-cell office:value-type="float" office:value="9595846921" calcext:value-type="float">
            <text:p>9595846921</text:p>
          </table:table-cell>
          <table:table-cell office:value-type="string" calcext:value-type="string">
            <text:p>umaiknad123@gmail.com</text:p>
          </table:table-cell>
          <table:table-cell office:value-type="string" calcext:value-type="string">
            <text:p>Shahajeed Sayyed</text:p>
          </table:table-cell>
          <table:table-cell office:value-type="float" office:value="7276915638" calcext:value-type="float">
            <text:p>7276915638</text:p>
          </table:table-cell>
          <table:table-cell office:value-type="string" calcext:value-type="string">
            <text:p>shahajeedsayyed1999@gmail.com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i Kannamwar</text:p>
          </table:table-cell>
          <table:table-cell office:value-type="float" office:value="9881153150" calcext:value-type="float">
            <text:p>9881153150</text:p>
          </table:table-cell>
          <table:table-cell office:value-type="string" calcext:value-type="string">
            <text:p>aditi.kannamwar@gmail.com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haan Ballal</text:p>
          </table:table-cell>
          <table:table-cell office:value-type="float" office:value="9158571746" calcext:value-type="float">
            <text:p>9158571746</text:p>
          </table:table-cell>
          <table:table-cell office:value-type="string" calcext:value-type="string">
            <text:p>ishaanballal21@gmail.com</text:p>
          </table:table-cell>
          <table:table-cell office:value-type="string" calcext:value-type="string">
            <text:p>Jeevan Chede</text:p>
          </table:table-cell>
          <table:table-cell office:value-type="float" office:value="8983384817" calcext:value-type="float">
            <text:p>8983384817</text:p>
          </table:table-cell>
          <table:table-cell office:value-type="string" calcext:value-type="string">
            <text:p>chedejeevan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NVI GAIKWAD </text:p>
          </table:table-cell>
          <table:table-cell office:value-type="float" office:value="9423030292" calcext:value-type="float">
            <text:p>9423030292</text:p>
          </table:table-cell>
          <table:table-cell office:value-type="string" calcext:value-type="string">
            <text:p>tanviwhis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KSHI PAYASI</text:p>
          </table:table-cell>
          <table:table-cell office:value-type="float" office:value="8806477240" calcext:value-type="float">
            <text:p>8806477240</text:p>
          </table:table-cell>
          <table:table-cell office:value-type="string" calcext:value-type="string">
            <text:p>sakshipayasi2611@gmail.com</text:p>
          </table:table-cell>
          <table:table-cell office:value-type="string" calcext:value-type="string">
            <text:p>KRITI KSTYAYAN</text:p>
          </table:table-cell>
          <table:table-cell office:value-type="float" office:value="9473507210" calcext:value-type="float">
            <text:p>9473507210</text:p>
          </table:table-cell>
          <table:table-cell office:value-type="string" calcext:value-type="string">
            <text:p>mkriti69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ERAV PANDEY</text:p>
          </table:table-cell>
          <table:table-cell office:value-type="float" office:value="9011854568" calcext:value-type="float">
            <text:p>9011854568</text:p>
          </table:table-cell>
          <table:table-cell office:value-type="string" calcext:value-type="string">
            <text:p>neeravpandey24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KSHAM TRIVEDI</text:p>
          </table:table-cell>
          <table:table-cell office:value-type="float" office:value="9130592672" calcext:value-type="float">
            <text:p>9130592672</text:p>
          </table:table-cell>
          <table:table-cell office:value-type="string" calcext:value-type="string">
            <text:p>sakstrivedi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HIL MATTA</text:p>
          </table:table-cell>
          <table:table-cell office:value-type="float" office:value="7506005767" calcext:value-type="float">
            <text:p>7506005767</text:p>
          </table:table-cell>
          <table:table-cell office:value-type="string" calcext:value-type="string">
            <text:p>nikhilmatta@icloud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JOSHI</text:p>
          </table:table-cell>
          <table:table-cell office:value-type="float" office:value="9407725855" calcext:value-type="float">
            <text:p>9407725855</text:p>
          </table:table-cell>
          <table:table-cell office:value-type="string" calcext:value-type="string">
            <text:p>adityajoshi463@gmail.com</text:p>
          </table:table-cell>
          <table:table-cell office:value-type="string" calcext:value-type="string">
            <text:p>AADITYA GUPTA</text:p>
          </table:table-cell>
          <table:table-cell office:value-type="float" office:value="8806477249" calcext:value-type="float">
            <text:p>8806477249</text:p>
          </table:table-cell>
          <table:table-cell office:value-type="string" calcext:value-type="string">
            <text:p>aadi61198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BARIKAR </text:p>
          </table:table-cell>
          <table:table-cell office:value-type="float" office:value="9960415923" calcext:value-type="float">
            <text:p>9960415923</text:p>
          </table:table-cell>
          <table:table-cell office:value-type="string" calcext:value-type="string">
            <text:p>adityabarikar2@gmail.com</text:p>
          </table:table-cell>
          <table:table-cell office:value-type="string" calcext:value-type="string">
            <text:p>HITESH PARIHAR</text:p>
          </table:table-cell>
          <table:table-cell/>
          <table:table-cell office:value-type="string" calcext:value-type="string">
            <text:p>thehiteshparihar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TIK KAMBLE</text:p>
          </table:table-cell>
          <table:table-cell office:value-type="float" office:value="9767716293" calcext:value-type="float">
            <text:p>9767716293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EYA MARGALVETHEKON</text:p>
          </table:table-cell>
          <table:table-cell office:value-type="float" office:value="9550375046" calcext:value-type="float">
            <text:p>9550375046</text:p>
          </table:table-cell>
          <table:table-cell office:value-type="string" calcext:value-type="string">
            <text:p>ameya031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Y LOHOKARE </text:p>
          </table:table-cell>
          <table:table-cell office:value-type="float" office:value="9619843123" calcext:value-type="float">
            <text:p>9619843123</text:p>
          </table:table-cell>
          <table:table-cell office:value-type="string" calcext:value-type="string">
            <text:p>jayjanodia@gmail.com</text:p>
          </table:table-cell>
          <table:table-cell office:value-type="string" calcext:value-type="string">
            <text:p>VINAY PATIL</text:p>
          </table:table-cell>
          <table:table-cell office:value-type="float" office:value="9156144424" calcext:value-type="float">
            <text:p>9156144424</text:p>
          </table:table-cell>
          <table:table-cell office:value-type="string" calcext:value-type="string">
            <text:p>patilvinay53vp@gmail.com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lesh Jha</text:p>
          </table:table-cell>
          <table:table-cell office:value-type="float" office:value="9320508334" calcext:value-type="float">
            <text:p>9320508334</text:p>
          </table:table-cell>
          <table:table-cell office:value-type="string" calcext:value-type="string">
            <text:p>nileshjha97@gmail.com</text:p>
          </table:table-cell>
          <table:table-cell office:value-type="string" calcext:value-type="string">
            <text:p>Mitali S.Dokade</text:p>
          </table:table-cell>
          <table:table-cell office:value-type="float" office:value="7058850165" calcext:value-type="float">
            <text:p>7058850165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shabh Sakhare</text:p>
          </table:table-cell>
          <table:table-cell office:value-type="float" office:value="7588106306" calcext:value-type="float">
            <text:p>7588106306</text:p>
          </table:table-cell>
          <table:table-cell office:value-type="string" calcext:value-type="string">
            <text:p>rishabh.sakhare@gmail.com</text:p>
          </table:table-cell>
          <table:table-cell office:value-type="string" calcext:value-type="string">
            <text:p>Prathamesh Patil</text:p>
          </table:table-cell>
          <table:table-cell office:value-type="float" office:value="9096920568" calcext:value-type="float">
            <text:p>9096920568</text:p>
          </table:table-cell>
          <table:table-cell office:value-type="string" calcext:value-type="string">
            <text:p>prathamesh9096@gmail.com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akash Pawar</text:p>
          </table:table-cell>
          <table:table-cell office:value-type="float" office:value="7769974289" calcext:value-type="float">
            <text:p>7769974289</text:p>
          </table:table-cell>
          <table:table-cell office:value-type="string" calcext:value-type="string">
            <text:p>pawaraakash235@gmail.com</text:p>
          </table:table-cell>
          <table:table-cell office:value-type="string" calcext:value-type="string">
            <text:p>Sanket Shinde</text:p>
          </table:table-cell>
          <table:table-cell office:value-type="float" office:value="7769070461" calcext:value-type="float">
            <text:p>7769070461</text:p>
          </table:table-cell>
          <table:table-cell office:value-type="string" calcext:value-type="string">
            <text:p>sanketshinde787@gmail.com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havik Nahar</text:p>
          </table:table-cell>
          <table:table-cell office:value-type="float" office:value="8698685296" calcext:value-type="float">
            <text:p>8698685296</text:p>
          </table:table-cell>
          <table:table-cell office:value-type="string" calcext:value-type="string">
            <text:p>bhaviknahar123@gmail.com</text:p>
          </table:table-cell>
          <table:table-cell office:value-type="string" calcext:value-type="string">
            <text:p>Dweep Pandya</text:p>
          </table:table-cell>
          <table:table-cell office:value-type="float" office:value="9561166234" calcext:value-type="float">
            <text:p>9561166234</text:p>
          </table:table-cell>
          <table:table-cell office:value-type="string" calcext:value-type="string">
            <text:p>dweep.pandya@gmail.com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shab H.Parmar</text:p>
          </table:table-cell>
          <table:table-cell office:value-type="float" office:value="9975572059" calcext:value-type="float">
            <text:p>9975572059</text:p>
          </table:table-cell>
          <table:table-cell office:value-type="string" calcext:value-type="string">
            <text:p>parmarrishabh@gmail.com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ishan Patel</text:p>
          </table:table-cell>
          <table:table-cell office:value-type="float" office:value="7744020534" calcext:value-type="float">
            <text:p>7744020534</text:p>
          </table:table-cell>
          <table:table-cell office:value-type="string" calcext:value-type="string">
            <text:p>kishan534@outlook.com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m Tagad</text:p>
          </table:table-cell>
          <table:table-cell office:value-type="float" office:value="7385988743" calcext:value-type="float">
            <text:p>7385988743</text:p>
          </table:table-cell>
          <table:table-cell office:value-type="string" calcext:value-type="string">
            <text:p>shubham.tagad22@gmail.com</text:p>
          </table:table-cell>
          <table:table-cell office:value-type="string" calcext:value-type="string">
            <text:p>Aditya Telang</text:p>
          </table:table-cell>
          <table:table-cell office:value-type="float" office:value="8237280893" calcext:value-type="float">
            <text:p>8237280893</text:p>
          </table:table-cell>
          <table:table-cell office:value-type="string" calcext:value-type="string">
            <text:p>adityatelang220@gmail.com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hit Adke</text:p>
          </table:table-cell>
          <table:table-cell office:value-type="float" office:value="7507421331" calcext:value-type="float">
            <text:p>7507421331</text:p>
          </table:table-cell>
          <table:table-cell office:value-type="string" calcext:value-type="string">
            <text:p>roditadke554@gmail.com</text:p>
          </table:table-cell>
          <table:table-cell office:value-type="string" calcext:value-type="string">
            <text:p>Kaustubh Kamble</text:p>
          </table:table-cell>
          <table:table-cell office:value-type="float" office:value="9561859089" calcext:value-type="float">
            <text:p>9561859089</text:p>
          </table:table-cell>
          <table:table-cell office:value-type="string" calcext:value-type="string">
            <text:p>kaustubhkamble789@gmail.com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shant Auti</text:p>
          </table:table-cell>
          <table:table-cell office:value-type="float" office:value="7387816872" calcext:value-type="float">
            <text:p>7387816872</text:p>
          </table:table-cell>
          <table:table-cell office:value-type="string" calcext:value-type="string">
            <text:p>nishantauti2104@gamil.com</text:p>
          </table:table-cell>
          <table:table-cell office:value-type="string" calcext:value-type="string">
            <text:p>Aditya Gonnade</text:p>
          </table:table-cell>
          <table:table-cell office:value-type="float" office:value="9623420241" calcext:value-type="float">
            <text:p>9623420241</text:p>
          </table:table-cell>
          <table:table-cell office:value-type="string" calcext:value-type="string">
            <text:p>gonnade.aditya@gmail.com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umya Sethi</text:p>
          </table:table-cell>
          <table:table-cell office:value-type="float" office:value="9987411632" calcext:value-type="float">
            <text:p>9987411632</text:p>
          </table:table-cell>
          <table:table-cell office:value-type="string" calcext:value-type="string">
            <text:p>soumyasethi@gmail.com</text:p>
          </table:table-cell>
          <table:table-cell office:value-type="string" calcext:value-type="string">
            <text:p>Garge V.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unak Deshpande</text:p>
          </table:table-cell>
          <table:table-cell office:value-type="float" office:value="9325707700" calcext:value-type="float">
            <text:p>9325707700</text:p>
          </table:table-cell>
          <table:table-cell office:value-type="string" calcext:value-type="string">
            <text:p>shaunsea2@gmail.com</text:p>
          </table:table-cell>
          <table:table-cell office:value-type="string" calcext:value-type="string">
            <text:p>Shlok Choudhari</text:p>
          </table:table-cell>
          <table:table-cell office:value-type="float" office:value="8888082866" calcext:value-type="float">
            <text:p>8888082866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nay Chauhan</text:p>
          </table:table-cell>
          <table:table-cell office:value-type="float" office:value="8975234002" calcext:value-type="float">
            <text:p>8975234002</text:p>
          </table:table-cell>
          <table:table-cell office:value-type="string" calcext:value-type="string">
            <text:p>pranaychauhan2@gmail.com</text:p>
          </table:table-cell>
          <table:table-cell office:value-type="string" calcext:value-type="string">
            <text:p>Pavan Bharambe</text:p>
          </table:table-cell>
          <table:table-cell office:value-type="float" office:value="8855068646" calcext:value-type="float">
            <text:p>8855068646</text:p>
          </table:table-cell>
          <table:table-cell office:value-type="string" calcext:value-type="string">
            <text:p>pavanbharambe23@gmail.com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Singhania</text:p>
          </table:table-cell>
          <table:table-cell office:value-type="float" office:value="7719888146" calcext:value-type="float">
            <text:p>7719888146</text:p>
          </table:table-cell>
          <table:table-cell office:value-type="string" calcext:value-type="string">
            <text:p>abhisheksinghania1707@gmail.com</text:p>
          </table:table-cell>
          <table:table-cell office:value-type="string" calcext:value-type="string">
            <text:p>Shravani Belgamwar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purva Maheshwari</text:p>
          </table:table-cell>
          <table:table-cell office:value-type="float" office:value="9982049588" calcext:value-type="float">
            <text:p>9982049588</text:p>
          </table:table-cell>
          <table:table-cell/>
          <table:table-cell office:value-type="string" calcext:value-type="string">
            <text:p>Aditi Sonar</text:p>
          </table:table-cell>
          <table:table-cell office:value-type="float" office:value="9595795424" calcext:value-type="float">
            <text:p>9595795424</text:p>
          </table:table-cell>
          <table:table-cell office:value-type="string" calcext:value-type="string">
            <text:p>aditisonar1997@gmail.com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it Chakor</text:p>
          </table:table-cell>
          <table:table-cell office:value-type="float" office:value="7040405398" calcext:value-type="float">
            <text:p>7040405398</text:p>
          </table:table-cell>
          <table:table-cell office:value-type="string" calcext:value-type="string">
            <text:p>amitchakor21@gmail.com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ndip Samant</text:p>
          </table:table-cell>
          <table:table-cell office:value-type="float" office:value="9765403628" calcext:value-type="float">
            <text:p>9765403628</text:p>
          </table:table-cell>
          <table:table-cell office:value-type="string" calcext:value-type="string">
            <text:p>sandeepsamant1702@gmail.com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it Kumar</text:p>
          </table:table-cell>
          <table:table-cell office:value-type="float" office:value="7741012814" calcext:value-type="float">
            <text:p>7741012814</text:p>
          </table:table-cell>
          <table:table-cell office:value-type="string" calcext:value-type="string">
            <text:p>amit67890dg@gmail.com</text:p>
          </table:table-cell>
          <table:table-cell office:value-type="string" calcext:value-type="string">
            <text:p>Malaya Ranjan</text:p>
          </table:table-cell>
          <table:table-cell office:value-type="float" office:value="8698025605" calcext:value-type="float">
            <text:p>8698025605</text:p>
          </table:table-cell>
          <table:table-cell office:value-type="string" calcext:value-type="string">
            <text:p>bunusanu123@gmail.com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han Chougule</text:p>
          </table:table-cell>
          <table:table-cell office:value-type="float" office:value="9405217842" calcext:value-type="float">
            <text:p>9405217842</text:p>
          </table:table-cell>
          <table:table-cell office:value-type="string" calcext:value-type="string">
            <text:p>rohan183chougule@gmail.com</text:p>
          </table:table-cell>
          <table:table-cell office:value-type="string" calcext:value-type="string">
            <text:p>Rajat Ravat</text:p>
          </table:table-cell>
          <table:table-cell office:value-type="float" office:value="8007679025" calcext:value-type="float">
            <text:p>8007679025</text:p>
          </table:table-cell>
          <table:table-cell office:value-type="string" calcext:value-type="string">
            <text:p>rajatravataku@gmail.com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eem Kanal</text:p>
          </table:table-cell>
          <table:table-cell office:value-type="float" office:value="8805422096" calcext:value-type="float">
            <text:p>8805422096</text:p>
          </table:table-cell>
          <table:table-cell office:value-type="string" calcext:value-type="string">
            <text:p>aseem.kanal98@gmail.com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Machgle</text:p>
          </table:table-cell>
          <table:table-cell office:value-type="float" office:value="9890746215" calcext:value-type="float">
            <text:p>9890746215</text:p>
          </table:table-cell>
          <table:table-cell office:value-type="string" calcext:value-type="string">
            <text:p>abhishek1992.machgle@gmail.com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nkti Patil</text:p>
          </table:table-cell>
          <table:table-cell office:value-type="float" office:value="7776090433" calcext:value-type="float">
            <text:p>7776090433</text:p>
          </table:table-cell>
          <table:table-cell office:value-type="string" calcext:value-type="string">
            <text:p>panktipatil19912@gmail.com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imanshu Agrawal</text:p>
          </table:table-cell>
          <table:table-cell office:value-type="float" office:value="8277822234" calcext:value-type="float">
            <text:p>8277822234</text:p>
          </table:table-cell>
          <table:table-cell office:value-type="string" calcext:value-type="string">
            <text:p>HimanAgrawal1001@gmail.com</text:p>
          </table:table-cell>
          <table:table-cell office:value-type="string" calcext:value-type="string">
            <text:p>Rajat Pawar</text:p>
          </table:table-cell>
          <table:table-cell/>
          <table:table-cell office:value-type="string" calcext:value-type="string">
            <text:p>rajat.pawar100@gmail.com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gvijay Choudhari</text:p>
          </table:table-cell>
          <table:table-cell office:value-type="float" office:value="9423109155" calcext:value-type="float">
            <text:p>9423109155</text:p>
          </table:table-cell>
          <table:table-cell office:value-type="string" calcext:value-type="string">
            <text:p>digvijay2299@gmail.com</text:p>
          </table:table-cell>
          <table:table-cell office:value-type="string" calcext:value-type="string">
            <text:p>Jay Chawala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ambiree Litesh</text:p>
          </table:table-cell>
          <table:table-cell office:value-type="float" office:value="9423915532" calcext:value-type="float">
            <text:p>9423915532</text:p>
          </table:table-cell>
          <table:table-cell office:value-type="string" calcext:value-type="string">
            <text:p>Liteshpzambare@gmail.com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raj Tamgale</text:p>
          </table:table-cell>
          <table:table-cell office:value-type="float" office:value="9422283858" calcext:value-type="float">
            <text:p>9422283858</text:p>
          </table:table-cell>
          <table:table-cell office:value-type="string" calcext:value-type="string">
            <text:p>sbtamgale@gmail.com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nde Chetan </text:p>
          </table:table-cell>
          <table:table-cell office:value-type="float" office:value="9923369680" calcext:value-type="float">
            <text:p>9923369680</text:p>
          </table:table-cell>
          <table:table-cell office:value-type="string" calcext:value-type="string">
            <text:p>chetanshinde2001@gmail.com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ash Agrawal</text:p>
          </table:table-cell>
          <table:table-cell office:value-type="float" office:value="7558567721" calcext:value-type="float">
            <text:p>7558567721</text:p>
          </table:table-cell>
          <table:table-cell office:value-type="string" calcext:value-type="string">
            <text:p>ayashrocks007@gmail.com</text:p>
          </table:table-cell>
          <table:table-cell office:value-type="string" calcext:value-type="string">
            <text:p>Akash Khairnar</text:p>
          </table:table-cell>
          <table:table-cell office:value-type="float" office:value="9689470542" calcext:value-type="float">
            <text:p>9689470542</text:p>
          </table:table-cell>
          <table:table-cell office:value-type="string" calcext:value-type="string">
            <text:p>akashkhairnar40@gmail.com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ush Teppaewar</text:p>
          </table:table-cell>
          <table:table-cell office:value-type="float" office:value="8154957061" calcext:value-type="float">
            <text:p>8154957061</text:p>
          </table:table-cell>
          <table:table-cell office:value-type="string" calcext:value-type="string">
            <text:p>kushteppaewar@gmail.com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havab Gujar</text:p>
          </table:table-cell>
          <table:table-cell office:value-type="float" office:value="9850039060" calcext:value-type="float">
            <text:p>9850039060</text:p>
          </table:table-cell>
          <table:table-cell office:value-type="string" calcext:value-type="string">
            <text:p>dhvlgjr@gmail.com</text:p>
          </table:table-cell>
          <table:table-cell office:value-type="string" calcext:value-type="string">
            <text:p>Pranav Budhwant</text:p>
          </table:table-cell>
          <table:table-cell office:value-type="float" office:value="7030125663" calcext:value-type="float">
            <text:p>7030125663</text:p>
          </table:table-cell>
          <table:table-cell office:value-type="string" calcext:value-type="string">
            <text:p>pranavbudhwant@gmail.com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vam Arora</text:p>
          </table:table-cell>
          <table:table-cell office:value-type="float" office:value="7875800152" calcext:value-type="float">
            <text:p>7875800152</text:p>
          </table:table-cell>
          <table:table-cell office:value-type="string" calcext:value-type="string">
            <text:p>divam.arora96@gmail.com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urjeet Singh</text:p>
          </table:table-cell>
          <table:table-cell office:value-type="float" office:value="7387642934" calcext:value-type="float">
            <text:p>7387642934</text:p>
          </table:table-cell>
          <table:table-cell office:value-type="string" calcext:value-type="string">
            <text:p>gurjeetsingh5454@gmail.com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tish Banner</text:p>
          </table:table-cell>
          <table:table-cell office:value-type="float" office:value="9730024655" calcext:value-type="float">
            <text:p>9730024655</text:p>
          </table:table-cell>
          <table:table-cell office:value-type="string" calcext:value-type="string">
            <text:p>nitishmole@gmail.com</text:p>
          </table:table-cell>
          <table:table-cell office:value-type="string" calcext:value-type="string">
            <text:p>Maitrayee Gore</text:p>
          </table:table-cell>
          <table:table-cell office:value-type="float" office:value="9767160448" calcext:value-type="float">
            <text:p>9767160448</text:p>
          </table:table-cell>
          <table:table-cell office:value-type="string" calcext:value-type="string">
            <text:p>maitrayee.gore@gmail.com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itesh Bhamare</text:p>
          </table:table-cell>
          <table:table-cell office:value-type="float" office:value="9689209077" calcext:value-type="float">
            <text:p>9689209077</text:p>
          </table:table-cell>
          <table:table-cell office:value-type="string" calcext:value-type="string">
            <text:p>bhamarehitesh399@gmail.com</text:p>
          </table:table-cell>
          <table:table-cell office:value-type="string" calcext:value-type="string">
            <text:p>Jagannath Gaidhani</text:p>
          </table:table-cell>
          <table:table-cell office:value-type="float" office:value="8698806662" calcext:value-type="float">
            <text:p>8698806662</text:p>
          </table:table-cell>
          <table:table-cell office:value-type="string" calcext:value-type="string">
            <text:p>jagannathgaidhani@gmail.com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shikesh Bhosale</text:p>
          </table:table-cell>
          <table:table-cell office:value-type="float" office:value="8380979510" calcext:value-type="float">
            <text:p>8380979510</text:p>
          </table:table-cell>
          <table:table-cell office:value-type="string" calcext:value-type="string">
            <text:p>rushibhosale155@gmail.com</text:p>
          </table:table-cell>
          <table:table-cell office:value-type="string" calcext:value-type="string">
            <text:p>Neeraj Sonawane</text:p>
          </table:table-cell>
          <table:table-cell office:value-type="float" office:value="7040197973" calcext:value-type="float">
            <text:p>7040197973</text:p>
          </table:table-cell>
          <table:table-cell office:value-type="string" calcext:value-type="string">
            <text:p>neerajsonawane@rediffmail.com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mkar Jagtap</text:p>
          </table:table-cell>
          <table:table-cell office:value-type="float" office:value="7276150911" calcext:value-type="float">
            <text:p>7276150911</text:p>
          </table:table-cell>
          <table:table-cell office:value-type="string" calcext:value-type="string">
            <text:p>omkarsanroshjagtap@gmail.com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inmay Relkar</text:p>
          </table:table-cell>
          <table:table-cell office:value-type="float" office:value="7620437776" calcext:value-type="float">
            <text:p>7620437776</text:p>
          </table:table-cell>
          <table:table-cell office:value-type="string" calcext:value-type="string">
            <text:p>chinmay51297@gmail.com</text:p>
          </table:table-cell>
          <table:table-cell office:value-type="string" calcext:value-type="string">
            <text:p>Shruti Kulkarni</text:p>
          </table:table-cell>
          <table:table-cell office:value-type="float" office:value="8624868728" calcext:value-type="float">
            <text:p>8624868728</text:p>
          </table:table-cell>
          <table:table-cell office:value-type="string" calcext:value-type="string">
            <text:p>shrutikulkarni1904@gmail.com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ryaman Gaur</text:p>
          </table:table-cell>
          <table:table-cell office:value-type="float" office:value="9411597973" calcext:value-type="float">
            <text:p>9411597973</text:p>
          </table:table-cell>
          <table:table-cell office:value-type="string" calcext:value-type="string">
            <text:p>gauraryman@gmail.com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ishnavi J Mole</text:p>
          </table:table-cell>
          <table:table-cell office:value-type="float" office:value="8605272839" calcext:value-type="float">
            <text:p>8605272839</text:p>
          </table:table-cell>
          <table:table-cell office:value-type="string" calcext:value-type="string">
            <text:p>vaishnao99@gmail.com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yali More</text:p>
          </table:table-cell>
          <table:table-cell office:value-type="float" office:value="7588957633" calcext:value-type="float">
            <text:p>758895763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CHANA VAUGANE</text:p>
          </table:table-cell>
          <table:table-cell office:value-type="float" office:value="9881457076" calcext:value-type="float">
            <text:p>9881457076</text:p>
          </table:table-cell>
          <table:table-cell office:value-type="string" calcext:value-type="string">
            <text:p>vaugane418@gmail.com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LAK VORA</text:p>
          </table:table-cell>
          <table:table-cell office:value-type="float" office:value="9601651551" calcext:value-type="float">
            <text:p>9601651551</text:p>
          </table:table-cell>
          <table:table-cell office:value-type="string" calcext:value-type="string">
            <text:p>palak.vora19@gmail.com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ANI PAHADE</text:p>
          </table:table-cell>
          <table:table-cell office:value-type="float" office:value="9763530159" calcext:value-type="float">
            <text:p>9763530159</text:p>
          </table:table-cell>
          <table:table-cell office:value-type="string" calcext:value-type="string">
            <text:p>shivanipahade@gmail.com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IDDHI KULKARNI</text:p>
          </table:table-cell>
          <table:table-cell office:value-type="float" office:value="9011414784" calcext:value-type="float">
            <text:p>9011414784</text:p>
          </table:table-cell>
          <table:table-cell office:value-type="string" calcext:value-type="string">
            <text:p>siddhikulkarni269@gmail.com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MEER KOLHAR</text:p>
          </table:table-cell>
          <table:table-cell office:value-type="float" office:value="8792595931" calcext:value-type="float">
            <text:p>8792595931</text:p>
          </table:table-cell>
          <table:table-cell office:value-type="string" calcext:value-type="string">
            <text:p>kolhar730@gmail.com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MKAR BHAREMGUNDE</text:p>
          </table:table-cell>
          <table:table-cell office:value-type="float" office:value="9423754133" calcext:value-type="float">
            <text:p>9423754133</text:p>
          </table:table-cell>
          <table:table-cell office:value-type="string" calcext:value-type="string">
            <text:p>osb281198@gmail.com</text:p>
          </table:table-cell>
          <table:table-cell office:value-type="string" calcext:value-type="string">
            <text:p>HRISHIKESH JADHAV</text:p>
          </table:table-cell>
          <table:table-cell office:value-type="float" office:value="7798776423" calcext:value-type="float">
            <text:p>7798776423</text:p>
          </table:table-cell>
          <table:table-cell office:value-type="string" calcext:value-type="string">
            <text:p>hrishikesh.jadhav12@gmail.com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NAV LEVHARKAR</text:p>
          </table:table-cell>
          <table:table-cell office:value-type="float" office:value="9423354065" calcext:value-type="float">
            <text:p>9423354065</text:p>
          </table:table-cell>
          <table:table-cell office:value-type="string" calcext:value-type="string">
            <text:p>abhinav.levharkar@gmail.com</text:p>
          </table:table-cell>
          <table:table-cell office:value-type="string" calcext:value-type="string">
            <text:p>SHREY SINHA</text:p>
          </table:table-cell>
          <table:table-cell office:value-type="float" office:value="8554928702" calcext:value-type="float">
            <text:p>8554928702</text:p>
          </table:table-cell>
          <table:table-cell office:value-type="string" calcext:value-type="string">
            <text:p>shreyk1999@gmail.com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YUSH JADHAV</text:p>
          </table:table-cell>
          <table:table-cell office:value-type="float" office:value="8149227265" calcext:value-type="float">
            <text:p>8149227265</text:p>
          </table:table-cell>
          <table:table-cell office:value-type="string" calcext:value-type="string">
            <text:p>jpiyush2599@gmail.com</text:p>
          </table:table-cell>
          <table:table-cell office:value-type="string" calcext:value-type="string">
            <text:p>PIYUSH RATHOD</text:p>
          </table:table-cell>
          <table:table-cell office:value-type="float" office:value="9702977279" calcext:value-type="float">
            <text:p>9702977279</text:p>
          </table:table-cell>
          <table:table-cell office:value-type="string" calcext:value-type="string">
            <text:p>piyush98rathod@gmail.com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DHURA RASTE</text:p>
          </table:table-cell>
          <table:table-cell office:value-type="float" office:value="9920432763" calcext:value-type="float">
            <text:p>9920432763</text:p>
          </table:table-cell>
          <table:table-cell office:value-type="string" calcext:value-type="string">
            <text:p>madhura.m.raste@gmail.com</text:p>
          </table:table-cell>
          <table:table-cell office:value-type="string" calcext:value-type="string">
            <text:p>TANISHA HEGDE</text:p>
          </table:table-cell>
          <table:table-cell office:value-type="float" office:value="7720048998" calcext:value-type="float">
            <text:p>7720048998</text:p>
          </table:table-cell>
          <table:table-cell office:value-type="string" calcext:value-type="string">
            <text:p>tabishahegde@gmail.com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PARSH ARORA</text:p>
          </table:table-cell>
          <table:table-cell office:value-type="float" office:value="9158991210" calcext:value-type="float">
            <text:p>9158991210</text:p>
          </table:table-cell>
          <table:table-cell office:value-type="string" calcext:value-type="string">
            <text:p>sparsharora98@rediff.com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LESH PRASAD </text:p>
          </table:table-cell>
          <table:table-cell office:value-type="float" office:value="9004372993" calcext:value-type="float">
            <text:p>9004372993</text:p>
          </table:table-cell>
          <table:table-cell office:value-type="string" calcext:value-type="string">
            <text:p>prasadnilesh96@gmail.com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ASH ZAMBRE</text:p>
          </table:table-cell>
          <table:table-cell office:value-type="float" office:value="8007438856" calcext:value-type="float">
            <text:p>8007438856</text:p>
          </table:table-cell>
          <table:table-cell office:value-type="string" calcext:value-type="string">
            <text:p>yashvz98@gmail.com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ita Rudrwar</text:p>
          </table:table-cell>
          <table:table-cell office:value-type="float" office:value="9405335452" calcext:value-type="float">
            <text:p>9405335452</text:p>
          </table:table-cell>
          <table:table-cell office:value-type="string" calcext:value-type="string">
            <text:p>nikita.rudrwar@gmail.com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dnya Kahuwar</text:p>
          </table:table-cell>
          <table:table-cell office:value-type="float" office:value="9960595977" calcext:value-type="float">
            <text:p>9960595977</text:p>
          </table:table-cell>
          <table:table-cell office:value-type="string" calcext:value-type="string">
            <text:p>abhidnyark008@gmail.com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ita </text:p>
          </table:table-cell>
          <table:table-cell office:value-type="float" office:value="8398767306" calcext:value-type="float">
            <text:p>8398767306</text:p>
          </table:table-cell>
          <table:table-cell office:value-type="string" calcext:value-type="string">
            <text:p>nikitashirguppi9498@gmail.com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tika Ware</text:p>
          </table:table-cell>
          <table:table-cell office:value-type="float" office:value="965795506" calcext:value-type="float">
            <text:p>965795506</text:p>
          </table:table-cell>
          <table:table-cell office:value-type="string" calcext:value-type="string">
            <text:p>ritikamware@gmail.com</text:p>
          </table:table-cell>
          <table:table-cell office:value-type="string" calcext:value-type="string">
            <text:p>Srushti Hembade</text:p>
          </table:table-cell>
          <table:table-cell office:value-type="float" office:value="7768051666" calcext:value-type="float">
            <text:p>7768051666</text:p>
          </table:table-cell>
          <table:table-cell office:value-type="string" calcext:value-type="string">
            <text:p>srushtihembade@gmail.com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wait Joshi</text:p>
          </table:table-cell>
          <table:table-cell office:value-type="float" office:value="8975145404" calcext:value-type="float">
            <text:p>8975145404</text:p>
          </table:table-cell>
          <table:table-cell office:value-type="string" calcext:value-type="string">
            <text:p>adujosh28@gmail.com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ul Shetty</text:p>
          </table:table-cell>
          <table:table-cell office:value-type="float" office:value="9765769510" calcext:value-type="float">
            <text:p>9765769510</text:p>
          </table:table-cell>
          <table:table-cell office:value-type="string" calcext:value-type="string">
            <text:p>shettyuday528@gmail.com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EGH THOAKRE</text:p>
          </table:table-cell>
          <table:table-cell office:value-type="float" office:value="9075728111" calcext:value-type="float">
            <text:p>9075728111</text:p>
          </table:table-cell>
          <table:table-cell office:value-type="string" calcext:value-type="string">
            <text:p>ameghthakre@gmail.com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IKRISHNA PATIL</text:p>
          </table:table-cell>
          <table:table-cell office:value-type="float" office:value="9970133303" calcext:value-type="float">
            <text:p>9970133303</text:p>
          </table:table-cell>
          <table:table-cell office:value-type="string" calcext:value-type="string">
            <text:p>jaikrishna.m.patil@gmail.com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SHITIJ SALUKHE</text:p>
          </table:table-cell>
          <table:table-cell office:value-type="float" office:value="8888883803" calcext:value-type="float">
            <text:p>8888883803</text:p>
          </table:table-cell>
          <table:table-cell office:value-type="string" calcext:value-type="string">
            <text:p>kshitijsolunkhe@gmail.com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CHIDNYA KADAM</text:p>
          </table:table-cell>
          <table:table-cell office:value-type="float" office:value="8237550911" calcext:value-type="float">
            <text:p>8237550911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EY DESHPANDE</text:p>
          </table:table-cell>
          <table:table-cell office:value-type="float" office:value="7057159724" calcext:value-type="float">
            <text:p>7057159724</text:p>
          </table:table-cell>
          <table:table-cell office:value-type="string" calcext:value-type="string">
            <text:p>ameydeshpande30@gmail.com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HAM DESHMUKH</text:p>
          </table:table-cell>
          <table:table-cell office:value-type="float" office:value="7385298340" calcext:value-type="float">
            <text:p>7385298340</text:p>
          </table:table-cell>
          <table:table-cell office:value-type="string" calcext:value-type="string">
            <text:p>sohamtgpro@gmail.com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REN KHAKE</text:p>
          </table:table-cell>
          <table:table-cell office:value-type="float" office:value="7038292979" calcext:value-type="float">
            <text:p>7038292979</text:p>
          </table:table-cell>
          <table:table-cell office:value-type="string" calcext:value-type="string">
            <text:p>narenkhake@gmail.com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HUL MOOHTHY</text:p>
          </table:table-cell>
          <table:table-cell office:value-type="float" office:value="8805479825" calcext:value-type="float">
            <text:p>8805479825</text:p>
          </table:table-cell>
          <table:table-cell office:value-type="string" calcext:value-type="string">
            <text:p>rahulmoohthy9.6@gmail.com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JINKYA SONAWANE</text:p>
          </table:table-cell>
          <table:table-cell office:value-type="float" office:value="8237484599" calcext:value-type="float">
            <text:p>8237484599</text:p>
          </table:table-cell>
          <table:table-cell office:value-type="string" calcext:value-type="string">
            <text:p>sonawaneajinks@gmail.com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GINI BETRABET</text:p>
          </table:table-cell>
          <table:table-cell office:value-type="float" office:value="9730607415" calcext:value-type="float">
            <text:p>9730607415</text:p>
          </table:table-cell>
          <table:table-cell office:value-type="string" calcext:value-type="string">
            <text:p>vagini.betrobet97@gmail.com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WAIT GUNJAL</text:p>
          </table:table-cell>
          <table:table-cell office:value-type="float" office:value="8600880352" calcext:value-type="float">
            <text:p>8600880352</text:p>
          </table:table-cell>
          <table:table-cell office:value-type="string" calcext:value-type="string">
            <text:p>adwaitgunjal50@gmail.com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HIL BETKE</text:p>
          </table:table-cell>
          <table:table-cell office:value-type="float" office:value="7219625956" calcext:value-type="float">
            <text:p>7219625956</text:p>
          </table:table-cell>
          <table:table-cell office:value-type="string" calcext:value-type="string">
            <text:p>nickbetke@gmail.com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/>SURAJ BAMBLE</text:p>
          </table:table-cell>
          <table:table-cell office:value-type="float" office:value="7741013856" calcext:value-type="float">
            <text:p>7741013856</text:p>
          </table:table-cell>
          <table:table-cell office:value-type="string" calcext:value-type="string">
            <text:p>surajbamble3@gmail.com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MIRAN </text:p>
          </table:table-cell>
          <table:table-cell office:value-type="float" office:value="8975986768" calcext:value-type="float">
            <text:p>8975986768</text:p>
          </table:table-cell>
          <table:table-cell office:value-type="string" calcext:value-type="string">
            <text:p>samiranhiray@gmail.com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JAY AHIRE</text:p>
          </table:table-cell>
          <table:table-cell office:value-type="float" office:value="7798900698" calcext:value-type="float">
            <text:p>7798900698</text:p>
          </table:table-cell>
          <table:table-cell office:value-type="string" calcext:value-type="string">
            <text:p>ahireajay367@gmail.com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NAYAK JADHAV</text:p>
          </table:table-cell>
          <table:table-cell/>
          <table:table-cell office:value-type="string" calcext:value-type="string">
            <text:p>vijadhav88@gmail.com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SHAL DESHMUKH</text:p>
          </table:table-cell>
          <table:table-cell office:value-type="float" office:value="8888010389" calcext:value-type="float">
            <text:p>8888010389</text:p>
          </table:table-cell>
          <table:table-cell office:value-type="string" calcext:value-type="string">
            <text:p>vishaldeshmukh@gmail.com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ASHS DALAL</text:p>
          </table:table-cell>
          <table:table-cell office:value-type="float" office:value="8605972470" calcext:value-type="float">
            <text:p>8605972470</text:p>
          </table:table-cell>
          <table:table-cell office:value-type="string" calcext:value-type="string">
            <text:p>yashasdalal9@gmail.com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HIT SHETE</text:p>
          </table:table-cell>
          <table:table-cell office:value-type="float" office:value="9130693084" calcext:value-type="float">
            <text:p>9130693084</text:p>
          </table:table-cell>
          <table:table-cell office:value-type="string" calcext:value-type="string">
            <text:p>rohitshete27@gmail.com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MKAR NALAWAD</text:p>
          </table:table-cell>
          <table:table-cell office:value-type="float" office:value="8308866624" calcext:value-type="float">
            <text:p>8308866624</text:p>
          </table:table-cell>
          <table:table-cell office:value-type="string" calcext:value-type="string">
            <text:p>omkarvn51@gmail.com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MEER AMBEKAR</text:p>
          </table:table-cell>
          <table:table-cell office:value-type="float" office:value="7058355603" calcext:value-type="float">
            <text:p>7058355603</text:p>
          </table:table-cell>
          <table:table-cell office:value-type="string" calcext:value-type="string">
            <text:p>sammymbkar@gmail.com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M AUTI</text:p>
          </table:table-cell>
          <table:table-cell office:value-type="float" office:value="9730704565" calcext:value-type="float">
            <text:p>9730704565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DEEP KURUND</text:p>
          </table:table-cell>
          <table:table-cell office:value-type="float" office:value="8956266779" calcext:value-type="float">
            <text:p>8956266779</text:p>
          </table:table-cell>
          <table:table-cell office:value-type="string" calcext:value-type="string">
            <text:p>ppsoovv@gmail.com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ADARSH PATEL</text:p>
          </table:table-cell>
          <table:table-cell office:value-type="float" office:value="9545331100" calcext:value-type="float">
            <text:p>9545331100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HAN HIREKERUR</text:p>
          </table:table-cell>
          <table:table-cell office:value-type="float" office:value="8805074034" calcext:value-type="float">
            <text:p>8805074034</text:p>
          </table:table-cell>
          <table:table-cell office:value-type="string" calcext:value-type="string">
            <text:p>Rrohan.football.utd@gmail.com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ITA MEMANE</text:p>
          </table:table-cell>
          <table:table-cell office:value-type="float" office:value="9850416161" calcext:value-type="float">
            <text:p>9850416161</text:p>
          </table:table-cell>
          <table:table-cell office:value-type="string" calcext:value-type="string">
            <text:p>nikita.memane@gmail.com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SHATA BALI</text:p>
          </table:table-cell>
          <table:table-cell office:value-type="float" office:value="9975288916" calcext:value-type="float">
            <text:p>9975288916</text:p>
          </table:table-cell>
          <table:table-cell office:value-type="string" calcext:value-type="string">
            <text:p>akshub1997@gmail.com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VEENA KODKANI</text:p>
          </table:table-cell>
          <table:table-cell office:value-type="float" office:value="7387064874" calcext:value-type="float">
            <text:p>7387064874</text:p>
          </table:table-cell>
          <table:table-cell office:value-type="string" calcext:value-type="string">
            <text:p>naveenakodkani41@gmail.com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ANSHA RAJPURE</text:p>
          </table:table-cell>
          <table:table-cell office:value-type="float" office:value="7304473443" calcext:value-type="float">
            <text:p>7304473443</text:p>
          </table:table-cell>
          <table:table-cell office:value-type="string" calcext:value-type="string">
            <text:p>akansharajpure6884@gmail.com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ha Chiddarwar</text:p>
          </table:table-cell>
          <table:table-cell office:value-type="float" office:value="9130508553" calcext:value-type="float">
            <text:p>9130508553</text:p>
          </table:table-cell>
          <table:table-cell office:value-type="string" calcext:value-type="string">
            <text:p>nehachiddarwar123@gmail.com</text:p>
          </table:table-cell>
          <table:table-cell office:value-type="string" calcext:value-type="string">
            <text:p>Ritu Kumbhani</text:p>
          </table:table-cell>
          <table:table-cell office:value-type="float" office:value="7507001251" calcext:value-type="float">
            <text:p>7507001251</text:p>
          </table:table-cell>
          <table:table-cell office:value-type="string" calcext:value-type="string">
            <text:p>ritu.kumbhani@gmail.com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nchan Jadhav</text:p>
          </table:table-cell>
          <table:table-cell office:value-type="float" office:value="976515534" calcext:value-type="float">
            <text:p>976515534</text:p>
          </table:table-cell>
          <table:table-cell office:value-type="string" calcext:value-type="string">
            <text:p>kanchan.jadhav59777@gmail.com</text:p>
          </table:table-cell>
          <table:table-cell office:value-type="string" calcext:value-type="string">
            <text:p>Gauri Ghodake</text:p>
          </table:table-cell>
          <table:table-cell office:value-type="float" office:value="7028887091" calcext:value-type="float">
            <text:p>7028887091</text:p>
          </table:table-cell>
          <table:table-cell office:value-type="string" calcext:value-type="string">
            <text:p>gaurighodake@gmail.com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hish Surue</text:p>
          </table:table-cell>
          <table:table-cell office:value-type="float" office:value="7040071239" calcext:value-type="float">
            <text:p>7040071239</text:p>
          </table:table-cell>
          <table:table-cell office:value-type="string" calcext:value-type="string">
            <text:p>ash8dlz@gmail.com</text:p>
          </table:table-cell>
          <table:table-cell office:value-type="string" calcext:value-type="string">
            <text:p>Sajal Suhane</text:p>
          </table:table-cell>
          <table:table-cell office:value-type="float" office:value="9575344681" calcext:value-type="float">
            <text:p>9575344681</text:p>
          </table:table-cell>
          <table:table-cell office:value-type="string" calcext:value-type="string">
            <text:p>ssuhane31@gmai.com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hak Nargotra</text:p>
          </table:table-cell>
          <table:table-cell office:value-type="float" office:value="8605062921" calcext:value-type="float">
            <text:p>8605062921</text:p>
          </table:table-cell>
          <table:table-cell office:value-type="string" calcext:value-type="string">
            <text:p>mehaknargotra97@gmail.com</text:p>
          </table:table-cell>
          <table:table-cell office:value-type="string" calcext:value-type="string">
            <text:p>Juhi Malkani</text:p>
          </table:table-cell>
          <table:table-cell office:value-type="float" office:value="9011004153" calcext:value-type="float">
            <text:p>9011004153</text:p>
          </table:table-cell>
          <table:table-cell office:value-type="string" calcext:value-type="string">
            <text:p>juhim0528@gmail.com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yushi Tiwari</text:p>
          </table:table-cell>
          <table:table-cell office:value-type="float" office:value="9923436419" calcext:value-type="float">
            <text:p>9923436419</text:p>
          </table:table-cell>
          <table:table-cell office:value-type="string" calcext:value-type="string">
            <text:p>ayushitiwari01@yahoo.in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akansha Inamdar</text:p>
          </table:table-cell>
          <table:table-cell office:value-type="float" office:value="9575344681" calcext:value-type="float">
            <text:p>9575344681</text:p>
          </table:table-cell>
          <table:table-cell office:value-type="string" calcext:value-type="string">
            <text:p>ssuhane31@gmai.com</text:p>
          </table:table-cell>
          <table:table-cell office:value-type="string" calcext:value-type="string">
            <text:p>Jhanavi Shah</text:p>
          </table:table-cell>
          <table:table-cell office:value-type="float" office:value="9575344981" calcext:value-type="float">
            <text:p>9575344981</text:p>
          </table:table-cell>
          <table:table-cell office:value-type="string" calcext:value-type="string">
            <text:p>ssuhane31@gmai.com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Satbhai</text:p>
          </table:table-cell>
          <table:table-cell office:value-type="float" office:value="9011063357" calcext:value-type="float">
            <text:p>9011063357</text:p>
          </table:table-cell>
          <table:table-cell office:value-type="string" calcext:value-type="string">
            <text:p>abhishek07satbhai@gmail.com</text:p>
          </table:table-cell>
          <table:table-cell office:value-type="string" calcext:value-type="string">
            <text:p>Chinmayi Shaligram</text:p>
          </table:table-cell>
          <table:table-cell office:value-type="float" office:value="8380091035" calcext:value-type="float">
            <text:p>8380091035</text:p>
          </table:table-cell>
          <table:table-cell office:value-type="string" calcext:value-type="string">
            <text:p>shaligramc11@gmail.com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Satbhai</text:p>
          </table:table-cell>
          <table:table-cell office:value-type="float" office:value="9011063357" calcext:value-type="float">
            <text:p>9011063357</text:p>
          </table:table-cell>
          <table:table-cell office:value-type="string" calcext:value-type="string">
            <text:p>abhishek07satbhai@gmail.com</text:p>
          </table:table-cell>
          <table:table-cell office:value-type="string" calcext:value-type="string">
            <text:p>Chinmayi Shaligram</text:p>
          </table:table-cell>
          <table:table-cell office:value-type="float" office:value="8380091035" calcext:value-type="float">
            <text:p>8380091035</text:p>
          </table:table-cell>
          <table:table-cell office:value-type="string" calcext:value-type="string">
            <text:p>shaligramc11@gmail.com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algun Meshram</text:p>
          </table:table-cell>
          <table:table-cell office:value-type="float" office:value="9764375095" calcext:value-type="float">
            <text:p>9764375095</text:p>
          </table:table-cell>
          <table:table-cell office:value-type="string" calcext:value-type="string">
            <text:p>falgunatportal911@gmail.com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am Gor</text:p>
          </table:table-cell>
          <table:table-cell office:value-type="float" office:value="9096973625" calcext:value-type="float">
            <text:p>9096973625</text:p>
          </table:table-cell>
          <table:table-cell office:value-type="string" calcext:value-type="string">
            <text:p>shivamgor98@gmail.com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nvi Bhargaw</text:p>
          </table:table-cell>
          <table:table-cell office:value-type="float" office:value="8237861461" calcext:value-type="float">
            <text:p>8237861461</text:p>
          </table:table-cell>
          <table:table-cell office:value-type="string" calcext:value-type="string">
            <text:p>tbhargaw@gmail.com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hish Pawde</text:p>
          </table:table-cell>
          <table:table-cell office:value-type="float" office:value="8928990025" calcext:value-type="float">
            <text:p>8928990025</text:p>
          </table:table-cell>
          <table:table-cell office:value-type="string" calcext:value-type="string">
            <text:p>ashishpawde008@gmail.com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chin</text:p>
          </table:table-cell>
          <table:table-cell office:value-type="float" office:value="8411816035" calcext:value-type="float">
            <text:p>8411816035</text:p>
          </table:table-cell>
          <table:table-cell office:value-type="string" calcext:value-type="string">
            <text:p>studenttao9@gmail.com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rdik</text:p>
          </table:table-cell>
          <table:table-cell office:value-type="float" office:value="9204012501" calcext:value-type="float">
            <text:p>9204012501</text:p>
          </table:table-cell>
          <table:table-cell office:value-type="string" calcext:value-type="string">
            <text:p>agarwalhardikkumar@gmail.com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yali bapat</text:p>
          </table:table-cell>
          <table:table-cell office:value-type="float" office:value="9923318866" calcext:value-type="float">
            <text:p>9923318866</text:p>
          </table:table-cell>
          <table:table-cell office:value-type="string" calcext:value-type="string">
            <text:p>sayalibapat@gmail.com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inmayi bankar</text:p>
          </table:table-cell>
          <table:table-cell office:value-type="float" office:value="8552004522" calcext:value-type="float">
            <text:p>8552004522</text:p>
          </table:table-cell>
          <table:table-cell office:value-type="string" calcext:value-type="string">
            <text:p>chinmayibankar@gmail.com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rshita</text:p>
          </table:table-cell>
          <table:table-cell office:value-type="float" office:value="9327555010" calcext:value-type="float">
            <text:p>9327555010</text:p>
          </table:table-cell>
          <table:table-cell office:value-type="string" calcext:value-type="string">
            <text:p>hbhorshetti@gmail.com</text:p>
          </table:table-cell>
          <table:table-cell office:value-type="string" calcext:value-type="string">
            <text:p>saurabh</text:p>
          </table:table-cell>
          <table:table-cell office:value-type="float" office:value="9403013500" calcext:value-type="float">
            <text:p>9403013500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ash shah</text:p>
          </table:table-cell>
          <table:table-cell office:value-type="float" office:value="7540974441" calcext:value-type="float">
            <text:p>7540974441</text:p>
          </table:table-cell>
          <table:table-cell office:value-type="string" calcext:value-type="string">
            <text:p>yashsh29@gmail.com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weta </text:p>
          </table:table-cell>
          <table:table-cell office:value-type="float" office:value="9403472098" calcext:value-type="float">
            <text:p>9403472098</text:p>
          </table:table-cell>
          <table:table-cell office:value-type="string" calcext:value-type="string">
            <text:p>shwetz521998@gmail.com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dhee</text:p>
          </table:table-cell>
          <table:table-cell office:value-type="float" office:value="9765550389" calcext:value-type="float">
            <text:p>9765550389</text:p>
          </table:table-cell>
          <table:table-cell office:value-type="string" calcext:value-type="string">
            <text:p>nidzpatil@gmail.com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vitosh</text:p>
          </table:table-cell>
          <table:table-cell office:value-type="float" office:value="7588184063" calcext:value-type="float">
            <text:p>7588184063</text:p>
          </table:table-cell>
          <table:table-cell office:value-type="string" calcext:value-type="string">
            <text:p>pupavitoshmavathe@gmail.com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haan ballal</text:p>
          </table:table-cell>
          <table:table-cell office:value-type="float" office:value="9422024951" calcext:value-type="float">
            <text:p>9422024951</text:p>
          </table:table-cell>
          <table:table-cell office:value-type="string" calcext:value-type="string">
            <text:p>ishaanballal12@gmail.com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av</text:p>
          </table:table-cell>
          <table:table-cell office:value-type="float" office:value="9890661139" calcext:value-type="float">
            <text:p>9890661139</text:p>
          </table:table-cell>
          <table:table-cell office:value-type="string" calcext:value-type="string">
            <text:p>gauravsonghir@gmail.com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ash rashi</text:p>
          </table:table-cell>
          <table:table-cell office:value-type="float" office:value="9765664488" calcext:value-type="float">
            <text:p>9765664488</text:p>
          </table:table-cell>
          <table:table-cell office:value-type="string" calcext:value-type="string">
            <text:p>yashrashi@outlook.com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rdhaman</text:p>
          </table:table-cell>
          <table:table-cell office:value-type="float" office:value="7841823658" calcext:value-type="float">
            <text:p>7841823658</text:p>
          </table:table-cell>
          <table:table-cell office:value-type="string" calcext:value-type="string">
            <text:p>jainvardhaman.pratap@gmail.com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m Pawar</text:p>
          </table:table-cell>
          <table:table-cell office:value-type="float" office:value="9130534767" calcext:value-type="float">
            <text:p>9130534767</text:p>
          </table:table-cell>
          <table:table-cell office:value-type="string" calcext:value-type="string">
            <text:p>shubham21299@gmail.com</text:p>
          </table:table-cell>
          <table:table-cell office:value-type="string" calcext:value-type="string">
            <text:p>Saras Sangle</text:p>
          </table:table-cell>
          <table:table-cell office:value-type="float" office:value="7875860703" calcext:value-type="float">
            <text:p>7875860703</text:p>
          </table:table-cell>
          <table:table-cell office:value-type="string" calcext:value-type="string">
            <text:p>saras1997sangle@gmail.com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oja Parmane</text:p>
          </table:table-cell>
          <table:table-cell office:value-type="float" office:value="7276033514" calcext:value-type="float">
            <text:p>7276033514</text:p>
          </table:table-cell>
          <table:table-cell office:value-type="string" calcext:value-type="string">
            <text:p>poojaparmane123@gmail.com</text:p>
          </table:table-cell>
          <table:table-cell office:value-type="string" calcext:value-type="string">
            <text:p>Shabnam Shaik</text:p>
          </table:table-cell>
          <table:table-cell office:value-type="float" office:value="8411920036" calcext:value-type="float">
            <text:p>8411920036</text:p>
          </table:table-cell>
          <table:table-cell office:value-type="string" calcext:value-type="string">
            <text:p>shabnamshaikh@gmail.com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jal Tupe</text:p>
          </table:table-cell>
          <table:table-cell office:value-type="float" office:value="7420042845" calcext:value-type="float">
            <text:p>7420042845</text:p>
          </table:table-cell>
          <table:table-cell office:value-type="string" calcext:value-type="string">
            <text:p>kajaltupe25@gmail.com</text:p>
          </table:table-cell>
          <table:table-cell office:value-type="string" calcext:value-type="string">
            <text:p>Surabhi Shinde</text:p>
          </table:table-cell>
          <table:table-cell office:value-type="float" office:value="8308102219" calcext:value-type="float">
            <text:p>8308102219</text:p>
          </table:table-cell>
          <table:table-cell office:value-type="string" calcext:value-type="string">
            <text:p>surabhishinde23@gmail.com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Bagal</text:p>
          </table:table-cell>
          <table:table-cell office:value-type="float" office:value="9595488187" calcext:value-type="float">
            <text:p>9595488187</text:p>
          </table:table-cell>
          <table:table-cell office:value-type="string" calcext:value-type="string">
            <text:p>adibagal@gmail.com</text:p>
          </table:table-cell>
          <table:table-cell office:value-type="string" calcext:value-type="string">
            <text:p>Pawan Jadhav</text:p>
          </table:table-cell>
          <table:table-cell office:value-type="float" office:value="7758821146" calcext:value-type="float">
            <text:p>7758821146</text:p>
          </table:table-cell>
          <table:table-cell office:value-type="string" calcext:value-type="string">
            <text:p>pj727790@gmail.com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kit Verma</text:p>
          </table:table-cell>
          <table:table-cell office:value-type="float" office:value="8180082314" calcext:value-type="float">
            <text:p>8180082314</text:p>
          </table:table-cell>
          <table:table-cell office:value-type="string" calcext:value-type="string">
            <text:p>ankit24276@gmail.com</text:p>
          </table:table-cell>
          <table:table-cell office:value-type="string" calcext:value-type="string">
            <text:p>Moeij Kazi</text:p>
          </table:table-cell>
          <table:table-cell office:value-type="float" office:value="8806518870" calcext:value-type="float">
            <text:p>8806518870</text:p>
          </table:table-cell>
          <table:table-cell office:value-type="string" calcext:value-type="string">
            <text:p>moeij786@gmail.com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anksha Sawant</text:p>
          </table:table-cell>
          <table:table-cell office:value-type="float" office:value="9511936211" calcext:value-type="float">
            <text:p>9511936211</text:p>
          </table:table-cell>
          <table:table-cell office:value-type="string" calcext:value-type="string">
            <text:p>akanshshasawant0703@gmail.com</text:p>
          </table:table-cell>
          <table:table-cell office:value-type="string" calcext:value-type="string">
            <text:p>Poonam Chopade</text:p>
          </table:table-cell>
          <table:table-cell office:value-type="float" office:value="9511936211" calcext:value-type="float">
            <text:p>9511936211</text:p>
          </table:table-cell>
          <table:table-cell office:value-type="string" calcext:value-type="string">
            <text:p>poonamchopade99@gmail.com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liram Bansode</text:p>
          </table:table-cell>
          <table:table-cell office:value-type="float" office:value="8551085317" calcext:value-type="float">
            <text:p>8551085317</text:p>
          </table:table-cell>
          <table:table-cell office:value-type="string" calcext:value-type="string">
            <text:p>balirambansode787@gmail.com</text:p>
          </table:table-cell>
          <table:table-cell office:value-type="string" calcext:value-type="string">
            <text:p>shubham Mohite</text:p>
          </table:table-cell>
          <table:table-cell office:value-type="float" office:value="7040947143" calcext:value-type="float">
            <text:p>7040947143</text:p>
          </table:table-cell>
          <table:table-cell office:value-type="string" calcext:value-type="string">
            <text:p>shubhammohite88@gmail.com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m Belwale</text:p>
          </table:table-cell>
          <table:table-cell office:value-type="float" office:value="7040947313" calcext:value-type="float">
            <text:p>7040947313</text:p>
          </table:table-cell>
          <table:table-cell office:value-type="string" calcext:value-type="string">
            <text:p>shubambel1999@gmail.com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kit Sarode</text:p>
          </table:table-cell>
          <table:table-cell office:value-type="float" office:value="7507139704" calcext:value-type="float">
            <text:p>7507139704</text:p>
          </table:table-cell>
          <table:table-cell office:value-type="string" calcext:value-type="string">
            <text:p>sarodeankit@gmail.com</text:p>
          </table:table-cell>
          <table:table-cell office:value-type="string" calcext:value-type="string">
            <text:p>abhishek R</text:p>
          </table:table-cell>
          <table:table-cell office:value-type="float" office:value="8087453427" calcext:value-type="float">
            <text:p>8087453427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wapnil jagtap</text:p>
          </table:table-cell>
          <table:table-cell office:value-type="float" office:value="8855093207" calcext:value-type="float">
            <text:p>8855093207</text:p>
          </table:table-cell>
          <table:table-cell office:value-type="string" calcext:value-type="string">
            <text:p>swapnilj.rocks@gmail.com</text:p>
          </table:table-cell>
          <table:table-cell office:value-type="string" calcext:value-type="string">
            <text:p>Santosh Phad</text:p>
          </table:table-cell>
          <table:table-cell office:value-type="float" office:value="7276759296" calcext:value-type="float">
            <text:p>7276759296</text:p>
          </table:table-cell>
          <table:table-cell office:value-type="string" calcext:value-type="string">
            <text:p>santoshphad12@gmail.com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tuja</text:p>
          </table:table-cell>
          <table:table-cell office:value-type="float" office:value="8552091250" calcext:value-type="float">
            <text:p>8552091250</text:p>
          </table:table-cell>
          <table:table-cell office:value-type="string" calcext:value-type="string">
            <text:p>rutuadkineslaug1998fr@gmail.com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utika</text:p>
          </table:table-cell>
          <table:table-cell office:value-type="float" office:value="7066224942" calcext:value-type="float">
            <text:p>7066224942</text:p>
          </table:table-cell>
          <table:table-cell office:value-type="string" calcext:value-type="string">
            <text:p>shrutikasawai98@gmail.com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ishwarya</text:p>
          </table:table-cell>
          <table:table-cell office:value-type="float" office:value="9637436102" calcext:value-type="float">
            <text:p>9637436102</text:p>
          </table:table-cell>
          <table:table-cell office:value-type="string" calcext:value-type="string">
            <text:p>thakuraishwarya310@gmail.com</text:p>
          </table:table-cell>
          <table:table-cell office:value-type="string" calcext:value-type="string">
            <text:p>Priyanka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irag Ghandhi</text:p>
          </table:table-cell>
          <table:table-cell office:value-type="float" office:value="8149885467" calcext:value-type="float">
            <text:p>8149885467</text:p>
          </table:table-cell>
          <table:table-cell office:value-type="string" calcext:value-type="string">
            <text:p>mkhsmg1997@gmail.com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odhe Vipul Sandip</text:p>
          </table:table-cell>
          <table:table-cell office:value-type="float" office:value="7387882262" calcext:value-type="float">
            <text:p>7387882262</text:p>
          </table:table-cell>
          <table:table-cell office:value-type="string" calcext:value-type="string">
            <text:p>bodhevipul@gmail.com</text:p>
          </table:table-cell>
          <table:table-cell office:value-type="string" calcext:value-type="string">
            <text:p>Jadhav Bajarang Pandurang</text:p>
          </table:table-cell>
          <table:table-cell office:value-type="float" office:value="9139014230" calcext:value-type="float">
            <text:p>9139014230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mkar Bhudhar</text:p>
          </table:table-cell>
          <table:table-cell office:value-type="float" office:value="9503511673" calcext:value-type="float">
            <text:p>9503511673</text:p>
          </table:table-cell>
          <table:table-cell office:value-type="string" calcext:value-type="string">
            <text:p>omkarbhudhar@gmail.com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ushpendra Kumar</text:p>
          </table:table-cell>
          <table:table-cell office:value-type="float" office:value="9762082550" calcext:value-type="float">
            <text:p>9762082550</text:p>
          </table:table-cell>
          <table:table-cell office:value-type="string" calcext:value-type="string">
            <text:p>pushp.singh56@gamil.com</text:p>
          </table:table-cell>
          <table:table-cell office:value-type="string" calcext:value-type="string">
            <text:p>Arun Kushwaha</text:p>
          </table:table-cell>
          <table:table-cell office:value-type="float" office:value="8177839147" calcext:value-type="float">
            <text:p>8177839147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ar S <text:s text:c="2"/>Rajeevan</text:p>
          </table:table-cell>
          <table:table-cell office:value-type="float" office:value="7757069937" calcext:value-type="float">
            <text:p>7757069937</text:p>
          </table:table-cell>
          <table:table-cell office:value-type="string" calcext:value-type="string">
            <text:p>amar.rajeevan@yahoo.in</text:p>
          </table:table-cell>
          <table:table-cell office:value-type="string" calcext:value-type="string">
            <text:p>Sharon Jeorge</text:p>
          </table:table-cell>
          <table:table-cell office:value-type="float" office:value="9175950450" calcext:value-type="float">
            <text:p>9175950450</text:p>
          </table:table-cell>
          <table:table-cell office:value-type="string" calcext:value-type="string">
            <text:p>contactsharon97@gmail.com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asi Kaamble</text:p>
          </table:table-cell>
          <table:table-cell office:value-type="float" office:value="9075003928" calcext:value-type="float">
            <text:p>9075003928</text:p>
          </table:table-cell>
          <table:table-cell office:value-type="string" calcext:value-type="string">
            <text:p>manasikaamble28@gmail.com</text:p>
          </table:table-cell>
          <table:table-cell office:value-type="string" calcext:value-type="string">
            <text:p>Rucha Kadam</text:p>
          </table:table-cell>
          <table:table-cell office:value-type="float" office:value="9881613100" calcext:value-type="float">
            <text:p>9881613100</text:p>
          </table:table-cell>
          <table:table-cell office:value-type="string" calcext:value-type="string">
            <text:p>ruchakadam.rk@gmail.com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gya Jha</text:p>
          </table:table-cell>
          <table:table-cell office:value-type="float" office:value="8091745499" calcext:value-type="float">
            <text:p>8091745499</text:p>
          </table:table-cell>
          <table:table-cell office:value-type="string" calcext:value-type="string">
            <text:p>pragyaajhaa@gmail.com</text:p>
          </table:table-cell>
          <table:table-cell office:value-type="string" calcext:value-type="string">
            <text:p>Rhee Patranabis</text:p>
          </table:table-cell>
          <table:table-cell office:value-type="float" office:value="8390758672" calcext:value-type="float">
            <text:p>8390758672</text:p>
          </table:table-cell>
          <table:table-cell office:value-type="string" calcext:value-type="string">
            <text:p>stardustplanet98@gmail.com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jal Shroff</text:p>
          </table:table-cell>
          <table:table-cell office:value-type="float" office:value="8237890401" calcext:value-type="float">
            <text:p>8237890401</text:p>
          </table:table-cell>
          <table:table-cell office:value-type="string" calcext:value-type="string">
            <text:p>sachin.shroff@plamobrs.com</text:p>
          </table:table-cell>
          <table:table-cell office:value-type="string" calcext:value-type="string">
            <text:p>Ayushi Naphade</text:p>
          </table:table-cell>
          <table:table-cell office:value-type="float" office:value="7588323857" calcext:value-type="float">
            <text:p>7588323857</text:p>
          </table:table-cell>
          <table:table-cell office:value-type="string" calcext:value-type="string">
            <text:p>ayushinaphade@gmail.com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jal Papat</text:p>
          </table:table-cell>
          <table:table-cell office:value-type="float" office:value="8793629812" calcext:value-type="float">
            <text:p>8793629812</text:p>
          </table:table-cell>
          <table:table-cell office:value-type="string" calcext:value-type="string">
            <text:p>kajalpapat1234@gmail.com</text:p>
          </table:table-cell>
          <table:table-cell office:value-type="string" calcext:value-type="string">
            <text:p>Shivani Bollabattin</text:p>
          </table:table-cell>
          <table:table-cell office:value-type="float" office:value="9604120876" calcext:value-type="float">
            <text:p>9604120876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chi Patil</text:p>
          </table:table-cell>
          <table:table-cell office:value-type="float" office:value="9689094573" calcext:value-type="float">
            <text:p>9689094573</text:p>
          </table:table-cell>
          <table:table-cell office:value-type="string" calcext:value-type="string">
            <text:p>patilvijay304@gmail.com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dha Moorching</text:p>
          </table:table-cell>
          <table:table-cell office:value-type="float" office:value="9420737562" calcext:value-type="float">
            <text:p>9420737562</text:p>
          </table:table-cell>
          <table:table-cell office:value-type="string" calcext:value-type="string">
            <text:p>medhamoorching@gmail.com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llavi Saha</text:p>
          </table:table-cell>
          <table:table-cell office:value-type="float" office:value="9561372659" calcext:value-type="float">
            <text:p>9561372659</text:p>
          </table:table-cell>
          <table:table-cell office:value-type="string" calcext:value-type="string">
            <text:p>pallaviosaha@gmail.com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yal More</text:p>
          </table:table-cell>
          <table:table-cell office:value-type="float" office:value="9689444269" calcext:value-type="float">
            <text:p>9689444269</text:p>
          </table:table-cell>
          <table:table-cell office:value-type="string" calcext:value-type="string">
            <text:p>payalsmore@gmail.com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nshita Chaware</text:p>
          </table:table-cell>
          <table:table-cell office:value-type="float" office:value="9928584750" calcext:value-type="float">
            <text:p>9928584750</text:p>
          </table:table-cell>
          <table:table-cell office:value-type="string" calcext:value-type="string">
            <text:p>vanshitachaware@gmail.com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ha Choudhary</text:p>
          </table:table-cell>
          <table:table-cell office:value-type="float" office:value="7588288148" calcext:value-type="float">
            <text:p>7588288148</text:p>
          </table:table-cell>
          <table:table-cell office:value-type="string" calcext:value-type="string">
            <text:p>swtchoudhari490@gmail.com</text:p>
          </table:table-cell>
          <table:table-cell office:value-type="string" calcext:value-type="string">
            <text:p>Urvi Hendhe</text:p>
          </table:table-cell>
          <table:table-cell office:value-type="float" office:value="8879923912" calcext:value-type="float">
            <text:p>8879923912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eya Vanlunj</text:p>
          </table:table-cell>
          <table:table-cell office:value-type="float" office:value="9372340309" calcext:value-type="float">
            <text:p>9372340309</text:p>
          </table:table-cell>
          <table:table-cell office:value-type="string" calcext:value-type="string">
            <text:p>svalunj@gmail.com</text:p>
          </table:table-cell>
          <table:table-cell office:value-type="string" calcext:value-type="string">
            <text:p>Isha Talegaonkar</text:p>
          </table:table-cell>
          <table:table-cell office:value-type="float" office:value="7588285832" calcext:value-type="float">
            <text:p>7588285832</text:p>
          </table:table-cell>
          <table:table-cell office:value-type="string" calcext:value-type="string">
            <text:p>isha.talegaonkar@gmail.com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dha Shaharkar</text:p>
          </table:table-cell>
          <table:table-cell office:value-type="float" office:value="7506733075" calcext:value-type="float">
            <text:p>7506733075</text:p>
          </table:table-cell>
          <table:table-cell office:value-type="string" calcext:value-type="string">
            <text:p>medha.shaharkar@gmail.com</text:p>
          </table:table-cell>
          <table:table-cell office:value-type="string" calcext:value-type="string">
            <text:p>Gitanjalee Sapar</text:p>
          </table:table-cell>
          <table:table-cell office:value-type="float" office:value="8237036050" calcext:value-type="float">
            <text:p>8237036050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iyanka Singh</text:p>
          </table:table-cell>
          <table:table-cell office:value-type="float" office:value="9887730811" calcext:value-type="float">
            <text:p>9887730811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imaja</text:p>
          </table:table-cell>
          <table:table-cell office:value-type="float" office:value="7588331081" calcext:value-type="float">
            <text:p>7588331081</text:p>
          </table:table-cell>
          <table:table-cell office:value-type="string" calcext:value-type="string">
            <text:p>himaja.chandaluri@gmail.com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murth Chongade</text:p>
          </table:table-cell>
          <table:table-cell office:value-type="float" office:value="9545747411" calcext:value-type="float">
            <text:p>9545747411</text:p>
          </table:table-cell>
          <table:table-cell/>
          <table:table-cell office:value-type="string" calcext:value-type="string">
            <text:p>Ujas Chaudhari</text:p>
          </table:table-cell>
          <table:table-cell office:value-type="float" office:value="9850855098" calcext:value-type="float">
            <text:p>9850855098</text:p>
          </table:table-cell>
          <table:table-cell office:value-type="string" calcext:value-type="string">
            <text:p>chaudhariujas@gmail.com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ustubh Jadhav</text:p>
          </table:table-cell>
          <table:table-cell office:value-type="float" office:value="7798904405" calcext:value-type="float">
            <text:p>7798904405</text:p>
          </table:table-cell>
          <table:table-cell office:value-type="string" calcext:value-type="string">
            <text:p>Kjadhav544@gmail.com</text:p>
          </table:table-cell>
          <table:table-cell office:value-type="string" calcext:value-type="string">
            <text:p>Shubham Gate</text:p>
          </table:table-cell>
          <table:table-cell office:value-type="float" office:value="8888552605" calcext:value-type="float">
            <text:p>8888552605</text:p>
          </table:table-cell>
          <table:table-cell office:value-type="string" calcext:value-type="string">
            <text:p>shubhamgateos@gmail.com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rishna Agrawal</text:p>
          </table:table-cell>
          <table:table-cell office:value-type="float" office:value="9975182283" calcext:value-type="float">
            <text:p>9975182283</text:p>
          </table:table-cell>
          <table:table-cell office:value-type="string" calcext:value-type="string">
            <text:p>krishna208@gmail.com</text:p>
          </table:table-cell>
          <table:table-cell office:value-type="string" calcext:value-type="string">
            <text:p>Naveen Jangir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kas Jagadale</text:p>
          </table:table-cell>
          <table:table-cell office:value-type="float" office:value="7030364173" calcext:value-type="float">
            <text:p>7030364173</text:p>
          </table:table-cell>
          <table:table-cell office:value-type="string" calcext:value-type="string">
            <text:p>vikasjagadale3@gmai.com</text:p>
          </table:table-cell>
          <table:table-cell office:value-type="string" calcext:value-type="string">
            <text:p>Mahadev Biradar</text:p>
          </table:table-cell>
          <table:table-cell office:value-type="float" office:value="9561377838" calcext:value-type="float">
            <text:p>9561377838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asi B desale</text:p>
          </table:table-cell>
          <table:table-cell office:value-type="float" office:value="7218867456" calcext:value-type="float">
            <text:p>7218867456</text:p>
          </table:table-cell>
          <table:table-cell office:value-type="string" calcext:value-type="string">
            <text:p>minal01012003@gmai.com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nchan Chauhan</text:p>
          </table:table-cell>
          <table:table-cell office:value-type="float" office:value="8975648185" calcext:value-type="float">
            <text:p>8975648185</text:p>
          </table:table-cell>
          <table:table-cell office:value-type="string" calcext:value-type="string">
            <text:p>kanchanchauhan1112@gmail.com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tiksha</text:p>
          </table:table-cell>
          <table:table-cell office:value-type="float" office:value="8625955409" calcext:value-type="float">
            <text:p>8625955409</text:p>
          </table:table-cell>
          <table:table-cell office:value-type="string" calcext:value-type="string">
            <text:p>pratikshasonawane2015@gmail.com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hushi Digarse</text:p>
          </table:table-cell>
          <table:table-cell office:value-type="float" office:value="7888104093" calcext:value-type="float">
            <text:p>7888104093</text:p>
          </table:table-cell>
          <table:table-cell office:value-type="string" calcext:value-type="string">
            <text:p>khushidigarse31@gmail.com</text:p>
          </table:table-cell>
          <table:table-cell office:value-type="string" calcext:value-type="string">
            <text:p>Isha Kothari</text:p>
          </table:table-cell>
          <table:table-cell office:value-type="float" office:value="7038724275" calcext:value-type="float">
            <text:p>7038724275</text:p>
          </table:table-cell>
          <table:table-cell office:value-type="string" calcext:value-type="string">
            <text:p>ishaskothari1510@gmail.com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mal Gowda</text:p>
          </table:table-cell>
          <table:table-cell office:value-type="float" office:value="9405375843" calcext:value-type="float">
            <text:p>9405375843</text:p>
          </table:table-cell>
          <table:table-cell office:value-type="string" calcext:value-type="string">
            <text:p>komalgowda594@gmail.com</text:p>
          </table:table-cell>
          <table:table-cell office:value-type="string" calcext:value-type="string">
            <text:p>Nisha Jain</text:p>
          </table:table-cell>
          <table:table-cell office:value-type="float" office:value="9421940128" calcext:value-type="float">
            <text:p>9421940128</text:p>
          </table:table-cell>
          <table:table-cell office:value-type="string" calcext:value-type="string">
            <text:p>nijain9@gmail.com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ikander Singh</text:p>
          </table:table-cell>
          <table:table-cell office:value-type="float" office:value="8390093619" calcext:value-type="float">
            <text:p>8390093619</text:p>
          </table:table-cell>
          <table:table-cell office:value-type="string" calcext:value-type="string">
            <text:p>sikander441@gmail.com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shab Singh</text:p>
          </table:table-cell>
          <table:table-cell office:value-type="float" office:value="8698576584" calcext:value-type="float">
            <text:p>8698576584</text:p>
          </table:table-cell>
          <table:table-cell office:value-type="string" calcext:value-type="string">
            <text:p>rslucky21@gmail.com</text:p>
          </table:table-cell>
          <table:table-cell office:value-type="string" calcext:value-type="string">
            <text:p>Diwakar Shukla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hit Kumar Sharma</text:p>
          </table:table-cell>
          <table:table-cell office:value-type="float" office:value="8007894881" calcext:value-type="float">
            <text:p>8007894881</text:p>
          </table:table-cell>
          <table:table-cell office:value-type="string" calcext:value-type="string">
            <text:p>mohitksharma2795@gmail.com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Chaudhary</text:p>
          </table:table-cell>
          <table:table-cell office:value-type="float" office:value="8698587630" calcext:value-type="float">
            <text:p>8698587630</text:p>
          </table:table-cell>
          <table:table-cell office:value-type="string" calcext:value-type="string">
            <text:p>abhi.chaudhary.775@gmail.com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uj Singh</text:p>
          </table:table-cell>
          <table:table-cell office:value-type="float" office:value="8291166592" calcext:value-type="float">
            <text:p>8291166592</text:p>
          </table:table-cell>
          <table:table-cell office:value-type="string" calcext:value-type="string">
            <text:p>anujsingh9710@gmail.com</text:p>
          </table:table-cell>
          <table:table-cell office:value-type="string" calcext:value-type="string">
            <text:p>Megh Pant 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harat Prasad Dixit</text:p>
          </table:table-cell>
          <table:table-cell office:value-type="float" office:value="8698672738" calcext:value-type="float">
            <text:p>8698672738</text:p>
          </table:table-cell>
          <table:table-cell office:value-type="string" calcext:value-type="string">
            <text:p>bpdprasaddixit8387@gmail.com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obham Nath</text:p>
          </table:table-cell>
          <table:table-cell office:value-type="float" office:value="9002327152" calcext:value-type="float">
            <text:p>9002327152</text:p>
          </table:table-cell>
          <table:table-cell office:value-type="string" calcext:value-type="string">
            <text:p>nathshobham@gmail.com</text:p>
          </table:table-cell>
          <table:table-cell office:value-type="string" calcext:value-type="string">
            <text:p>Vinish Kumar</text:p>
          </table:table-cell>
          <table:table-cell office:value-type="float" office:value="8693679606" calcext:value-type="float">
            <text:p>8693679606</text:p>
          </table:table-cell>
          <table:table-cell office:value-type="string" calcext:value-type="string">
            <text:p>sharmavinish3498@gmail.com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ed Padmawar</text:p>
          </table:table-cell>
          <table:table-cell office:value-type="float" office:value="9922365886" calcext:value-type="float">
            <text:p>9922365886</text:p>
          </table:table-cell>
          <table:table-cell office:value-type="string" calcext:value-type="string">
            <text:p>ved.padmawar5@gmail.com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okesh Agrawal</text:p>
          </table:table-cell>
          <table:table-cell office:value-type="float" office:value="9421495709" calcext:value-type="float">
            <text:p>9421495709</text:p>
          </table:table-cell>
          <table:table-cell office:value-type="string" calcext:value-type="string">
            <text:p>agrawallokesh18@gmail.com</text:p>
          </table:table-cell>
          <table:table-cell office:value-type="string" calcext:value-type="string">
            <text:p>Rushil Palwe</text:p>
          </table:table-cell>
          <table:table-cell office:value-type="float" office:value="9420244068" calcext:value-type="float">
            <text:p>9420244068</text:p>
          </table:table-cell>
          <table:table-cell office:value-type="string" calcext:value-type="string">
            <text:p>rnpalwe@gmail.com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hiraj Lamba</text:p>
          </table:table-cell>
          <table:table-cell office:value-type="float" office:value="8130443783" calcext:value-type="float">
            <text:p>8130443783</text:p>
          </table:table-cell>
          <table:table-cell office:value-type="string" calcext:value-type="string">
            <text:p>adhirajlamba1@gmail.com</text:p>
          </table:table-cell>
          <table:table-cell office:value-type="string" calcext:value-type="string">
            <text:p>Gaurav Kale</text:p>
          </table:table-cell>
          <table:table-cell office:value-type="float" office:value="7756912076" calcext:value-type="float">
            <text:p>7756912076</text:p>
          </table:table-cell>
          <table:table-cell office:value-type="string" calcext:value-type="string">
            <text:p>gksssonu@gmail.com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harat Gupta</text:p>
          </table:table-cell>
          <table:table-cell office:value-type="float" office:value="9018444443" calcext:value-type="float">
            <text:p>9018444443</text:p>
          </table:table-cell>
          <table:table-cell office:value-type="string" calcext:value-type="string">
            <text:p>bharatgupta105@gmail.com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ibhav</text:p>
          </table:table-cell>
          <table:table-cell office:value-type="float" office:value="7030182025" calcext:value-type="float">
            <text:p>7030182025</text:p>
          </table:table-cell>
          <table:table-cell/>
          <table:table-cell office:value-type="string" calcext:value-type="string">
            <text:p>Saurabh Pardeshi</text:p>
          </table:table-cell>
          <table:table-cell office:value-type="float" office:value="7040302630" calcext:value-type="float">
            <text:p>7040302630</text:p>
          </table:table-cell>
          <table:table-cell office:value-type="string" calcext:value-type="string">
            <text:p>saurabhp303@gmail.com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nit Pawar</text:p>
          </table:table-cell>
          <table:table-cell office:value-type="float" office:value="9503745654" calcext:value-type="float">
            <text:p>9503745654</text:p>
          </table:table-cell>
          <table:table-cell office:value-type="string" calcext:value-type="string">
            <text:p>pranitpawar780@gmail.com</text:p>
          </table:table-cell>
          <table:table-cell office:value-type="string" calcext:value-type="string">
            <text:p>Abhishek</text:p>
          </table:table-cell>
          <table:table-cell office:value-type="float" office:value="9673453049" calcext:value-type="float">
            <text:p>9673453049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sanna Pawar </text:p>
          </table:table-cell>
          <table:table-cell office:value-type="float" office:value="9172032676" calcext:value-type="float">
            <text:p>9172032676</text:p>
          </table:table-cell>
          <table:table-cell office:value-type="string" calcext:value-type="string">
            <text:p>prasanna22111074@gmail.com</text:p>
          </table:table-cell>
          <table:table-cell office:value-type="string" calcext:value-type="string">
            <text:p>Rohan </text:p>
          </table:table-cell>
          <table:table-cell office:value-type="float" office:value="9404018667" calcext:value-type="float">
            <text:p>9404018667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yur Shelar </text:p>
          </table:table-cell>
          <table:table-cell office:value-type="float" office:value="9272755990" calcext:value-type="float">
            <text:p>9272755990</text:p>
          </table:table-cell>
          <table:table-cell office:value-type="string" calcext:value-type="string">
            <text:p>matyrshelar555@gmail.com</text:p>
          </table:table-cell>
          <table:table-cell office:value-type="string" calcext:value-type="string">
            <text:p>Sumit Deshpande</text:p>
          </table:table-cell>
          <table:table-cell office:value-type="float" office:value="8180967242" calcext:value-type="float">
            <text:p>8180967242</text:p>
          </table:table-cell>
          <table:table-cell office:value-type="string" calcext:value-type="string">
            <text:p>sumitdeshpande4@gmail.com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ishnavi Badame</text:p>
          </table:table-cell>
          <table:table-cell office:value-type="float" office:value="9421597597" calcext:value-type="float">
            <text:p>9421597597</text:p>
          </table:table-cell>
          <table:table-cell office:value-type="string" calcext:value-type="string">
            <text:p>vaishnavibadame2996@gmail.com</text:p>
          </table:table-cell>
          <table:table-cell office:value-type="string" calcext:value-type="string">
            <text:p>Mugdha Jamadagr</text:p>
          </table:table-cell>
          <table:table-cell office:value-type="float" office:value="8087999768" calcext:value-type="float">
            <text:p>8087999768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shay Tekam</text:p>
          </table:table-cell>
          <table:table-cell office:value-type="float" office:value="9765787131" calcext:value-type="float">
            <text:p>9765787131</text:p>
          </table:table-cell>
          <table:table-cell office:value-type="string" calcext:value-type="string">
            <text:p>tekamakshay11@gmail.com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okesh Patil</text:p>
          </table:table-cell>
          <table:table-cell office:value-type="float" office:value="9405177098" calcext:value-type="float">
            <text:p>9405177098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Patil</text:p>
          </table:table-cell>
          <table:table-cell office:value-type="float" office:value="9921038947" calcext:value-type="float">
            <text:p>9921038947</text:p>
          </table:table-cell>
          <table:table-cell office:value-type="string" calcext:value-type="string">
            <text:p>adityaskp9@gmail.com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urabh khan</text:p>
          </table:table-cell>
          <table:table-cell office:value-type="float" office:value="8605180147" calcext:value-type="float">
            <text:p>8605180147</text:p>
          </table:table-cell>
          <table:table-cell office:value-type="string" calcext:value-type="string">
            <text:p>khansaurabh204@gmail.com</text:p>
          </table:table-cell>
          <table:table-cell table:number-columns-repeated="3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jin sam</text:p>
          </table:table-cell>
          <table:table-cell office:value-type="float" office:value="8484820088" calcext:value-type="float">
            <text:p>8484820088</text:p>
          </table:table-cell>
          <table:table-cell office:value-type="string" calcext:value-type="string">
            <text:p>sujinsam001@gmail.com</text:p>
          </table:table-cell>
          <table:table-cell table:number-columns-repeated="3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shikesh fulari</text:p>
          </table:table-cell>
          <table:table-cell office:value-type="float" office:value="9405109368" calcext:value-type="float">
            <text:p>9405109368</text:p>
          </table:table-cell>
          <table:table-cell office:value-type="string" calcext:value-type="string">
            <text:p>divyarishifulori@gmail.com</text:p>
          </table:table-cell>
          <table:table-cell table:number-columns-repeated="3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eya kulkarni</text:p>
          </table:table-cell>
          <table:table-cell office:value-type="float" office:value="7709094387" calcext:value-type="float">
            <text:p>7709094387</text:p>
          </table:table-cell>
          <table:table-cell office:value-type="string" calcext:value-type="string">
            <text:p>shreyask46@gmail.com</text:p>
          </table:table-cell>
          <table:table-cell table:number-columns-repeated="3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jakta jadhav</text:p>
          </table:table-cell>
          <table:table-cell office:value-type="float" office:value="7350213666" calcext:value-type="float">
            <text:p>7350213666</text:p>
          </table:table-cell>
          <table:table-cell office:value-type="string" calcext:value-type="string">
            <text:p>prajaktajadhav1996.kj@gmail.com</text:p>
          </table:table-cell>
          <table:table-cell table:number-columns-repeated="3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runal jadhav</text:p>
          </table:table-cell>
          <table:table-cell office:value-type="float" office:value="8485063590" calcext:value-type="float">
            <text:p>8485063590</text:p>
          </table:table-cell>
          <table:table-cell office:value-type="string" calcext:value-type="string">
            <text:p>mrunaljadhav131@gmail.com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pul</text:p>
          </table:table-cell>
          <table:table-cell office:value-type="float" office:value="9021591319" calcext:value-type="float">
            <text:p>9021591319</text:p>
          </table:table-cell>
          <table:table-cell office:value-type="string" calcext:value-type="string">
            <text:p>vipulchopda128@gmail.com</text:p>
          </table:table-cell>
          <table:table-cell table:number-columns-repeated="3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ince Yadav</text:p>
          </table:table-cell>
          <table:table-cell office:value-type="float" office:value="8698507829" calcext:value-type="float">
            <text:p>8698507829</text:p>
          </table:table-cell>
          <table:table-cell office:value-type="string" calcext:value-type="string">
            <text:p>princey876yy@gmail.com</text:p>
          </table:table-cell>
          <table:table-cell office:value-type="string" calcext:value-type="string">
            <text:p>Sandesh Salunke</text:p>
          </table:table-cell>
          <table:table-cell office:value-type="float" office:value="7875617703" calcext:value-type="float">
            <text:p>7875617703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chid Kumar Jha</text:p>
          </table:table-cell>
          <table:table-cell office:value-type="float" office:value="8408919727" calcext:value-type="float">
            <text:p>8408919727</text:p>
          </table:table-cell>
          <table:table-cell office:value-type="string" calcext:value-type="string">
            <text:p>sachidkumarjha@gmail.com</text:p>
          </table:table-cell>
          <table:table-cell office:value-type="string" calcext:value-type="string">
            <text:p>Swastik Shrivastava</text:p>
          </table:table-cell>
          <table:table-cell office:value-type="float" office:value="8878916073" calcext:value-type="float">
            <text:p>8878916073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hit Kumar</text:p>
          </table:table-cell>
          <table:table-cell office:value-type="float" office:value="9783734838" calcext:value-type="float">
            <text:p>9783734838</text:p>
          </table:table-cell>
          <table:table-cell office:value-type="string" calcext:value-type="string">
            <text:p>rohitshandilya82@gmail.com</text:p>
          </table:table-cell>
          <table:table-cell table:number-columns-repeated="3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ha Jeevan</text:p>
          </table:table-cell>
          <table:table-cell office:value-type="float" office:value="8806033237" calcext:value-type="float">
            <text:p>8806033237</text:p>
          </table:table-cell>
          <table:table-cell office:value-type="string" calcext:value-type="string">
            <text:p>nehajeevan28@gmail.com</text:p>
          </table:table-cell>
          <table:table-cell table:number-columns-repeated="3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eshav Kumar</text:p>
          </table:table-cell>
          <table:table-cell office:value-type="float" office:value="8698671594" calcext:value-type="float">
            <text:p>8698671594</text:p>
          </table:table-cell>
          <table:table-cell office:value-type="string" calcext:value-type="string">
            <text:p>keshav00734@gmail.com</text:p>
          </table:table-cell>
          <table:table-cell office:value-type="string" calcext:value-type="string">
            <text:p>Hitabrata</text:p>
          </table:table-cell>
          <table:table-cell office:value-type="float" office:value="8972953393" calcext:value-type="float">
            <text:p>8972953393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ashika Desai</text:p>
          </table:table-cell>
          <table:table-cell office:value-type="float" office:value="7558230584" calcext:value-type="float">
            <text:p>7558230584</text:p>
          </table:table-cell>
          <table:table-cell/>
          <table:table-cell office:value-type="string" calcext:value-type="string">
            <text:p>Shofa Hassan</text:p>
          </table:table-cell>
          <table:table-cell office:value-type="float" office:value="9867156264" calcext:value-type="float">
            <text:p>9867156264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dhika Jain</text:p>
          </table:table-cell>
          <table:table-cell office:value-type="float" office:value="9168024666" calcext:value-type="float">
            <text:p>9168024666</text:p>
          </table:table-cell>
          <table:table-cell office:value-type="string" calcext:value-type="string">
            <text:p>radhika.jain@cumminscollege.in</text:p>
          </table:table-cell>
          <table:table-cell office:value-type="string" calcext:value-type="string">
            <text:p>Shreya Kulkarni</text:p>
          </table:table-cell>
          <table:table-cell/>
          <table:table-cell office:value-type="string" calcext:value-type="string">
            <text:p>shreya.v.kulkarni@cumminscollege.in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gati Nikam</text:p>
          </table:table-cell>
          <table:table-cell office:value-type="float" office:value="9423531484" calcext:value-type="float">
            <text:p>9423531484</text:p>
          </table:table-cell>
          <table:table-cell office:value-type="string" calcext:value-type="string">
            <text:p>pragati.nikam@cumminscollege.in</text:p>
          </table:table-cell>
          <table:table-cell office:value-type="string" calcext:value-type="string">
            <text:p>Manali Rajguru</text:p>
          </table:table-cell>
          <table:table-cell office:value-type="float" office:value="9096294770" calcext:value-type="float">
            <text:p>9096294770</text:p>
          </table:table-cell>
          <table:table-cell office:value-type="string" calcext:value-type="string">
            <text:p>manali.rajguru@cumminscollege.in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uti Mahajan</text:p>
          </table:table-cell>
          <table:table-cell office:value-type="float" office:value="9405679107" calcext:value-type="float">
            <text:p>9405679107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neha</text:p>
          </table:table-cell>
          <table:table-cell office:value-type="float" office:value="9172282077" calcext:value-type="float">
            <text:p>9172282077</text:p>
          </table:table-cell>
          <table:table-cell office:value-type="string" calcext:value-type="string">
            <text:p>snehagiranje04@gmail.com</text:p>
          </table:table-cell>
          <table:table-cell table:number-columns-repeated="3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chin Gadale</text:p>
          </table:table-cell>
          <table:table-cell office:value-type="float" office:value="8983177661" calcext:value-type="float">
            <text:p>8983177661</text:p>
          </table:table-cell>
          <table:table-cell office:value-type="string" calcext:value-type="string">
            <text:p>gadalesachin@gmail.com</text:p>
          </table:table-cell>
          <table:table-cell office:value-type="string" calcext:value-type="string">
            <text:p>Ayush Porwal</text:p>
          </table:table-cell>
          <table:table-cell office:value-type="float" office:value="9405732951" calcext:value-type="float">
            <text:p>9405732951</text:p>
          </table:table-cell>
          <table:table-cell office:value-type="string" calcext:value-type="string">
            <text:p>ayushporwal47@gmail.com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jit Sisadiya</text:p>
          </table:table-cell>
          <table:table-cell office:value-type="float" office:value="8378968116" calcext:value-type="float">
            <text:p>8378968116</text:p>
          </table:table-cell>
          <table:table-cell office:value-type="string" calcext:value-type="string">
            <text:p>abhijitsingh217@gmail.com</text:p>
          </table:table-cell>
          <table:table-cell office:value-type="string" calcext:value-type="string">
            <text:p>Saurabh Gujar</text:p>
          </table:table-cell>
          <table:table-cell office:value-type="float" office:value="7038400464" calcext:value-type="float">
            <text:p>7038400464</text:p>
          </table:table-cell>
          <table:table-cell office:value-type="string" calcext:value-type="string">
            <text:p>saurabhgujar17@gmail.com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imran Rathi</text:p>
          </table:table-cell>
          <table:table-cell office:value-type="float" office:value="8308448759" calcext:value-type="float">
            <text:p>8308448759</text:p>
          </table:table-cell>
          <table:table-cell office:value-type="string" calcext:value-type="string">
            <text:p>sushama.rajesh@yahoo.co.in</text:p>
          </table:table-cell>
          <table:table-cell table:number-columns-repeated="3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vani Phose</text:p>
          </table:table-cell>
          <table:table-cell office:value-type="float" office:value="9604907483" calcext:value-type="float">
            <text:p>9604907483</text:p>
          </table:table-cell>
          <table:table-cell office:value-type="string" calcext:value-type="string">
            <text:p>avaniphose68@gmail.com</text:p>
          </table:table-cell>
          <table:table-cell table:number-columns-repeated="3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juta Padwad</text:p>
          </table:table-cell>
          <table:table-cell office:value-type="float" office:value="9921677288" calcext:value-type="float">
            <text:p>9921677288</text:p>
          </table:table-cell>
          <table:table-cell office:value-type="string" calcext:value-type="string">
            <text:p>rujutapadwad@gmail.com</text:p>
          </table:table-cell>
          <table:table-cell office:value-type="string" calcext:value-type="string">
            <text:p>Shraddha Dhumal</text:p>
          </table:table-cell>
          <table:table-cell office:value-type="float" office:value="9730998098" calcext:value-type="float">
            <text:p>9730998098</text:p>
          </table:table-cell>
          <table:table-cell office:value-type="string" calcext:value-type="string">
            <text:p>shraddhadhumal2576@gmail.com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epti Rana</text:p>
          </table:table-cell>
          <table:table-cell office:value-type="float" office:value="9637594600" calcext:value-type="float">
            <text:p>9637594600</text:p>
          </table:table-cell>
          <table:table-cell office:value-type="string" calcext:value-type="string">
            <text:p>deepti777rana@gmail.com</text:p>
          </table:table-cell>
          <table:table-cell table:number-columns-repeated="3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hlesh Khaidage</text:p>
          </table:table-cell>
          <table:table-cell office:value-type="float" office:value="9168003015" calcext:value-type="float">
            <text:p>9168003015</text:p>
          </table:table-cell>
          <table:table-cell office:value-type="string" calcext:value-type="string">
            <text:p>kashlesh@gmail.com</text:p>
          </table:table-cell>
          <table:table-cell table:number-columns-repeated="3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yur Choudhary</text:p>
          </table:table-cell>
          <table:table-cell office:value-type="float" office:value="7506152760" calcext:value-type="float">
            <text:p>7506152760</text:p>
          </table:table-cell>
          <table:table-cell office:value-type="string" calcext:value-type="string">
            <text:p>mayurb5@gmail.com</text:p>
          </table:table-cell>
          <table:table-cell table:number-columns-repeated="3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hul shah</text:p>
          </table:table-cell>
          <table:table-cell office:value-type="float" office:value="9860605136" calcext:value-type="float">
            <text:p>9860605136</text:p>
          </table:table-cell>
          <table:table-cell office:value-type="string" calcext:value-type="string">
            <text:p>rshahshah2890@gmail.com</text:p>
          </table:table-cell>
          <table:table-cell table:number-columns-repeated="3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eya Mheta</text:p>
          </table:table-cell>
          <table:table-cell office:value-type="float" office:value="7720037110" calcext:value-type="float">
            <text:p>7720037110</text:p>
          </table:table-cell>
          <table:table-cell office:value-type="string" calcext:value-type="string">
            <text:p>shreyamehta1903@gmail.com</text:p>
          </table:table-cell>
          <table:table-cell table:number-columns-repeated="3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shwas Karale</text:p>
          </table:table-cell>
          <table:table-cell office:value-type="float" office:value="9850616814" calcext:value-type="float">
            <text:p>9850616814</text:p>
          </table:table-cell>
          <table:table-cell office:value-type="string" calcext:value-type="string">
            <text:p>vishwaskarole83@gmail.com</text:p>
          </table:table-cell>
          <table:table-cell table:number-columns-repeated="3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nav Tonde</text:p>
          </table:table-cell>
          <table:table-cell office:value-type="float" office:value="9860833481" calcext:value-type="float">
            <text:p>9860833481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nesh Iyer</text:p>
          </table:table-cell>
          <table:table-cell office:value-type="float" office:value="9767230399" calcext:value-type="float">
            <text:p>9767230399</text:p>
          </table:table-cell>
          <table:table-cell office:value-type="string" calcext:value-type="string">
            <text:p>dinesh.iyer61@gmail.com</text:p>
          </table:table-cell>
          <table:table-cell table:number-columns-repeated="3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Shinde</text:p>
          </table:table-cell>
          <table:table-cell office:value-type="float" office:value="9822273168" calcext:value-type="float">
            <text:p>9822273168</text:p>
          </table:table-cell>
          <table:table-cell office:value-type="string" calcext:value-type="string">
            <text:p>warmobilerockxel22@gmail.com</text:p>
          </table:table-cell>
          <table:table-cell table:number-columns-repeated="3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rad Kulkarni</text:p>
          </table:table-cell>
          <table:table-cell office:value-type="float" office:value="9850410762" calcext:value-type="float">
            <text:p>9850410762</text:p>
          </table:table-cell>
          <table:table-cell office:value-type="string" calcext:value-type="string">
            <text:p>varadkulkarnirule@gmail.com</text:p>
          </table:table-cell>
          <table:table-cell table:number-columns-repeated="3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ash Agrawal</text:p>
          </table:table-cell>
          <table:table-cell office:value-type="float" office:value="7275152189" calcext:value-type="float">
            <text:p>7275152189</text:p>
          </table:table-cell>
          <table:table-cell office:value-type="string" calcext:value-type="string">
            <text:p>akash5akhil@gmail.com</text:p>
          </table:table-cell>
          <table:table-cell table:number-columns-repeated="3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rshit Rao</text:p>
          </table:table-cell>
          <table:table-cell office:value-type="float" office:value="8237564476" calcext:value-type="float">
            <text:p>8237564476</text:p>
          </table:table-cell>
          <table:table-cell office:value-type="string" calcext:value-type="string">
            <text:p>harshitdroid@gmail.com</text:p>
          </table:table-cell>
          <table:table-cell table:number-columns-repeated="3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inmay Jape</text:p>
          </table:table-cell>
          <table:table-cell office:value-type="float" office:value="9423063716" calcext:value-type="float">
            <text:p>9423063716</text:p>
          </table:table-cell>
          <table:table-cell office:value-type="string" calcext:value-type="string">
            <text:p>cj007japr@gmail.com</text:p>
          </table:table-cell>
          <table:table-cell table:number-columns-repeated="3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tyam Sharma</text:p>
          </table:table-cell>
          <table:table-cell office:value-type="float" office:value="7033711160" calcext:value-type="float">
            <text:p>7033711160</text:p>
          </table:table-cell>
          <table:table-cell office:value-type="string" calcext:value-type="string">
            <text:p>jundingitmas1996@gmail.com</text:p>
          </table:table-cell>
          <table:table-cell office:value-type="string" calcext:value-type="string">
            <text:p>Kulbhushan Shinde</text:p>
          </table:table-cell>
          <table:table-cell office:value-type="float" office:value="8485858373" calcext:value-type="float">
            <text:p>8485858373</text:p>
          </table:table-cell>
          <table:table-cell office:value-type="string" calcext:value-type="string">
            <text:p>shindekulbhushan@gmail.com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shay Vishwase</text:p>
          </table:table-cell>
          <table:table-cell office:value-type="float" office:value="9552066227" calcext:value-type="float">
            <text:p>9552066227</text:p>
          </table:table-cell>
          <table:table-cell office:value-type="string" calcext:value-type="string">
            <text:p>akshayvishwase0786@gmail.com</text:p>
          </table:table-cell>
          <table:table-cell office:value-type="string" calcext:value-type="string">
            <text:p>Yogesh Patil</text:p>
          </table:table-cell>
          <table:table-cell office:value-type="float" office:value="9665489438" calcext:value-type="float">
            <text:p>9665489438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ikshit Bulane</text:p>
          </table:table-cell>
          <table:table-cell office:value-type="float" office:value="7083963454" calcext:value-type="float">
            <text:p>7083963454</text:p>
          </table:table-cell>
          <table:table-cell office:value-type="string" calcext:value-type="string">
            <text:p>parikshit.gulane16@gmail.com</text:p>
          </table:table-cell>
          <table:table-cell office:value-type="string" calcext:value-type="string">
            <text:p>Pratik Budhe</text:p>
          </table:table-cell>
          <table:table-cell/>
          <table:table-cell office:value-type="string" calcext:value-type="string">
            <text:p>pratikbudheg@gmail.com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mkar Khedkar</text:p>
          </table:table-cell>
          <table:table-cell office:value-type="float" office:value="8446135072" calcext:value-type="float">
            <text:p>8446135072</text:p>
          </table:table-cell>
          <table:table-cell office:value-type="string" calcext:value-type="string">
            <text:p>khedkaromkars@gmail.com</text:p>
          </table:table-cell>
          <table:table-cell table:number-columns-repeated="3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ndana Nikam</text:p>
          </table:table-cell>
          <table:table-cell office:value-type="float" office:value="9552026830" calcext:value-type="float">
            <text:p>9552026830</text:p>
          </table:table-cell>
          <table:table-cell office:value-type="string" calcext:value-type="string">
            <text:p>nikamchandana@gmail.com</text:p>
          </table:table-cell>
          <table:table-cell office:value-type="string" calcext:value-type="string">
            <text:p>Rucha</text:p>
          </table:table-cell>
          <table:table-cell office:value-type="float" office:value="8806865258" calcext:value-type="float">
            <text:p>8806865258</text:p>
          </table:table-cell>
          <table:table-cell office:value-type="string" calcext:value-type="string">
            <text:p>imrucha98@gmail.com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nkar Ingle</text:p>
          </table:table-cell>
          <table:table-cell office:value-type="float" office:value="9665229972" calcext:value-type="float">
            <text:p>9665229972</text:p>
          </table:table-cell>
          <table:table-cell office:value-type="string" calcext:value-type="string">
            <text:p>ionkar7701@gmail.com</text:p>
          </table:table-cell>
          <table:table-cell table:number-columns-repeated="3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rdik Arora</text:p>
          </table:table-cell>
          <table:table-cell office:value-type="float" office:value="9414464148" calcext:value-type="float">
            <text:p>9414464148</text:p>
          </table:table-cell>
          <table:table-cell office:value-type="string" calcext:value-type="string">
            <text:p>hardikarora102@gmail.com</text:p>
          </table:table-cell>
          <table:table-cell table:number-columns-repeated="3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dan Tengale</text:p>
          </table:table-cell>
          <table:table-cell office:value-type="float" office:value="8001310066" calcext:value-type="float">
            <text:p>8001310066</text:p>
          </table:table-cell>
          <table:table-cell office:value-type="string" calcext:value-type="string">
            <text:p>madan9850774557@gmail.com</text:p>
          </table:table-cell>
          <table:table-cell office:value-type="string" calcext:value-type="string">
            <text:p>Amar Mane</text:p>
          </table:table-cell>
          <table:table-cell office:value-type="float" office:value="9764012014" calcext:value-type="float">
            <text:p>9764012014</text:p>
          </table:table-cell>
          <table:table-cell office:value-type="string" calcext:value-type="string">
            <text:p>amarmane9999@gmail.com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jeev Kumar</text:p>
          </table:table-cell>
          <table:table-cell office:value-type="float" office:value="9075939767" calcext:value-type="float">
            <text:p>9075939767</text:p>
          </table:table-cell>
          <table:table-cell office:value-type="string" calcext:value-type="string">
            <text:p>maxhitter51@gmail.com</text:p>
          </table:table-cell>
          <table:table-cell office:value-type="string" calcext:value-type="string">
            <text:p>Ravi Rajan</text:p>
          </table:table-cell>
          <table:table-cell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ha Govekar</text:p>
          </table:table-cell>
          <table:table-cell office:value-type="float" office:value="9923457919" calcext:value-type="float">
            <text:p>9923457919</text:p>
          </table:table-cell>
          <table:table-cell office:value-type="string" calcext:value-type="string">
            <text:p>nehagovekar2198@gmail.com</text:p>
          </table:table-cell>
          <table:table-cell table:number-columns-repeated="3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gisha Sinha</text:p>
          </table:table-cell>
          <table:table-cell office:value-type="float" office:value="9403586741" calcext:value-type="float">
            <text:p>9403586741</text:p>
          </table:table-cell>
          <table:table-cell office:value-type="string" calcext:value-type="string">
            <text:p>vagisha.sinha@cumminscollege.in</text:p>
          </table:table-cell>
          <table:table-cell table:number-columns-repeated="3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tuja Shelar</text:p>
          </table:table-cell>
          <table:table-cell office:value-type="float" office:value="8975195869" calcext:value-type="float">
            <text:p>8975195869</text:p>
          </table:table-cell>
          <table:table-cell office:value-type="string" calcext:value-type="string">
            <text:p>rutu.shelar.555@gmail.com</text:p>
          </table:table-cell>
          <table:table-cell office:value-type="string" calcext:value-type="string">
            <text:p>Kirti Yelavikar</text:p>
          </table:table-cell>
          <table:table-cell office:value-type="float" office:value="70286611471" calcext:value-type="float">
            <text:p>70286611471</text:p>
          </table:table-cell>
          <table:table-cell office:value-type="string" calcext:value-type="string">
            <text:p>kirti.tess@gmail.com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shmi Vagha </text:p>
          </table:table-cell>
          <table:table-cell office:value-type="float" office:value="8308266381" calcext:value-type="float">
            <text:p>8308266381</text:p>
          </table:table-cell>
          <table:table-cell office:value-type="string" calcext:value-type="string">
            <text:p>rasmi.vagha @cumminscollege.in</text:p>
          </table:table-cell>
          <table:table-cell office:value-type="string" calcext:value-type="string">
            <text:p>Tejashri Shete</text:p>
          </table:table-cell>
          <table:table-cell office:value-type="float" office:value="8600699853" calcext:value-type="float">
            <text:p>8600699853</text:p>
          </table:table-cell>
          <table:table-cell office:value-type="string" calcext:value-type="string">
            <text:p>tejshree.shete@cumminscollege.in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tuja Bhamre</text:p>
          </table:table-cell>
          <table:table-cell office:value-type="float" office:value="9421612160" calcext:value-type="float">
            <text:p>9421612160</text:p>
          </table:table-cell>
          <table:table-cell office:value-type="string" calcext:value-type="string">
            <text:p>rutujab.1498@gmail.com</text:p>
          </table:table-cell>
          <table:table-cell table:number-columns-repeated="3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ishnavi Khare</text:p>
          </table:table-cell>
          <table:table-cell office:value-type="float" office:value="7875982081" calcext:value-type="float">
            <text:p>7875982081</text:p>
          </table:table-cell>
          <table:table-cell office:value-type="string" calcext:value-type="string">
            <text:p>vai.khare26@gmail.com</text:p>
          </table:table-cell>
          <table:table-cell office:value-type="string" calcext:value-type="string">
            <text:p>Pooja Gambhir</text:p>
          </table:table-cell>
          <table:table-cell office:value-type="float" office:value="7721808595" calcext:value-type="float">
            <text:p>7721808595</text:p>
          </table:table-cell>
          <table:table-cell office:value-type="string" calcext:value-type="string">
            <text:p>poojagambhir0503@gmail.com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lyani Joshi</text:p>
          </table:table-cell>
          <table:table-cell office:value-type="float" office:value="9689191123" calcext:value-type="float">
            <text:p>9689191123</text:p>
          </table:table-cell>
          <table:table-cell office:value-type="string" calcext:value-type="string">
            <text:p>kalyani.joshi@mail.com</text:p>
          </table:table-cell>
          <table:table-cell office:value-type="string" calcext:value-type="string">
            <text:p>Aditi Goyal</text:p>
          </table:table-cell>
          <table:table-cell office:value-type="float" office:value="8600010075" calcext:value-type="float">
            <text:p>8600010075</text:p>
          </table:table-cell>
          <table:table-cell office:value-type="string" calcext:value-type="string">
            <text:p>aditi.goyal@gmail.com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nya Jojy</text:p>
          </table:table-cell>
          <table:table-cell office:value-type="float" office:value="7768876783" calcext:value-type="float">
            <text:p>7768876783</text:p>
          </table:table-cell>
          <table:table-cell office:value-type="string" calcext:value-type="string">
            <text:p>tanyajojy@hotmail.com</text:p>
          </table:table-cell>
          <table:table-cell table:number-columns-repeated="3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rja Deshpande</text:p>
          </table:table-cell>
          <table:table-cell office:value-type="float" office:value="8698096851" calcext:value-type="float">
            <text:p>8698096851</text:p>
          </table:table-cell>
          <table:table-cell office:value-type="string" calcext:value-type="string">
            <text:p>urjiideshpande27@mail.com</text:p>
          </table:table-cell>
          <table:table-cell table:number-columns-repeated="3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gruti Bramhna</text:p>
          </table:table-cell>
          <table:table-cell office:value-type="float" office:value="9730965601" calcext:value-type="float">
            <text:p>9730965601</text:p>
          </table:table-cell>
          <table:table-cell office:value-type="string" calcext:value-type="string">
            <text:p>JagrutiBramhna@gmail.com</text:p>
          </table:table-cell>
          <table:table-cell table:number-columns-repeated="3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hn Naik</text:p>
          </table:table-cell>
          <table:table-cell office:value-type="float" office:value="8149787038" calcext:value-type="float">
            <text:p>8149787038</text:p>
          </table:table-cell>
          <table:table-cell office:value-type="string" calcext:value-type="string">
            <text:p>naik.rohan6@gmail.com</text:p>
          </table:table-cell>
          <table:table-cell table:number-columns-repeated="3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el</text:p>
          </table:table-cell>
          <table:table-cell/>
          <table:table-cell office:value-type="string" calcext:value-type="string">
            <text:p>neel.pendhaskar@gmail.com</text:p>
          </table:table-cell>
          <table:table-cell office:value-type="string" calcext:value-type="string">
            <text:p>Aditya</text:p>
          </table:table-cell>
          <table:table-cell office:value-type="float" office:value="9922482449" calcext:value-type="float">
            <text:p>9922482449</text:p>
          </table:table-cell>
          <table:table-cell office:value-type="string" calcext:value-type="string">
            <text:p>aditya.mithari@rediffmail.com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harva Bhawat</text:p>
          </table:table-cell>
          <table:table-cell office:value-type="float" office:value="7745812525" calcext:value-type="float">
            <text:p>7745812525</text:p>
          </table:table-cell>
          <table:table-cell office:value-type="string" calcext:value-type="string">
            <text:p>aa102027@gmail.com</text:p>
          </table:table-cell>
          <table:table-cell office:value-type="string" calcext:value-type="string">
            <text:p>Yash Shah</text:p>
          </table:table-cell>
          <table:table-cell office:value-type="float" office:value="9922471116" calcext:value-type="float">
            <text:p>9922471116</text:p>
          </table:table-cell>
          <table:table-cell office:value-type="string" calcext:value-type="string">
            <text:p>yashshah160498@gmail.com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havesh Dhamecha</text:p>
          </table:table-cell>
          <table:table-cell office:value-type="float" office:value="9420830640" calcext:value-type="float">
            <text:p>9420830640</text:p>
          </table:table-cell>
          <table:table-cell office:value-type="string" calcext:value-type="string">
            <text:p>bhaveshdhamecha755@gmail.com</text:p>
          </table:table-cell>
          <table:table-cell table:number-columns-repeated="3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imanshu Teli</text:p>
          </table:table-cell>
          <table:table-cell office:value-type="float" office:value="9460438130" calcext:value-type="float">
            <text:p>9460438130</text:p>
          </table:table-cell>
          <table:table-cell office:value-type="string" calcext:value-type="string">
            <text:p>himanshuteli@hotmail.com</text:p>
          </table:table-cell>
          <table:table-cell office:value-type="string" calcext:value-type="string">
            <text:p>Yash Lad</text:p>
          </table:table-cell>
          <table:table-cell office:value-type="float" office:value="9168134349" calcext:value-type="float">
            <text:p>9168134349</text:p>
          </table:table-cell>
          <table:table-cell office:value-type="string" calcext:value-type="string">
            <text:p>yashlad681@gmail.com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ash Chhabria</text:p>
          </table:table-cell>
          <table:table-cell office:value-type="float" office:value="9840918897" calcext:value-type="float">
            <text:p>9840918897</text:p>
          </table:table-cell>
          <table:table-cell office:value-type="string" calcext:value-type="string">
            <text:p>yash2998chhabria@gmail.com</text:p>
          </table:table-cell>
          <table:table-cell table:number-columns-repeated="3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rabdeep Singh</text:p>
          </table:table-cell>
          <table:table-cell office:value-type="float" office:value="7387681221" calcext:value-type="float">
            <text:p>7387681221</text:p>
          </table:table-cell>
          <table:table-cell office:value-type="string" calcext:value-type="string">
            <text:p>sarab.singh97@gmail.com</text:p>
          </table:table-cell>
          <table:table-cell office:value-type="string" calcext:value-type="string">
            <text:p>Sachin More</text:p>
          </table:table-cell>
          <table:table-cell office:value-type="float" office:value="8888689982" calcext:value-type="float">
            <text:p>8888689982</text:p>
          </table:table-cell>
          <table:table-cell office:value-type="string" calcext:value-type="string">
            <text:p>moresachin1996@gmail.com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sha Belgamwar</text:p>
          </table:table-cell>
          <table:table-cell office:value-type="float" office:value="7378643676" calcext:value-type="float">
            <text:p>7378643676</text:p>
          </table:table-cell>
          <table:table-cell/>
          <table:table-cell office:value-type="string" calcext:value-type="string">
            <text:p>Vedika Sontakke</text:p>
          </table:table-cell>
          <table:table-cell office:value-type="float" office:value="8605468688" calcext:value-type="float">
            <text:p>8605468688</text:p>
          </table:table-cell>
          <table:table-cell office:value-type="string" calcext:value-type="string">
            <text:p>vedika.s1999@gmail.com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neeth Kumar</text:p>
          </table:table-cell>
          <table:table-cell office:value-type="float" office:value="9881557378" calcext:value-type="float">
            <text:p>9881557378</text:p>
          </table:table-cell>
          <table:table-cell office:value-type="string" calcext:value-type="string">
            <text:p>vineethkumarpadge@gmail.com</text:p>
          </table:table-cell>
          <table:table-cell office:value-type="string" calcext:value-type="string">
            <text:p>Omkar Mangalg</text:p>
          </table:table-cell>
          <table:table-cell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kshi Patil</text:p>
          </table:table-cell>
          <table:table-cell office:value-type="float" office:value="9881499985" calcext:value-type="float">
            <text:p>9881499985</text:p>
          </table:table-cell>
          <table:table-cell office:value-type="string" calcext:value-type="string">
            <text:p>sakshimanas264.sp@gmail.com</text:p>
          </table:table-cell>
          <table:table-cell office:value-type="string" calcext:value-type="string">
            <text:p>Rida Kazi</text:p>
          </table:table-cell>
          <table:table-cell office:value-type="float" office:value="7387110280" calcext:value-type="float">
            <text:p>7387110280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rtiki Bhandakkar</text:p>
          </table:table-cell>
          <table:table-cell office:value-type="float" office:value="9422277166" calcext:value-type="float">
            <text:p>9422277166</text:p>
          </table:table-cell>
          <table:table-cell office:value-type="string" calcext:value-type="string">
            <text:p>kbhandakkar31@gmail.com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jakta Smane</text:p>
          </table:table-cell>
          <table:table-cell office:value-type="float" office:value="9767690906" calcext:value-type="float">
            <text:p>9767690906</text:p>
          </table:table-cell>
          <table:table-cell office:value-type="string" calcext:value-type="string">
            <text:p>prajaktasmane@yahoo.co.in</text:p>
          </table:table-cell>
          <table:table-cell table:number-columns-repeated="3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M</text:p>
          </table:table-cell>
          <table:table-cell office:value-type="float" office:value="8805098577" calcext:value-type="float">
            <text:p>8805098577</text:p>
          </table:table-cell>
          <table:table-cell office:value-type="string" calcext:value-type="string">
            <text:p>adityam1311@gmail.com</text:p>
          </table:table-cell>
          <table:table-cell table:number-columns-repeated="3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mit Bhatt</text:p>
          </table:table-cell>
          <table:table-cell office:value-type="float" office:value="7020817960" calcext:value-type="float">
            <text:p>7020817960</text:p>
          </table:table-cell>
          <table:table-cell office:value-type="string" calcext:value-type="string">
            <text:p>sumitbhatt811@gmail.com</text:p>
          </table:table-cell>
          <table:table-cell table:number-columns-repeated="3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an Goenka</text:p>
          </table:table-cell>
          <table:table-cell office:value-type="float" office:value="8983723300" calcext:value-type="float">
            <text:p>8983723300</text:p>
          </table:table-cell>
          <table:table-cell office:value-type="string" calcext:value-type="string">
            <text:p>aman25089898@gmail.com</text:p>
          </table:table-cell>
          <table:table-cell table:number-columns-repeated="3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m Abnave</text:p>
          </table:table-cell>
          <table:table-cell office:value-type="float" office:value="9657166427" calcext:value-type="float">
            <text:p>9657166427</text:p>
          </table:table-cell>
          <table:table-cell office:value-type="string" calcext:value-type="string">
            <text:p>abnaveshubham11@gmail.com</text:p>
          </table:table-cell>
          <table:table-cell table:number-columns-repeated="3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ounak Joshi</text:p>
          </table:table-cell>
          <table:table-cell office:value-type="float" office:value="9665130737" calcext:value-type="float">
            <text:p>9665130737</text:p>
          </table:table-cell>
          <table:table-cell office:value-type="string" calcext:value-type="string">
            <text:p>shounak.jodhi07@gmail.com</text:p>
          </table:table-cell>
          <table:table-cell table:number-columns-repeated="3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pali Kavale</text:p>
          </table:table-cell>
          <table:table-cell office:value-type="float" office:value="7249208051" calcext:value-type="float">
            <text:p>7249208051</text:p>
          </table:table-cell>
          <table:table-cell office:value-type="string" calcext:value-type="string">
            <text:p>rupalikavale.1@gmailcom</text:p>
          </table:table-cell>
          <table:table-cell table:number-columns-repeated="3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jas Agrawal</text:p>
          </table:table-cell>
          <table:table-cell office:value-type="float" office:value="9422061412" calcext:value-type="float">
            <text:p>9422061412</text:p>
          </table:table-cell>
          <table:table-cell office:value-type="string" calcext:value-type="string">
            <text:p>agrawaltejas001@gmail.com</text:p>
          </table:table-cell>
          <table:table-cell table:number-columns-repeated="3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nket Jathar</text:p>
          </table:table-cell>
          <table:table-cell office:value-type="float" office:value="7350010947" calcext:value-type="float">
            <text:p>7350010947</text:p>
          </table:table-cell>
          <table:table-cell office:value-type="string" calcext:value-type="string">
            <text:p>sjathar11@gmail.com</text:p>
          </table:table-cell>
          <table:table-cell table:number-columns-repeated="3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nad Talware</text:p>
          </table:table-cell>
          <table:table-cell office:value-type="float" office:value="9146576744" calcext:value-type="float">
            <text:p>9146576744</text:p>
          </table:table-cell>
          <table:table-cell office:value-type="string" calcext:value-type="string">
            <text:p>ninadp116@gmail.com</text:p>
          </table:table-cell>
          <table:table-cell office:value-type="string" calcext:value-type="string">
            <text:p>Jayesh Shimpi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shant Dalvi</text:p>
          </table:table-cell>
          <table:table-cell office:value-type="float" office:value="7057566067" calcext:value-type="float">
            <text:p>7057566067</text:p>
          </table:table-cell>
          <table:table-cell office:value-type="string" calcext:value-type="string">
            <text:p>dalviprashant0907@gmail.com</text:p>
          </table:table-cell>
          <table:table-cell table:number-columns-repeated="3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adarsh Patel</text:p>
          </table:table-cell>
          <table:table-cell office:value-type="float" office:value="8888222000" calcext:value-type="float">
            <text:p>8888222000</text:p>
          </table:table-cell>
          <table:table-cell office:value-type="string" calcext:value-type="string">
            <text:p>aadarsh98patel@gmail.com</text:p>
          </table:table-cell>
          <table:table-cell table:number-columns-repeated="3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han Chopade</text:p>
          </table:table-cell>
          <table:table-cell office:value-type="float" office:value="9423212346" calcext:value-type="float">
            <text:p>9423212346</text:p>
          </table:table-cell>
          <table:table-cell office:value-type="string" calcext:value-type="string">
            <text:p>gehanchopade28@gmail.com</text:p>
          </table:table-cell>
          <table:table-cell table:number-columns-repeated="3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nav Mishra</text:p>
          </table:table-cell>
          <table:table-cell office:value-type="float" office:value="8286139963" calcext:value-type="float">
            <text:p>8286139963</text:p>
          </table:table-cell>
          <table:table-cell office:value-type="string" calcext:value-type="string">
            <text:p>coolabhinav.ca.am@gmail.com</text:p>
          </table:table-cell>
          <table:table-cell office:value-type="string" calcext:value-type="string">
            <text:p>Anway Deshpande</text:p>
          </table:table-cell>
          <table:table-cell office:value-type="float" office:value="7798723561" calcext:value-type="float">
            <text:p>7798723561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ey Kolhe</text:p>
          </table:table-cell>
          <table:table-cell office:value-type="float" office:value="7588713927" calcext:value-type="float">
            <text:p>7588713927</text:p>
          </table:table-cell>
          <table:table-cell office:value-type="string" calcext:value-type="string">
            <text:p>kolheamey99@gmail.com</text:p>
          </table:table-cell>
          <table:table-cell office:value-type="string" calcext:value-type="string">
            <text:p>Akshat Mehta</text:p>
          </table:table-cell>
          <table:table-cell office:value-type="float" office:value="7038881329" calcext:value-type="float">
            <text:p>7038881329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tuja Kulkarni</text:p>
          </table:table-cell>
          <table:table-cell office:value-type="float" office:value="9423236412" calcext:value-type="float">
            <text:p>9423236412</text:p>
          </table:table-cell>
          <table:table-cell office:value-type="string" calcext:value-type="string">
            <text:p>rutujakulkarni1999@gmail.com</text:p>
          </table:table-cell>
          <table:table-cell office:value-type="string" calcext:value-type="string">
            <text:p>Vrati Bansod</text:p>
          </table:table-cell>
          <table:table-cell office:value-type="float" office:value="7888226637" calcext:value-type="float">
            <text:p>7888226637</text:p>
          </table:table-cell>
          <table:table-cell office:value-type="string" calcext:value-type="string">
            <text:p>vratibansod@gmail.com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iket Shirse</text:p>
          </table:table-cell>
          <table:table-cell office:value-type="float" office:value="9420407591" calcext:value-type="float">
            <text:p>9420407591</text:p>
          </table:table-cell>
          <table:table-cell office:value-type="string" calcext:value-type="string">
            <text:p>aniketshirsat6309@gmail.com</text:p>
          </table:table-cell>
          <table:table-cell office:value-type="string" calcext:value-type="string">
            <text:p>Saurav Kumar</text:p>
          </table:table-cell>
          <table:table-cell office:value-type="float" office:value="9975028852" calcext:value-type="float">
            <text:p>99750288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vya jyoti</text:p>
          </table:table-cell>
          <table:table-cell office:value-type="float" office:value="9076870718" calcext:value-type="float">
            <text:p>9076870718</text:p>
          </table:table-cell>
          <table:table-cell office:value-type="string" calcext:value-type="string">
            <text:p>divyajyoti.u@gmail.com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ash karwa</text:p>
          </table:table-cell>
          <table:table-cell office:value-type="float" office:value="7387636474" calcext:value-type="float">
            <text:p>7387636474</text:p>
          </table:table-cell>
          <table:table-cell office:value-type="string" calcext:value-type="string">
            <text:p>ypkarwa@gmail.com</text:p>
          </table:table-cell>
          <table:table-cell office:value-type="string" calcext:value-type="string">
            <text:p>rashmi patil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chi kanaKdande</text:p>
          </table:table-cell>
          <table:table-cell office:value-type="float" office:value="7038308362" calcext:value-type="float">
            <text:p>7038308362</text:p>
          </table:table-cell>
          <table:table-cell office:value-type="string" calcext:value-type="string">
            <text:p>pdkanakdande@gmail.com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shabh gupta</text:p>
          </table:table-cell>
          <table:table-cell office:value-type="float" office:value="9960106820" calcext:value-type="float">
            <text:p>9960106820</text:p>
          </table:table-cell>
          <table:table-cell office:value-type="string" calcext:value-type="string">
            <text:p>rishabhgupta655@yahoo.com</text:p>
          </table:table-cell>
          <table:table-cell office:value-type="string" calcext:value-type="string">
            <text:p>rohan kulkarni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nit shelke</text:p>
          </table:table-cell>
          <table:table-cell office:value-type="float" office:value="8793223242" calcext:value-type="float">
            <text:p>8793223242</text:p>
          </table:table-cell>
          <table:table-cell office:value-type="string" calcext:value-type="string">
            <text:p>pranitshelkespd@gmail.com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mmed admuthe</text:p>
          </table:table-cell>
          <table:table-cell office:value-type="float" office:value="9822152452" calcext:value-type="float">
            <text:p>9822152452</text:p>
          </table:table-cell>
          <table:table-cell office:value-type="string" calcext:value-type="string">
            <text:p>sammedadmuthe@mail.com</text:p>
          </table:table-cell>
          <table:table-cell office:value-type="string" calcext:value-type="string">
            <text:p>yakshit jain</text:p>
          </table:table-cell>
          <table:table-cell office:value-type="float" office:value="8087550042" calcext:value-type="float">
            <text:p>808755004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padwal</text:p>
          </table:table-cell>
          <table:table-cell office:value-type="float" office:value="9423103569" calcext:value-type="float">
            <text:p>9423103569</text:p>
          </table:table-cell>
          <table:table-cell office:value-type="string" calcext:value-type="string">
            <text:p>adityapadwal@outlook.com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irija kshirsagar</text:p>
          </table:table-cell>
          <table:table-cell office:value-type="float" office:value="9762724940" calcext:value-type="float">
            <text:p>97627249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poorva khuspe</text:p>
          </table:table-cell>
          <table:table-cell office:value-type="float" office:value="9421106955" calcext:value-type="float">
            <text:p>9421106955</text:p>
          </table:table-cell>
          <table:table-cell office:value-type="string" calcext:value-type="string">
            <text:p>apoorvakhuspe@gmail.com</text:p>
          </table:table-cell>
          <table:table-cell office:value-type="string" calcext:value-type="string">
            <text:p>neha chaudhari</text:p>
          </table:table-cell>
          <table:table-cell office:value-type="float" office:value="9011064607" calcext:value-type="float">
            <text:p>9011064607</text:p>
          </table:table-cell>
          <table:table-cell office:value-type="string" calcext:value-type="string">
            <text:p>nehachaudhari71198@gmail.co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iket gokhale</text:p>
          </table:table-cell>
          <table:table-cell office:value-type="float" office:value="9403269338" calcext:value-type="float">
            <text:p>9403269338</text:p>
          </table:table-cell>
          <table:table-cell office:value-type="string" calcext:value-type="string">
            <text:p>aniket9190@gmail.com</text:p>
          </table:table-cell>
          <table:table-cell office:value-type="string" calcext:value-type="string">
            <text:p>manthan pednekar</text:p>
          </table:table-cell>
          <table:table-cell office:value-type="float" office:value="7350766549" calcext:value-type="float">
            <text:p>7350766549</text:p>
          </table:table-cell>
          <table:table-cell office:value-type="string" calcext:value-type="string">
            <text:p>pendekarmanthan18@gmail.co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harva A mahajan</text:p>
          </table:table-cell>
          <table:table-cell office:value-type="float" office:value="7507244115" calcext:value-type="float">
            <text:p>7507244115</text:p>
          </table:table-cell>
          <table:table-cell office:value-type="string" calcext:value-type="string">
            <text:p>atharva.mahajan9823@gmail.com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turaj Patil</text:p>
          </table:table-cell>
          <table:table-cell office:value-type="float" office:value="8275592198" calcext:value-type="float">
            <text:p>8275592198</text:p>
          </table:table-cell>
          <table:table-cell office:value-type="string" calcext:value-type="string">
            <text:p>ruturajpatil97@gmail.com</text:p>
          </table:table-cell>
          <table:table-cell office:value-type="string" calcext:value-type="string">
            <text:p>Shubham Deshmukh</text:p>
          </table:table-cell>
          <table:table-cell office:value-type="float" office:value="7875991001" calcext:value-type="float">
            <text:p>7875991001</text:p>
          </table:table-cell>
          <table:table-cell office:value-type="string" calcext:value-type="string">
            <text:p>sdd1798@gmail.com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ushkaraj Kulkarni</text:p>
          </table:table-cell>
          <table:table-cell office:value-type="float" office:value="8275521333" calcext:value-type="float">
            <text:p>8275521333</text:p>
          </table:table-cell>
          <table:table-cell office:value-type="string" calcext:value-type="string">
            <text:p>pushkaraj15k@gmai;.com</text:p>
          </table:table-cell>
          <table:table-cell office:value-type="string" calcext:value-type="string">
            <text:p>Madhusudhan Minayar</text:p>
          </table:table-cell>
          <table:table-cell office:value-type="float" office:value="9423367106" calcext:value-type="float">
            <text:p>9423367106</text:p>
          </table:table-cell>
          <table:table-cell office:value-type="string" calcext:value-type="string">
            <text:p>madhuminayar@gmail.co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hiraj Sonwane</text:p>
          </table:table-cell>
          <table:table-cell office:value-type="float" office:value="7776825466" calcext:value-type="float">
            <text:p>7776825466</text:p>
          </table:table-cell>
          <table:table-cell office:value-type="string" calcext:value-type="string">
            <text:p>sonawanedhiraj1996@gmail.com</text:p>
          </table:table-cell>
          <table:table-cell office:value-type="string" calcext:value-type="string">
            <text:p>Atharva Rajurkar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dita Singh</text:p>
          </table:table-cell>
          <table:table-cell office:value-type="float" office:value="7038228028" calcext:value-type="float">
            <text:p>7038228028</text:p>
          </table:table-cell>
          <table:table-cell office:value-type="string" calcext:value-type="string">
            <text:p>nanditasingh64@gmail.com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hil.S.Jain</text:p>
          </table:table-cell>
          <table:table-cell office:value-type="float" office:value="9930881707" calcext:value-type="float">
            <text:p>9930881707</text:p>
          </table:table-cell>
          <table:table-cell office:value-type="string" calcext:value-type="string">
            <text:p>sahilj310@gmail.com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mkar Munde</text:p>
          </table:table-cell>
          <table:table-cell office:value-type="float" office:value="8698829793" calcext:value-type="float">
            <text:p>8698829793</text:p>
          </table:table-cell>
          <table:table-cell office:value-type="string" calcext:value-type="string">
            <text:p>osmunde@gmail.com</text:p>
          </table:table-cell>
          <table:table-cell office:value-type="string" calcext:value-type="string">
            <text:p>Tejas Abhang</text:p>
          </table:table-cell>
          <table:table-cell office:value-type="float" office:value="8605058521" calcext:value-type="float">
            <text:p>860505852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shata Sunil Chaudhari</text:p>
          </table:table-cell>
          <table:table-cell office:value-type="float" office:value="9823269982" calcext:value-type="float">
            <text:p>9823269982</text:p>
          </table:table-cell>
          <table:table-cell office:value-type="string" calcext:value-type="string">
            <text:p>akshata.may24@gmail.com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havana Masari</text:p>
          </table:table-cell>
          <table:table-cell office:value-type="float" office:value="9763893616" calcext:value-type="float">
            <text:p>9763893616</text:p>
          </table:table-cell>
          <table:table-cell office:value-type="string" calcext:value-type="string">
            <text:p>bhavanamasari73@gmail.com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shika.S.Bagde</text:p>
          </table:table-cell>
          <table:table-cell office:value-type="float" office:value="6404816808" calcext:value-type="float">
            <text:p>6404816808</text:p>
          </table:table-cell>
          <table:table-cell office:value-type="string" calcext:value-type="string">
            <text:p>badge.rishika@gmail.com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Karmale</text:p>
          </table:table-cell>
          <table:table-cell office:value-type="float" office:value="9049031155" calcext:value-type="float">
            <text:p>9049031155</text:p>
          </table:table-cell>
          <table:table-cell office:value-type="string" calcext:value-type="string">
            <text:p>abhishek9817@gmail.com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thamesh Shinde</text:p>
          </table:table-cell>
          <table:table-cell office:value-type="float" office:value="9407983339" calcext:value-type="float">
            <text:p>9407983339</text:p>
          </table:table-cell>
          <table:table-cell office:value-type="string" calcext:value-type="string">
            <text:p>rhish94@gmail.com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nchal Pavander Uddhavrao</text:p>
          </table:table-cell>
          <table:table-cell office:value-type="float" office:value="9623546896" calcext:value-type="float">
            <text:p>9623546896</text:p>
          </table:table-cell>
          <table:table-cell office:value-type="string" calcext:value-type="string">
            <text:p>panchalpavandev@gmail.com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m 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Chalikwar</text:p>
          </table:table-cell>
          <table:table-cell office:value-type="float" office:value="7083177434" calcext:value-type="float">
            <text:p>7083177434</text:p>
          </table:table-cell>
          <table:table-cell office:value-type="string" calcext:value-type="string">
            <text:p>adityachalikwar@gmail.com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epak Chaudhary</text:p>
          </table:table-cell>
          <table:table-cell office:value-type="float" office:value="9112049087" calcext:value-type="float">
            <text:p>9112049087</text:p>
          </table:table-cell>
          <table:table-cell office:value-type="string" calcext:value-type="string">
            <text:p>deepak20355@gmail.com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khad Joshi</text:p>
          </table:table-cell>
          <table:table-cell office:value-type="float" office:value="7038188929" calcext:value-type="float">
            <text:p>7038188929</text:p>
          </table:table-cell>
          <table:table-cell office:value-type="string" calcext:value-type="string">
            <text:p>sukhadj1998@gmail.com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raj Ganacharya</text:p>
          </table:table-cell>
          <table:table-cell office:value-type="float" office:value="7588303593" calcext:value-type="float">
            <text:p>7588303593</text:p>
          </table:table-cell>
          <table:table-cell office:value-type="string" calcext:value-type="string">
            <text:p>shivrajganacharya10@gmail.com</text:p>
          </table:table-cell>
          <table:table-cell office:value-type="string" calcext:value-type="string">
            <text:p>Aniket Karande</text:p>
          </table:table-cell>
          <table:table-cell office:value-type="float" office:value="7775921270" calcext:value-type="float">
            <text:p>7775921270</text:p>
          </table:table-cell>
          <table:table-cell office:value-type="string" calcext:value-type="string">
            <text:p>aniketkarande592@gmail.com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kulkarni</text:p>
          </table:table-cell>
          <table:table-cell office:value-type="float" office:value="9765853243" calcext:value-type="float">
            <text:p>9765853243</text:p>
          </table:table-cell>
          <table:table-cell office:value-type="string" calcext:value-type="string">
            <text:p>adityakulkarnia3@gmail.com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rshal bhamare</text:p>
          </table:table-cell>
          <table:table-cell/>
          <table:table-cell office:value-type="string" calcext:value-type="string">
            <text:p>hbhamare1998@gmail.com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nayak nagu</text:p>
          </table:table-cell>
          <table:table-cell office:value-type="float" office:value="9419130918" calcext:value-type="float">
            <text:p>9419130918</text:p>
          </table:table-cell>
          <table:table-cell office:value-type="string" calcext:value-type="string">
            <text:p>vini.nagu@gmail.com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yush Dubey</text:p>
          </table:table-cell>
          <table:table-cell office:value-type="float" office:value="9519081779" calcext:value-type="float">
            <text:p>9519081779</text:p>
          </table:table-cell>
          <table:table-cell office:value-type="string" calcext:value-type="string">
            <text:p>ayushdubey1599@gmail.com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hutosh singh</text:p>
          </table:table-cell>
          <table:table-cell office:value-type="float" office:value="9766366837" calcext:value-type="float">
            <text:p>9766366837</text:p>
          </table:table-cell>
          <table:table-cell office:value-type="string" calcext:value-type="string">
            <text:p>ashutoshsingh.singh56@gmail.com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jas mandavgane</text:p>
          </table:table-cell>
          <table:table-cell office:value-type="float" office:value="7507573644" calcext:value-type="float">
            <text:p>7507573644</text:p>
          </table:table-cell>
          <table:table-cell office:value-type="string" calcext:value-type="string">
            <text:p>tejasmandavgane@gmail.com</text:p>
          </table:table-cell>
          <table:table-cell office:value-type="string" calcext:value-type="string">
            <text:p>akash shukla</text:p>
          </table:table-cell>
          <table:table-cell office:value-type="float" office:value="7066887316" calcext:value-type="float">
            <text:p>7066887316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ibhav andhare</text:p>
          </table:table-cell>
          <table:table-cell office:value-type="float" office:value="7030740901" calcext:value-type="float">
            <text:p>7030740901</text:p>
          </table:table-cell>
          <table:table-cell office:value-type="string" calcext:value-type="string">
            <text:p>vaibhavandhare23@gmail.com</text:p>
          </table:table-cell>
          <table:table-cell office:value-type="string" calcext:value-type="string">
            <text:p>abhinav jha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ritin pundita</text:p>
          </table:table-cell>
          <table:table-cell office:value-type="float" office:value="9990077640" calcext:value-type="float">
            <text:p>9990077640</text:p>
          </table:table-cell>
          <table:table-cell office:value-type="string" calcext:value-type="string">
            <text:p>kritinpundita1998@gmail.com</text:p>
          </table:table-cell>
          <table:table-cell office:value-type="string" calcext:value-type="string">
            <text:p>kartikey umare</text:p>
          </table:table-cell>
          <table:table-cell/>
          <table:table-cell office:value-type="string" calcext:value-type="string">
            <text:p>kartikey1004@gmail.com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vyam kumar</text:p>
          </table:table-cell>
          <table:table-cell office:value-type="float" office:value="8809181793" calcext:value-type="float">
            <text:p>8809181793</text:p>
          </table:table-cell>
          <table:table-cell office:value-type="string" calcext:value-type="string">
            <text:p>divyam9570@gmail.com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eyas gawande</text:p>
          </table:table-cell>
          <table:table-cell office:value-type="float" office:value="8983861543" calcext:value-type="float">
            <text:p>8983861543</text:p>
          </table:table-cell>
          <table:table-cell office:value-type="string" calcext:value-type="string">
            <text:p>shreyasgawande1498@gmail.com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shrut devre</text:p>
          </table:table-cell>
          <table:table-cell office:value-type="float" office:value="9767794516" calcext:value-type="float">
            <text:p>9767794516</text:p>
          </table:table-cell>
          <table:table-cell office:value-type="string" calcext:value-type="string">
            <text:p>sushrutdevre@gmai.com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iyadarshi singh</text:p>
          </table:table-cell>
          <table:table-cell office:value-type="float" office:value="8051015521" calcext:value-type="float">
            <text:p>8051015521</text:p>
          </table:table-cell>
          <table:table-cell office:value-type="string" calcext:value-type="string">
            <text:p>priyadarshi.singh1997@gmail.com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eshav bang</text:p>
          </table:table-cell>
          <table:table-cell office:value-type="float" office:value="9987407588" calcext:value-type="float">
            <text:p>9987407588</text:p>
          </table:table-cell>
          <table:table-cell office:value-type="string" calcext:value-type="string">
            <text:p>bangkeshav5@gmail.com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tyajeet Nigade</text:p>
          </table:table-cell>
          <table:table-cell office:value-type="float" office:value="7588374704" calcext:value-type="float">
            <text:p>7588374704</text:p>
          </table:table-cell>
          <table:table-cell office:value-type="string" calcext:value-type="string">
            <text:p>satlavide@live.in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nav Menon</text:p>
          </table:table-cell>
          <table:table-cell office:value-type="float" office:value="7276329199" calcext:value-type="float">
            <text:p>7276329199</text:p>
          </table:table-cell>
          <table:table-cell office:value-type="string" calcext:value-type="string">
            <text:p>menonpranav923@gmail.com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hil Thorve</text:p>
          </table:table-cell>
          <table:table-cell office:value-type="float" office:value="9527839719" calcext:value-type="float">
            <text:p>9527839719</text:p>
          </table:table-cell>
          <table:table-cell office:value-type="string" calcext:value-type="string">
            <text:p>sahilt2606@gmail.com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hmed Khwaja</text:p>
          </table:table-cell>
          <table:table-cell office:value-type="float" office:value="7709872838" calcext:value-type="float">
            <text:p>7709872838</text:p>
          </table:table-cell>
          <table:table-cell office:value-type="string" calcext:value-type="string">
            <text:p>ahmedskhwaja@gmail.com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th Kulkarni</text:p>
          </table:table-cell>
          <table:table-cell office:value-type="float" office:value="9028824850" calcext:value-type="float">
            <text:p>9028824850</text:p>
          </table:table-cell>
          <table:table-cell office:value-type="string" calcext:value-type="string">
            <text:p>parthkulkarni998@gmail.com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ash Chavan</text:p>
          </table:table-cell>
          <table:table-cell office:value-type="float" office:value="9689050303" calcext:value-type="float">
            <text:p>9689050303</text:p>
          </table:table-cell>
          <table:table-cell office:value-type="string" calcext:value-type="string">
            <text:p>aakashchavan1998@gmail.com</text:p>
          </table:table-cell>
          <table:table-cell office:value-type="string" calcext:value-type="string">
            <text:p>Gururaj Teli</text:p>
          </table:table-cell>
          <table:table-cell office:value-type="float" office:value="8975887011" calcext:value-type="float">
            <text:p>897588701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yush A Chincholikar</text:p>
          </table:table-cell>
          <table:table-cell office:value-type="float" office:value="9404012207" calcext:value-type="float">
            <text:p>9404012207</text:p>
          </table:table-cell>
          <table:table-cell office:value-type="string" calcext:value-type="string">
            <text:p>piyush.chincholikar@gmail.com</text:p>
          </table:table-cell>
          <table:table-cell office:value-type="string" calcext:value-type="string">
            <text:p>Sanket K Bhandure</text:p>
          </table:table-cell>
          <table:table-cell office:value-type="float" office:value="8087563056" calcext:value-type="float">
            <text:p>808756305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shank Pandey</text:p>
          </table:table-cell>
          <table:table-cell office:value-type="float" office:value="7738507415" calcext:value-type="float">
            <text:p>7738507415</text:p>
          </table:table-cell>
          <table:table-cell office:value-type="string" calcext:value-type="string">
            <text:p>shashankpandey1102@gmail.com</text:p>
          </table:table-cell>
          <table:table-cell office:value-type="string" calcext:value-type="string">
            <text:p>Hrithik Kumar</text:p>
          </table:table-cell>
          <table:table-cell office:value-type="float" office:value="9604774968" calcext:value-type="float">
            <text:p>9604774968</text:p>
          </table:table-cell>
          <table:table-cell office:value-type="string" calcext:value-type="string">
            <text:p>hrithikkumar527@gmail.com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tik Yadav</text:p>
          </table:table-cell>
          <table:table-cell office:value-type="float" office:value="9823766759" calcext:value-type="float">
            <text:p>9823766759</text:p>
          </table:table-cell>
          <table:table-cell office:value-type="string" calcext:value-type="string">
            <text:p>prateikyadav10@gmail.com</text:p>
          </table:table-cell>
          <table:table-cell office:value-type="string" calcext:value-type="string">
            <text:p>Shreejeet Sahay</text:p>
          </table:table-cell>
          <table:table-cell office:value-type="float" office:value="9922352245" calcext:value-type="float">
            <text:p>9922352245</text:p>
          </table:table-cell>
          <table:table-cell office:value-type="string" calcext:value-type="string">
            <text:p>shreejeet.sahay@gmail.com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ukul Gupta</text:p>
          </table:table-cell>
          <table:table-cell office:value-type="float" office:value="9921936227" calcext:value-type="float">
            <text:p>9921936227</text:p>
          </table:table-cell>
          <table:table-cell office:value-type="string" calcext:value-type="string">
            <text:p>mukulgupta23597@gmail.com</text:p>
          </table:table-cell>
          <table:table-cell office:value-type="string" calcext:value-type="string">
            <text:p>Aditya Kumar</text:p>
          </table:table-cell>
          <table:table-cell office:value-type="float" office:value="7739940165" calcext:value-type="float">
            <text:p>7739940165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VEK KUMAR</text:p>
          </table:table-cell>
          <table:table-cell office:value-type="float" office:value="9175646489" calcext:value-type="float">
            <text:p>9175646489</text:p>
          </table:table-cell>
          <table:table-cell office:value-type="string" calcext:value-type="string">
            <text:p>omgvivek288@gmail.com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TVIKI PATHAK</text:p>
          </table:table-cell>
          <table:table-cell office:value-type="float" office:value="7350266544" calcext:value-type="float">
            <text:p>7350266544</text:p>
          </table:table-cell>
          <table:table-cell office:value-type="string" calcext:value-type="string">
            <text:p>satvikIpathak@gmail.com</text:p>
          </table:table-cell>
          <table:table-cell office:value-type="string" calcext:value-type="string">
            <text:p>SHRADDHA SHINDE</text:p>
          </table:table-cell>
          <table:table-cell office:value-type="float" office:value="9960910129" calcext:value-type="float">
            <text:p>996091012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KUKADE</text:p>
          </table:table-cell>
          <table:table-cell office:value-type="float" office:value="7350661314" calcext:value-type="float">
            <text:p>7350661314</text:p>
          </table:table-cell>
          <table:table-cell office:value-type="string" calcext:value-type="string">
            <text:p>kukadeaditya500@gmail.com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HIL PATIL</text:p>
          </table:table-cell>
          <table:table-cell office:value-type="float" office:value="9858978699" calcext:value-type="float">
            <text:p>9858978699</text:p>
          </table:table-cell>
          <table:table-cell office:value-type="string" calcext:value-type="string">
            <text:p>nikpatil2014@gmail.com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SHAIL SINGH</text:p>
          </table:table-cell>
          <table:table-cell office:value-type="float" office:value="9595199288" calcext:value-type="float">
            <text:p>9595199288</text:p>
          </table:table-cell>
          <table:table-cell office:value-type="string" calcext:value-type="string">
            <text:p>mishails.1998@gmail.com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HARVA BADVE</text:p>
          </table:table-cell>
          <table:table-cell office:value-type="float" office:value="8983003949" calcext:value-type="float">
            <text:p>8983003949</text:p>
          </table:table-cell>
          <table:table-cell office:value-type="string" calcext:value-type="string">
            <text:p>atharvabadve95@gmail.com</text:p>
          </table:table-cell>
          <table:table-cell office:value-type="string" calcext:value-type="string">
            <text:p>HRISHIKESH JADHAV</text:p>
          </table:table-cell>
          <table:table-cell office:value-type="float" office:value="7039034533" calcext:value-type="float">
            <text:p>7039034533</text:p>
          </table:table-cell>
          <table:table-cell office:value-type="string" calcext:value-type="string">
            <text:p>hrishikesh.jadhav28@gmail.com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UTHVIRAJ</text:p>
          </table:table-cell>
          <table:table-cell office:value-type="float" office:value="9421891800" calcext:value-type="float">
            <text:p>9421891800</text:p>
          </table:table-cell>
          <table:table-cell office:value-type="string" calcext:value-type="string">
            <text:p>pruthvirajpatil139@gmail.com</text:p>
          </table:table-cell>
          <table:table-cell office:value-type="string" calcext:value-type="string">
            <text:p>BASWORAJ PATIL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battam Basu</text:p>
          </table:table-cell>
          <table:table-cell office:value-type="float" office:value="8087931266" calcext:value-type="float">
            <text:p>8087931266</text:p>
          </table:table-cell>
          <table:table-cell office:value-type="string" calcext:value-type="string">
            <text:p>basuxyt@gmail.com</text:p>
          </table:table-cell>
          <table:table-cell office:value-type="string" calcext:value-type="string">
            <text:p>Rohan Lokhwani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rudul Sonawne</text:p>
          </table:table-cell>
          <table:table-cell office:value-type="float" office:value="9527020943" calcext:value-type="float">
            <text:p>9527020943</text:p>
          </table:table-cell>
          <table:table-cell office:value-type="string" calcext:value-type="string">
            <text:p>mrudulsonawne20@gmail.com</text:p>
          </table:table-cell>
          <table:table-cell office:value-type="string" calcext:value-type="string">
            <text:p>Arundhati Galande</text:p>
          </table:table-cell>
          <table:table-cell office:value-type="float" office:value="9763724708" calcext:value-type="float">
            <text:p>976372470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ruta Kulkarni</text:p>
          </table:table-cell>
          <table:table-cell office:value-type="float" office:value="8275141545" calcext:value-type="float">
            <text:p>8275141545</text:p>
          </table:table-cell>
          <table:table-cell office:value-type="string" calcext:value-type="string">
            <text:p>amrutakul1997@gmail.com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inmay <text:s/>Saraf</text:p>
          </table:table-cell>
          <table:table-cell office:value-type="float" office:value="9403311498" calcext:value-type="float">
            <text:p>9403311498</text:p>
          </table:table-cell>
          <table:table-cell office:value-type="string" calcext:value-type="string">
            <text:p>chinmay.saraf.98@gmail.com</text:p>
          </table:table-cell>
          <table:table-cell office:value-type="string" calcext:value-type="string">
            <text:p>Rushikesh karad</text:p>
          </table:table-cell>
          <table:table-cell office:value-type="float" office:value="8237104734" calcext:value-type="float">
            <text:p>8237104734</text:p>
          </table:table-cell>
          <table:table-cell office:value-type="string" calcext:value-type="string">
            <text:p>karad.rushikesh5@gmail.com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kas Gacche</text:p>
          </table:table-cell>
          <table:table-cell office:value-type="float" office:value="9503642976" calcext:value-type="float">
            <text:p>9503642976</text:p>
          </table:table-cell>
          <table:table-cell office:value-type="string" calcext:value-type="string">
            <text:p>vicks8cool@gmail.com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efali Dsouza</text:p>
          </table:table-cell>
          <table:table-cell office:value-type="float" office:value="7350127540" calcext:value-type="float">
            <text:p>7350127540</text:p>
          </table:table-cell>
          <table:table-cell office:value-type="string" calcext:value-type="string">
            <text:p>shefalids@gmail.com</text:p>
          </table:table-cell>
          <table:table-cell office:value-type="string" calcext:value-type="string">
            <text:p>Manjari Chaudhari</text:p>
          </table:table-cell>
          <table:table-cell office:value-type="float" office:value="9403266029" calcext:value-type="float">
            <text:p>9403266029</text:p>
          </table:table-cell>
          <table:table-cell office:value-type="string" calcext:value-type="string">
            <text:p>manjarichaudhari97@gmail.com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sika Wankhade</text:p>
          </table:table-cell>
          <table:table-cell office:value-type="float" office:value="8007043453" calcext:value-type="float">
            <text:p>8007043453</text:p>
          </table:table-cell>
          <table:table-cell office:value-type="string" calcext:value-type="string">
            <text:p>wankhaderasika.rw@gmail.com</text:p>
          </table:table-cell>
          <table:table-cell office:value-type="string" calcext:value-type="string">
            <text:p>Shubham Kumar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tik Patil</text:p>
          </table:table-cell>
          <table:table-cell office:value-type="float" office:value="8605778618" calcext:value-type="float">
            <text:p>8605778618</text:p>
          </table:table-cell>
          <table:table-cell office:value-type="string" calcext:value-type="string">
            <text:p>pratik32patil@gmail.com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kita Kulkarni</text:p>
          </table:table-cell>
          <table:table-cell office:value-type="float" office:value="9405828266" calcext:value-type="float">
            <text:p>9405828266</text:p>
          </table:table-cell>
          <table:table-cell office:value-type="string" calcext:value-type="string">
            <text:p>ankukulkarni7@gmail.com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ushik Daspote</text:p>
          </table:table-cell>
          <table:table-cell office:value-type="float" office:value="7030381080" calcext:value-type="float">
            <text:p>7030381080</text:p>
          </table:table-cell>
          <table:table-cell office:value-type="string" calcext:value-type="string">
            <text:p>kaushik.daspote_003@gmail.com</text:p>
          </table:table-cell>
          <table:table-cell office:value-type="string" calcext:value-type="string">
            <text:p>Shubham korde</text:p>
          </table:table-cell>
          <table:table-cell office:value-type="float" office:value="8600005852" calcext:value-type="float">
            <text:p>8600005852</text:p>
          </table:table-cell>
          <table:table-cell office:value-type="string" calcext:value-type="string">
            <text:p>shubham.korde9294@gmail.com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ogesh Honde</text:p>
          </table:table-cell>
          <table:table-cell office:value-type="float" office:value="7066215121" calcext:value-type="float">
            <text:p>7066215121</text:p>
          </table:table-cell>
          <table:table-cell office:value-type="string" calcext:value-type="string">
            <text:p>yogeshhonde59@gmail.com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dha Sinha</text:p>
          </table:table-cell>
          <table:table-cell office:value-type="float" office:value="9766560319" calcext:value-type="float">
            <text:p>9766560319</text:p>
          </table:table-cell>
          <table:table-cell office:value-type="string" calcext:value-type="string">
            <text:p>medha_123@gmail.com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shant Bodhale</text:p>
          </table:table-cell>
          <table:table-cell office:value-type="float" office:value="8866805267" calcext:value-type="float">
            <text:p>8866805267</text:p>
          </table:table-cell>
          <table:table-cell office:value-type="string" calcext:value-type="string">
            <text:p>prashantbodhale30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had Pritish</text:p>
          </table:table-cell>
          <table:table-cell office:value-type="float" office:value="7887663858" calcext:value-type="float">
            <text:p>7887663858</text:p>
          </table:table-cell>
          <table:table-cell office:value-type="string" calcext:value-type="string">
            <text:p>phadpritish121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krant Kumar Raut</text:p>
          </table:table-cell>
          <table:table-cell office:value-type="float" office:value="7721862714" calcext:value-type="float">
            <text:p>7721862714</text:p>
          </table:table-cell>
          <table:table-cell office:value-type="string" calcext:value-type="string">
            <text:p>vikrant.raut@gmail.com</text:p>
          </table:table-cell>
          <table:table-cell office:value-type="string" calcext:value-type="string">
            <text:p>Aniket Dhomare</text:p>
          </table:table-cell>
          <table:table-cell office:value-type="float" office:value="7741915446" calcext:value-type="float">
            <text:p>7741915446</text:p>
          </table:table-cell>
          <table:table-cell office:value-type="string" calcext:value-type="string">
            <text:p>aniketdhormare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nvi Shah</text:p>
          </table:table-cell>
          <table:table-cell office:value-type="float" office:value="8055076002" calcext:value-type="float">
            <text:p>8055076002</text:p>
          </table:table-cell>
          <table:table-cell office:value-type="string" calcext:value-type="string">
            <text:p>stanvi840@gmail.com</text:p>
          </table:table-cell>
          <table:table-cell office:value-type="string" calcext:value-type="string">
            <text:p>Rutuja More</text:p>
          </table:table-cell>
          <table:table-cell table:number-columns-repeated="2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rushabh R</text:p>
          </table:table-cell>
          <table:table-cell office:value-type="float" office:value="8796279939" calcext:value-type="float">
            <text:p>8796279939</text:p>
          </table:table-cell>
          <table:table-cell office:value-type="string" calcext:value-type="string">
            <text:p>vrushrikk@gmail.com</text:p>
          </table:table-cell>
          <table:table-cell office:value-type="string" calcext:value-type="string">
            <text:p>Pratik M</text:p>
          </table:table-cell>
          <table:table-cell office:value-type="float" office:value="8483901683" calcext:value-type="float">
            <text:p>8483901683</text:p>
          </table:table-cell>
          <table:table-cell office:value-type="string" calcext:value-type="string">
            <text:p>pratikmane239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yush Mamidwar</text:p>
          </table:table-cell>
          <table:table-cell office:value-type="float" office:value="9049977379" calcext:value-type="float">
            <text:p>9049977379</text:p>
          </table:table-cell>
          <table:table-cell office:value-type="string" calcext:value-type="string">
            <text:p>mamidwar.piyush@gmail.com</text:p>
          </table:table-cell>
          <table:table-cell office:value-type="string" calcext:value-type="string">
            <text:p>Prakash Suthar</text:p>
          </table:table-cell>
          <table:table-cell office:value-type="float" office:value="8485898119" calcext:value-type="float">
            <text:p>8485898119</text:p>
          </table:table-cell>
          <table:table-cell office:value-type="string" calcext:value-type="string">
            <text:p>prakashps26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rvil Ghate</text:p>
          </table:table-cell>
          <table:table-cell office:value-type="float" office:value="8446906236" calcext:value-type="float">
            <text:p>8446906236</text:p>
          </table:table-cell>
          <table:table-cell office:value-type="string" calcext:value-type="string">
            <text:p>sharvig07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thamesh Choudhari</text:p>
          </table:table-cell>
          <table:table-cell office:value-type="float" office:value="8275014876" calcext:value-type="float">
            <text:p>8275014876</text:p>
          </table:table-cell>
          <table:table-cell office:value-type="string" calcext:value-type="string">
            <text:p>choudhariprathamesh@gmail.com</text:p>
          </table:table-cell>
          <table:table-cell office:value-type="string" calcext:value-type="string">
            <text:p>Daksh Pokar</text:p>
          </table:table-cell>
          <table:table-cell office:value-type="float" office:value="9689927235" calcext:value-type="float">
            <text:p>9689927235</text:p>
          </table:table-cell>
          <table:table-cell office:value-type="string" calcext:value-type="string">
            <text:p>info@levotron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hutosh Patil </text:p>
          </table:table-cell>
          <table:table-cell office:value-type="float" office:value="7774013736" calcext:value-type="float">
            <text:p>7774013736</text:p>
          </table:table-cell>
          <table:table-cell office:value-type="string" calcext:value-type="string">
            <text:p>ashutoshpatil1998@gmail.com</text:p>
          </table:table-cell>
          <table:table-cell office:value-type="string" calcext:value-type="string">
            <text:p>Nirav Shah</text:p>
          </table:table-cell>
          <table:table-cell office:value-type="float" office:value="7249677246" calcext:value-type="float">
            <text:p>7249677246</text:p>
          </table:table-cell>
          <table:table-cell office:value-type="string" calcext:value-type="string">
            <text:p>niravsshaha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m Pawar</text:p>
          </table:table-cell>
          <table:table-cell office:value-type="float" office:value="8600457734" calcext:value-type="float">
            <text:p>8600457734</text:p>
          </table:table-cell>
          <table:table-cell office:value-type="string" calcext:value-type="string">
            <text:p>pawarshubham1234@gmail.com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yesha hojage</text:p>
          </table:table-cell>
          <table:table-cell office:value-type="float" office:value="8087676452" calcext:value-type="float">
            <text:p>8087676452</text:p>
          </table:table-cell>
          <table:table-cell office:value-type="string" calcext:value-type="string">
            <text:p>ayeshahojage@gmail.com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oja pawar</text:p>
          </table:table-cell>
          <table:table-cell office:value-type="float" office:value="8380942057" calcext:value-type="float">
            <text:p>8380942057</text:p>
          </table:table-cell>
          <table:table-cell office:value-type="string" calcext:value-type="string">
            <text:p>poojapawar1222@gmail.com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ol chavan</text:p>
          </table:table-cell>
          <table:table-cell office:value-type="float" office:value="7772126885" calcext:value-type="float">
            <text:p>7772126885</text:p>
          </table:table-cell>
          <table:table-cell office:value-type="string" calcext:value-type="string">
            <text:p>asc.amol108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shant Gupta</text:p>
          </table:table-cell>
          <table:table-cell office:value-type="float" office:value="8623089284" calcext:value-type="float">
            <text:p>8623089284</text:p>
          </table:table-cell>
          <table:table-cell office:value-type="string" calcext:value-type="string">
            <text:p>prashantgupta260g@gmail.com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 G Kartik</text:p>
          </table:table-cell>
          <table:table-cell office:value-type="float" office:value="7028443202" calcext:value-type="float">
            <text:p>7028443202</text:p>
          </table:table-cell>
          <table:table-cell office:value-type="string" calcext:value-type="string">
            <text:p>sgkartik14091995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KITA CHAVAN</text:p>
          </table:table-cell>
          <table:table-cell office:value-type="float" office:value="7218946298" calcext:value-type="float">
            <text:p>7218946298</text:p>
          </table:table-cell>
          <table:table-cell office:value-type="string" calcext:value-type="string">
            <text:p>ankitavchavan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NOTANI</text:p>
          </table:table-cell>
          <table:table-cell office:value-type="float" office:value="7507509111" calcext:value-type="float">
            <text:p>7507509111</text:p>
          </table:table-cell>
          <table:table-cell office:value-type="string" calcext:value-type="string">
            <text:p>abhinotani753@gmail.com</text:p>
          </table:table-cell>
          <table:table-cell office:value-type="string" calcext:value-type="string">
            <text:p>AJINKYA PARASKAR</text:p>
          </table:table-cell>
          <table:table-cell office:value-type="float" office:value="9121760757" calcext:value-type="float">
            <text:p>9121760757</text:p>
          </table:table-cell>
          <table:table-cell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NGI RATHOD</text:p>
          </table:table-cell>
          <table:table-cell office:value-type="float" office:value="8180821750" calcext:value-type="float">
            <text:p>8180821750</text:p>
          </table:table-cell>
          <table:table-cell office:value-type="string" calcext:value-type="string">
            <text:p>rathodsr15.comp@coep.ac.in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ash Sharma</text:p>
          </table:table-cell>
          <table:table-cell office:value-type="float" office:value="9422774036" calcext:value-type="float">
            <text:p>9422774036</text:p>
          </table:table-cell>
          <table:table-cell office:value-type="string" calcext:value-type="string">
            <text:p>yashsharma2595@gmail.com</text:p>
          </table:table-cell>
          <table:table-cell office:value-type="string" calcext:value-type="string">
            <text:p>Bipin Singh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yali Sonar</text:p>
          </table:table-cell>
          <table:table-cell office:value-type="float" office:value="7038890745" calcext:value-type="float">
            <text:p>7038890745</text:p>
          </table:table-cell>
          <table:table-cell office:value-type="string" calcext:value-type="string">
            <text:p>sayali.sonar31@gmail.com</text:p>
          </table:table-cell>
          <table:table-cell office:value-type="string" calcext:value-type="string">
            <text:p>Pallavi Chaudhari</text:p>
          </table:table-cell>
          <table:table-cell office:value-type="float" office:value="8408802926" calcext:value-type="float">
            <text:p>8408802926</text:p>
          </table:table-cell>
          <table:table-cell office:value-type="string" calcext:value-type="string">
            <text:p>harshu241996@gmail.com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nal Darwalkar</text:p>
          </table:table-cell>
          <table:table-cell office:value-type="float" office:value="9145293265" calcext:value-type="float">
            <text:p>9145293265</text:p>
          </table:table-cell>
          <table:table-cell/>
          <table:table-cell office:value-type="string" calcext:value-type="string">
            <text:p>Simran Divekar</text:p>
          </table:table-cell>
          <table:table-cell office:value-type="float" office:value="8552878403" calcext:value-type="float">
            <text:p>8552878403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m Karanikar</text:p>
          </table:table-cell>
          <table:table-cell office:value-type="float" office:value="9552512895" calcext:value-type="float">
            <text:p>9552512895</text:p>
          </table:table-cell>
          <table:table-cell office:value-type="string" calcext:value-type="string">
            <text:p>shubhsanman@gmail.com</text:p>
          </table:table-cell>
          <table:table-cell office:value-type="string" calcext:value-type="string">
            <text:p>Aditi Patil</text:p>
          </table:table-cell>
          <table:table-cell office:value-type="float" office:value="9130653056" calcext:value-type="float">
            <text:p>9130653056</text:p>
          </table:table-cell>
          <table:table-cell office:value-type="string" calcext:value-type="string">
            <text:p>patiladiti51@gmail.com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hang M</text:p>
          </table:table-cell>
          <table:table-cell office:value-type="float" office:value="9881718732" calcext:value-type="float">
            <text:p>9881718732</text:p>
          </table:table-cell>
          <table:table-cell office:value-type="string" calcext:value-type="string">
            <text:p>vihangm96@gmail.com</text:p>
          </table:table-cell>
          <table:table-cell office:value-type="string" calcext:value-type="string">
            <text:p>Shivani Bhagwat</text:p>
          </table:table-cell>
          <table:table-cell office:value-type="float" office:value="7744933414" calcext:value-type="float">
            <text:p>7744933414</text:p>
          </table:table-cell>
          <table:table-cell office:value-type="string" calcext:value-type="string">
            <text:p>shivanibhagwat.9@gmail.com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NJANA BHAJANTRI</text:p>
          </table:table-cell>
          <table:table-cell office:value-type="float" office:value="8446133582" calcext:value-type="float">
            <text:p>8446133582</text:p>
          </table:table-cell>
          <table:table-cell office:value-type="string" calcext:value-type="string">
            <text:p>ranjanabhajantri@gmail.com</text:p>
          </table:table-cell>
          <table:table-cell office:value-type="string" calcext:value-type="string">
            <text:p>NAMRATA JADHAV</text:p>
          </table:table-cell>
          <table:table-cell office:value-type="float" office:value="7057617652" calcext:value-type="float">
            <text:p>7057617652</text:p>
          </table:table-cell>
          <table:table-cell office:value-type="string" calcext:value-type="string">
            <text:p>namumjadhav@gmail.com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ANI CHANDERE</text:p>
          </table:table-cell>
          <table:table-cell office:value-type="float" office:value="7276489962" calcext:value-type="float">
            <text:p>7276489962</text:p>
          </table:table-cell>
          <table:table-cell office:value-type="string" calcext:value-type="string">
            <text:p>shivanichanderesc@gmail.com</text:p>
          </table:table-cell>
          <table:table-cell office:value-type="string" calcext:value-type="string">
            <text:p>ASHLESHA KORDE</text:p>
          </table:table-cell>
          <table:table-cell office:value-type="float" office:value="9527636492" calcext:value-type="float">
            <text:p>9527636492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I ABDEHALAL</text:p>
          </table:table-cell>
          <table:table-cell office:value-type="float" office:value="9049393299" calcext:value-type="float">
            <text:p>9049393299</text:p>
          </table:table-cell>
          <table:table-cell office:value-type="string" calcext:value-type="string">
            <text:p>m223402@gmail.com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CHA MANNIKAR</text:p>
          </table:table-cell>
          <table:table-cell office:value-type="float" office:value="8805322190" calcext:value-type="float">
            <text:p>8805322190</text:p>
          </table:table-cell>
          <table:table-cell office:value-type="string" calcext:value-type="string">
            <text:p>rucha.mannikar@gmail.com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JEET SAWALA</text:p>
          </table:table-cell>
          <table:table-cell office:value-type="float" office:value="9422008770" calcext:value-type="float">
            <text:p>9422008770</text:p>
          </table:table-cell>
          <table:table-cell office:value-type="string" calcext:value-type="string">
            <text:p>sujeetsawala@gmail.com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M RAMRAKHYA</text:p>
          </table:table-cell>
          <table:table-cell office:value-type="float" office:value="9158592292" calcext:value-type="float">
            <text:p>9158592292</text:p>
          </table:table-cell>
          <table:table-cell office:value-type="string" calcext:value-type="string">
            <text:p>ramramrakhya81@gmail.com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weta Bharambe</text:p>
          </table:table-cell>
          <table:table-cell office:value-type="float" office:value="9730965534" calcext:value-type="float">
            <text:p>9730965534</text:p>
          </table:table-cell>
          <table:table-cell office:value-type="string" calcext:value-type="string">
            <text:p>shwetabharambe123@gmail.com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tik Doke</text:p>
          </table:table-cell>
          <table:table-cell office:value-type="float" office:value="7776012766" calcext:value-type="float">
            <text:p>7776012766</text:p>
          </table:table-cell>
          <table:table-cell office:value-type="string" calcext:value-type="string">
            <text:p>pratikdoke95@gmail.com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oja K Prasad</text:p>
          </table:table-cell>
          <table:table-cell office:value-type="float" office:value="7391985834" calcext:value-type="float">
            <text:p>7391985834</text:p>
          </table:table-cell>
          <table:table-cell office:value-type="string" calcext:value-type="string">
            <text:p>poojakamlesh911995@gmail.com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ghul Srinivas</text:p>
          </table:table-cell>
          <table:table-cell office:value-type="float" office:value="9011004484" calcext:value-type="float">
            <text:p>9011004484</text:p>
          </table:table-cell>
          <table:table-cell office:value-type="string" calcext:value-type="string">
            <text:p>sraghul96@gmail.com</text:p>
          </table:table-cell>
          <table:table-cell office:value-type="string" calcext:value-type="string">
            <text:p>Komal Sutar</text:p>
          </table:table-cell>
          <table:table-cell office:value-type="float" office:value="9552543202" calcext:value-type="float">
            <text:p>9552543202</text:p>
          </table:table-cell>
          <table:table-cell office:value-type="string" calcext:value-type="string">
            <text:p>komalsutar5246@gmail.com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jat Srivastava</text:p>
          </table:table-cell>
          <table:table-cell office:value-type="float" office:value="7507635451" calcext:value-type="float">
            <text:p>7507635451</text:p>
          </table:table-cell>
          <table:table-cell office:value-type="string" calcext:value-type="string">
            <text:p>rajat.ssjhe@gmail.com</text:p>
          </table:table-cell>
          <table:table-cell office:value-type="string" calcext:value-type="string">
            <text:p>Arun Dev</text:p>
          </table:table-cell>
          <table:table-cell office:value-type="float" office:value="9975032546" calcext:value-type="float">
            <text:p>9975032546</text:p>
          </table:table-cell>
          <table:table-cell office:value-type="string" calcext:value-type="string">
            <text:p>coolucky1996@gmail.com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etan</text:p>
          </table:table-cell>
          <table:table-cell office:value-type="float" office:value="9762822291" calcext:value-type="float">
            <text:p>9762822291</text:p>
          </table:table-cell>
          <table:table-cell office:value-type="string" calcext:value-type="string">
            <text:p>chetanchavlan9822@gmail.com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anjali Gaikwad</text:p>
          </table:table-cell>
          <table:table-cell office:value-type="float" office:value="8552051111" calcext:value-type="float">
            <text:p>8552051111</text:p>
          </table:table-cell>
          <table:table-cell office:value-type="string" calcext:value-type="string">
            <text:p>shivanjali.gaikwad111@gmail.com</text:p>
          </table:table-cell>
          <table:table-cell office:value-type="string" calcext:value-type="string">
            <text:p>Poja Chaudhary</text:p>
          </table:table-cell>
          <table:table-cell office:value-type="float" office:value="9762976851" calcext:value-type="float">
            <text:p>9762976851</text:p>
          </table:table-cell>
          <table:table-cell office:value-type="string" calcext:value-type="string">
            <text:p>chaudharypooja33@gmail.com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ishwarya Shinde</text:p>
          </table:table-cell>
          <table:table-cell office:value-type="float" office:value="9552760182" calcext:value-type="float">
            <text:p>9552760182</text:p>
          </table:table-cell>
          <table:table-cell office:value-type="string" calcext:value-type="string">
            <text:p>aishshinde07@gmail.com</text:p>
          </table:table-cell>
          <table:table-cell office:value-type="string" calcext:value-type="string">
            <text:p>Shubhangin Dhelar</text:p>
          </table:table-cell>
          <table:table-cell office:value-type="float" office:value="9011986421" calcext:value-type="float">
            <text:p>9011986421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nehal Surve</text:p>
          </table:table-cell>
          <table:table-cell office:value-type="float" office:value="9767515135" calcext:value-type="float">
            <text:p>9767515135</text:p>
          </table:table-cell>
          <table:table-cell office:value-type="string" calcext:value-type="string">
            <text:p>snehalsurve5398@gmail.com</text:p>
          </table:table-cell>
          <table:table-cell office:value-type="string" calcext:value-type="string">
            <text:p>Shrutika panaskar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ita Thakkar</text:p>
          </table:table-cell>
          <table:table-cell office:value-type="float" office:value="9049340111" calcext:value-type="float">
            <text:p>9049340111</text:p>
          </table:table-cell>
          <table:table-cell office:value-type="string" calcext:value-type="string">
            <text:p>nikita.thakkar@cumminscollege.in</text:p>
          </table:table-cell>
          <table:table-cell office:value-type="string" calcext:value-type="string">
            <text:p>Vaidehi Patel</text:p>
          </table:table-cell>
          <table:table-cell office:value-type="float" office:value="9767197461" calcext:value-type="float">
            <text:p>9767197461</text:p>
          </table:table-cell>
          <table:table-cell office:value-type="string" calcext:value-type="string">
            <text:p>vaidehi.patel@cumminscollege.in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nesh Bari</text:p>
          </table:table-cell>
          <table:table-cell office:value-type="float" office:value="8796534494" calcext:value-type="float">
            <text:p>8796534494</text:p>
          </table:table-cell>
          <table:table-cell office:value-type="string" calcext:value-type="string">
            <text:p>ganesh.321bori@gmail.com</text:p>
          </table:table-cell>
          <table:table-cell office:value-type="string" calcext:value-type="string">
            <text:p>Suraj Bankar</text:p>
          </table:table-cell>
          <table:table-cell office:value-type="float" office:value="9271708001" calcext:value-type="float">
            <text:p>9271708001</text:p>
          </table:table-cell>
          <table:table-cell office:value-type="string" calcext:value-type="string">
            <text:p>bankarsuraj007@gmail.com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rshad Momin</text:p>
          </table:table-cell>
          <table:table-cell office:value-type="float" office:value="8983437743" calcext:value-type="float">
            <text:p>8983437743</text:p>
          </table:table-cell>
          <table:table-cell office:value-type="string" calcext:value-type="string">
            <text:p>mominarshad21@gmail.com</text:p>
          </table:table-cell>
          <table:table-cell office:value-type="string" calcext:value-type="string">
            <text:p>Aditya Khowala</text:p>
          </table:table-cell>
          <table:table-cell/>
          <table:table-cell office:value-type="string" calcext:value-type="string">
            <text:p>aditya.khowala51295@gmail.com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hil Shitole</text:p>
          </table:table-cell>
          <table:table-cell office:value-type="float" office:value="9975466497" calcext:value-type="float">
            <text:p>9975466497</text:p>
          </table:table-cell>
          <table:table-cell office:value-type="string" calcext:value-type="string">
            <text:p>nikhil777740@gmail.com</text:p>
          </table:table-cell>
          <table:table-cell office:value-type="string" calcext:value-type="string">
            <text:p>Shivshankar Sahao</text:p>
          </table:table-cell>
          <table:table-cell office:value-type="float" office:value="9767741325" calcext:value-type="float">
            <text:p>9767741325</text:p>
          </table:table-cell>
          <table:table-cell office:value-type="string" calcext:value-type="string">
            <text:p>coolshiv9797@gmail.com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iddesh kasturkar</text:p>
          </table:table-cell>
          <table:table-cell office:value-type="float" office:value="8698621226" calcext:value-type="float">
            <text:p>8698621226</text:p>
          </table:table-cell>
          <table:table-cell office:value-type="string" calcext:value-type="string">
            <text:p>sid.kausturkar@outlook.com</text:p>
          </table:table-cell>
          <table:table-cell table:number-columns-repeated="3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rendra</text:p>
          </table:table-cell>
          <table:table-cell office:value-type="float" office:value="9404932554" calcext:value-type="float">
            <text:p>9404932554</text:p>
          </table:table-cell>
          <table:table-cell office:value-type="string" calcext:value-type="string">
            <text:p>virendrasehwag3196@gmail.com</text:p>
          </table:table-cell>
          <table:table-cell office:value-type="string" calcext:value-type="string">
            <text:p>Mohinam</text:p>
          </table:table-cell>
          <table:table-cell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hish Kumar</text:p>
          </table:table-cell>
          <table:table-cell office:value-type="float" office:value="9411627224" calcext:value-type="float">
            <text:p>9411627224</text:p>
          </table:table-cell>
          <table:table-cell office:value-type="string" calcext:value-type="string">
            <text:p>ashish14473@gmail.com</text:p>
          </table:table-cell>
          <table:table-cell office:value-type="string" calcext:value-type="string">
            <text:p>Priya Dixit</text:p>
          </table:table-cell>
          <table:table-cell office:value-type="float" office:value="9764125701" calcext:value-type="float">
            <text:p>9764125701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hagyashri M</text:p>
          </table:table-cell>
          <table:table-cell office:value-type="float" office:value="9011726621" calcext:value-type="float">
            <text:p>9011726621</text:p>
          </table:table-cell>
          <table:table-cell office:value-type="string" calcext:value-type="string">
            <text:p>bhagyashrimachale@gmail.com</text:p>
          </table:table-cell>
          <table:table-cell office:value-type="string" calcext:value-type="string">
            <text:p>bavale tejasvi</text:p>
          </table:table-cell>
          <table:table-cell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orat padmashri</text:p>
          </table:table-cell>
          <table:table-cell office:value-type="float" office:value="9011855715" calcext:value-type="float">
            <text:p>9011855715</text:p>
          </table:table-cell>
          <table:table-cell office:value-type="string" calcext:value-type="string">
            <text:p>padmashri1031@gmail.com</text:p>
          </table:table-cell>
          <table:table-cell office:value-type="string" calcext:value-type="string">
            <text:p>prajakta baravkar</text:p>
          </table:table-cell>
          <table:table-cell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ha Ambhore</text:p>
          </table:table-cell>
          <table:table-cell office:value-type="float" office:value="8888114190" calcext:value-type="float">
            <text:p>8888114190</text:p>
          </table:table-cell>
          <table:table-cell office:value-type="string" calcext:value-type="string">
            <text:p>ndambhore@gmail.com</text:p>
          </table:table-cell>
          <table:table-cell office:value-type="string" calcext:value-type="string">
            <text:p>Murnal Patil</text:p>
          </table:table-cell>
          <table:table-cell office:value-type="float" office:value="9405949317" calcext:value-type="float">
            <text:p>9405949317</text:p>
          </table:table-cell>
          <table:table-cell office:value-type="string" calcext:value-type="string">
            <text:p>patilmp14.it@coep.ac.in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lu Singh</text:p>
          </table:table-cell>
          <table:table-cell/>
          <table:table-cell office:value-type="string" calcext:value-type="string">
            <text:p>sweetienilu28@gmail.com</text:p>
          </table:table-cell>
          <table:table-cell office:value-type="string" calcext:value-type="string">
            <text:p>Virendra Vyas</text:p>
          </table:table-cell>
          <table:table-cell office:value-type="float" office:value="7718070266" calcext:value-type="float">
            <text:p>7718070266</text:p>
          </table:table-cell>
          <table:table-cell office:value-type="string" calcext:value-type="string">
            <text:p>vyasvirendra8@gmail.com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oja Vaishnav</text:p>
          </table:table-cell>
          <table:table-cell office:value-type="float" office:value="9422026001" calcext:value-type="float">
            <text:p>9422026001</text:p>
          </table:table-cell>
          <table:table-cell office:value-type="string" calcext:value-type="string">
            <text:p>poojavaishnav10@gmail.com</text:p>
          </table:table-cell>
          <table:table-cell table:number-columns-repeated="3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llabh Chole</text:p>
          </table:table-cell>
          <table:table-cell office:value-type="float" office:value="9420623774" calcext:value-type="float">
            <text:p>9420623774</text:p>
          </table:table-cell>
          <table:table-cell office:value-type="string" calcext:value-type="string">
            <text:p>vallabh7@gmail.com</text:p>
          </table:table-cell>
          <table:table-cell table:number-columns-repeated="3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een Shaik</text:p>
          </table:table-cell>
          <table:table-cell office:value-type="float" office:value="9860843392" calcext:value-type="float">
            <text:p>9860843392</text:p>
          </table:table-cell>
          <table:table-cell office:value-type="string" calcext:value-type="string">
            <text:p>shaikpareen95@gmail.com</text:p>
          </table:table-cell>
          <table:table-cell office:value-type="string" calcext:value-type="string">
            <text:p>Shobhit Kujur</text:p>
          </table:table-cell>
          <table:table-cell office:value-type="float" office:value="9730041079" calcext:value-type="float">
            <text:p>9730041079</text:p>
          </table:table-cell>
          <table:table-cell office:value-type="string" calcext:value-type="string">
            <text:p>shobit123kujur@gmail.com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ishwarya Girme</text:p>
          </table:table-cell>
          <table:table-cell office:value-type="float" office:value="9970952793" calcext:value-type="float">
            <text:p>9970952793</text:p>
          </table:table-cell>
          <table:table-cell office:value-type="string" calcext:value-type="string">
            <text:p>aishugirme15@gmail.com</text:p>
          </table:table-cell>
          <table:table-cell office:value-type="string" calcext:value-type="string">
            <text:p>Manisha Gaikwad</text:p>
          </table:table-cell>
          <table:table-cell/>
          <table:table-cell office:value-type="string" calcext:value-type="string">
            <text:p>m.gaikwad01@gmail.com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va3104@gmail.com</text:p>
          </table:table-cell>
          <table:table-cell office:value-type="string" calcext:value-type="string">
            <text:p>Aniket </text:p>
          </table:table-cell>
          <table:table-cell table:number-columns-repeated="2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gar Sonumkar</text:p>
          </table:table-cell>
          <table:table-cell office:value-type="float" office:value="7741987447" calcext:value-type="float">
            <text:p>7741987447</text:p>
          </table:table-cell>
          <table:table-cell office:value-type="string" calcext:value-type="string">
            <text:p>sagarsonumkar31@gmail.com</text:p>
          </table:table-cell>
          <table:table-cell table:number-columns-repeated="3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hit Lalwani</text:p>
          </table:table-cell>
          <table:table-cell office:value-type="float" office:value="9075242346" calcext:value-type="float">
            <text:p>9075242346</text:p>
          </table:table-cell>
          <table:table-cell office:value-type="string" calcext:value-type="string">
            <text:p>mhtlalwani9@gmail.com</text:p>
          </table:table-cell>
          <table:table-cell office:value-type="string" calcext:value-type="string">
            <text:p>Gyanshankar</text:p>
          </table:table-cell>
          <table:table-cell office:value-type="float" office:value="9766562700" calcext:value-type="float">
            <text:p>9766562700</text:p>
          </table:table-cell>
          <table:table-cell office:value-type="string" calcext:value-type="string">
            <text:p>gyanshankar9934@gmail.com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kas Choudhary</text:p>
          </table:table-cell>
          <table:table-cell office:value-type="float" office:value="7276468602" calcext:value-type="float">
            <text:p>7276468602</text:p>
          </table:table-cell>
          <table:table-cell office:value-type="string" calcext:value-type="string">
            <text:p>vikas3893@gmail.com</text:p>
          </table:table-cell>
          <table:table-cell table:number-columns-repeated="3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shanth Kumar</text:p>
          </table:table-cell>
          <table:table-cell office:value-type="float" office:value="9096131276" calcext:value-type="float">
            <text:p>9096131276</text:p>
          </table:table-cell>
          <table:table-cell office:value-type="string" calcext:value-type="string">
            <text:p>kr19prashanth@gmail.com</text:p>
          </table:table-cell>
          <table:table-cell table:number-columns-repeated="3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m Jangir</text:p>
          </table:table-cell>
          <table:table-cell office:value-type="float" office:value="8955586555" calcext:value-type="float">
            <text:p>8955586555</text:p>
          </table:table-cell>
          <table:table-cell office:value-type="string" calcext:value-type="string">
            <text:p>shubham.jangir21@gmail.com</text:p>
          </table:table-cell>
          <table:table-cell office:value-type="string" calcext:value-type="string">
            <text:p>Kartikaiya</text:p>
          </table:table-cell>
          <table:table-cell office:value-type="float" office:value="7740892131" calcext:value-type="float">
            <text:p>7740892131</text:p>
          </table:table-cell>
          <table:table-cell office:value-type="string" calcext:value-type="string">
            <text:p>kartik36@gmail.com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nsode Santosh</text:p>
          </table:table-cell>
          <table:table-cell office:value-type="float" office:value="8007499246" calcext:value-type="float">
            <text:p>8007499246</text:p>
          </table:table-cell>
          <table:table-cell office:value-type="string" calcext:value-type="string">
            <text:p>santosh.bansode77@gmail.com</text:p>
          </table:table-cell>
          <table:table-cell office:value-type="string" calcext:value-type="string">
            <text:p>Vishal Kumbhar</text:p>
          </table:table-cell>
          <table:table-cell office:value-type="float" office:value="8796020054" calcext:value-type="float">
            <text:p>8796020054</text:p>
          </table:table-cell>
          <table:table-cell office:value-type="string" calcext:value-type="string">
            <text:p>vishalkumbhar231@gmail.com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jal Shivarkar</text:p>
          </table:table-cell>
          <table:table-cell office:value-type="float" office:value="9762764990" calcext:value-type="float">
            <text:p>9762764990</text:p>
          </table:table-cell>
          <table:table-cell office:value-type="string" calcext:value-type="string">
            <text:p>shivarkarkajal@gmail.com</text:p>
          </table:table-cell>
          <table:table-cell office:value-type="string" calcext:value-type="string">
            <text:p>Kopnar Punam</text:p>
          </table:table-cell>
          <table:table-cell office:value-type="float" office:value="8796750119" calcext:value-type="float">
            <text:p>8796750119</text:p>
          </table:table-cell>
          <table:table-cell office:value-type="string" calcext:value-type="string">
            <text:p>kopnarpunam@gmail.com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shwajeet Thoke</text:p>
          </table:table-cell>
          <table:table-cell office:value-type="float" office:value="7083193319" calcext:value-type="float">
            <text:p>7083193319</text:p>
          </table:table-cell>
          <table:table-cell office:value-type="string" calcext:value-type="string">
            <text:p>vishuothoke@gmail.com</text:p>
          </table:table-cell>
          <table:table-cell office:value-type="string" calcext:value-type="string">
            <text:p><text:s/>Pranav Swami</text:p>
          </table:table-cell>
          <table:table-cell office:value-type="float" office:value="8275792778" calcext:value-type="float">
            <text:p>8275792778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ha</text:p>
          </table:table-cell>
          <table:table-cell office:value-type="float" office:value="8983611096" calcext:value-type="float">
            <text:p>8983611096</text:p>
          </table:table-cell>
          <table:table-cell office:value-type="string" calcext:value-type="string">
            <text:p>neha96tripathi@gmail.com</text:p>
          </table:table-cell>
          <table:table-cell office:value-type="string" calcext:value-type="string">
            <text:p>Nupur Thakur</text:p>
          </table:table-cell>
          <table:table-cell office:value-type="float" office:value="9561649922" calcext:value-type="float">
            <text:p>9561649922</text:p>
          </table:table-cell>
          <table:table-cell office:value-type="string" calcext:value-type="string">
            <text:p>nupur.thakur96@gmail.com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dit Srivastava</text:p>
          </table:table-cell>
          <table:table-cell office:value-type="float" office:value="7887664118" calcext:value-type="float">
            <text:p>7887664118</text:p>
          </table:table-cell>
          <table:table-cell office:value-type="string" calcext:value-type="string">
            <text:p>uditsrivastava2347@gmail.com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akash Akolkar</text:p>
          </table:table-cell>
          <table:table-cell office:value-type="float" office:value="9561642416" calcext:value-type="float">
            <text:p>9561642416</text:p>
          </table:table-cell>
          <table:table-cell office:value-type="string" calcext:value-type="string">
            <text:p>akashnda98@gmail.com</text:p>
          </table:table-cell>
          <table:table-cell office:value-type="string" calcext:value-type="string">
            <text:p>Nikhil Bhadake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rthak </text:p>
          </table:table-cell>
          <table:table-cell office:value-type="float" office:value="9922226089" calcext:value-type="float">
            <text:p>9922226089</text:p>
          </table:table-cell>
          <table:table-cell office:value-type="string" calcext:value-type="string">
            <text:p>sarthakmokashi41@gmail.com</text:p>
          </table:table-cell>
          <table:table-cell office:value-type="string" calcext:value-type="string">
            <text:p>Hrutik</text:p>
          </table:table-cell>
          <table:table-cell office:value-type="float" office:value="7083896890" calcext:value-type="float">
            <text:p>7083896890</text:p>
          </table:table-cell>
          <table:table-cell office:value-type="string" calcext:value-type="string">
            <text:p>hrutikkandhare@gmail.com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m Agarwal </text:p>
          </table:table-cell>
          <table:table-cell office:value-type="float" office:value="8875831191" calcext:value-type="float">
            <text:p>8875831191</text:p>
          </table:table-cell>
          <table:table-cell office:value-type="string" calcext:value-type="string">
            <text:p>namanvsnl@gmail.com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Shekade</text:p>
          </table:table-cell>
          <table:table-cell office:value-type="float" office:value="8087321560" calcext:value-type="float">
            <text:p>8087321560</text:p>
          </table:table-cell>
          <table:table-cell/>
          <table:table-cell office:value-type="string" calcext:value-type="string">
            <text:p>Jatin Sonawane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raj Rao</text:p>
          </table:table-cell>
          <table:table-cell office:value-type="float" office:value="9130526155" calcext:value-type="float">
            <text:p>9130526155</text:p>
          </table:table-cell>
          <table:table-cell office:value-type="string" calcext:value-type="string">
            <text:p>raosuraj1990@gmail.com</text:p>
          </table:table-cell>
          <table:table-cell office:value-type="string" calcext:value-type="string">
            <text:p>Omkar Kudale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etan Ingale</text:p>
          </table:table-cell>
          <table:table-cell office:value-type="float" office:value="8275357858" calcext:value-type="float">
            <text:p>8275357858</text:p>
          </table:table-cell>
          <table:table-cell office:value-type="string" calcext:value-type="string">
            <text:p>iketu312@gmail.com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ham</text:p>
          </table:table-cell>
          <table:table-cell office:value-type="float" office:value="9822296812" calcext:value-type="float">
            <text:p>9822296812</text:p>
          </table:table-cell>
          <table:table-cell office:value-type="string" calcext:value-type="string">
            <text:p>kotharisoham928@gmail.com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shvakha</text:p>
          </table:table-cell>
          <table:table-cell office:value-type="float" office:value="9579010370" calcext:value-type="float">
            <text:p>9579010370</text:p>
          </table:table-cell>
          <table:table-cell office:value-type="string" calcext:value-type="string">
            <text:p>vishulkulkarni312@gmail.com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jakta</text:p>
          </table:table-cell>
          <table:table-cell office:value-type="float" office:value="9423256472" calcext:value-type="float">
            <text:p>9423256472</text:p>
          </table:table-cell>
          <table:table-cell office:value-type="string" calcext:value-type="string">
            <text:p>desaleprajakta2327@gmail.com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sitij</text:p>
          </table:table-cell>
          <table:table-cell office:value-type="float" office:value="9822011911" calcext:value-type="float">
            <text:p>9822011911</text:p>
          </table:table-cell>
          <table:table-cell office:value-type="string" calcext:value-type="string">
            <text:p>gugalekshitij.1998@gmail.com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hish</text:p>
          </table:table-cell>
          <table:table-cell office:value-type="float" office:value="7058345920" calcext:value-type="float">
            <text:p>7058345920</text:p>
          </table:table-cell>
          <table:table-cell office:value-type="string" calcext:value-type="string">
            <text:p>ashish9813@gmail.com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ani Surve</text:p>
          </table:table-cell>
          <table:table-cell office:value-type="float" office:value="9766586315" calcext:value-type="float">
            <text:p>9766586315</text:p>
          </table:table-cell>
          <table:table-cell office:value-type="string" calcext:value-type="string">
            <text:p>shivanisurve38@gmail.com</text:p>
          </table:table-cell>
          <table:table-cell office:value-type="string" calcext:value-type="string">
            <text:p>pranjali wagahle</text:p>
          </table:table-cell>
          <table:table-cell office:value-type="float" office:value="7385503320" calcext:value-type="float">
            <text:p>7385503320</text:p>
          </table:table-cell>
          <table:table-cell office:value-type="string" calcext:value-type="string">
            <text:p>pranjaliwaghale@gmail.com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hujbal komal</text:p>
          </table:table-cell>
          <table:table-cell office:value-type="float" office:value="9975292544" calcext:value-type="float">
            <text:p>9975292544</text:p>
          </table:table-cell>
          <table:table-cell office:value-type="string" calcext:value-type="string">
            <text:p>bhujbalkomal17@gmail.com</text:p>
          </table:table-cell>
          <table:table-cell office:value-type="string" calcext:value-type="string">
            <text:p>shital gadekar</text:p>
          </table:table-cell>
          <table:table-cell office:value-type="float" office:value="7057161370" calcext:value-type="float">
            <text:p>7057161370</text:p>
          </table:table-cell>
          <table:table-cell office:value-type="string" calcext:value-type="string">
            <text:p>gadekarshital1@gmail.c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ita Rudrwar</text:p>
          </table:table-cell>
          <table:table-cell office:value-type="float" office:value="9405335452" calcext:value-type="float">
            <text:p>9405335452</text:p>
          </table:table-cell>
          <table:table-cell office:value-type="string" calcext:value-type="string">
            <text:p>nikita.rudrwar@gmail.com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dnya Kahuwar</text:p>
          </table:table-cell>
          <table:table-cell office:value-type="float" office:value="9960595977" calcext:value-type="float">
            <text:p>9960595977</text:p>
          </table:table-cell>
          <table:table-cell office:value-type="string" calcext:value-type="string">
            <text:p>abhidnyark008@gmail.com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ita </text:p>
          </table:table-cell>
          <table:table-cell office:value-type="float" office:value="8398767306" calcext:value-type="float">
            <text:p>8398767306</text:p>
          </table:table-cell>
          <table:table-cell office:value-type="string" calcext:value-type="string">
            <text:p>nikitashirguppi9498@gmail.com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tika Ware</text:p>
          </table:table-cell>
          <table:table-cell office:value-type="float" office:value="965795506" calcext:value-type="float">
            <text:p>965795506</text:p>
          </table:table-cell>
          <table:table-cell office:value-type="string" calcext:value-type="string">
            <text:p>ritikamware@gmail.com</text:p>
          </table:table-cell>
          <table:table-cell office:value-type="string" calcext:value-type="string">
            <text:p>Srushti Hembade</text:p>
          </table:table-cell>
          <table:table-cell office:value-type="float" office:value="7768051666" calcext:value-type="float">
            <text:p>7768051666</text:p>
          </table:table-cell>
          <table:table-cell office:value-type="string" calcext:value-type="string">
            <text:p>srushtihembade@gmail.com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jaykumar Dangi</text:p>
          </table:table-cell>
          <table:table-cell office:value-type="float" office:value="9011244467" calcext:value-type="float">
            <text:p>9011244467</text:p>
          </table:table-cell>
          <table:table-cell office:value-type="string" calcext:value-type="string">
            <text:p>dangivijaykumar5@gmail.com</text:p>
          </table:table-cell>
          <table:table-cell office:value-type="string" calcext:value-type="string">
            <text:p>Animesh Wakade</text:p>
          </table:table-cell>
          <table:table-cell office:value-type="float" office:value="8308289879" calcext:value-type="float">
            <text:p>8308289879</text:p>
          </table:table-cell>
          <table:table-cell office:value-type="string" calcext:value-type="string">
            <text:p>wak.animesh@gmail.com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ustubh Yewale</text:p>
          </table:table-cell>
          <table:table-cell office:value-type="float" office:value="8888815051" calcext:value-type="float">
            <text:p>8888815051</text:p>
          </table:table-cell>
          <table:table-cell office:value-type="string" calcext:value-type="string">
            <text:p>kaustubhyewale88888@gmail.com</text:p>
          </table:table-cell>
          <table:table-cell office:value-type="string" calcext:value-type="string">
            <text:p>prasad Patil</text:p>
          </table:table-cell>
          <table:table-cell office:value-type="float" office:value="7887633111" calcext:value-type="float">
            <text:p>7887633111</text:p>
          </table:table-cell>
          <table:table-cell office:value-type="string" calcext:value-type="string">
            <text:p>prasadpatil12998@gmail.com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naya Gaikwad</text:p>
          </table:table-cell>
          <table:table-cell office:value-type="float" office:value="9921072057" calcext:value-type="float">
            <text:p>9921072057</text:p>
          </table:table-cell>
          <table:table-cell office:value-type="string" calcext:value-type="string">
            <text:p>vini.g.1602@gmail.com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av Bhaleroo</text:p>
          </table:table-cell>
          <table:table-cell office:value-type="float" office:value="9423322840" calcext:value-type="float">
            <text:p>9423322840</text:p>
          </table:table-cell>
          <table:table-cell office:value-type="string" calcext:value-type="string">
            <text:p>gauravbhaleroo567@gmail.com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rshan Katke</text:p>
          </table:table-cell>
          <table:table-cell office:value-type="float" office:value="7507506648" calcext:value-type="float">
            <text:p>7507506648</text:p>
          </table:table-cell>
          <table:table-cell office:value-type="string" calcext:value-type="string">
            <text:p>darshankatke29@gmail.com</text:p>
          </table:table-cell>
          <table:table-cell office:value-type="string" calcext:value-type="string">
            <text:p>Chetan Dobhada</text:p>
          </table:table-cell>
          <table:table-cell office:value-type="float" office:value="8805308485" calcext:value-type="float">
            <text:p>8805308485</text:p>
          </table:table-cell>
          <table:table-cell office:value-type="string" calcext:value-type="string">
            <text:p>chetan.dhobada0608@gmail.com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Hatzade</text:p>
          </table:table-cell>
          <table:table-cell office:value-type="float" office:value="7020244026" calcext:value-type="float">
            <text:p>7020244026</text:p>
          </table:table-cell>
          <table:table-cell office:value-type="string" calcext:value-type="string">
            <text:p>adityahatzade@gmail.com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rushikesh Kamle</text:p>
          </table:table-cell>
          <table:table-cell office:value-type="float" office:value="8605533274" calcext:value-type="float">
            <text:p>8605533274</text:p>
          </table:table-cell>
          <table:table-cell office:value-type="string" calcext:value-type="string">
            <text:p>bhaiyyakamle12345@yahoo.com</text:p>
          </table:table-cell>
          <table:table-cell office:value-type="string" calcext:value-type="string">
            <text:p>Aditya Otavkar</text:p>
          </table:table-cell>
          <table:table-cell office:value-type="float" office:value="9757086890" calcext:value-type="float">
            <text:p>9757086890</text:p>
          </table:table-cell>
          <table:table-cell office:value-type="string" calcext:value-type="string">
            <text:p>aditya24011999@gmail.com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dhuri Ranavare</text:p>
          </table:table-cell>
          <table:table-cell office:value-type="float" office:value="9130788763" calcext:value-type="float">
            <text:p>9130788763</text:p>
          </table:table-cell>
          <table:table-cell office:value-type="string" calcext:value-type="string">
            <text:p>madhuriranavare23@gmail.com</text:p>
          </table:table-cell>
          <table:table-cell office:value-type="string" calcext:value-type="string">
            <text:p>Priyanka Dowbale</text:p>
          </table:table-cell>
          <table:table-cell office:value-type="float" office:value="7350206023" calcext:value-type="float">
            <text:p>7350206023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m Fale</text:p>
          </table:table-cell>
          <table:table-cell office:value-type="float" office:value="8308277895" calcext:value-type="float">
            <text:p>8308277895</text:p>
          </table:table-cell>
          <table:table-cell office:value-type="string" calcext:value-type="string">
            <text:p>omfale1001@gmail.com</text:p>
          </table:table-cell>
          <table:table-cell office:value-type="string" calcext:value-type="string">
            <text:p>Sagar Wankhade</text:p>
          </table:table-cell>
          <table:table-cell office:value-type="float" office:value="8888596853" calcext:value-type="float">
            <text:p>8888596853</text:p>
          </table:table-cell>
          <table:table-cell office:value-type="string" calcext:value-type="string">
            <text:p>wankhadesagar761@gmail.com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gesh More</text:p>
          </table:table-cell>
          <table:table-cell office:value-type="float" office:value="9762238462" calcext:value-type="float">
            <text:p>9762238462</text:p>
          </table:table-cell>
          <table:table-cell office:value-type="string" calcext:value-type="string">
            <text:p>mangeshmore1997@gmail.com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asi Jadhav</text:p>
          </table:table-cell>
          <table:table-cell office:value-type="float" office:value="8007974472" calcext:value-type="float">
            <text:p>8007974472</text:p>
          </table:table-cell>
          <table:table-cell office:value-type="string" calcext:value-type="string">
            <text:p>manasij146@gmail.com</text:p>
          </table:table-cell>
          <table:table-cell office:value-type="string" calcext:value-type="string">
            <text:p>Kausar Bagwan</text:p>
          </table:table-cell>
          <table:table-cell/>
          <table:table-cell office:value-type="string" calcext:value-type="string">
            <text:p>kausar.bagwan08@gmail.com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tish Mehta</text:p>
          </table:table-cell>
          <table:table-cell office:value-type="float" office:value="9422247762" calcext:value-type="float">
            <text:p>9422247762</text:p>
          </table:table-cell>
          <table:table-cell office:value-type="string" calcext:value-type="string">
            <text:p>mehta.motish97@gmail.com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imani Adsar</text:p>
          </table:table-cell>
          <table:table-cell office:value-type="float" office:value="77740026800" calcext:value-type="float">
            <text:p>77740026800</text:p>
          </table:table-cell>
          <table:table-cell office:value-type="string" calcext:value-type="string">
            <text:p>himaniadsar7@gmail.com</text:p>
          </table:table-cell>
          <table:table-cell office:value-type="string" calcext:value-type="string">
            <text:p>Shruti Mohan Kumar</text:p>
          </table:table-cell>
          <table:table-cell office:value-type="float" office:value="9623003904" calcext:value-type="float">
            <text:p>9623003904</text:p>
          </table:table-cell>
          <table:table-cell office:value-type="string" calcext:value-type="string">
            <text:p>shrutimk4@gmail.com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llika Malkani</text:p>
          </table:table-cell>
          <table:table-cell office:value-type="float" office:value="956191014" calcext:value-type="float">
            <text:p>956191014</text:p>
          </table:table-cell>
          <table:table-cell office:value-type="string" calcext:value-type="string">
            <text:p>mallikamalkani@gmail.com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hit Karan Adusumalli</text:p>
          </table:table-cell>
          <table:table-cell office:value-type="float" office:value="9764465353" calcext:value-type="float">
            <text:p>9764465353</text:p>
          </table:table-cell>
          <table:table-cell office:value-type="string" calcext:value-type="string">
            <text:p>rohitkaranawdi@gmail.com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av Bansode</text:p>
          </table:table-cell>
          <table:table-cell office:value-type="float" office:value="9767987067" calcext:value-type="float">
            <text:p>9767987067</text:p>
          </table:table-cell>
          <table:table-cell office:value-type="string" calcext:value-type="string">
            <text:p>gauravbansode90@gmail.com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ishwarya Joshi</text:p>
          </table:table-cell>
          <table:table-cell office:value-type="float" office:value="9881375075" calcext:value-type="float">
            <text:p>9881375075</text:p>
          </table:table-cell>
          <table:table-cell office:value-type="string" calcext:value-type="string">
            <text:p>joshi.aishwarya0154@gmail.com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ishabh mishra</text:p>
          </table:table-cell>
          <table:table-cell office:value-type="float" office:value="8796754156" calcext:value-type="float">
            <text:p>8796754156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ivyonshu</text:p>
          </table:table-cell>
          <table:table-cell office:value-type="float" office:value="9967696041" calcext:value-type="float">
            <text:p>99676960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vait patil</text:p>
          </table:table-cell>
          <table:table-cell office:value-type="float" office:value="8888810185" calcext:value-type="float">
            <text:p>8888810185</text:p>
          </table:table-cell>
          <table:table-cell office:value-type="string" calcext:value-type="string">
            <text:p>adwait1234@gmail.com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gaurav dhurjad</text:p>
          </table:table-cell>
          <table:table-cell office:value-type="float" office:value="7841040794" calcext:value-type="float">
            <text:p>7841040794</text:p>
          </table:table-cell>
          <table:table-cell office:value-type="string" calcext:value-type="string">
            <text:p>gaurav.dhurjad@yahoo.com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ooja udawant</text:p>
          </table:table-cell>
          <table:table-cell office:value-type="float" office:value="8237319883" calcext:value-type="float">
            <text:p>8237319883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hirag Tripathy</text:p>
          </table:table-cell>
          <table:table-cell office:value-type="float" office:value="7768980224" calcext:value-type="float">
            <text:p>7768980224</text:p>
          </table:table-cell>
          <table:table-cell office:value-type="string" calcext:value-type="string">
            <text:p>clktripathy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shish Dhone</text:p>
          </table:table-cell>
          <table:table-cell office:value-type="float" office:value="7385711194" calcext:value-type="float">
            <text:p>7385711194</text:p>
          </table:table-cell>
          <table:table-cell office:value-type="string" calcext:value-type="string">
            <text:p>ashishdhone12165@gmail.com</text:p>
          </table:table-cell>
          <table:table-cell office:value-type="string" calcext:value-type="string">
            <text:p>Kapil Kamble</text:p>
          </table:table-cell>
          <table:table-cell office:value-type="float" office:value="7040590870" calcext:value-type="float">
            <text:p>7040590870</text:p>
          </table:table-cell>
          <table:table-cell office:value-type="string" calcext:value-type="string">
            <text:p>kapilk0207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hil Garg</text:p>
          </table:table-cell>
          <table:table-cell office:value-type="float" office:value="9850468528" calcext:value-type="float">
            <text:p>9850468528</text:p>
          </table:table-cell>
          <table:table-cell office:value-type="string" calcext:value-type="string">
            <text:p>nikhilgarg@gmail.com</text:p>
          </table:table-cell>
          <table:table-cell office:value-type="string" calcext:value-type="string">
            <text:p>Anurag Kulkarni</text:p>
          </table:table-cell>
          <table:table-cell office:value-type="float" office:value="9422537648" calcext:value-type="float">
            <text:p>9422537648</text:p>
          </table:table-cell>
          <table:table-cell office:value-type="string" calcext:value-type="string">
            <text:p>anurag.kulkarni98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iket Jire</text:p>
          </table:table-cell>
          <table:table-cell office:value-type="float" office:value="9168281216" calcext:value-type="float">
            <text:p>9168281216</text:p>
          </table:table-cell>
          <table:table-cell office:value-type="string" calcext:value-type="string">
            <text:p>aniketjire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ita Kengar</text:p>
          </table:table-cell>
          <table:table-cell office:value-type="float" office:value="8798721559" calcext:value-type="float">
            <text:p>8798721559</text:p>
          </table:table-cell>
          <table:table-cell office:value-type="string" calcext:value-type="string">
            <text:p>pranitakengar8@gmail.com</text:p>
          </table:table-cell>
          <table:table-cell office:value-type="string" calcext:value-type="string">
            <text:p>Kajal Hargunai</text:p>
          </table:table-cell>
          <table:table-cell office:value-type="float" office:value="7350083075" calcext:value-type="float">
            <text:p>7350083075</text:p>
          </table:table-cell>
          <table:table-cell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nil More</text:p>
          </table:table-cell>
          <table:table-cell office:value-type="float" office:value="8055287997" calcext:value-type="float">
            <text:p>8055287997</text:p>
          </table:table-cell>
          <table:table-cell office:value-type="string" calcext:value-type="string">
            <text:p>sunilnhone@yahoo.com</text:p>
          </table:table-cell>
          <table:table-cell office:value-type="string" calcext:value-type="string">
            <text:p>Rishal Gawade</text:p>
          </table:table-cell>
          <table:table-cell office:value-type="float" office:value="7709088251" calcext:value-type="float">
            <text:p>7709088251</text:p>
          </table:table-cell>
          <table:table-cell office:value-type="string" calcext:value-type="string">
            <text:p>rishalgawade1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reya Gaikwad</text:p>
          </table:table-cell>
          <table:table-cell office:value-type="float" office:value="7507411985" calcext:value-type="float">
            <text:p>7507411985</text:p>
          </table:table-cell>
          <table:table-cell office:value-type="string" calcext:value-type="string">
            <text:p>shree.sg98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kshay Phadnis </text:p>
          </table:table-cell>
          <table:table-cell/>
          <table:table-cell office:value-type="string" calcext:value-type="string">
            <text:p>akshayphadnis1994@gmail.com</text:p>
          </table:table-cell>
          <table:table-cell office:value-type="string" calcext:value-type="string">
            <text:p>Abdul Wasay</text:p>
          </table:table-cell>
          <table:table-cell office:value-type="float" office:value="9922131178" calcext:value-type="float">
            <text:p>9922131178</text:p>
          </table:table-cell>
          <table:table-cell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kush Pathak</text:p>
          </table:table-cell>
          <table:table-cell office:value-type="float" office:value="8796955259" calcext:value-type="float">
            <text:p>8796955259</text:p>
          </table:table-cell>
          <table:table-cell office:value-type="string" calcext:value-type="string">
            <text:p>ankush.pathak151196@gmail.com</text:p>
          </table:table-cell>
          <table:table-cell office:value-type="string" calcext:value-type="string">
            <text:p>Chandan Singh</text:p>
          </table:table-cell>
          <table:table-cell office:value-type="float" office:value="9665779206" calcext:value-type="float">
            <text:p>966577920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 G Kartik</text:p>
          </table:table-cell>
          <table:table-cell office:value-type="float" office:value="7028443202" calcext:value-type="float">
            <text:p>7028443202</text:p>
          </table:table-cell>
          <table:table-cell office:value-type="string" calcext:value-type="string">
            <text:p>sgkartik14091995@gmail.com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ohan Sonawane</text:p>
          </table:table-cell>
          <table:table-cell office:value-type="float" office:value="8390739983" calcext:value-type="float">
            <text:p>8390739983</text:p>
          </table:table-cell>
          <table:table-cell office:value-type="string" calcext:value-type="string">
            <text:p>rohansonawane010296@gmail.com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mkar Bviade</text:p>
          </table:table-cell>
          <table:table-cell office:value-type="float" office:value="8411936170" calcext:value-type="float">
            <text:p>8411936170</text:p>
          </table:table-cell>
          <table:table-cell office:value-type="string" calcext:value-type="string">
            <text:p>omkarbviade20@gmail.com</text:p>
          </table:table-cell>
          <table:table-cell office:value-type="string" calcext:value-type="string">
            <text:p>Mohit</text:p>
          </table:table-cell>
          <table:table-cell office:value-type="float" office:value="9021344769" calcext:value-type="float">
            <text:p>9021344769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omal Kokare</text:p>
          </table:table-cell>
          <table:table-cell office:value-type="float" office:value="8007344720" calcext:value-type="float">
            <text:p>8007344720</text:p>
          </table:table-cell>
          <table:table-cell office:value-type="string" calcext:value-type="string">
            <text:p>kskokare22@gmail.com</text:p>
          </table:table-cell>
          <table:table-cell office:value-type="string" calcext:value-type="string">
            <text:p>Shivani Gogavle</text:p>
          </table:table-cell>
          <table:table-cell office:value-type="float" office:value="8806621600" calcext:value-type="float">
            <text:p>880662160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nket Thakre</text:p>
          </table:table-cell>
          <table:table-cell office:value-type="float" office:value="8380837852" calcext:value-type="float">
            <text:p>8380837852</text:p>
          </table:table-cell>
          <table:table-cell office:value-type="string" calcext:value-type="string">
            <text:p>thakresanket01@gmail.com</text:p>
          </table:table-cell>
          <table:table-cell office:value-type="string" calcext:value-type="string">
            <text:p>Savan Nahar</text:p>
          </table:table-cell>
          <table:table-cell office:value-type="float" office:value="9028333089" calcext:value-type="float">
            <text:p>9028333089</text:p>
          </table:table-cell>
          <table:table-cell office:value-type="string" calcext:value-type="string">
            <text:p>jarvisxxx@hotmail.co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tharva Nirale</text:p>
          </table:table-cell>
          <table:table-cell office:value-type="float" office:value="8888590591" calcext:value-type="float">
            <text:p>8888590591</text:p>
          </table:table-cell>
          <table:table-cell office:value-type="string" calcext:value-type="string">
            <text:p>atharva.nirale@gmail.com</text:p>
          </table:table-cell>
          <table:table-cell office:value-type="string" calcext:value-type="string">
            <text:p>Pratik Patil</text:p>
          </table:table-cell>
          <table:table-cell office:value-type="float" office:value="9158814409" calcext:value-type="float">
            <text:p>9158814409</text:p>
          </table:table-cell>
          <table:table-cell office:value-type="string" calcext:value-type="string">
            <text:p>meet.urpratik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hananjay Uday Gavade</text:p>
          </table:table-cell>
          <table:table-cell office:value-type="float" office:value="8446770995" calcext:value-type="float">
            <text:p>8446770995</text:p>
          </table:table-cell>
          <table:table-cell/>
          <table:table-cell office:value-type="string" calcext:value-type="string">
            <text:p>Ashitosh Bhade</text:p>
          </table:table-cell>
          <table:table-cell office:value-type="float" office:value="9168984080" calcext:value-type="float">
            <text:p>9168984080</text:p>
          </table:table-cell>
          <table:table-cell office:value-type="string" calcext:value-type="string">
            <text:p>ashitosh.bhade@gmail.com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shant</text:p>
          </table:table-cell>
          <table:table-cell office:value-type="float" office:value="9594752396" calcext:value-type="float">
            <text:p>9594752396</text:p>
          </table:table-cell>
          <table:table-cell office:value-type="string" calcext:value-type="string">
            <text:p>hs192120@gmail.com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hinmay kodaganur</text:p>
          </table:table-cell>
          <table:table-cell office:value-type="float" office:value="7738929422" calcext:value-type="float">
            <text:p>7738929422</text:p>
          </table:table-cell>
          <table:table-cell office:value-type="string" calcext:value-type="string">
            <text:p>ckodag15@gmail.com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idit Chokshi</text:p>
          </table:table-cell>
          <table:table-cell office:value-type="float" office:value="9099928470" calcext:value-type="float">
            <text:p>9099928470</text:p>
          </table:table-cell>
          <table:table-cell office:value-type="string" calcext:value-type="string">
            <text:p>vidit261@gmail.com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vi Saxena</text:p>
          </table:table-cell>
          <table:table-cell office:value-type="float" office:value="7895562128" calcext:value-type="float">
            <text:p>7895562128</text:p>
          </table:table-cell>
          <table:table-cell office:value-type="string" calcext:value-type="string">
            <text:p>avi.sxn92@gmail.com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lok Parida</text:p>
          </table:table-cell>
          <table:table-cell office:value-type="float" office:value="9820244277" calcext:value-type="float">
            <text:p>9820244277</text:p>
          </table:table-cell>
          <table:table-cell office:value-type="string" calcext:value-type="string">
            <text:p>shlokparida@gmail.com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urus Sethna</text:p>
          </table:table-cell>
          <table:table-cell office:value-type="float" office:value="9011081302" calcext:value-type="float">
            <text:p>9011081302</text:p>
          </table:table-cell>
          <table:table-cell office:value-type="string" calcext:value-type="string">
            <text:p>Kuruss@gmail.com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bhishek Nalawade</text:p>
          </table:table-cell>
          <table:table-cell office:value-type="float" office:value="7875798462" calcext:value-type="float">
            <text:p>7875798462</text:p>
          </table:table-cell>
          <table:table-cell office:value-type="string" calcext:value-type="string">
            <text:p>abhisnalawade95@gmail.com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and Pande</text:p>
          </table:table-cell>
          <table:table-cell office:value-type="float" office:value="8275496110" calcext:value-type="float">
            <text:p>8275496110</text:p>
          </table:table-cell>
          <table:table-cell office:value-type="string" calcext:value-type="string">
            <text:p>anandpande@outlook.com</text:p>
          </table:table-cell>
          <table:table-cell office:value-type="string" calcext:value-type="string">
            <text:p>Piyush Bhalerao</text:p>
          </table:table-cell>
          <table:table-cell office:value-type="float" office:value="9423035830" calcext:value-type="float">
            <text:p>942303583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etan Jadhav</text:p>
          </table:table-cell>
          <table:table-cell office:value-type="float" office:value="9764827426" calcext:value-type="float">
            <text:p>9764827426</text:p>
          </table:table-cell>
          <table:table-cell office:value-type="string" calcext:value-type="string">
            <text:p>jadhavketan14@gmail.com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huta Joshi</text:p>
          </table:table-cell>
          <table:table-cell office:value-type="float" office:value="9922024868" calcext:value-type="float">
            <text:p>9922024868</text:p>
          </table:table-cell>
          <table:table-cell office:value-type="string" calcext:value-type="string">
            <text:p>rcj9719@gmail.com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ankaj Jahagirdar</text:p>
          </table:table-cell>
          <table:table-cell office:value-type="float" office:value="9028185384" calcext:value-type="float">
            <text:p>9028185384</text:p>
          </table:table-cell>
          <table:table-cell office:value-type="string" calcext:value-type="string">
            <text:p>pankajjahagirdar@ymail.com</text:p>
          </table:table-cell>
          <table:table-cell office:value-type="string" calcext:value-type="string">
            <text:p>Saransh Dhirendave</text:p>
          </table:table-cell>
          <table:table-cell office:value-type="float" office:value="7219244301" calcext:value-type="float">
            <text:p>7219244301</text:p>
          </table:table-cell>
          <table:table-cell office:value-type="string" calcext:value-type="string">
            <text:p>saransh.dave@gmail.com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ayush Garhwal</text:p>
          </table:table-cell>
          <table:table-cell office:value-type="float" office:value="7720090742" calcext:value-type="float">
            <text:p>7720090742</text:p>
          </table:table-cell>
          <table:table-cell office:value-type="string" calcext:value-type="string">
            <text:p>aayushgarhwal@gmail.com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ngi Saste</text:p>
          </table:table-cell>
          <table:table-cell office:value-type="float" office:value="9870045928" calcext:value-type="float">
            <text:p>9870045928</text:p>
          </table:table-cell>
          <table:table-cell office:value-type="string" calcext:value-type="string">
            <text:p>shubs96@gmail.com</text:p>
          </table:table-cell>
          <table:table-cell office:value-type="string" calcext:value-type="string">
            <text:p>Poorva Patil</text:p>
          </table:table-cell>
          <table:table-cell office:value-type="float" office:value="7741975014" calcext:value-type="float">
            <text:p>7741975014</text:p>
          </table:table-cell>
          <table:table-cell office:value-type="string" calcext:value-type="string">
            <text:p><text:s/>-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raddha Mandekar</text:p>
          </table:table-cell>
          <table:table-cell office:value-type="float" office:value="9096512103" calcext:value-type="float">
            <text:p>9096512103</text:p>
          </table:table-cell>
          <table:table-cell office:value-type="string" calcext:value-type="string">
            <text:p>shraddhamandekar@gmail.com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shmi Sarode</text:p>
          </table:table-cell>
          <table:table-cell office:value-type="float" office:value="8855946253" calcext:value-type="float">
            <text:p>8855946253</text:p>
          </table:table-cell>
          <table:table-cell office:value-type="string" calcext:value-type="string">
            <text:p>rashmisarode24@gmail.com</text:p>
          </table:table-cell>
          <table:table-cell office:value-type="string" calcext:value-type="string">
            <text:p>Harshad Parmar</text:p>
          </table:table-cell>
          <table:table-cell office:value-type="float" office:value="9890528828" calcext:value-type="float">
            <text:p>9890528828</text:p>
          </table:table-cell>
          <table:table-cell office:value-type="string" calcext:value-type="string">
            <text:p>harshad99parmar@gmail.com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Leena Pawar</text:p>
          </table:table-cell>
          <table:table-cell office:value-type="float" office:value="8446474169" calcext:value-type="float">
            <text:p>8446474169</text:p>
          </table:table-cell>
          <table:table-cell office:value-type="string" calcext:value-type="string">
            <text:p>leenapawar152@gmail.com</text:p>
          </table:table-cell>
          <table:table-cell office:value-type="string" calcext:value-type="string">
            <text:p>Devyani Pandhare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devyanipandhare88@gmail.com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hairyasheel Sutar</text:p>
          </table:table-cell>
          <table:table-cell office:value-type="float" office:value="7840973429" calcext:value-type="float">
            <text:p>7840973429</text:p>
          </table:table-cell>
          <table:table-cell office:value-type="string" calcext:value-type="string">
            <text:p>sutardhairya98@gmail.com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yog Khochikor</text:p>
          </table:table-cell>
          <table:table-cell office:value-type="float" office:value="7798696261" calcext:value-type="float">
            <text:p>7798696261</text:p>
          </table:table-cell>
          <table:table-cell office:value-type="string" calcext:value-type="string">
            <text:p>skhochikor9@gmail.com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eetika Ghag</text:p>
          </table:table-cell>
          <table:table-cell office:value-type="float" office:value="9833441895" calcext:value-type="float">
            <text:p>9833441895</text:p>
          </table:table-cell>
          <table:table-cell office:value-type="string" calcext:value-type="string">
            <text:p>ghagreetika@gmail.com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i Kannamwar</text:p>
          </table:table-cell>
          <table:table-cell office:value-type="float" office:value="9881153150" calcext:value-type="float">
            <text:p>9881153150</text:p>
          </table:table-cell>
          <table:table-cell office:value-type="string" calcext:value-type="string">
            <text:p>aditi.kannamwar@gmail.com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Ishaan Ballal</text:p>
          </table:table-cell>
          <table:table-cell office:value-type="float" office:value="9158571746" calcext:value-type="float">
            <text:p>9158571746</text:p>
          </table:table-cell>
          <table:table-cell office:value-type="string" calcext:value-type="string">
            <text:p>ishaanballal21@gmail.com</text:p>
          </table:table-cell>
          <table:table-cell office:value-type="string" calcext:value-type="string">
            <text:p>Jeevan Chede</text:p>
          </table:table-cell>
          <table:table-cell office:value-type="float" office:value="8983384817" calcext:value-type="float">
            <text:p>8983384817</text:p>
          </table:table-cell>
          <table:table-cell office:value-type="string" calcext:value-type="string">
            <text:p>chedejeevan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TANVI GAIKWAD </text:p>
          </table:table-cell>
          <table:table-cell office:value-type="float" office:value="9423030292" calcext:value-type="float">
            <text:p>9423030292</text:p>
          </table:table-cell>
          <table:table-cell office:value-type="string" calcext:value-type="string">
            <text:p>tanviwhis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HIMA GAGGAD</text:p>
          </table:table-cell>
          <table:table-cell office:value-type="float" office:value="9823075031" calcext:value-type="float">
            <text:p>9823075031</text:p>
          </table:table-cell>
          <table:table-cell office:value-type="string" calcext:value-type="string">
            <text:p>mahimagaggad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 KAUDIA</text:p>
          </table:table-cell>
          <table:table-cell office:value-type="float" office:value="8696583457" calcext:value-type="float">
            <text:p>8696583457</text:p>
          </table:table-cell>
          <table:table-cell office:value-type="string" calcext:value-type="string">
            <text:p>adityakavdia10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KSHI PAYASI</text:p>
          </table:table-cell>
          <table:table-cell office:value-type="float" office:value="8806477240" calcext:value-type="float">
            <text:p>8806477240</text:p>
          </table:table-cell>
          <table:table-cell office:value-type="string" calcext:value-type="string">
            <text:p>sakshipayasi2611@gmail.com</text:p>
          </table:table-cell>
          <table:table-cell office:value-type="string" calcext:value-type="string">
            <text:p>KRITI KSTYAYAN</text:p>
          </table:table-cell>
          <table:table-cell office:value-type="float" office:value="9473507210" calcext:value-type="float">
            <text:p>9473507210</text:p>
          </table:table-cell>
          <table:table-cell office:value-type="string" calcext:value-type="string">
            <text:p>mkriti69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BHUMIKA SAINI</text:p>
          </table:table-cell>
          <table:table-cell office:value-type="float" office:value="7720966641" calcext:value-type="float">
            <text:p>7720966641</text:p>
          </table:table-cell>
          <table:table-cell office:value-type="string" calcext:value-type="string">
            <text:p>bs98.saini@gmail.com</text:p>
          </table:table-cell>
          <table:table-cell office:value-type="string" calcext:value-type="string">
            <text:p>ARPAN SRIVASIAVA</text:p>
          </table:table-cell>
          <table:table-cell office:value-type="float" office:value="9767345940" calcext:value-type="float">
            <text:p>9767345940</text:p>
          </table:table-cell>
          <table:table-cell office:value-type="string" calcext:value-type="string">
            <text:p>arpansri98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EERAV PANDEY</text:p>
          </table:table-cell>
          <table:table-cell office:value-type="float" office:value="9011854568" calcext:value-type="float">
            <text:p>9011854568</text:p>
          </table:table-cell>
          <table:table-cell office:value-type="string" calcext:value-type="string">
            <text:p>neeravpandey24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KSHAM TRIVEDI</text:p>
          </table:table-cell>
          <table:table-cell office:value-type="float" office:value="9130592672" calcext:value-type="float">
            <text:p>9130592672</text:p>
          </table:table-cell>
          <table:table-cell office:value-type="string" calcext:value-type="string">
            <text:p>sakstrivedi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 BARIKAR </text:p>
          </table:table-cell>
          <table:table-cell office:value-type="float" office:value="9960415923" calcext:value-type="float">
            <text:p>9960415923</text:p>
          </table:table-cell>
          <table:table-cell office:value-type="string" calcext:value-type="string">
            <text:p>adityabarikar2@gmail.com</text:p>
          </table:table-cell>
          <table:table-cell office:value-type="string" calcext:value-type="string">
            <text:p>HITESH PARIHAR</text:p>
          </table:table-cell>
          <table:table-cell/>
          <table:table-cell office:value-type="string" calcext:value-type="string">
            <text:p>thehiteshparihar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 PATIL </text:p>
          </table:table-cell>
          <table:table-cell office:value-type="float" office:value="9921038947" calcext:value-type="float">
            <text:p>9921038947</text:p>
          </table:table-cell>
          <table:table-cell office:value-type="string" calcext:value-type="string">
            <text:p>adityaskp9@gmail.com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Tagad</text:p>
          </table:table-cell>
          <table:table-cell office:value-type="float" office:value="7385988743" calcext:value-type="float">
            <text:p>7385988743</text:p>
          </table:table-cell>
          <table:table-cell office:value-type="string" calcext:value-type="string">
            <text:p>shubham.tagad22@gmail.com</text:p>
          </table:table-cell>
          <table:table-cell office:value-type="string" calcext:value-type="string">
            <text:p>Aditya Telang</text:p>
          </table:table-cell>
          <table:table-cell office:value-type="float" office:value="8237280893" calcext:value-type="float">
            <text:p>8237280893</text:p>
          </table:table-cell>
          <table:table-cell office:value-type="string" calcext:value-type="string">
            <text:p>adityatelang220@gmail.com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hil Agrawal</text:p>
          </table:table-cell>
          <table:table-cell office:value-type="float" office:value="9595755699" calcext:value-type="float">
            <text:p>9595755699</text:p>
          </table:table-cell>
          <table:table-cell office:value-type="string" calcext:value-type="string">
            <text:p>sahil.v.agrawal@gamil.com</text:p>
          </table:table-cell>
          <table:table-cell office:value-type="string" calcext:value-type="string">
            <text:p>Shreya Kaushik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aunak Deshpande</text:p>
          </table:table-cell>
          <table:table-cell office:value-type="float" office:value="9325707700" calcext:value-type="float">
            <text:p>9325707700</text:p>
          </table:table-cell>
          <table:table-cell office:value-type="string" calcext:value-type="string">
            <text:p>shaunsea2@gmail.com</text:p>
          </table:table-cell>
          <table:table-cell office:value-type="string" calcext:value-type="string">
            <text:p>Shlok Choudhari</text:p>
          </table:table-cell>
          <table:table-cell office:value-type="float" office:value="8888082866" calcext:value-type="float">
            <text:p>8888082866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ay Chauhan</text:p>
          </table:table-cell>
          <table:table-cell office:value-type="float" office:value="8975234002" calcext:value-type="float">
            <text:p>8975234002</text:p>
          </table:table-cell>
          <table:table-cell office:value-type="string" calcext:value-type="string">
            <text:p>pranaychauhan2@gmail.com</text:p>
          </table:table-cell>
          <table:table-cell office:value-type="string" calcext:value-type="string">
            <text:p>Pavan Bharambe</text:p>
          </table:table-cell>
          <table:table-cell office:value-type="float" office:value="8855068646" calcext:value-type="float">
            <text:p>8855068646</text:p>
          </table:table-cell>
          <table:table-cell office:value-type="string" calcext:value-type="string">
            <text:p>pavanbharambe23@gmail.com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kush Chilbule</text:p>
          </table:table-cell>
          <table:table-cell office:value-type="float" office:value="7776853600" calcext:value-type="float">
            <text:p>7776853600</text:p>
          </table:table-cell>
          <table:table-cell office:value-type="string" calcext:value-type="string">
            <text:p>ankushchilbule7@gmail.com</text:p>
          </table:table-cell>
          <table:table-cell office:value-type="string" calcext:value-type="string">
            <text:p>Ashrutha Goramane</text:p>
          </table:table-cell>
          <table:table-cell office:value-type="float" office:value="9823202720" calcext:value-type="float">
            <text:p>9823202720</text:p>
          </table:table-cell>
          <table:table-cell office:value-type="string" calcext:value-type="string">
            <text:p>ashrutha.goramane@gmail.com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eghana Reddy</text:p>
          </table:table-cell>
          <table:table-cell office:value-type="float" office:value="8805990864" calcext:value-type="float">
            <text:p>8805990864</text:p>
          </table:table-cell>
          <table:table-cell office:value-type="string" calcext:value-type="string">
            <text:p>meghanareddyscoe@gmail.com</text:p>
          </table:table-cell>
          <table:table-cell office:value-type="string" calcext:value-type="string">
            <text:p>Agrawal Rochak</text:p>
          </table:table-cell>
          <table:table-cell office:value-type="float" office:value="8806276660" calcext:value-type="float">
            <text:p>8806276660</text:p>
          </table:table-cell>
          <table:table-cell office:value-type="string" calcext:value-type="string">
            <text:p>24rochak@gmail.com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purva Maheshwari</text:p>
          </table:table-cell>
          <table:table-cell office:value-type="float" office:value="9982049588" calcext:value-type="float">
            <text:p>9982049588</text:p>
          </table:table-cell>
          <table:table-cell/>
          <table:table-cell office:value-type="string" calcext:value-type="string">
            <text:p>Aditi Sonar</text:p>
          </table:table-cell>
          <table:table-cell office:value-type="float" office:value="9595795424" calcext:value-type="float">
            <text:p>9595795424</text:p>
          </table:table-cell>
          <table:table-cell office:value-type="string" calcext:value-type="string">
            <text:p>aditisonar1997@gmail.com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av Acharekar</text:p>
          </table:table-cell>
          <table:table-cell office:value-type="float" office:value="7507330473" calcext:value-type="float">
            <text:p>7507330473</text:p>
          </table:table-cell>
          <table:table-cell office:value-type="string" calcext:value-type="string">
            <text:p>pranav.acharekar@gmail.com</text:p>
          </table:table-cell>
          <table:table-cell office:value-type="string" calcext:value-type="string">
            <text:p>Chetan Chauhan</text:p>
          </table:table-cell>
          <table:table-cell office:value-type="float" office:value="9762822291" calcext:value-type="float">
            <text:p>9762822291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Himanshu Agrawal</text:p>
          </table:table-cell>
          <table:table-cell office:value-type="float" office:value="8277822234" calcext:value-type="float">
            <text:p>8277822234</text:p>
          </table:table-cell>
          <table:table-cell office:value-type="string" calcext:value-type="string">
            <text:p>HimanAgrawal1001@gmail.com</text:p>
          </table:table-cell>
          <table:table-cell office:value-type="string" calcext:value-type="string">
            <text:p>Rajat Pawar</text:p>
          </table:table-cell>
          <table:table-cell/>
          <table:table-cell office:value-type="string" calcext:value-type="string">
            <text:p>rajat.pawar100@gmail.com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inde Chetan </text:p>
          </table:table-cell>
          <table:table-cell office:value-type="float" office:value="9923369680" calcext:value-type="float">
            <text:p>9923369680</text:p>
          </table:table-cell>
          <table:table-cell office:value-type="string" calcext:value-type="string">
            <text:p>chetanshinde2001@gmail.com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havab Gujar</text:p>
          </table:table-cell>
          <table:table-cell office:value-type="float" office:value="9850039060" calcext:value-type="float">
            <text:p>9850039060</text:p>
          </table:table-cell>
          <table:table-cell office:value-type="string" calcext:value-type="string">
            <text:p>dhvlgjr@gmail.com</text:p>
          </table:table-cell>
          <table:table-cell office:value-type="string" calcext:value-type="string">
            <text:p>Pranav Budhwant</text:p>
          </table:table-cell>
          <table:table-cell office:value-type="float" office:value="7030125663" calcext:value-type="float">
            <text:p>7030125663</text:p>
          </table:table-cell>
          <table:table-cell office:value-type="string" calcext:value-type="string">
            <text:p>pranavbudhwant@gmail.com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dhura Avachat</text:p>
          </table:table-cell>
          <table:table-cell office:value-type="float" office:value="9767334648" calcext:value-type="float">
            <text:p>9767334648</text:p>
          </table:table-cell>
          <table:table-cell office:value-type="string" calcext:value-type="string">
            <text:p>madhuraavachat@yahoo.co.in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yur Choudhary</text:p>
          </table:table-cell>
          <table:table-cell office:value-type="float" office:value="7506152760" calcext:value-type="float">
            <text:p>7506152760</text:p>
          </table:table-cell>
          <table:table-cell office:value-type="string" calcext:value-type="string">
            <text:p>mayur6@gmail.com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ohini Patil</text:p>
          </table:table-cell>
          <table:table-cell office:value-type="float" office:value="8275526690" calcext:value-type="float">
            <text:p>8275526690</text:p>
          </table:table-cell>
          <table:table-cell office:value-type="string" calcext:value-type="string">
            <text:p>mohiniudaypatil@gmail.com</text:p>
          </table:table-cell>
          <table:table-cell office:value-type="string" calcext:value-type="string">
            <text:p>Skyraw Reddy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utuja Lathkar</text:p>
          </table:table-cell>
          <table:table-cell office:value-type="float" office:value="8275526690" calcext:value-type="float">
            <text:p>8275526690</text:p>
          </table:table-cell>
          <table:table-cell office:value-type="string" calcext:value-type="string">
            <text:p>mohiniudaypatil@gmail.com</text:p>
          </table:table-cell>
          <table:table-cell office:value-type="string" calcext:value-type="string">
            <text:p>Nishita Kharche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hinmay Saraf</text:p>
          </table:table-cell>
          <table:table-cell office:value-type="float" office:value="9403311498" calcext:value-type="float">
            <text:p>9403311498</text:p>
          </table:table-cell>
          <table:table-cell office:value-type="string" calcext:value-type="string">
            <text:p>chimnay.saraf98@gmail.com</text:p>
          </table:table-cell>
          <table:table-cell office:value-type="string" calcext:value-type="string">
            <text:p>Rushikesh Karad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EVIN DASS </text:p>
          </table:table-cell>
          <table:table-cell office:value-type="float" office:value="8231450928" calcext:value-type="float">
            <text:p>8231450928</text:p>
          </table:table-cell>
          <table:table-cell office:value-type="string" calcext:value-type="string">
            <text:p>kevindass9@gmail.com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wait Joshi</text:p>
          </table:table-cell>
          <table:table-cell office:value-type="float" office:value="8975145404" calcext:value-type="float">
            <text:p>8975145404</text:p>
          </table:table-cell>
          <table:table-cell office:value-type="string" calcext:value-type="string">
            <text:p>adujosh28@gmail.com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ounka Saha, TE</text:p>
          </table:table-cell>
          <table:table-cell office:value-type="float" office:value="9545385095" calcext:value-type="float">
            <text:p>9545385095</text:p>
          </table:table-cell>
          <table:table-cell office:value-type="string" calcext:value-type="string">
            <text:p>sounaksaha5@gmail.com</text:p>
          </table:table-cell>
          <table:table-cell office:value-type="string" calcext:value-type="string">
            <text:p>Sumeet Pawar</text:p>
          </table:table-cell>
          <table:table-cell office:value-type="float" office:value="9921718316" calcext:value-type="float">
            <text:p>9921718316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Tushar Mahajan, TE</text:p>
          </table:table-cell>
          <table:table-cell office:value-type="float" office:value="7066409871" calcext:value-type="float">
            <text:p>7066409871</text:p>
          </table:table-cell>
          <table:table-cell office:value-type="string" calcext:value-type="string">
            <text:p>tush974@gmail.com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 Armal, TE</text:p>
          </table:table-cell>
          <table:table-cell office:value-type="float" office:value="9545888527" calcext:value-type="float">
            <text:p>9545888527</text:p>
          </table:table-cell>
          <table:table-cell office:value-type="string" calcext:value-type="string">
            <text:p>mr.adityaarmal@gmail.com</text:p>
          </table:table-cell>
          <table:table-cell office:value-type="string" calcext:value-type="string">
            <text:p>Nikhil Ahire</text:p>
          </table:table-cell>
          <table:table-cell office:value-type="float" office:value="8605898542" calcext:value-type="float">
            <text:p>8605898542</text:p>
          </table:table-cell>
          <table:table-cell office:value-type="string" calcext:value-type="string">
            <text:p>nikhilahire16@gmail.com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jas Doshi, TE</text:p>
          </table:table-cell>
          <table:table-cell office:value-type="float" office:value="9975886161" calcext:value-type="float">
            <text:p>9975886161</text:p>
          </table:table-cell>
          <table:table-cell office:value-type="string" calcext:value-type="string">
            <text:p>doshiojas134@gmail.com</text:p>
          </table:table-cell>
          <table:table-cell office:value-type="string" calcext:value-type="string">
            <text:p>Vaibahv Gaikwad</text:p>
          </table:table-cell>
          <table:table-cell office:value-type="float" office:value="8411066946" calcext:value-type="float">
            <text:p>8411066946</text:p>
          </table:table-cell>
          <table:table-cell office:value-type="string" calcext:value-type="string">
            <text:p>vaibhav94031@gmail.com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iyush Domre, FE</text:p>
          </table:table-cell>
          <table:table-cell office:value-type="float" office:value="9623963699" calcext:value-type="float">
            <text:p>9623963699</text:p>
          </table:table-cell>
          <table:table-cell office:value-type="string" calcext:value-type="string">
            <text:p>piyush.domre16@gmail.com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JAYDUTT JOSHI</text:p>
          </table:table-cell>
          <table:table-cell office:value-type="float" office:value="7507907414" calcext:value-type="float">
            <text:p>7507907414</text:p>
          </table:table-cell>
          <table:table-cell office:value-type="string" calcext:value-type="string">
            <text:p>jayduttjoshi@gmail.com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UCHA MANNIKAR</text:p>
          </table:table-cell>
          <table:table-cell office:value-type="float" office:value="8805322190" calcext:value-type="float">
            <text:p>8805322190</text:p>
          </table:table-cell>
          <table:table-cell office:value-type="string" calcext:value-type="string">
            <text:p>rucha.mannikar@gmail.com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GAURI JADHAV</text:p>
          </table:table-cell>
          <table:table-cell office:value-type="float" office:value="8149435372" calcext:value-type="float">
            <text:p>8149435372</text:p>
          </table:table-cell>
          <table:table-cell office:value-type="string" calcext:value-type="string">
            <text:p>gaurijadhav509@gmail.com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KANSHA KOHALE</text:p>
          </table:table-cell>
          <table:table-cell office:value-type="float" office:value="8888414174" calcext:value-type="float">
            <text:p>8888414174</text:p>
          </table:table-cell>
          <table:table-cell office:value-type="string" calcext:value-type="string">
            <text:p>akanshakohale263@gmail.com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LALTHAN PUIA</text:p>
          </table:table-cell>
          <table:table-cell office:value-type="float" office:value="9158086237" calcext:value-type="float">
            <text:p>9158086237</text:p>
          </table:table-cell>
          <table:table-cell office:value-type="string" calcext:value-type="string">
            <text:p>thanpuia7@gmail.com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MEY DESHPANDE</text:p>
          </table:table-cell>
          <table:table-cell office:value-type="float" office:value="7057159724" calcext:value-type="float">
            <text:p>7057159724</text:p>
          </table:table-cell>
          <table:table-cell office:value-type="string" calcext:value-type="string">
            <text:p>ameydeshpande30@gmail.com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AREN KHAKE</text:p>
          </table:table-cell>
          <table:table-cell office:value-type="float" office:value="7038292979" calcext:value-type="float">
            <text:p>7038292979</text:p>
          </table:table-cell>
          <table:table-cell office:value-type="string" calcext:value-type="string">
            <text:p>narenkhake@gmail.com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OHAM DESHMUKH</text:p>
          </table:table-cell>
          <table:table-cell office:value-type="float" office:value="7385298340" calcext:value-type="float">
            <text:p>7385298340</text:p>
          </table:table-cell>
          <table:table-cell office:value-type="string" calcext:value-type="string">
            <text:p>sohamtgpro@gmail.com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JEET SAWALA</text:p>
          </table:table-cell>
          <table:table-cell office:value-type="float" office:value="9422008770" calcext:value-type="float">
            <text:p>9422008770</text:p>
          </table:table-cell>
          <table:table-cell office:value-type="string" calcext:value-type="string">
            <text:p>sujeetsawala@gmail.com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M RAMRAKHYA</text:p>
          </table:table-cell>
          <table:table-cell office:value-type="float" office:value="9158592292" calcext:value-type="float">
            <text:p>9158592292</text:p>
          </table:table-cell>
          <table:table-cell office:value-type="string" calcext:value-type="string">
            <text:p>ramramrakhya81@gmail.com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HIL BETKE</text:p>
          </table:table-cell>
          <table:table-cell office:value-type="float" office:value="7219625956" calcext:value-type="float">
            <text:p>7219625956</text:p>
          </table:table-cell>
          <table:table-cell office:value-type="string" calcext:value-type="string">
            <text:p>nickbetke@gmail.com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<text:s/>SURAJ BAMBLE</text:p>
          </table:table-cell>
          <table:table-cell office:value-type="float" office:value="7741013856" calcext:value-type="float">
            <text:p>7741013856</text:p>
          </table:table-cell>
          <table:table-cell office:value-type="string" calcext:value-type="string">
            <text:p>surajbamble3@gmail.com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INAYAK JADHAV</text:p>
          </table:table-cell>
          <table:table-cell/>
          <table:table-cell office:value-type="string" calcext:value-type="string">
            <text:p>vijadhav88@gmail.com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ISHAL DESHMUKH</text:p>
          </table:table-cell>
          <table:table-cell office:value-type="float" office:value="8888010389" calcext:value-type="float">
            <text:p>8888010389</text:p>
          </table:table-cell>
          <table:table-cell office:value-type="string" calcext:value-type="string">
            <text:p>vishaldeshmukh@gmail.com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MKAR NALAWAD</text:p>
          </table:table-cell>
          <table:table-cell office:value-type="float" office:value="8308866624" calcext:value-type="float">
            <text:p>8308866624</text:p>
          </table:table-cell>
          <table:table-cell office:value-type="string" calcext:value-type="string">
            <text:p>omkarvn51@gmail.com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ITA MEMANE</text:p>
          </table:table-cell>
          <table:table-cell office:value-type="float" office:value="9850416161" calcext:value-type="float">
            <text:p>9850416161</text:p>
          </table:table-cell>
          <table:table-cell office:value-type="string" calcext:value-type="string">
            <text:p>nikita.memane@gmail.com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ghul Srinivas</text:p>
          </table:table-cell>
          <table:table-cell office:value-type="float" office:value="9011004484" calcext:value-type="float">
            <text:p>9011004484</text:p>
          </table:table-cell>
          <table:table-cell office:value-type="string" calcext:value-type="string">
            <text:p>sraghul96@gmail.com</text:p>
          </table:table-cell>
          <table:table-cell office:value-type="string" calcext:value-type="string">
            <text:p>Komal Sutar</text:p>
          </table:table-cell>
          <table:table-cell office:value-type="float" office:value="9552543202" calcext:value-type="float">
            <text:p>9552543202</text:p>
          </table:table-cell>
          <table:table-cell office:value-type="string" calcext:value-type="string">
            <text:p>komalsutar5246@gmail.com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iyanka Ullarwar</text:p>
          </table:table-cell>
          <table:table-cell office:value-type="float" office:value="9404316848" calcext:value-type="float">
            <text:p>9404316848</text:p>
          </table:table-cell>
          <table:table-cell office:value-type="string" calcext:value-type="string">
            <text:p>priyanka.ullarwar11@gmail.com</text:p>
          </table:table-cell>
          <table:table-cell office:value-type="string" calcext:value-type="string">
            <text:p>Ritu Kumbhani</text:p>
          </table:table-cell>
          <table:table-cell office:value-type="float" office:value="7507001251" calcext:value-type="float">
            <text:p>7507001251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eha Chiddarwar</text:p>
          </table:table-cell>
          <table:table-cell office:value-type="float" office:value="9130508553" calcext:value-type="float">
            <text:p>9130508553</text:p>
          </table:table-cell>
          <table:table-cell office:value-type="string" calcext:value-type="string">
            <text:p>nehachiddarwar123@gmail.com</text:p>
          </table:table-cell>
          <table:table-cell office:value-type="string" calcext:value-type="string">
            <text:p>Kanchan Jadhav</text:p>
          </table:table-cell>
          <table:table-cell office:value-type="float" office:value="9765155334" calcext:value-type="float">
            <text:p>9765155334</text:p>
          </table:table-cell>
          <table:table-cell office:value-type="string" calcext:value-type="string">
            <text:p>kanchan.jadhav59777@gmail.com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jat Srivastava</text:p>
          </table:table-cell>
          <table:table-cell office:value-type="float" office:value="7507635451" calcext:value-type="float">
            <text:p>7507635451</text:p>
          </table:table-cell>
          <table:table-cell office:value-type="string" calcext:value-type="string">
            <text:p>rajat.ssjhe@gmail.com</text:p>
          </table:table-cell>
          <table:table-cell office:value-type="string" calcext:value-type="string">
            <text:p>Arun Dev</text:p>
          </table:table-cell>
          <table:table-cell office:value-type="float" office:value="9975032546" calcext:value-type="float">
            <text:p>9975032546</text:p>
          </table:table-cell>
          <table:table-cell office:value-type="string" calcext:value-type="string">
            <text:p>coolucky1996@gmail.com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Patil</text:p>
          </table:table-cell>
          <table:table-cell office:value-type="float" office:value="9869362518" calcext:value-type="float">
            <text:p>9869362518</text:p>
          </table:table-cell>
          <table:table-cell office:value-type="string" calcext:value-type="string">
            <text:p>shubhmalhango@gmail.com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ehak Nargotra</text:p>
          </table:table-cell>
          <table:table-cell office:value-type="float" office:value="8605062621" calcext:value-type="float">
            <text:p>8605062621</text:p>
          </table:table-cell>
          <table:table-cell office:value-type="string" calcext:value-type="string">
            <text:p>mehaknargotra97@gmail.com</text:p>
          </table:table-cell>
          <table:table-cell office:value-type="string" calcext:value-type="string">
            <text:p>Juhi Malkani</text:p>
          </table:table-cell>
          <table:table-cell office:value-type="float" office:value="9011004153" calcext:value-type="float">
            <text:p>9011004153</text:p>
          </table:table-cell>
          <table:table-cell office:value-type="string" calcext:value-type="string">
            <text:p>juhim0528@gmail.com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yushi Tiwari</text:p>
          </table:table-cell>
          <table:table-cell office:value-type="float" office:value="9923436419" calcext:value-type="float">
            <text:p>9923436419</text:p>
          </table:table-cell>
          <table:table-cell office:value-type="string" calcext:value-type="string">
            <text:p>ayushitiwari01@yahoo.in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Falgun Meshram</text:p>
          </table:table-cell>
          <table:table-cell office:value-type="float" office:value="9764375095" calcext:value-type="float">
            <text:p>9764375095</text:p>
          </table:table-cell>
          <table:table-cell office:value-type="string" calcext:value-type="string">
            <text:p>falgunatportal911@gmail.com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utwik Kulkarni</text:p>
          </table:table-cell>
          <table:table-cell office:value-type="float" office:value="8308931667" calcext:value-type="float">
            <text:p>8308931667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umar Vaibhav</text:p>
          </table:table-cell>
          <table:table-cell office:value-type="float" office:value="7756044692" calcext:value-type="float">
            <text:p>7756044692</text:p>
          </table:table-cell>
          <table:table-cell office:value-type="string" calcext:value-type="string">
            <text:p>vaibhav.kr96@gmail.com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av Menon</text:p>
          </table:table-cell>
          <table:table-cell office:value-type="float" office:value="7276329199" calcext:value-type="float">
            <text:p>7276329199</text:p>
          </table:table-cell>
          <table:table-cell office:value-type="string" calcext:value-type="string">
            <text:p>menonpranan923@gmail.com</text:p>
          </table:table-cell>
          <table:table-cell office:value-type="string" calcext:value-type="string">
            <text:p>Shoaib Ahmed</text:p>
          </table:table-cell>
          <table:table-cell office:value-type="float" office:value="8379012640" calcext:value-type="float">
            <text:p>8379012640</text:p>
          </table:table-cell>
          <table:table-cell office:value-type="string" calcext:value-type="string">
            <text:p>shahmed044@gmail.com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shish Pawde</text:p>
          </table:table-cell>
          <table:table-cell office:value-type="float" office:value="8928990025" calcext:value-type="float">
            <text:p>8928990025</text:p>
          </table:table-cell>
          <table:table-cell office:value-type="string" calcext:value-type="string">
            <text:p>ashishpawde008@gmail.com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hardik</text:p>
          </table:table-cell>
          <table:table-cell office:value-type="float" office:value="9204012501" calcext:value-type="float">
            <text:p>9204012501</text:p>
          </table:table-cell>
          <table:table-cell office:value-type="string" calcext:value-type="string">
            <text:p>agarwalhardikkumar@gmail.com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weta </text:p>
          </table:table-cell>
          <table:table-cell office:value-type="float" office:value="9403472098" calcext:value-type="float">
            <text:p>9403472098</text:p>
          </table:table-cell>
          <table:table-cell office:value-type="string" calcext:value-type="string">
            <text:p>shwetz521998@gmail.com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dhee</text:p>
          </table:table-cell>
          <table:table-cell office:value-type="float" office:value="9765550389" calcext:value-type="float">
            <text:p>9765550389</text:p>
          </table:table-cell>
          <table:table-cell office:value-type="string" calcext:value-type="string">
            <text:p>nidzpatil@gmail.com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gaurav</text:p>
          </table:table-cell>
          <table:table-cell office:value-type="float" office:value="9890661139" calcext:value-type="float">
            <text:p>9890661139</text:p>
          </table:table-cell>
          <table:table-cell office:value-type="string" calcext:value-type="string">
            <text:p>gauravsonghir@gmail.com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</text:p>
          </table:table-cell>
          <table:table-cell office:value-type="float" office:value="9096500410" calcext:value-type="float">
            <text:p>9096500410</text:p>
          </table:table-cell>
          <table:table-cell office:value-type="string" calcext:value-type="string">
            <text:p>adityarudraksha.26@gmail.com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yash rashi</text:p>
          </table:table-cell>
          <table:table-cell office:value-type="float" office:value="9765664488" calcext:value-type="float">
            <text:p>9765664488</text:p>
          </table:table-cell>
          <table:table-cell office:value-type="string" calcext:value-type="string">
            <text:p>yashrashi@outlook.com</text:p>
          </table:table-cell>
          <table:table-cell office:value-type="string" calcext:value-type="string">
            <text:p>shivam wankhade</text:p>
          </table:table-cell>
          <table:table-cell office:value-type="float" office:value="7744048267" calcext:value-type="float">
            <text:p>7744048267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peksha</text:p>
          </table:table-cell>
          <table:table-cell office:value-type="float" office:value="8275802012" calcext:value-type="float">
            <text:p>8275802012</text:p>
          </table:table-cell>
          <table:table-cell office:value-type="string" calcext:value-type="string">
            <text:p>apekshaagaise@rocketmail.com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Bhosale</text:p>
          </table:table-cell>
          <table:table-cell office:value-type="float" office:value="99213866545" calcext:value-type="float">
            <text:p>99213866545</text:p>
          </table:table-cell>
          <table:table-cell office:value-type="string" calcext:value-type="string">
            <text:p>shubhambhosale77.sb@gmail.com</text:p>
          </table:table-cell>
          <table:table-cell office:value-type="string" calcext:value-type="string">
            <text:p>Nikita Bhanose</text:p>
          </table:table-cell>
          <table:table-cell office:value-type="float" office:value="9823071582" calcext:value-type="float">
            <text:p>9823071582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ishwarya</text:p>
          </table:table-cell>
          <table:table-cell office:value-type="float" office:value="9637436102" calcext:value-type="float">
            <text:p>9637436102</text:p>
          </table:table-cell>
          <table:table-cell office:value-type="string" calcext:value-type="string">
            <text:p>thakuraishwarya310@gmail.com</text:p>
          </table:table-cell>
          <table:table-cell office:value-type="string" calcext:value-type="string">
            <text:p>Priyanka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hirag Ghandhi</text:p>
          </table:table-cell>
          <table:table-cell office:value-type="float" office:value="8149885467" calcext:value-type="float">
            <text:p>8149885467</text:p>
          </table:table-cell>
          <table:table-cell office:value-type="string" calcext:value-type="string">
            <text:p>mkhsmg1997@gmail.com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ithli Kadam</text:p>
          </table:table-cell>
          <table:table-cell office:value-type="float" office:value="9881541876" calcext:value-type="float">
            <text:p>9881541876</text:p>
          </table:table-cell>
          <table:table-cell office:value-type="string" calcext:value-type="string">
            <text:p>maithlikadam0411@gmail.com</text:p>
          </table:table-cell>
          <table:table-cell office:value-type="string" calcext:value-type="string">
            <text:p>Gayatri Kodhag</text:p>
          </table:table-cell>
          <table:table-cell office:value-type="float" office:value="8806654261" calcext:value-type="float">
            <text:p>8806654261</text:p>
          </table:table-cell>
          <table:table-cell office:value-type="string" calcext:value-type="string">
            <text:p>gayatrikidhag@gmail.com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urana Babbar</text:p>
          </table:table-cell>
          <table:table-cell office:value-type="float" office:value="9922405129" calcext:value-type="float">
            <text:p>9922405129</text:p>
          </table:table-cell>
          <table:table-cell office:value-type="string" calcext:value-type="string">
            <text:p>puranababbar@gmail.com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mkar Bhudhar</text:p>
          </table:table-cell>
          <table:table-cell office:value-type="float" office:value="9503511673" calcext:value-type="float">
            <text:p>9503511673</text:p>
          </table:table-cell>
          <table:table-cell office:value-type="string" calcext:value-type="string">
            <text:p>omkarbhudhar@gmail.com</text:p>
          </table:table-cell>
          <table:table-cell office:value-type="string" calcext:value-type="string">
            <text:p>Mukesh Bhan</text:p>
          </table:table-cell>
          <table:table-cell office:value-type="float" office:value="7040462828" calcext:value-type="float">
            <text:p>7040462828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ushpendra Kumar</text:p>
          </table:table-cell>
          <table:table-cell office:value-type="float" office:value="9762082550" calcext:value-type="float">
            <text:p>9762082550</text:p>
          </table:table-cell>
          <table:table-cell office:value-type="string" calcext:value-type="string">
            <text:p>pushp.singh56@gamil.com</text:p>
          </table:table-cell>
          <table:table-cell office:value-type="string" calcext:value-type="string">
            <text:p>Arun Kushwaha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mar S <text:s text:c="2"/>Rajeevan</text:p>
          </table:table-cell>
          <table:table-cell office:value-type="float" office:value="7757069937" calcext:value-type="float">
            <text:p>7757069937</text:p>
          </table:table-cell>
          <table:table-cell office:value-type="string" calcext:value-type="string">
            <text:p>amar.rajeevan@yahoo.in</text:p>
          </table:table-cell>
          <table:table-cell office:value-type="string" calcext:value-type="string">
            <text:p>Sharon Jeorge</text:p>
          </table:table-cell>
          <table:table-cell office:value-type="float" office:value="9175950450" calcext:value-type="float">
            <text:p>9175950450</text:p>
          </table:table-cell>
          <table:table-cell office:value-type="string" calcext:value-type="string">
            <text:p>contactsharon97@gmail.com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ejal Shroff</text:p>
          </table:table-cell>
          <table:table-cell office:value-type="float" office:value="8237890401" calcext:value-type="float">
            <text:p>8237890401</text:p>
          </table:table-cell>
          <table:table-cell office:value-type="string" calcext:value-type="string">
            <text:p>sachin.shroff@plamobrs.com</text:p>
          </table:table-cell>
          <table:table-cell office:value-type="string" calcext:value-type="string">
            <text:p>Ayushi Naphade</text:p>
          </table:table-cell>
          <table:table-cell office:value-type="float" office:value="7588323857" calcext:value-type="float">
            <text:p>7588323857</text:p>
          </table:table-cell>
          <table:table-cell office:value-type="string" calcext:value-type="string">
            <text:p>ayushinaphade@gmail.com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eha Choudhary</text:p>
          </table:table-cell>
          <table:table-cell office:value-type="float" office:value="7588288148" calcext:value-type="float">
            <text:p>7588288148</text:p>
          </table:table-cell>
          <table:table-cell office:value-type="string" calcext:value-type="string">
            <text:p>swtchoudhari490@gmail.com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eepti Tanpure</text:p>
          </table:table-cell>
          <table:table-cell office:value-type="float" office:value="8446780581" calcext:value-type="float">
            <text:p>8446780581</text:p>
          </table:table-cell>
          <table:table-cell office:value-type="string" calcext:value-type="string">
            <text:p>deepti.tanpure@gmail.com</text:p>
          </table:table-cell>
          <table:table-cell office:value-type="string" calcext:value-type="string">
            <text:p>Krutika Sarode</text:p>
          </table:table-cell>
          <table:table-cell office:value-type="float" office:value="9162776955" calcext:value-type="float">
            <text:p>9162776955</text:p>
          </table:table-cell>
          <table:table-cell office:value-type="string" calcext:value-type="string">
            <text:p>krutika.sarode@cumminscollege.in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mmrudhi </text:p>
          </table:table-cell>
          <table:table-cell office:value-type="float" office:value="7788473343" calcext:value-type="float">
            <text:p>7788473343</text:p>
          </table:table-cell>
          <table:table-cell office:value-type="string" calcext:value-type="string">
            <text:p>manalikanhed14@gmail.com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omal Gowda</text:p>
          </table:table-cell>
          <table:table-cell office:value-type="float" office:value="9405375843" calcext:value-type="float">
            <text:p>9405375843</text:p>
          </table:table-cell>
          <table:table-cell office:value-type="string" calcext:value-type="string">
            <text:p>komalgowda594@gmail.com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ikander Singh</text:p>
          </table:table-cell>
          <table:table-cell office:value-type="float" office:value="8390093619" calcext:value-type="float">
            <text:p>8390093619</text:p>
          </table:table-cell>
          <table:table-cell office:value-type="string" calcext:value-type="string">
            <text:p>sikander441@gmail.com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ishab Singh</text:p>
          </table:table-cell>
          <table:table-cell office:value-type="float" office:value="8698576584" calcext:value-type="float">
            <text:p>8698576584</text:p>
          </table:table-cell>
          <table:table-cell office:value-type="string" calcext:value-type="string">
            <text:p>rslucky21@gmail.com</text:p>
          </table:table-cell>
          <table:table-cell office:value-type="string" calcext:value-type="string">
            <text:p><text:s/>Diwakar Shukla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ohit Kumar Sharma</text:p>
          </table:table-cell>
          <table:table-cell office:value-type="float" office:value="8007814881" calcext:value-type="float">
            <text:p>8007814881</text:p>
          </table:table-cell>
          <table:table-cell office:value-type="string" calcext:value-type="string">
            <text:p>mohitksharma2795@gmail.com</text:p>
          </table:table-cell>
          <table:table-cell office:value-type="string" calcext:value-type="string">
            <text:p>Himanshu Singh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uj Singh</text:p>
          </table:table-cell>
          <table:table-cell office:value-type="float" office:value="8291166592" calcext:value-type="float">
            <text:p>8291166592</text:p>
          </table:table-cell>
          <table:table-cell office:value-type="string" calcext:value-type="string">
            <text:p>anujsingh9710@gmail.com</text:p>
          </table:table-cell>
          <table:table-cell office:value-type="string" calcext:value-type="string">
            <text:p>Abhinay Chauhan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egh Pant </text:p>
          </table:table-cell>
          <table:table-cell office:value-type="float" office:value="8698571723" calcext:value-type="float">
            <text:p>8698571723</text:p>
          </table:table-cell>
          <table:table-cell office:value-type="string" calcext:value-type="string">
            <text:p>meghpant498@gmail.com</text:p>
          </table:table-cell>
          <table:table-cell office:value-type="string" calcext:value-type="string">
            <text:p>Sumitchandra Joshi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obham Nath</text:p>
          </table:table-cell>
          <table:table-cell office:value-type="float" office:value="9002327152" calcext:value-type="float">
            <text:p>9002327152</text:p>
          </table:table-cell>
          <table:table-cell office:value-type="string" calcext:value-type="string">
            <text:p>nathshobham@gmail.com</text:p>
          </table:table-cell>
          <table:table-cell office:value-type="string" calcext:value-type="string">
            <text:p>Vinish Kumar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jan Shendre</text:p>
          </table:table-cell>
          <table:table-cell office:value-type="float" office:value="9158409000" calcext:value-type="float">
            <text:p>9158409000</text:p>
          </table:table-cell>
          <table:table-cell office:value-type="string" calcext:value-type="string">
            <text:p>rajanshendre14@gmail.com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mol Kumar</text:p>
          </table:table-cell>
          <table:table-cell office:value-type="float" office:value="8976728889" calcext:value-type="float">
            <text:p>8976728889</text:p>
          </table:table-cell>
          <table:table-cell office:value-type="string" calcext:value-type="string">
            <text:p>anmolkumar34@gmail.com</text:p>
          </table:table-cell>
          <table:table-cell table:number-columns-repeated="3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yali kadam</text:p>
          </table:table-cell>
          <table:table-cell office:value-type="float" office:value="9172945580" calcext:value-type="float">
            <text:p>9172945580</text:p>
          </table:table-cell>
          <table:table-cell office:value-type="string" calcext:value-type="string">
            <text:p>ksayali10@gmail.com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jin sam</text:p>
          </table:table-cell>
          <table:table-cell office:value-type="float" office:value="8484820088" calcext:value-type="float">
            <text:p>8484820088</text:p>
          </table:table-cell>
          <table:table-cell office:value-type="string" calcext:value-type="string">
            <text:p>sujinsam001@gmail.com</text:p>
          </table:table-cell>
          <table:table-cell table:number-columns-repeated="3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dhavi mohoni</text:p>
          </table:table-cell>
          <table:table-cell office:value-type="float" office:value="8007862339" calcext:value-type="float">
            <text:p>8007862339</text:p>
          </table:table-cell>
          <table:table-cell office:value-type="string" calcext:value-type="string">
            <text:p>madhavimohani@gmail.com</text:p>
          </table:table-cell>
          <table:table-cell table:number-columns-repeated="3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amrata agarwal</text:p>
          </table:table-cell>
          <table:table-cell office:value-type="float" office:value="8421535491" calcext:value-type="float">
            <text:p>8421535491</text:p>
          </table:table-cell>
          <table:table-cell office:value-type="string" calcext:value-type="string">
            <text:p>namrataagarwal85@gmail.com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iddesh kasturkar</text:p>
          </table:table-cell>
          <table:table-cell office:value-type="float" office:value="8698621226" calcext:value-type="float">
            <text:p>8698621226</text:p>
          </table:table-cell>
          <table:table-cell office:value-type="string" calcext:value-type="string">
            <text:p>sid.kausturkar@outlook.com</text:p>
          </table:table-cell>
          <table:table-cell table:number-columns-repeated="3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ishikesh fulari</text:p>
          </table:table-cell>
          <table:table-cell office:value-type="float" office:value="9405109368" calcext:value-type="float">
            <text:p>9405109368</text:p>
          </table:table-cell>
          <table:table-cell office:value-type="string" calcext:value-type="string">
            <text:p>divyarishifulori@gmail.com</text:p>
          </table:table-cell>
          <table:table-cell table:number-columns-repeated="3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rushti pawar</text:p>
          </table:table-cell>
          <table:table-cell office:value-type="float" office:value="9404707778" calcext:value-type="float">
            <text:p>9404707778</text:p>
          </table:table-cell>
          <table:table-cell office:value-type="string" calcext:value-type="string">
            <text:p>srushtipawar12@gmail.com</text:p>
          </table:table-cell>
          <table:table-cell table:number-columns-repeated="3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runal jadhav</text:p>
          </table:table-cell>
          <table:table-cell office:value-type="float" office:value="8485063590" calcext:value-type="float">
            <text:p>8485063590</text:p>
          </table:table-cell>
          <table:table-cell office:value-type="string" calcext:value-type="string">
            <text:p>mrunaljadhav131@gmail.com</text:p>
          </table:table-cell>
          <table:table-cell table:number-columns-repeated="3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eha kulkarni</text:p>
          </table:table-cell>
          <table:table-cell office:value-type="float" office:value="7387402469" calcext:value-type="float">
            <text:p>7387402469</text:p>
          </table:table-cell>
          <table:table-cell office:value-type="string" calcext:value-type="string">
            <text:p>nehakulkarni723@gmail.com</text:p>
          </table:table-cell>
          <table:table-cell table:number-columns-repeated="3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arendra Singh</text:p>
          </table:table-cell>
          <table:table-cell office:value-type="float" office:value="8698600586" calcext:value-type="float">
            <text:p>8698600586</text:p>
          </table:table-cell>
          <table:table-cell office:value-type="string" calcext:value-type="string">
            <text:p>narendrasingh2036@gmail.com</text:p>
          </table:table-cell>
          <table:table-cell table:number-columns-repeated="3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ince Yadav</text:p>
          </table:table-cell>
          <table:table-cell office:value-type="float" office:value="8698507829" calcext:value-type="float">
            <text:p>8698507829</text:p>
          </table:table-cell>
          <table:table-cell office:value-type="string" calcext:value-type="string">
            <text:p>princey876yy@gmail.com</text:p>
          </table:table-cell>
          <table:table-cell office:value-type="string" calcext:value-type="string">
            <text:p>Sandesh Salunke</text:p>
          </table:table-cell>
          <table:table-cell office:value-type="float" office:value="7875617703" calcext:value-type="float">
            <text:p>7875617703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ohit Kumar</text:p>
          </table:table-cell>
          <table:table-cell office:value-type="float" office:value="9765912489" calcext:value-type="float">
            <text:p>9765912489</text:p>
          </table:table-cell>
          <table:table-cell office:value-type="string" calcext:value-type="string">
            <text:p>rohitshandilya82@gmail.com</text:p>
          </table:table-cell>
          <table:table-cell table:number-columns-repeated="3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irendra</text:p>
          </table:table-cell>
          <table:table-cell office:value-type="float" office:value="9404932554" calcext:value-type="float">
            <text:p>9404932554</text:p>
          </table:table-cell>
          <table:table-cell office:value-type="string" calcext:value-type="string">
            <text:p>virendrasehwag3196@gmail.com</text:p>
          </table:table-cell>
          <table:table-cell office:value-type="string" calcext:value-type="string">
            <text:p>Mohinam</text:p>
          </table:table-cell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shish Kumar</text:p>
          </table:table-cell>
          <table:table-cell office:value-type="float" office:value="9411627224" calcext:value-type="float">
            <text:p>9411627224</text:p>
          </table:table-cell>
          <table:table-cell office:value-type="string" calcext:value-type="string">
            <text:p>ashish14473@gmail.com</text:p>
          </table:table-cell>
          <table:table-cell office:value-type="string" calcext:value-type="string">
            <text:p>Priya Dixit</text:p>
          </table:table-cell>
          <table:table-cell office:value-type="float" office:value="9764125701" calcext:value-type="float">
            <text:p>9764125701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eshav Kumar</text:p>
          </table:table-cell>
          <table:table-cell office:value-type="float" office:value="8698671594" calcext:value-type="float">
            <text:p>8698671594</text:p>
          </table:table-cell>
          <table:table-cell office:value-type="string" calcext:value-type="string">
            <text:p>keshav00734@gmail.com</text:p>
          </table:table-cell>
          <table:table-cell office:value-type="string" calcext:value-type="string">
            <text:p>Hitabrata</text:p>
          </table:table-cell>
          <table:table-cell office:value-type="float" office:value="8472953393" calcext:value-type="float">
            <text:p>8472953393</text:p>
          </table:table-cell>
          <table:table-cell office:value-type="string" calcext:value-type="string">
            <text:p>hitabratanath@gmail.com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nali Aphale</text:p>
          </table:table-cell>
          <table:table-cell office:value-type="float" office:value="8275473212" calcext:value-type="float">
            <text:p>8275473212</text:p>
          </table:table-cell>
          <table:table-cell office:value-type="string" calcext:value-type="string">
            <text:p>aphalemanu03091998@gmail.com</text:p>
          </table:table-cell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i Limaye</text:p>
          </table:table-cell>
          <table:table-cell office:value-type="float" office:value="9404944782" calcext:value-type="float">
            <text:p>9404944782</text:p>
          </table:table-cell>
          <table:table-cell office:value-type="string" calcext:value-type="string">
            <text:p>sailimaye@gmail.com</text:p>
          </table:table-cell>
          <table:table-cell table:number-columns-repeated="3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kshata Jahagirdar</text:p>
          </table:table-cell>
          <table:table-cell office:value-type="float" office:value="8446768567" calcext:value-type="float">
            <text:p>8446768567</text:p>
          </table:table-cell>
          <table:table-cell office:value-type="string" calcext:value-type="string">
            <text:p>akshatajahagirdar6@gmail.com</text:p>
          </table:table-cell>
          <table:table-cell office:value-type="string" calcext:value-type="string">
            <text:p>Snigdha Chandhar</text:p>
          </table:table-cell>
          <table:table-cell office:value-type="float" office:value="9175134034" calcext:value-type="float">
            <text:p>9175134034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ita Menavlikar</text:p>
          </table:table-cell>
          <table:table-cell office:value-type="float" office:value="8888217625" calcext:value-type="float">
            <text:p>8888217625</text:p>
          </table:table-cell>
          <table:table-cell office:value-type="string" calcext:value-type="string">
            <text:p>pranita.menavlikar@gmail.com</text:p>
          </table:table-cell>
          <table:table-cell office:value-type="string" calcext:value-type="string">
            <text:p>Noopur Latkar</text:p>
          </table:table-cell>
          <table:table-cell office:value-type="float" office:value="9922009623" calcext:value-type="float">
            <text:p>9922009623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i Thopte</text:p>
          </table:table-cell>
          <table:table-cell office:value-type="float" office:value="9527614553" calcext:value-type="float">
            <text:p>9527614553</text:p>
          </table:table-cell>
          <table:table-cell office:value-type="string" calcext:value-type="string">
            <text:p>aditithopte@gmail.com</text:p>
          </table:table-cell>
          <table:table-cell office:value-type="string" calcext:value-type="string">
            <text:p>Shivani Nimbalkar</text:p>
          </table:table-cell>
          <table:table-cell office:value-type="float" office:value="9130803004" calcext:value-type="float">
            <text:p>9130803004</text:p>
          </table:table-cell>
          <table:table-cell office:value-type="string" calcext:value-type="string">
            <text:p>srnimbalkar1404@gmail.com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bhijit Sisadiya</text:p>
          </table:table-cell>
          <table:table-cell office:value-type="float" office:value="8378968116" calcext:value-type="float">
            <text:p>8378968116</text:p>
          </table:table-cell>
          <table:table-cell office:value-type="string" calcext:value-type="string">
            <text:p>abhijitsingh217@gmail.com</text:p>
          </table:table-cell>
          <table:table-cell office:value-type="string" calcext:value-type="string">
            <text:p>Saurabh Gujar</text:p>
          </table:table-cell>
          <table:table-cell office:value-type="float" office:value="703840464" calcext:value-type="float">
            <text:p>703840464</text:p>
          </table:table-cell>
          <table:table-cell office:value-type="string" calcext:value-type="string">
            <text:p>saurabhgujar17@gmail.com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imran Rathi</text:p>
          </table:table-cell>
          <table:table-cell office:value-type="float" office:value="8308448759" calcext:value-type="float">
            <text:p>8308448759</text:p>
          </table:table-cell>
          <table:table-cell office:value-type="string" calcext:value-type="string">
            <text:p>sushama.rajesh@yahoo.co.in</text:p>
          </table:table-cell>
          <table:table-cell table:number-columns-repeated="3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vdhut Joshi</text:p>
          </table:table-cell>
          <table:table-cell office:value-type="float" office:value="8975476603" calcext:value-type="float">
            <text:p>8975476603</text:p>
          </table:table-cell>
          <table:table-cell office:value-type="string" calcext:value-type="string">
            <text:p>avdhut110@gmail.com</text:p>
          </table:table-cell>
          <table:table-cell table:number-columns-repeated="3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hul Marorthy</text:p>
          </table:table-cell>
          <table:table-cell office:value-type="float" office:value="8805979825" calcext:value-type="float">
            <text:p>8805979825</text:p>
          </table:table-cell>
          <table:table-cell office:value-type="string" calcext:value-type="string">
            <text:p>rahul96@gmail.com</text:p>
          </table:table-cell>
          <table:table-cell table:number-columns-repeated="3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peksha Rathod</text:p>
          </table:table-cell>
          <table:table-cell office:value-type="float" office:value="9657093585" calcext:value-type="float">
            <text:p>9657093585</text:p>
          </table:table-cell>
          <table:table-cell office:value-type="string" calcext:value-type="string">
            <text:p>apeksharathod@gmail.com</text:p>
          </table:table-cell>
          <table:table-cell office:value-type="string" calcext:value-type="string">
            <text:p>Naomi Mothwani</text:p>
          </table:table-cell>
          <table:table-cell office:value-type="float" office:value="9689946863" calcext:value-type="float">
            <text:p>9689946863</text:p>
          </table:table-cell>
          <table:table-cell office:value-type="string" calcext:value-type="string">
            <text:p>naomimothwani@gmail.com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yush agarwal</text:p>
          </table:table-cell>
          <table:table-cell office:value-type="float" office:value="9407511988" calcext:value-type="float">
            <text:p>9407511988</text:p>
          </table:table-cell>
          <table:table-cell office:value-type="string" calcext:value-type="string">
            <text:p>aayushh014@gmail.com</text:p>
          </table:table-cell>
          <table:table-cell office:value-type="string" calcext:value-type="string">
            <text:p>pratik paramane</text:p>
          </table:table-cell>
          <table:table-cell office:value-type="float" office:value="7083393751" calcext:value-type="float">
            <text:p>7083393751</text:p>
          </table:table-cell>
          <table:table-cell office:value-type="string" calcext:value-type="string">
            <text:p>pratikparamane98@gmail.com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nehal patil</text:p>
          </table:table-cell>
          <table:table-cell office:value-type="float" office:value="8412830340" calcext:value-type="float">
            <text:p>8412830340</text:p>
          </table:table-cell>
          <table:table-cell office:value-type="string" calcext:value-type="string">
            <text:p>snehal4227727@gmail.com</text:p>
          </table:table-cell>
          <table:table-cell office:value-type="string" calcext:value-type="string">
            <text:p>nivedita shelke</text:p>
          </table:table-cell>
          <table:table-cell office:value-type="float" office:value="9822670487" calcext:value-type="float">
            <text:p>9822670487</text:p>
          </table:table-cell>
          <table:table-cell office:value-type="string" calcext:value-type="string">
            <text:p>niveditashelke98@gmail.com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ehul jain</text:p>
          </table:table-cell>
          <table:table-cell office:value-type="float" office:value="9145303979" calcext:value-type="float">
            <text:p>9145303979</text:p>
          </table:table-cell>
          <table:table-cell office:value-type="string" calcext:value-type="string">
            <text:p>jainmehul35@gmail.com</text:p>
          </table:table-cell>
          <table:table-cell office:value-type="string" calcext:value-type="string">
            <text:p>jatin bhate</text:p>
          </table:table-cell>
          <table:table-cell office:value-type="float" office:value="8291742174" calcext:value-type="float">
            <text:p>8291742174</text:p>
          </table:table-cell>
          <table:table-cell office:value-type="string" calcext:value-type="string">
            <text:p>Jbhate98@gmail.com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hul shah</text:p>
          </table:table-cell>
          <table:table-cell office:value-type="float" office:value="9860605136" calcext:value-type="float">
            <text:p>9860605136</text:p>
          </table:table-cell>
          <table:table-cell office:value-type="string" calcext:value-type="string">
            <text:p>rshahshah2890@gmail.com</text:p>
          </table:table-cell>
          <table:table-cell table:number-columns-repeated="3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bhishek Kuwalekar</text:p>
          </table:table-cell>
          <table:table-cell office:value-type="float" office:value="8275364672" calcext:value-type="float">
            <text:p>8275364672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lu Singh</text:p>
          </table:table-cell>
          <table:table-cell/>
          <table:table-cell office:value-type="string" calcext:value-type="string">
            <text:p>sweetienilu28@gmail.com</text:p>
          </table:table-cell>
          <table:table-cell office:value-type="string" calcext:value-type="string">
            <text:p>Virendra Vyas</text:p>
          </table:table-cell>
          <table:table-cell office:value-type="float" office:value="7718070266" calcext:value-type="float">
            <text:p>7718070266</text:p>
          </table:table-cell>
          <table:table-cell office:value-type="string" calcext:value-type="string">
            <text:p>vyasvirendra8@gmail.com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ooja Vaishnav</text:p>
          </table:table-cell>
          <table:table-cell office:value-type="float" office:value="9422026001" calcext:value-type="float">
            <text:p>9422026001</text:p>
          </table:table-cell>
          <table:table-cell office:value-type="string" calcext:value-type="string">
            <text:p>poojavaishnav10@gmail.com</text:p>
          </table:table-cell>
          <table:table-cell table:number-columns-repeated="3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inesh Iyer</text:p>
          </table:table-cell>
          <table:table-cell office:value-type="float" office:value="9767230399" calcext:value-type="float">
            <text:p>9767230399</text:p>
          </table:table-cell>
          <table:table-cell office:value-type="string" calcext:value-type="string">
            <text:p>dinesh.iyer61@gmail.com</text:p>
          </table:table-cell>
          <table:table-cell table:number-columns-repeated="3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shmit bhatnagar</text:p>
          </table:table-cell>
          <table:table-cell office:value-type="float" office:value="8085845494" calcext:value-type="float">
            <text:p>8085845494</text:p>
          </table:table-cell>
          <table:table-cell office:value-type="string" calcext:value-type="string">
            <text:p>ashmit.bhatnagar.@gmail.com</text:p>
          </table:table-cell>
          <table:table-cell office:value-type="string" calcext:value-type="string">
            <text:p>ganesh kumbhar</text:p>
          </table:table-cell>
          <table:table-cell office:value-type="float" office:value="9881110656" calcext:value-type="float">
            <text:p>9881110656</text:p>
          </table:table-cell>
          <table:table-cell office:value-type="string" calcext:value-type="string">
            <text:p>kumbhar.ganesh1998@gmail.com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bhishek singhania</text:p>
          </table:table-cell>
          <table:table-cell office:value-type="float" office:value="7719888146" calcext:value-type="float">
            <text:p>7719888146</text:p>
          </table:table-cell>
          <table:table-cell office:value-type="string" calcext:value-type="string">
            <text:p>abhisheksinghania1701@gmail.com</text:p>
          </table:table-cell>
          <table:table-cell office:value-type="string" calcext:value-type="string">
            <text:p>shravani belgamwar</text:p>
          </table:table-cell>
          <table:table-cell office:value-type="float" office:value="8087694197" calcext:value-type="float">
            <text:p>8087694197</text:p>
          </table:table-cell>
          <table:table-cell office:value-type="string" calcext:value-type="string">
            <text:p>skrafty222@gmail.com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udram c bhimpure</text:p>
          </table:table-cell>
          <table:table-cell office:value-type="float" office:value="8783288899" calcext:value-type="float">
            <text:p>8783288899</text:p>
          </table:table-cell>
          <table:table-cell office:value-type="string" calcext:value-type="string">
            <text:p>rudramcbhimpure@gmail.com</text:p>
          </table:table-cell>
          <table:table-cell office:value-type="string" calcext:value-type="string">
            <text:p>dikshant jain</text:p>
          </table:table-cell>
          <table:table-cell office:value-type="float" office:value="8308411581" calcext:value-type="float">
            <text:p>8308411581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irtee patil</text:p>
          </table:table-cell>
          <table:table-cell office:value-type="float" office:value="9096911369" calcext:value-type="float">
            <text:p>9096911369</text:p>
          </table:table-cell>
          <table:table-cell office:value-type="string" calcext:value-type="string">
            <text:p>kirteepatil11@gmail.com</text:p>
          </table:table-cell>
          <table:table-cell office:value-type="string" calcext:value-type="string">
            <text:p>pooja dangi</text:p>
          </table:table-cell>
          <table:table-cell office:value-type="float" office:value="8087697973" calcext:value-type="float">
            <text:p>8087697973</text:p>
          </table:table-cell>
          <table:table-cell office:value-type="string" calcext:value-type="string">
            <text:p>poojadangi19@gmail.com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ushka y phalak</text:p>
          </table:table-cell>
          <table:table-cell office:value-type="float" office:value="8380002087" calcext:value-type="float">
            <text:p>8380002087</text:p>
          </table:table-cell>
          <table:table-cell office:value-type="string" calcext:value-type="string">
            <text:p>anushka.phalak@yahoo.com</text:p>
          </table:table-cell>
          <table:table-cell table:number-columns-repeated="3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ivani kamtikar</text:p>
          </table:table-cell>
          <table:table-cell office:value-type="float" office:value="9967769139" calcext:value-type="float">
            <text:p>9967769139</text:p>
          </table:table-cell>
          <table:table-cell office:value-type="string" calcext:value-type="string">
            <text:p>shivani.kamtikar@gmail.com</text:p>
          </table:table-cell>
          <table:table-cell office:value-type="string" calcext:value-type="string">
            <text:p>soumya keshavanath</text:p>
          </table:table-cell>
          <table:table-cell office:value-type="float" office:value="8698925570" calcext:value-type="float">
            <text:p>8698925570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unkad resham girish</text:p>
          </table:table-cell>
          <table:table-cell office:value-type="float" office:value="9028792040" calcext:value-type="float">
            <text:p>9028792040</text:p>
          </table:table-cell>
          <table:table-cell office:value-type="string" calcext:value-type="string">
            <text:p>reshamlunkad09@gmail.com</text:p>
          </table:table-cell>
          <table:table-cell office:value-type="string" calcext:value-type="string">
            <text:p>gundecha pragati rasik</text:p>
          </table:table-cell>
          <table:table-cell office:value-type="float" office:value="9028918341" calcext:value-type="float">
            <text:p>9028918341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onal singh</text:p>
          </table:table-cell>
          <table:table-cell office:value-type="float" office:value="9028260893" calcext:value-type="float">
            <text:p>9028260893</text:p>
          </table:table-cell>
          <table:table-cell office:value-type="string" calcext:value-type="string">
            <text:p>sonalsingh@cumminscollege.in</text:p>
          </table:table-cell>
          <table:table-cell table:number-columns-repeated="3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raddha singh</text:p>
          </table:table-cell>
          <table:table-cell office:value-type="float" office:value="9004318686" calcext:value-type="float">
            <text:p>9004318686</text:p>
          </table:table-cell>
          <table:table-cell office:value-type="string" calcext:value-type="string">
            <text:p>shraddha.singh@cumminscollege.in</text:p>
          </table:table-cell>
          <table:table-cell table:number-columns-repeated="3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neha bandi</text:p>
          </table:table-cell>
          <table:table-cell office:value-type="float" office:value="8989064848" calcext:value-type="float">
            <text:p>8989064848</text:p>
          </table:table-cell>
          <table:table-cell office:value-type="string" calcext:value-type="string">
            <text:p>sneha.bandi@cumminscollege.in</text:p>
          </table:table-cell>
          <table:table-cell office:value-type="string" calcext:value-type="string">
            <text:p>shambhari shete</text:p>
          </table:table-cell>
          <table:table-cell office:value-type="float" office:value="8446476455" calcext:value-type="float">
            <text:p>8446476455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Jidnyesha Patil</text:p>
          </table:table-cell>
          <table:table-cell office:value-type="float" office:value="8898317155" calcext:value-type="float">
            <text:p>8898317155</text:p>
          </table:table-cell>
          <table:table-cell office:value-type="string" calcext:value-type="string">
            <text:p>jidnyeshapatil@gmail.com</text:p>
          </table:table-cell>
          <table:table-cell office:value-type="string" calcext:value-type="string">
            <text:p>Prateek Gupta</text:p>
          </table:table-cell>
          <table:table-cell office:value-type="float" office:value="7745008214" calcext:value-type="float">
            <text:p>7745008214</text:p>
          </table:table-cell>
          <table:table-cell office:value-type="string" calcext:value-type="string">
            <text:p>prateek.gupta891@gmail.com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ajal</text:p>
          </table:table-cell>
          <table:table-cell office:value-type="float" office:value="9405052277" calcext:value-type="float">
            <text:p>9405052277</text:p>
          </table:table-cell>
          <table:table-cell office:value-type="string" calcext:value-type="string">
            <text:p>kajalsanklecha97@gmail.com</text:p>
          </table:table-cell>
          <table:table-cell table:number-columns-repeated="3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hil Palaskar</text:p>
          </table:table-cell>
          <table:table-cell office:value-type="float" office:value="7709161413" calcext:value-type="float">
            <text:p>7709161413</text:p>
          </table:table-cell>
          <table:table-cell office:value-type="string" calcext:value-type="string">
            <text:p>palaskarsahil@yahoo.in</text:p>
          </table:table-cell>
          <table:table-cell table:number-columns-repeated="3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tin Badoni</text:p>
          </table:table-cell>
          <table:table-cell office:value-type="float" office:value="8237202934" calcext:value-type="float">
            <text:p>8237202934</text:p>
          </table:table-cell>
          <table:table-cell office:value-type="string" calcext:value-type="string">
            <text:p>nitzatb@gmail.com</text:p>
          </table:table-cell>
          <table:table-cell table:number-columns-repeated="3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nkar Ingle</text:p>
          </table:table-cell>
          <table:table-cell office:value-type="float" office:value="9665229972" calcext:value-type="float">
            <text:p>9665229972</text:p>
          </table:table-cell>
          <table:table-cell office:value-type="string" calcext:value-type="string">
            <text:p>ionkar7701@gmail.com</text:p>
          </table:table-cell>
          <table:table-cell table:number-columns-repeated="3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yush Shrivastav</text:p>
          </table:table-cell>
          <table:table-cell office:value-type="float" office:value="9673016905" calcext:value-type="float">
            <text:p>9673016905</text:p>
          </table:table-cell>
          <table:table-cell office:value-type="string" calcext:value-type="string">
            <text:p>ayu9698@gmail.com</text:p>
          </table:table-cell>
          <table:table-cell office:value-type="string" calcext:value-type="string">
            <text:p>Avinash Kumar</text:p>
          </table:table-cell>
          <table:table-cell office:value-type="float" office:value="8996733930" calcext:value-type="float">
            <text:p>8996733930</text:p>
          </table:table-cell>
          <table:table-cell office:value-type="string" calcext:value-type="string">
            <text:p>kumaravinash926@gmail.com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mish Babu</text:p>
          </table:table-cell>
          <table:table-cell office:value-type="float" office:value="8975465114" calcext:value-type="float">
            <text:p>8975465114</text:p>
          </table:table-cell>
          <table:table-cell office:value-type="string" calcext:value-type="string">
            <text:p>nimishcr7@gmail.com</text:p>
          </table:table-cell>
          <table:table-cell office:value-type="string" calcext:value-type="string">
            <text:p>Sagar Chaudhary</text:p>
          </table:table-cell>
          <table:table-cell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Himanshu Teli</text:p>
          </table:table-cell>
          <table:table-cell office:value-type="float" office:value="9460438130" calcext:value-type="float">
            <text:p>9460438130</text:p>
          </table:table-cell>
          <table:table-cell office:value-type="string" calcext:value-type="string">
            <text:p>himanshuteli@hotmail.com</text:p>
          </table:table-cell>
          <table:table-cell office:value-type="string" calcext:value-type="string">
            <text:p>Yash Lad</text:p>
          </table:table-cell>
          <table:table-cell office:value-type="float" office:value="9168134349" calcext:value-type="float">
            <text:p>9168134349</text:p>
          </table:table-cell>
          <table:table-cell office:value-type="string" calcext:value-type="string">
            <text:p>yashlad681@gmail.com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Jangir</text:p>
          </table:table-cell>
          <table:table-cell office:value-type="float" office:value="8955581655" calcext:value-type="float">
            <text:p>8955581655</text:p>
          </table:table-cell>
          <table:table-cell office:value-type="string" calcext:value-type="string">
            <text:p>shubham.jangir21@gmail.com</text:p>
          </table:table-cell>
          <table:table-cell table:number-columns-repeated="3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artikaiya</text:p>
          </table:table-cell>
          <table:table-cell office:value-type="float" office:value="7740892131" calcext:value-type="float">
            <text:p>7740892131</text:p>
          </table:table-cell>
          <table:table-cell office:value-type="string" calcext:value-type="string">
            <text:p>kartik36@gmail.com</text:p>
          </table:table-cell>
          <table:table-cell table:number-columns-repeated="3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nsi Bora</text:p>
          </table:table-cell>
          <table:table-cell office:value-type="float" office:value="7843066342" calcext:value-type="float">
            <text:p>7843066342</text:p>
          </table:table-cell>
          <table:table-cell office:value-type="string" calcext:value-type="string">
            <text:p>mansibora@gmail.com</text:p>
          </table:table-cell>
          <table:table-cell office:value-type="string" calcext:value-type="string">
            <text:p>Mahima Chandan</text:p>
          </table:table-cell>
          <table:table-cell office:value-type="float" office:value="7875111791" calcext:value-type="float">
            <text:p>7875111791</text:p>
          </table:table-cell>
          <table:table-cell office:value-type="string" calcext:value-type="string">
            <text:p>mahimachandan1579@gmail.com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Yash Chhabria</text:p>
          </table:table-cell>
          <table:table-cell office:value-type="float" office:value="9840918897" calcext:value-type="float">
            <text:p>9840918897</text:p>
          </table:table-cell>
          <table:table-cell office:value-type="string" calcext:value-type="string">
            <text:p>yash2998chhabria@gmail.com</text:p>
          </table:table-cell>
          <table:table-cell table:number-columns-repeated="3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gya Mehrotra</text:p>
          </table:table-cell>
          <table:table-cell office:value-type="float" office:value="7738274834" calcext:value-type="float">
            <text:p>7738274834</text:p>
          </table:table-cell>
          <table:table-cell office:value-type="string" calcext:value-type="string">
            <text:p>pragyamehrotra0@gmail.com</text:p>
          </table:table-cell>
          <table:table-cell table:number-columns-repeated="3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rushti Deshmukh</text:p>
          </table:table-cell>
          <table:table-cell office:value-type="float" office:value="7218039748" calcext:value-type="float">
            <text:p>7218039748</text:p>
          </table:table-cell>
          <table:table-cell office:value-type="string" calcext:value-type="string">
            <text:p>srushtid57@gmail.com</text:p>
          </table:table-cell>
          <table:table-cell table:number-columns-repeated="3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mit Bhatt</text:p>
          </table:table-cell>
          <table:table-cell office:value-type="float" office:value="7020817960" calcext:value-type="float">
            <text:p>7020817960</text:p>
          </table:table-cell>
          <table:table-cell office:value-type="string" calcext:value-type="string">
            <text:p>sumitbhatt811@gmail.com</text:p>
          </table:table-cell>
          <table:table-cell table:number-columns-repeated="3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arendra Chordiya</text:p>
          </table:table-cell>
          <table:table-cell office:value-type="float" office:value="8007571732" calcext:value-type="float">
            <text:p>8007571732</text:p>
          </table:table-cell>
          <table:table-cell office:value-type="string" calcext:value-type="string">
            <text:p>narendrachordiya1234@gmail.com</text:p>
          </table:table-cell>
          <table:table-cell table:number-columns-repeated="3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Tejas Agrawal</text:p>
          </table:table-cell>
          <table:table-cell office:value-type="float" office:value="9422061412" calcext:value-type="float">
            <text:p>9422061412</text:p>
          </table:table-cell>
          <table:table-cell office:value-type="string" calcext:value-type="string">
            <text:p>agrawaltejas001@gmail.com</text:p>
          </table:table-cell>
          <table:table-cell table:number-columns-repeated="3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nket Jathar</text:p>
          </table:table-cell>
          <table:table-cell office:value-type="float" office:value="7350010947" calcext:value-type="float">
            <text:p>7350010947</text:p>
          </table:table-cell>
          <table:table-cell office:value-type="string" calcext:value-type="string">
            <text:p>sjathar11@gmail.com</text:p>
          </table:table-cell>
          <table:table-cell table:number-columns-repeated="3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ali Bora</text:p>
          </table:table-cell>
          <table:table-cell office:value-type="float" office:value="9930450890" calcext:value-type="float">
            <text:p>9930450890</text:p>
          </table:table-cell>
          <table:table-cell office:value-type="string" calcext:value-type="string">
            <text:p>pranalibora98@gmail.com</text:p>
          </table:table-cell>
          <table:table-cell table:number-columns-repeated="3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iket Shirse</text:p>
          </table:table-cell>
          <table:table-cell office:value-type="float" office:value="9420407591" calcext:value-type="float">
            <text:p>9420407591</text:p>
          </table:table-cell>
          <table:table-cell office:value-type="string" calcext:value-type="string">
            <text:p>aniketshirsat6309@gmail.com</text:p>
          </table:table-cell>
          <table:table-cell office:value-type="string" calcext:value-type="string">
            <text:p>Saurav Kumar</text:p>
          </table:table-cell>
          <table:table-cell office:value-type="float" office:value="9975028852" calcext:value-type="float">
            <text:p>997502885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gar barapatre</text:p>
          </table:table-cell>
          <table:table-cell office:value-type="float" office:value="8805539298" calcext:value-type="float">
            <text:p>8805539298</text:p>
          </table:table-cell>
          <table:table-cell office:value-type="string" calcext:value-type="string">
            <text:p>www.sagarb@gmail.com</text:p>
          </table:table-cell>
          <table:table-cell office:value-type="string" calcext:value-type="string">
            <text:p>himanshu pavle</text:p>
          </table:table-cell>
          <table:table-cell office:value-type="float" office:value="8698852901" calcext:value-type="float">
            <text:p>8698852901</text:p>
          </table:table-cell>
          <table:table-cell office:value-type="string" calcext:value-type="string">
            <text:p>himanshupavle1999@gmail.co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meya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 padwal</text:p>
          </table:table-cell>
          <table:table-cell office:value-type="float" office:value="9423103569" calcext:value-type="float">
            <text:p>9423103569</text:p>
          </table:table-cell>
          <table:table-cell office:value-type="string" calcext:value-type="string">
            <text:p>adityapadwal@outlook.com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aksh pakar</text:p>
          </table:table-cell>
          <table:table-cell office:value-type="float" office:value="9689927235" calcext:value-type="float">
            <text:p>968992723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okunrithy </text:p>
          </table:table-cell>
          <table:table-cell office:value-type="float" office:value="7798314853" calcext:value-type="float">
            <text:p>7798314853</text:p>
          </table:table-cell>
          <table:table-cell office:value-type="string" calcext:value-type="string">
            <text:p>rithy125@yahoo.com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eha chaudhari</text:p>
          </table:table-cell>
          <table:table-cell office:value-type="float" office:value="9011064607" calcext:value-type="float">
            <text:p>9011064607</text:p>
          </table:table-cell>
          <table:table-cell office:value-type="string" calcext:value-type="string">
            <text:p>nehachaudhari71198@gmail.com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tharva A mahajan</text:p>
          </table:table-cell>
          <table:table-cell office:value-type="float" office:value="7507244115" calcext:value-type="float">
            <text:p>7507244115</text:p>
          </table:table-cell>
          <table:table-cell office:value-type="string" calcext:value-type="string">
            <text:p>atharva.mahajan9823@gmail.com</text:p>
          </table:table-cell>
          <table:table-cell office:value-type="string" calcext:value-type="string">
            <text:p>aniket gokhale</text:p>
          </table:table-cell>
          <table:table-cell office:value-type="float" office:value="9403269338" calcext:value-type="float">
            <text:p>9403269338</text:p>
          </table:table-cell>
          <table:table-cell office:value-type="string" calcext:value-type="string">
            <text:p>aniket9190@gmail.co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uturaj Patil</text:p>
          </table:table-cell>
          <table:table-cell office:value-type="float" office:value="8275592198" calcext:value-type="float">
            <text:p>8275592198</text:p>
          </table:table-cell>
          <table:table-cell office:value-type="string" calcext:value-type="string">
            <text:p>ruturajpatil97@gmail.com</text:p>
          </table:table-cell>
          <table:table-cell office:value-type="string" calcext:value-type="string">
            <text:p>Shubham Deshmukh</text:p>
          </table:table-cell>
          <table:table-cell office:value-type="float" office:value="7875991001" calcext:value-type="float">
            <text:p>7875991001</text:p>
          </table:table-cell>
          <table:table-cell office:value-type="string" calcext:value-type="string">
            <text:p>sdd1798@gmail.co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ushkaraj Kulkarni</text:p>
          </table:table-cell>
          <table:table-cell office:value-type="float" office:value="8275521333" calcext:value-type="float">
            <text:p>8275521333</text:p>
          </table:table-cell>
          <table:table-cell office:value-type="string" calcext:value-type="string">
            <text:p>pushkaraj15k@gmai;.com</text:p>
          </table:table-cell>
          <table:table-cell office:value-type="string" calcext:value-type="string">
            <text:p>Madhusudhan Minayar</text:p>
          </table:table-cell>
          <table:table-cell office:value-type="float" office:value="9423367106" calcext:value-type="float">
            <text:p>9423367106</text:p>
          </table:table-cell>
          <table:table-cell office:value-type="string" calcext:value-type="string">
            <text:p>madhuminayar@gmail.co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hiraj Sonwane</text:p>
          </table:table-cell>
          <table:table-cell office:value-type="float" office:value="7776825466" calcext:value-type="float">
            <text:p>7776825466</text:p>
          </table:table-cell>
          <table:table-cell office:value-type="string" calcext:value-type="string">
            <text:p>sonawanedhiraj1996@gmail.com</text:p>
          </table:table-cell>
          <table:table-cell office:value-type="string" calcext:value-type="string">
            <text:p>Atharva Rajurkar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hil Jain</text:p>
          </table:table-cell>
          <table:table-cell office:value-type="float" office:value="9930881707" calcext:value-type="float">
            <text:p>9930881707</text:p>
          </table:table-cell>
          <table:table-cell office:value-type="string" calcext:value-type="string">
            <text:p>sahilj310@gmail.com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 Pradeep</text:p>
          </table:table-cell>
          <table:table-cell office:value-type="float" office:value="8390823429" calcext:value-type="float">
            <text:p>8390823429</text:p>
          </table:table-cell>
          <table:table-cell office:value-type="string" calcext:value-type="string">
            <text:p>aditya83908@gmail.com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hil nahar</text:p>
          </table:table-cell>
          <table:table-cell office:value-type="float" office:value="9922999713" calcext:value-type="float">
            <text:p>9922999713</text:p>
          </table:table-cell>
          <table:table-cell office:value-type="string" calcext:value-type="string">
            <text:p>sahilnahar@gmail.com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khad Joshi</text:p>
          </table:table-cell>
          <table:table-cell office:value-type="float" office:value="7038188929" calcext:value-type="float">
            <text:p>7038188929</text:p>
          </table:table-cell>
          <table:table-cell office:value-type="string" calcext:value-type="string">
            <text:p>sukhadj1998@gmail.com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ivraj Ganacharya</text:p>
          </table:table-cell>
          <table:table-cell office:value-type="float" office:value="7588303593" calcext:value-type="float">
            <text:p>7588303593</text:p>
          </table:table-cell>
          <table:table-cell office:value-type="string" calcext:value-type="string">
            <text:p>shivrajganacharya10@gmail.com</text:p>
          </table:table-cell>
          <table:table-cell office:value-type="string" calcext:value-type="string">
            <text:p>Aniket Karande</text:p>
          </table:table-cell>
          <table:table-cell office:value-type="float" office:value="7775921270" calcext:value-type="float">
            <text:p>7775921270</text:p>
          </table:table-cell>
          <table:table-cell office:value-type="string" calcext:value-type="string">
            <text:p>aniketkarande592@gmail.com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omvanshi vaibhav</text:p>
          </table:table-cell>
          <table:table-cell office:value-type="float" office:value="9637974121" calcext:value-type="float">
            <text:p>9637974121</text:p>
          </table:table-cell>
          <table:table-cell office:value-type="string" calcext:value-type="string">
            <text:p>somvanshivaibhav01@gmail.com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 kulkarni</text:p>
          </table:table-cell>
          <table:table-cell office:value-type="float" office:value="9765853243" calcext:value-type="float">
            <text:p>9765853243</text:p>
          </table:table-cell>
          <table:table-cell office:value-type="string" calcext:value-type="string">
            <text:p>adityakulkarnia3@gmail.com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harshal bhamare</text:p>
          </table:table-cell>
          <table:table-cell/>
          <table:table-cell office:value-type="string" calcext:value-type="string">
            <text:p>hbhamare1998@gmail.com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inayak nagu</text:p>
          </table:table-cell>
          <table:table-cell office:value-type="float" office:value="9419130918" calcext:value-type="float">
            <text:p>9419130918</text:p>
          </table:table-cell>
          <table:table-cell office:value-type="string" calcext:value-type="string">
            <text:p>vini.nagu@gmail.com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yush Dubey</text:p>
          </table:table-cell>
          <table:table-cell office:value-type="float" office:value="9519081779" calcext:value-type="float">
            <text:p>9519081779</text:p>
          </table:table-cell>
          <table:table-cell office:value-type="string" calcext:value-type="string">
            <text:p>ayushdubey1599@gmail.com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shutosh singh</text:p>
          </table:table-cell>
          <table:table-cell office:value-type="float" office:value="9766366837" calcext:value-type="float">
            <text:p>9766366837</text:p>
          </table:table-cell>
          <table:table-cell office:value-type="string" calcext:value-type="string">
            <text:p>ashutoshsingh.singh56@gmail.com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ritin pundita</text:p>
          </table:table-cell>
          <table:table-cell office:value-type="float" office:value="9990077640" calcext:value-type="float">
            <text:p>9990077640</text:p>
          </table:table-cell>
          <table:table-cell office:value-type="string" calcext:value-type="string">
            <text:p>kritinpundita1998@gmail.com</text:p>
          </table:table-cell>
          <table:table-cell office:value-type="string" calcext:value-type="string">
            <text:p>kartikey umare</text:p>
          </table:table-cell>
          <table:table-cell/>
          <table:table-cell office:value-type="string" calcext:value-type="string">
            <text:p>kartikey1004@gmail.com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eshav bang</text:p>
          </table:table-cell>
          <table:table-cell office:value-type="float" office:value="9987407588" calcext:value-type="float">
            <text:p>9987407588</text:p>
          </table:table-cell>
          <table:table-cell office:value-type="string" calcext:value-type="string">
            <text:p>bangkeshav5@gmail.com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gya Gupta</text:p>
          </table:table-cell>
          <table:table-cell office:value-type="float" office:value="9604801845" calcext:value-type="float">
            <text:p>9604801845</text:p>
          </table:table-cell>
          <table:table-cell office:value-type="string" calcext:value-type="string">
            <text:p>starfishpragya@gmail.com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hmed Khwaja</text:p>
          </table:table-cell>
          <table:table-cell office:value-type="float" office:value="7709872838" calcext:value-type="float">
            <text:p>7709872838</text:p>
          </table:table-cell>
          <table:table-cell office:value-type="string" calcext:value-type="string">
            <text:p>ahmedskhwaja@gmail.com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hil Thorve</text:p>
          </table:table-cell>
          <table:table-cell office:value-type="float" office:value="9527839719" calcext:value-type="float">
            <text:p>9527839719</text:p>
          </table:table-cell>
          <table:table-cell office:value-type="string" calcext:value-type="string">
            <text:p>sahilt2606@gmail.com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Gaurang Manekar</text:p>
          </table:table-cell>
          <table:table-cell office:value-type="float" office:value="8554945353" calcext:value-type="float">
            <text:p>8554945353</text:p>
          </table:table-cell>
          <table:table-cell office:value-type="string" calcext:value-type="string">
            <text:p>imgaurangmanekar@gmail.com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Jayesh Shimpi</text:p>
          </table:table-cell>
          <table:table-cell office:value-type="float" office:value="9423904778" calcext:value-type="float">
            <text:p>9423904778</text:p>
          </table:table-cell>
          <table:table-cell office:value-type="string" calcext:value-type="string">
            <text:p>jayeshshimpi7111997@gmail.com</text:p>
          </table:table-cell>
          <table:table-cell office:value-type="string" calcext:value-type="string">
            <text:p>Nivad Talware</text:p>
          </table:table-cell>
          <table:table-cell office:value-type="float" office:value="9146576744" calcext:value-type="float">
            <text:p>9146576744</text:p>
          </table:table-cell>
          <table:table-cell office:value-type="string" calcext:value-type="string">
            <text:p>nivadpt16@gmail.com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ashank Pandey</text:p>
          </table:table-cell>
          <table:table-cell office:value-type="float" office:value="7738507415" calcext:value-type="float">
            <text:p>7738507415</text:p>
          </table:table-cell>
          <table:table-cell office:value-type="string" calcext:value-type="string">
            <text:p>shashankpandey1102@gmail.com</text:p>
          </table:table-cell>
          <table:table-cell office:value-type="string" calcext:value-type="string">
            <text:p>Hrithik Kumar</text:p>
          </table:table-cell>
          <table:table-cell office:value-type="float" office:value="9604774968" calcext:value-type="float">
            <text:p>9604774968</text:p>
          </table:table-cell>
          <table:table-cell office:value-type="string" calcext:value-type="string">
            <text:p>hrithikkumar527@gmail.com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vinash</text:p>
          </table:table-cell>
          <table:table-cell office:value-type="float" office:value="7038552920" calcext:value-type="float">
            <text:p>7038552920</text:p>
          </table:table-cell>
          <table:table-cell office:value-type="string" calcext:value-type="string">
            <text:p>deoguneavinash@gmail.com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nas Chourey</text:p>
          </table:table-cell>
          <table:table-cell office:value-type="float" office:value="9765703994" calcext:value-type="float">
            <text:p>9765703994</text:p>
          </table:table-cell>
          <table:table-cell office:value-type="string" calcext:value-type="string">
            <text:p>chaureymanas@gmail.com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MOL JAISWAL</text:p>
          </table:table-cell>
          <table:table-cell office:value-type="float" office:value="9617577577" calcext:value-type="float">
            <text:p>9617577577</text:p>
          </table:table-cell>
          <table:table-cell office:value-type="string" calcext:value-type="string">
            <text:p>jaiswalanmol@gmail.com</text:p>
          </table:table-cell>
          <table:table-cell office:value-type="string" calcext:value-type="string">
            <text:p>ANMOL JAISWAL</text:p>
          </table:table-cell>
          <table:table-cell office:value-type="float" office:value="9617577577" calcext:value-type="float">
            <text:p>9617577577</text:p>
          </table:table-cell>
          <table:table-cell office:value-type="string" calcext:value-type="string">
            <text:p>jaiswalanmol@gmail.com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DHUR MAHAJAN</text:p>
          </table:table-cell>
          <table:table-cell office:value-type="float" office:value="7693840002" calcext:value-type="float">
            <text:p>7693840002</text:p>
          </table:table-cell>
          <table:table-cell office:value-type="string" calcext:value-type="string">
            <text:p>jaiswalanmol@gmail.com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THARVA BADVE</text:p>
          </table:table-cell>
          <table:table-cell office:value-type="float" office:value="8983003949" calcext:value-type="float">
            <text:p>8983003949</text:p>
          </table:table-cell>
          <table:table-cell office:value-type="string" calcext:value-type="string">
            <text:p>atharvabadve95@gmail.com</text:p>
          </table:table-cell>
          <table:table-cell office:value-type="string" calcext:value-type="string">
            <text:p>HRISHIKESH JADHAV</text:p>
          </table:table-cell>
          <table:table-cell office:value-type="float" office:value="7039034533" calcext:value-type="float">
            <text:p>7039034533</text:p>
          </table:table-cell>
          <table:table-cell office:value-type="string" calcext:value-type="string">
            <text:p>hrishikesh.jadhav28@gmail.com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TANVI DESHPANDE</text:p>
          </table:table-cell>
          <table:table-cell office:value-type="float" office:value="8552004740" calcext:value-type="float">
            <text:p>8552004740</text:p>
          </table:table-cell>
          <table:table-cell office:value-type="string" calcext:value-type="string">
            <text:p>tanvideshpande@gmail.com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JOANNA SAM</text:p>
          </table:table-cell>
          <table:table-cell office:value-type="float" office:value="9665028085" calcext:value-type="float">
            <text:p>9665028085</text:p>
          </table:table-cell>
          <table:table-cell office:value-type="string" calcext:value-type="string">
            <text:p>josam@98gmail.com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arad Kulkarni</text:p>
          </table:table-cell>
          <table:table-cell office:value-type="float" office:value="9850410762" calcext:value-type="float">
            <text:p>9850410762</text:p>
          </table:table-cell>
          <table:table-cell office:value-type="string" calcext:value-type="string">
            <text:p>varadkulkarnirules@gmail.com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mruta Kulkarni</text:p>
          </table:table-cell>
          <table:table-cell office:value-type="float" office:value="8275141545" calcext:value-type="float">
            <text:p>8275141545</text:p>
          </table:table-cell>
          <table:table-cell office:value-type="string" calcext:value-type="string">
            <text:p>amrutakul1997@gmail.com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yur Wadekar</text:p>
          </table:table-cell>
          <table:table-cell office:value-type="float" office:value="9890013032" calcext:value-type="float">
            <text:p>9890013032</text:p>
          </table:table-cell>
          <table:table-cell office:value-type="string" calcext:value-type="string">
            <text:p>mayurwadekar972@gmail.com</text:p>
          </table:table-cell>
          <table:table-cell office:value-type="string" calcext:value-type="string">
            <text:p>Vishrut Agarwalla</text:p>
          </table:table-cell>
          <table:table-cell/>
          <table:table-cell office:value-type="string" calcext:value-type="string">
            <text:p>vishrutagarwalla19@gmail.com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Hrudaynath Dhabe</text:p>
          </table:table-cell>
          <table:table-cell office:value-type="float" office:value="9404576329" calcext:value-type="float">
            <text:p>9404576329</text:p>
          </table:table-cell>
          <table:table-cell office:value-type="string" calcext:value-type="string">
            <text:p>h.p.dhabe@gmail.com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kita Kulkarni</text:p>
          </table:table-cell>
          <table:table-cell office:value-type="float" office:value="9405828266" calcext:value-type="float">
            <text:p>9405828266</text:p>
          </table:table-cell>
          <table:table-cell office:value-type="string" calcext:value-type="string">
            <text:p>ankukulkarni7@gmail.com</text:p>
          </table:table-cell>
          <table:table-cell office:value-type="string" calcext:value-type="string">
            <text:p>Rutuja Taware</text:p>
          </table:table-cell>
          <table:table-cell office:value-type="float" office:value="8983529106" calcext:value-type="float">
            <text:p>8983529106</text:p>
          </table:table-cell>
          <table:table-cell office:value-type="string" calcext:value-type="string">
            <text:p>rutujam77@gmail.com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efali Dsouza</text:p>
          </table:table-cell>
          <table:table-cell office:value-type="float" office:value="7350127540" calcext:value-type="float">
            <text:p>7350127540</text:p>
          </table:table-cell>
          <table:table-cell office:value-type="string" calcext:value-type="string">
            <text:p>shefalids@gmail.com</text:p>
          </table:table-cell>
          <table:table-cell office:value-type="string" calcext:value-type="string">
            <text:p>Manjari Chaudhari</text:p>
          </table:table-cell>
          <table:table-cell office:value-type="float" office:value="9403266029" calcext:value-type="float">
            <text:p>9403266029</text:p>
          </table:table-cell>
          <table:table-cell office:value-type="string" calcext:value-type="string">
            <text:p>manjarichaudhari97@gmail.com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sika Wankhade</text:p>
          </table:table-cell>
          <table:table-cell office:value-type="float" office:value="8007043453" calcext:value-type="float">
            <text:p>8007043453</text:p>
          </table:table-cell>
          <table:table-cell office:value-type="string" calcext:value-type="string">
            <text:p>wankhaderasika.rw@gmail.com</text:p>
          </table:table-cell>
          <table:table-cell office:value-type="string" calcext:value-type="string">
            <text:p>Shubham Kumar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tik Patil</text:p>
          </table:table-cell>
          <table:table-cell office:value-type="float" office:value="8605778618" calcext:value-type="float">
            <text:p>8605778618</text:p>
          </table:table-cell>
          <table:table-cell office:value-type="string" calcext:value-type="string">
            <text:p>pratik32patil@gmail.com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yuri Pawar</text:p>
          </table:table-cell>
          <table:table-cell office:value-type="float" office:value="9156962319" calcext:value-type="float">
            <text:p>9156962319</text:p>
          </table:table-cell>
          <table:table-cell office:value-type="string" calcext:value-type="string">
            <text:p>mayuripawar@gmail.com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edant Kaul</text:p>
          </table:table-cell>
          <table:table-cell office:value-type="float" office:value="995323567" calcext:value-type="float">
            <text:p>995323567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korde</text:p>
          </table:table-cell>
          <table:table-cell office:value-type="float" office:value="8600005852" calcext:value-type="float">
            <text:p>8600005852</text:p>
          </table:table-cell>
          <table:table-cell office:value-type="string" calcext:value-type="string">
            <text:p>shubham.korde9294@gmail.com</text:p>
          </table:table-cell>
          <table:table-cell office:value-type="string" calcext:value-type="string">
            <text:p>Kaushik Daspote</text:p>
          </table:table-cell>
          <table:table-cell office:value-type="float" office:value="7030381080" calcext:value-type="float">
            <text:p>7030381080</text:p>
          </table:table-cell>
          <table:table-cell office:value-type="string" calcext:value-type="string">
            <text:p>kaushik.daspote_003@gmail.com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edha Sinha</text:p>
          </table:table-cell>
          <table:table-cell office:value-type="float" office:value="9766560319" calcext:value-type="float">
            <text:p>9766560319</text:p>
          </table:table-cell>
          <table:table-cell office:value-type="string" calcext:value-type="string">
            <text:p>medha_123@gmail.com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urabh Shinge</text:p>
          </table:table-cell>
          <table:table-cell office:value-type="float" office:value="8482918566" calcext:value-type="float">
            <text:p>8482918566</text:p>
          </table:table-cell>
          <table:table-cell office:value-type="string" calcext:value-type="string">
            <text:p>saurabhshinge48@gmail.com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dan Patil</text:p>
          </table:table-cell>
          <table:table-cell office:value-type="float" office:value="9881425607" calcext:value-type="float">
            <text:p>9881425607</text:p>
          </table:table-cell>
          <table:table-cell office:value-type="string" calcext:value-type="string">
            <text:p>patilmadan29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Jaynish Shah</text:p>
          </table:table-cell>
          <table:table-cell office:value-type="float" office:value="7283849301" calcext:value-type="float">
            <text:p>7283849301</text:p>
          </table:table-cell>
          <table:table-cell office:value-type="string" calcext:value-type="string">
            <text:p>jaynish4ever@gma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allabh Patil</text:p>
          </table:table-cell>
          <table:table-cell office:value-type="float" office:value="9673572152" calcext:value-type="float">
            <text:p>9673572152</text:p>
          </table:table-cell>
          <table:table-cell office:value-type="string" calcext:value-type="string">
            <text:p>vallabhpatil777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oorva Worghode</text:p>
          </table:table-cell>
          <table:table-cell office:value-type="float" office:value="8308842952" calcext:value-type="float">
            <text:p>8308842952</text:p>
          </table:table-cell>
          <table:table-cell office:value-type="string" calcext:value-type="string">
            <text:p>poorvaworghode02@gmail.com</text:p>
          </table:table-cell>
          <table:table-cell office:value-type="string" calcext:value-type="string">
            <text:p>Tanvi Shah</text:p>
          </table:table-cell>
          <table:table-cell office:value-type="float" office:value="8055076002" calcext:value-type="float">
            <text:p>8055076002</text:p>
          </table:table-cell>
          <table:table-cell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rang deshpande</text:p>
          </table:table-cell>
          <table:table-cell office:value-type="float" office:value="9158005266" calcext:value-type="float">
            <text:p>9158005266</text:p>
          </table:table-cell>
          <table:table-cell office:value-type="string" calcext:value-type="string">
            <text:p>s.deshpande1010@gmail.com</text:p>
          </table:table-cell>
          <table:table-cell office:value-type="string" calcext:value-type="string">
            <text:p>Saurabh Shinde</text:p>
          </table:table-cell>
          <table:table-cell office:value-type="float" office:value="7083163636" calcext:value-type="float">
            <text:p>7083163636</text:p>
          </table:table-cell>
          <table:table-cell office:value-type="string" calcext:value-type="string">
            <text:p>shindesaurabhpict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nthan Pednekar</text:p>
          </table:table-cell>
          <table:table-cell office:value-type="float" office:value="7350766549" calcext:value-type="float">
            <text:p>7350766549</text:p>
          </table:table-cell>
          <table:table-cell office:value-type="string" calcext:value-type="string">
            <text:p>pednekar.manthan18@gmail.com</text:p>
          </table:table-cell>
          <table:table-cell office:value-type="string" calcext:value-type="string">
            <text:p>Atharv Bhosale</text:p>
          </table:table-cell>
          <table:table-cell office:value-type="float" office:value="7721052987" calcext:value-type="float">
            <text:p>7721052987</text:p>
          </table:table-cell>
          <table:table-cell office:value-type="string" calcext:value-type="string">
            <text:p>atharvbhosale59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kash Patil</text:p>
          </table:table-cell>
          <table:table-cell office:value-type="float" office:value="9585344418" calcext:value-type="float">
            <text:p>9585344418</text:p>
          </table:table-cell>
          <table:table-cell office:value-type="string" calcext:value-type="string">
            <text:p>akash_anandpatil@rediff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Pawar</text:p>
          </table:table-cell>
          <table:table-cell office:value-type="float" office:value="8600457734" calcext:value-type="float">
            <text:p>8600457734</text:p>
          </table:table-cell>
          <table:table-cell office:value-type="string" calcext:value-type="string">
            <text:p>pawarshubham1234@gmail.com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Pawar</text:p>
          </table:table-cell>
          <table:table-cell office:value-type="float" office:value="9130534767" calcext:value-type="float">
            <text:p>9130534767</text:p>
          </table:table-cell>
          <table:table-cell office:value-type="string" calcext:value-type="string">
            <text:p>shubham21299@gmail.com</text:p>
          </table:table-cell>
          <table:table-cell office:value-type="string" calcext:value-type="string">
            <text:p>Saras Sangle</text:p>
          </table:table-cell>
          <table:table-cell office:value-type="float" office:value="7875860703" calcext:value-type="float">
            <text:p>7875860703</text:p>
          </table:table-cell>
          <table:table-cell office:value-type="string" calcext:value-type="string">
            <text:p>saras1997sangle@gmail.com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Gujrathi</text:p>
          </table:table-cell>
          <table:table-cell office:value-type="float" office:value="8087725800" calcext:value-type="float">
            <text:p>8087725800</text:p>
          </table:table-cell>
          <table:table-cell office:value-type="string" calcext:value-type="string">
            <text:p>shubhamgujrathi07@gmail.com</text:p>
          </table:table-cell>
          <table:table-cell table:number-columns-repeated="3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ivya Gurnani</text:p>
          </table:table-cell>
          <table:table-cell office:value-type="float" office:value="9767218864" calcext:value-type="float">
            <text:p>9767218864</text:p>
          </table:table-cell>
          <table:table-cell office:value-type="string" calcext:value-type="string">
            <text:p>divyagurnani7@gamil.com</text:p>
          </table:table-cell>
          <table:table-cell table:number-columns-repeated="3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risti Jalan</text:p>
          </table:table-cell>
          <table:table-cell office:value-type="float" office:value="9923451919" calcext:value-type="float">
            <text:p>9923451919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agisha Sinha</text:p>
          </table:table-cell>
          <table:table-cell office:value-type="float" office:value="9403586741" calcext:value-type="float">
            <text:p>9403586741</text:p>
          </table:table-cell>
          <table:table-cell office:value-type="string" calcext:value-type="string">
            <text:p>vagisha.sinha@cumminscollege.in</text:p>
          </table:table-cell>
          <table:table-cell table:number-columns-repeated="3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utuja Shelar</text:p>
          </table:table-cell>
          <table:table-cell office:value-type="float" office:value="8975195869" calcext:value-type="float">
            <text:p>8975195869</text:p>
          </table:table-cell>
          <table:table-cell office:value-type="string" calcext:value-type="string">
            <text:p>rutu.shelar.555@gmail.com</text:p>
          </table:table-cell>
          <table:table-cell office:value-type="string" calcext:value-type="string">
            <text:p>Kirti Yelavikar</text:p>
          </table:table-cell>
          <table:table-cell office:value-type="float" office:value="70286611471" calcext:value-type="float">
            <text:p>70286611471</text:p>
          </table:table-cell>
          <table:table-cell office:value-type="string" calcext:value-type="string">
            <text:p>kirti.tess@gmail.com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Urja Deshpande</text:p>
          </table:table-cell>
          <table:table-cell office:value-type="float" office:value="8698096851" calcext:value-type="float">
            <text:p>8698096851</text:p>
          </table:table-cell>
          <table:table-cell office:value-type="string" calcext:value-type="string">
            <text:p>urjiideshpande27@mail.com</text:p>
          </table:table-cell>
          <table:table-cell table:number-columns-repeated="3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Jagruti Bramhna</text:p>
          </table:table-cell>
          <table:table-cell office:value-type="float" office:value="9730965601" calcext:value-type="float">
            <text:p>9730965601</text:p>
          </table:table-cell>
          <table:table-cell office:value-type="string" calcext:value-type="string">
            <text:p>JagrutiBramhna@gmail.com</text:p>
          </table:table-cell>
          <table:table-cell table:number-columns-repeated="3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bhishek Machale</text:p>
          </table:table-cell>
          <table:table-cell office:value-type="float" office:value="9890746215" calcext:value-type="float">
            <text:p>9890746215</text:p>
          </table:table-cell>
          <table:table-cell office:value-type="string" calcext:value-type="string">
            <text:p>abhishek1999.machale@gmail.com</text:p>
          </table:table-cell>
          <table:table-cell table:number-columns-repeated="3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eel</text:p>
          </table:table-cell>
          <table:table-cell/>
          <table:table-cell office:value-type="string" calcext:value-type="string">
            <text:p>neel.pendhaskar@gmail.com</text:p>
          </table:table-cell>
          <table:table-cell office:value-type="string" calcext:value-type="string">
            <text:p>Aditya</text:p>
          </table:table-cell>
          <table:table-cell office:value-type="float" office:value="9922482449" calcext:value-type="float">
            <text:p>9922482449</text:p>
          </table:table-cell>
          <table:table-cell office:value-type="string" calcext:value-type="string">
            <text:p>aditya.mithari@rediffmail.com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tharva Bhawat</text:p>
          </table:table-cell>
          <table:table-cell office:value-type="float" office:value="7745812525" calcext:value-type="float">
            <text:p>7745812525</text:p>
          </table:table-cell>
          <table:table-cell office:value-type="string" calcext:value-type="string">
            <text:p>aa102027@gmail.com</text:p>
          </table:table-cell>
          <table:table-cell office:value-type="string" calcext:value-type="string">
            <text:p>Yash Shah</text:p>
          </table:table-cell>
          <table:table-cell office:value-type="float" office:value="9922471116" calcext:value-type="float">
            <text:p>9922471116</text:p>
          </table:table-cell>
          <table:table-cell office:value-type="string" calcext:value-type="string">
            <text:p>yashshah160498@gmail.com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uchidya</text:p>
          </table:table-cell>
          <table:table-cell office:value-type="float" office:value="8237550911" calcext:value-type="float">
            <text:p>8237550911</text:p>
          </table:table-cell>
          <table:table-cell office:value-type="string" calcext:value-type="string">
            <text:p>ruchidya@gmail.com</text:p>
          </table:table-cell>
          <table:table-cell office:value-type="string" calcext:value-type="string">
            <text:p>Shubhadu Rathor</text:p>
          </table:table-cell>
          <table:table-cell office:value-type="float" office:value="7385370322" calcext:value-type="float">
            <text:p>7385370322</text:p>
          </table:table-cell>
          <table:table-cell office:value-type="string" calcext:value-type="string">
            <text:p>vrukshkat@gmail.com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ivanjali Gaikwad</text:p>
          </table:table-cell>
          <table:table-cell office:value-type="float" office:value="8552051111" calcext:value-type="float">
            <text:p>8552051111</text:p>
          </table:table-cell>
          <table:table-cell office:value-type="string" calcext:value-type="string">
            <text:p>shivanjali.gaikwad111@gmail.com</text:p>
          </table:table-cell>
          <table:table-cell office:value-type="string" calcext:value-type="string">
            <text:p>Poja Chaudhary</text:p>
          </table:table-cell>
          <table:table-cell office:value-type="float" office:value="9762976851" calcext:value-type="float">
            <text:p>9762976851</text:p>
          </table:table-cell>
          <table:table-cell office:value-type="string" calcext:value-type="string">
            <text:p>chaudharypooja33@gmail.com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ivani Dhole</text:p>
          </table:table-cell>
          <table:table-cell office:value-type="float" office:value="7219324707" calcext:value-type="float">
            <text:p>7219324707</text:p>
          </table:table-cell>
          <table:table-cell office:value-type="string" calcext:value-type="string">
            <text:p>shivaniud28@gmail.com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Janhavi Hinge</text:p>
          </table:table-cell>
          <table:table-cell office:value-type="float" office:value="8378988755" calcext:value-type="float">
            <text:p>8378988755</text:p>
          </table:table-cell>
          <table:table-cell office:value-type="string" calcext:value-type="string">
            <text:p>janhavi.hinge@cumminscollege.in</text:p>
          </table:table-cell>
          <table:table-cell table:number-columns-repeated="3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aidehi Joshi</text:p>
          </table:table-cell>
          <table:table-cell office:value-type="float" office:value="7776058351" calcext:value-type="float">
            <text:p>7776058351</text:p>
          </table:table-cell>
          <table:table-cell office:value-type="string" calcext:value-type="string">
            <text:p>vaidehijoshi100@gmail.com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edika Barde</text:p>
          </table:table-cell>
          <table:table-cell office:value-type="float" office:value="7588465556" calcext:value-type="float">
            <text:p>7588465556</text:p>
          </table:table-cell>
          <table:table-cell office:value-type="string" calcext:value-type="string">
            <text:p>bardevedika@gmail.com</text:p>
          </table:table-cell>
          <table:table-cell table:number-columns-repeated="3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dhura Apte</text:p>
          </table:table-cell>
          <table:table-cell office:value-type="float" office:value="9762036855" calcext:value-type="float">
            <text:p>9762036855</text:p>
          </table:table-cell>
          <table:table-cell office:value-type="string" calcext:value-type="string">
            <text:p>aptemadhura222@gmail.com</text:p>
          </table:table-cell>
          <table:table-cell table:number-columns-repeated="3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dhumita Chatne</text:p>
          </table:table-cell>
          <table:table-cell office:value-type="float" office:value="9763750957" calcext:value-type="float">
            <text:p>9763750957</text:p>
          </table:table-cell>
          <table:table-cell office:value-type="string" calcext:value-type="string">
            <text:p>madhumitachatne@gmail.com</text:p>
          </table:table-cell>
          <table:table-cell table:number-columns-repeated="3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rthak</text:p>
          </table:table-cell>
          <table:table-cell office:value-type="float" office:value="8698628744" calcext:value-type="float">
            <text:p>8698628744</text:p>
          </table:table-cell>
          <table:table-cell office:value-type="string" calcext:value-type="string">
            <text:p>MeBeSilent@gmail.com</text:p>
          </table:table-cell>
          <table:table-cell office:value-type="string" calcext:value-type="string">
            <text:p>Shashank Singh</text:p>
          </table:table-cell>
          <table:table-cell office:value-type="float" office:value="8698628744" calcext:value-type="float">
            <text:p>8698628744</text:p>
          </table:table-cell>
          <table:table-cell office:value-type="string" calcext:value-type="string">
            <text:p>shashanksinghrathore57@gmail.com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njay Singh Rathoure</text:p>
          </table:table-cell>
          <table:table-cell office:value-type="float" office:value="8698635501" calcext:value-type="float">
            <text:p>8698635501</text:p>
          </table:table-cell>
          <table:table-cell office:value-type="string" calcext:value-type="string">
            <text:p>aitsanjay6129@gmail.com</text:p>
          </table:table-cell>
          <table:table-cell office:value-type="string" calcext:value-type="string">
            <text:p>Saurav Joshi</text:p>
          </table:table-cell>
          <table:table-cell office:value-type="float" office:value="7261999059" calcext:value-type="float">
            <text:p>7261999059</text:p>
          </table:table-cell>
          <table:table-cell office:value-type="string" calcext:value-type="string">
            <text:p>sauravjoshi91197@gmail.com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G Kranthi Kiran</text:p>
          </table:table-cell>
          <table:table-cell office:value-type="float" office:value="8698570081" calcext:value-type="float">
            <text:p>8698570081</text:p>
          </table:table-cell>
          <table:table-cell office:value-type="string" calcext:value-type="string">
            <text:p>the.kranthikiran@gmail.com</text:p>
          </table:table-cell>
          <table:table-cell office:value-type="string" calcext:value-type="string">
            <text:p>G mothy</text:p>
          </table:table-cell>
          <table:table-cell office:value-type="float" office:value="8698572133" calcext:value-type="float">
            <text:p>8698572133</text:p>
          </table:table-cell>
          <table:table-cell office:value-type="string" calcext:value-type="string">
            <text:p>gobillamothy85@gmail.com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IVEK RAJAN VERMA</text:p>
          </table:table-cell>
          <table:table-cell office:value-type="float" office:value="9637895537" calcext:value-type="float">
            <text:p>9637895537</text:p>
          </table:table-cell>
          <table:table-cell office:value-type="string" calcext:value-type="string">
            <text:p>vivekzmr3@gmail.com</text:p>
          </table:table-cell>
          <table:table-cell office:value-type="string" calcext:value-type="string">
            <text:p>AJAY Thakur</text:p>
          </table:table-cell>
          <table:table-cell office:value-type="float" office:value="8806743564" calcext:value-type="float">
            <text:p>8806743564</text:p>
          </table:table-cell>
          <table:table-cell office:value-type="string" calcext:value-type="string">
            <text:p>thakurajay1717@gmail.com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mit kumar yadav</text:p>
          </table:table-cell>
          <table:table-cell office:value-type="float" office:value="8698685036" calcext:value-type="float">
            <text:p>8698685036</text:p>
          </table:table-cell>
          <table:table-cell office:value-type="string" calcext:value-type="string">
            <text:p>amit5841468@gmail.com</text:p>
          </table:table-cell>
          <table:table-cell table:number-columns-repeated="3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aibhav Solanki</text:p>
          </table:table-cell>
          <table:table-cell office:value-type="float" office:value="8698612753" calcext:value-type="float">
            <text:p>8698612753</text:p>
          </table:table-cell>
          <table:table-cell office:value-type="string" calcext:value-type="string">
            <text:p>vbhvsolanki7500@gmail.com</text:p>
          </table:table-cell>
          <table:table-cell office:value-type="string" calcext:value-type="string">
            <text:p>kamal Mehra</text:p>
          </table:table-cell>
          <table:table-cell office:value-type="float" office:value="8698620670" calcext:value-type="float">
            <text:p>8698620670</text:p>
          </table:table-cell>
          <table:table-cell office:value-type="string" calcext:value-type="string">
            <text:p>vbhvsolanki7500@gmail.com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usha</text:p>
          </table:table-cell>
          <table:table-cell office:value-type="float" office:value="9701356712" calcext:value-type="float">
            <text:p>9701356712</text:p>
          </table:table-cell>
          <table:table-cell office:value-type="string" calcext:value-type="string">
            <text:p>anushareddyrocks16@gmail.com</text:p>
          </table:table-cell>
          <table:table-cell table:number-columns-repeated="3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bhendu Das Mohapatra</text:p>
          </table:table-cell>
          <table:table-cell office:value-type="float" office:value="8698667601" calcext:value-type="float">
            <text:p>8698667601</text:p>
          </table:table-cell>
          <table:table-cell office:value-type="string" calcext:value-type="string">
            <text:p>subhendu.bapu@gmail.com</text:p>
          </table:table-cell>
          <table:table-cell office:value-type="string" calcext:value-type="string">
            <text:p>Kurra.Vijayakrishna Rao</text:p>
          </table:table-cell>
          <table:table-cell office:value-type="float" office:value="8698674669" calcext:value-type="float">
            <text:p>8698674669</text:p>
          </table:table-cell>
          <table:table-cell office:value-type="string" calcext:value-type="string">
            <text:p>vijayakrishnarao.kurra@gmail.com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nny Sarma</text:p>
          </table:table-cell>
          <table:table-cell office:value-type="float" office:value="8698570745" calcext:value-type="float">
            <text:p>8698570745</text:p>
          </table:table-cell>
          <table:table-cell office:value-type="string" calcext:value-type="string">
            <text:p>prezrishabh001@gmail.com</text:p>
          </table:table-cell>
          <table:table-cell office:value-type="string" calcext:value-type="string">
            <text:p>Rishabh Tiwari</text:p>
          </table:table-cell>
          <table:table-cell office:value-type="float" office:value="9407058785" calcext:value-type="float">
            <text:p>9407058785</text:p>
          </table:table-cell>
          <table:table-cell office:value-type="string" calcext:value-type="string">
            <text:p>prezrishabh001@gmail.com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i Talwadekar</text:p>
          </table:table-cell>
          <table:table-cell office:value-type="float" office:value="9657190812" calcext:value-type="float">
            <text:p>9657190812</text:p>
          </table:table-cell>
          <table:table-cell office:value-type="string" calcext:value-type="string">
            <text:p>saist19@gmail.com</text:p>
          </table:table-cell>
          <table:table-cell office:value-type="string" calcext:value-type="string">
            <text:p>vaibhav Andhare</text:p>
          </table:table-cell>
          <table:table-cell office:value-type="float" office:value="7030740901" calcext:value-type="float">
            <text:p>7030740901</text:p>
          </table:table-cell>
          <table:table-cell office:value-type="string" calcext:value-type="string">
            <text:p>vaibhavandhare23@gmail.com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bhinav Levharkar</text:p>
          </table:table-cell>
          <table:table-cell office:value-type="float" office:value="9423354065" calcext:value-type="float">
            <text:p>9423354065</text:p>
          </table:table-cell>
          <table:table-cell office:value-type="string" calcext:value-type="string">
            <text:p>abhinav.levharkar@gmail.com</text:p>
          </table:table-cell>
          <table:table-cell office:value-type="string" calcext:value-type="string">
            <text:p>Shrey Sinha</text:p>
          </table:table-cell>
          <table:table-cell office:value-type="float" office:value="8554928702" calcext:value-type="float">
            <text:p>8554928702</text:p>
          </table:table-cell>
          <table:table-cell office:value-type="string" calcext:value-type="string">
            <text:p>shreyk1999@gmail.com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oumya Kumari</text:p>
          </table:table-cell>
          <table:table-cell office:value-type="float" office:value="7276422122" calcext:value-type="float">
            <text:p>7276422122</text:p>
          </table:table-cell>
          <table:table-cell office:value-type="string" calcext:value-type="string">
            <text:p>soumyakumar97@gmail.com</text:p>
          </table:table-cell>
          <table:table-cell table:number-columns-repeated="3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i Chavan</text:p>
          </table:table-cell>
          <table:table-cell office:value-type="float" office:value="7744853312" calcext:value-type="float">
            <text:p>7744853312</text:p>
          </table:table-cell>
          <table:table-cell office:value-type="string" calcext:value-type="string">
            <text:p>chavanaditi98@gmail.com</text:p>
          </table:table-cell>
          <table:table-cell office:value-type="string" calcext:value-type="string">
            <text:p>deepti prasad</text:p>
          </table:table-cell>
          <table:table-cell office:value-type="float" office:value="9930719017" calcext:value-type="float">
            <text:p>9930719017</text:p>
          </table:table-cell>
          <table:table-cell office:value-type="string" calcext:value-type="string">
            <text:p>deepti.prasad7@gmail.com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hil Kothari</text:p>
          </table:table-cell>
          <table:table-cell office:value-type="float" office:value="9674943529" calcext:value-type="float">
            <text:p>9674943529</text:p>
          </table:table-cell>
          <table:table-cell office:value-type="string" calcext:value-type="string">
            <text:p>nik.kothari22@live.com</text:p>
          </table:table-cell>
          <table:table-cell table:number-columns-repeated="3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bham mishra</text:p>
          </table:table-cell>
          <table:table-cell office:value-type="float" office:value="8237220758" calcext:value-type="float">
            <text:p>8237220758</text:p>
          </table:table-cell>
          <table:table-cell office:value-type="string" calcext:value-type="string">
            <text:p>mishrasubham21081998@gmail.com</text:p>
          </table:table-cell>
          <table:table-cell office:value-type="string" calcext:value-type="string">
            <text:p>soumak sinha</text:p>
          </table:table-cell>
          <table:table-cell office:value-type="float" office:value="8237213276" calcext:value-type="float">
            <text:p>8237213276</text:p>
          </table:table-cell>
          <table:table-cell office:value-type="string" calcext:value-type="string">
            <text:p>soumaksinha1@gmail.com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shravya Udapikar</text:p>
          </table:table-cell>
          <table:table-cell office:value-type="float" office:value="8805162176" calcext:value-type="float">
            <text:p>8805162176</text:p>
          </table:table-cell>
          <table:table-cell office:value-type="string" calcext:value-type="string">
            <text:p>sushravyaudapikar@gmail.com</text:p>
          </table:table-cell>
          <table:table-cell office:value-type="string" calcext:value-type="string">
            <text:p>Kemal Jambhulkar</text:p>
          </table:table-cell>
          <table:table-cell office:value-type="float" office:value="8149406076" calcext:value-type="float">
            <text:p>8149406076</text:p>
          </table:table-cell>
          <table:table-cell office:value-type="string" calcext:value-type="string">
            <text:p>sushravyaudapikar@gmail.com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ita Jantikar</text:p>
          </table:table-cell>
          <table:table-cell office:value-type="float" office:value="9730642794" calcext:value-type="float">
            <text:p>9730642794</text:p>
          </table:table-cell>
          <table:table-cell office:value-type="string" calcext:value-type="string">
            <text:p>nikita.jantikar@gmail.com</text:p>
          </table:table-cell>
          <table:table-cell office:value-type="string" calcext:value-type="string">
            <text:p>Gautami Sangoram</text:p>
          </table:table-cell>
          <table:table-cell office:value-type="float" office:value="8407986805" calcext:value-type="float">
            <text:p>8407986805</text:p>
          </table:table-cell>
          <table:table-cell office:value-type="string" calcext:value-type="string">
            <text:p>gautami.sangoram@gmail.com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Harshal Mehta</text:p>
          </table:table-cell>
          <table:table-cell office:value-type="float" office:value="9403033368" calcext:value-type="float">
            <text:p>9403033368</text:p>
          </table:table-cell>
          <table:table-cell office:value-type="string" calcext:value-type="string">
            <text:p>mehtaharshal1998@gmail.com</text:p>
          </table:table-cell>
          <table:table-cell table:number-columns-repeated="3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 Sinha</text:p>
          </table:table-cell>
          <table:table-cell office:value-type="float" office:value="7304104892" calcext:value-type="float">
            <text:p>7304104892</text:p>
          </table:table-cell>
          <table:table-cell office:value-type="string" calcext:value-type="string">
            <text:p>adityave.97@gmail.com</text:p>
          </table:table-cell>
          <table:table-cell office:value-type="string" calcext:value-type="string">
            <text:p>Nikhil Mahajan</text:p>
          </table:table-cell>
          <table:table-cell office:value-type="float" office:value="9009140067" calcext:value-type="float">
            <text:p>9009140067</text:p>
          </table:table-cell>
          <table:table-cell office:value-type="string" calcext:value-type="string">
            <text:p>nikhilmahajan9847@gmail.com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Bhushan Sadalage</text:p>
          </table:table-cell>
          <table:table-cell office:value-type="float" office:value="8554057329" calcext:value-type="float">
            <text:p>8554057329</text:p>
          </table:table-cell>
          <table:table-cell office:value-type="string" calcext:value-type="string">
            <text:p>sadalagebhushan@gmail.com</text:p>
          </table:table-cell>
          <table:table-cell table:number-columns-repeated="3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iyush V. Bendale</text:p>
          </table:table-cell>
          <table:table-cell office:value-type="float" office:value="9158674554" calcext:value-type="float">
            <text:p>9158674554</text:p>
          </table:table-cell>
          <table:table-cell office:value-type="string" calcext:value-type="string">
            <text:p>piyushbendale7@rediffmail.com</text:p>
          </table:table-cell>
          <table:table-cell office:value-type="string" calcext:value-type="string">
            <text:p>vivek sonar</text:p>
          </table:table-cell>
          <table:table-cell office:value-type="float" office:value="8237550016" calcext:value-type="float">
            <text:p>8237550016</text:p>
          </table:table-cell>
          <table:table-cell office:value-type="string" calcext:value-type="string">
            <text:p>vivekgsonar112@gmail.com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raj kamble</text:p>
          </table:table-cell>
          <table:table-cell office:value-type="float" office:value="9881824621" calcext:value-type="float">
            <text:p>9881824621</text:p>
          </table:table-cell>
          <table:table-cell office:value-type="string" calcext:value-type="string">
            <text:p>kamblesuraj024@gmail.com</text:p>
          </table:table-cell>
          <table:table-cell table:number-columns-repeated="3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hil yadav</text:p>
          </table:table-cell>
          <table:table-cell office:value-type="float" office:value="9987130466" calcext:value-type="float">
            <text:p>9987130466</text:p>
          </table:table-cell>
          <table:table-cell office:value-type="string" calcext:value-type="string">
            <text:p>nkhilcool542@gmail.com</text:p>
          </table:table-cell>
          <table:table-cell office:value-type="string" calcext:value-type="string">
            <text:p>Shashank Shanbhag</text:p>
          </table:table-cell>
          <table:table-cell office:value-type="float" office:value="7738456455" calcext:value-type="float">
            <text:p>7738456455</text:p>
          </table:table-cell>
          <table:table-cell office:value-type="string" calcext:value-type="string">
            <text:p>shashankrobot72@gmail.com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ivam singh</text:p>
          </table:table-cell>
          <table:table-cell office:value-type="float" office:value="8605750778" calcext:value-type="float">
            <text:p>8605750778</text:p>
          </table:table-cell>
          <table:table-cell office:value-type="string" calcext:value-type="string">
            <text:p>16030122068@sicsr.ac.in</text:p>
          </table:table-cell>
          <table:table-cell table:number-columns-repeated="3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kur sakhala</text:p>
          </table:table-cell>
          <table:table-cell office:value-type="float" office:value="8805671969" calcext:value-type="float">
            <text:p>8805671969</text:p>
          </table:table-cell>
          <table:table-cell office:value-type="string" calcext:value-type="string">
            <text:p>ankurgsakhala@gmail.com</text:p>
          </table:table-cell>
          <table:table-cell table:number-columns-repeated="3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it Telore</text:p>
          </table:table-cell>
          <table:table-cell office:value-type="float" office:value="9158753690" calcext:value-type="float">
            <text:p>9158753690</text:p>
          </table:table-cell>
          <table:table-cell office:value-type="string" calcext:value-type="string">
            <text:p>pranit.telore1@gmail.com</text:p>
          </table:table-cell>
          <table:table-cell office:value-type="string" calcext:value-type="string">
            <text:p>Kiran Bhore</text:p>
          </table:table-cell>
          <table:table-cell office:value-type="float" office:value="9130725035" calcext:value-type="float">
            <text:p>9130725035</text:p>
          </table:table-cell>
          <table:table-cell office:value-type="string" calcext:value-type="string">
            <text:p>kiranbhore583@gmail.com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hil kasbe</text:p>
          </table:table-cell>
          <table:table-cell office:value-type="float" office:value="9405711335" calcext:value-type="float">
            <text:p>9405711335</text:p>
          </table:table-cell>
          <table:table-cell office:value-type="string" calcext:value-type="string">
            <text:p>nikhilkasbe@gmail.com</text:p>
          </table:table-cell>
          <table:table-cell office:value-type="string" calcext:value-type="string">
            <text:p>Parish Kumar</text:p>
          </table:table-cell>
          <table:table-cell office:value-type="float" office:value="9762565530" calcext:value-type="float">
            <text:p>9762565530</text:p>
          </table:table-cell>
          <table:table-cell office:value-type="string" calcext:value-type="string">
            <text:p>parishk.haldkar@gmail.com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Tanmay Patil</text:p>
          </table:table-cell>
          <table:table-cell office:value-type="float" office:value="9130227572" calcext:value-type="float">
            <text:p>9130227572</text:p>
          </table:table-cell>
          <table:table-cell office:value-type="string" calcext:value-type="string">
            <text:p>patiltanmay73@gmail.com</text:p>
          </table:table-cell>
          <table:table-cell table:number-columns-repeated="3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bhijeet awaghade</text:p>
          </table:table-cell>
          <table:table-cell office:value-type="float" office:value="8149512522" calcext:value-type="float">
            <text:p>8149512522</text:p>
          </table:table-cell>
          <table:table-cell office:value-type="string" calcext:value-type="string">
            <text:p>awaghadeabhijeet123@gmail.com</text:p>
          </table:table-cell>
          <table:table-cell table:number-columns-repeated="3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earl Swaminathan</text:p>
          </table:table-cell>
          <table:table-cell office:value-type="float" office:value="9922487051" calcext:value-type="float">
            <text:p>9922487051</text:p>
          </table:table-cell>
          <table:table-cell office:value-type="string" calcext:value-type="string">
            <text:p>pearlswaminathan014@gmail.com</text:p>
          </table:table-cell>
          <table:table-cell table:number-columns-repeated="3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Koshti</text:p>
          </table:table-cell>
          <table:table-cell office:value-type="float" office:value="9527900992" calcext:value-type="float">
            <text:p>9527900992</text:p>
          </table:table-cell>
          <table:table-cell office:value-type="string" calcext:value-type="string">
            <text:p>shubham.koshti10016@gmail.com</text:p>
          </table:table-cell>
          <table:table-cell table:number-columns-repeated="3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av <text:s/>borhade</text:p>
          </table:table-cell>
          <table:table-cell office:value-type="float" office:value="8149892357" calcext:value-type="float">
            <text:p>8149892357</text:p>
          </table:table-cell>
          <table:table-cell office:value-type="string" calcext:value-type="string">
            <text:p>rborhade04@gmail.com</text:p>
          </table:table-cell>
          <table:table-cell table:number-columns-repeated="3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kash Nahar</text:p>
          </table:table-cell>
          <table:table-cell office:value-type="float" office:value="9404934544" calcext:value-type="float">
            <text:p>9404934544</text:p>
          </table:table-cell>
          <table:table-cell office:value-type="string" calcext:value-type="string">
            <text:p>akashn383@gmail.com</text:p>
          </table:table-cell>
          <table:table-cell office:value-type="string" calcext:value-type="string">
            <text:p>Ameya Ade</text:p>
          </table:table-cell>
          <table:table-cell office:value-type="float" office:value="8378001285" calcext:value-type="float">
            <text:p>8378001285</text:p>
          </table:table-cell>
          <table:table-cell office:value-type="string" calcext:value-type="string">
            <text:p>ameyaaade@gmail.com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evika Khandagale</text:p>
          </table:table-cell>
          <table:table-cell office:value-type="float" office:value="8605318580" calcext:value-type="float">
            <text:p>8605318580</text:p>
          </table:table-cell>
          <table:table-cell office:value-type="string" calcext:value-type="string">
            <text:p>vasudhakhandagale@gmail.com</text:p>
          </table:table-cell>
          <table:table-cell office:value-type="string" calcext:value-type="string">
            <text:p>purvi modi</text:p>
          </table:table-cell>
          <table:table-cell office:value-type="float" office:value="8087492913" calcext:value-type="float">
            <text:p>8087492913</text:p>
          </table:table-cell>
          <table:table-cell office:value-type="string" calcext:value-type="string">
            <text:p>purvimodi1997@gmail.com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mkar bhalerao</text:p>
          </table:table-cell>
          <table:table-cell office:value-type="float" office:value="7350012572" calcext:value-type="float">
            <text:p>7350012572</text:p>
          </table:table-cell>
          <table:table-cell office:value-type="string" calcext:value-type="string">
            <text:p>aomkar24@gmail.com</text:p>
          </table:table-cell>
          <table:table-cell office:value-type="string" calcext:value-type="string">
            <text:p>Chappidi Vishnuvardhan Subbaiah</text:p>
          </table:table-cell>
          <table:table-cell office:value-type="float" office:value="8149908309" calcext:value-type="float">
            <text:p>8149908309</text:p>
          </table:table-cell>
          <table:table-cell office:value-type="string" calcext:value-type="string">
            <text:p>ashleyrocks0247@gmail.com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uja mokadam</text:p>
          </table:table-cell>
          <table:table-cell office:value-type="float" office:value="8983643611" calcext:value-type="float">
            <text:p>8983643611</text:p>
          </table:table-cell>
          <table:table-cell office:value-type="string" calcext:value-type="string">
            <text:p>anujamokadam13@gmail.com</text:p>
          </table:table-cell>
          <table:table-cell office:value-type="string" calcext:value-type="string">
            <text:p>Apurva Datkhile</text:p>
          </table:table-cell>
          <table:table-cell office:value-type="float" office:value="9767376126" calcext:value-type="float">
            <text:p>9767376126</text:p>
          </table:table-cell>
          <table:table-cell office:value-type="string" calcext:value-type="string">
            <text:p>datkhileapurva7@gmail.com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aryu deshmukh</text:p>
          </table:table-cell>
          <table:table-cell office:value-type="float" office:value="7057906428" calcext:value-type="float">
            <text:p>7057906428</text:p>
          </table:table-cell>
          <table:table-cell office:value-type="string" calcext:value-type="string">
            <text:p>Sharyudeshmukh82@gmail.com</text:p>
          </table:table-cell>
          <table:table-cell office:value-type="string" calcext:value-type="string">
            <text:p>revati girgaonkar</text:p>
          </table:table-cell>
          <table:table-cell office:value-type="float" office:value="8408925005" calcext:value-type="float">
            <text:p>8408925005</text:p>
          </table:table-cell>
          <table:table-cell office:value-type="string" calcext:value-type="string">
            <text:p>revatigirgaonkar7@gmail.com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kshi ambatkar</text:p>
          </table:table-cell>
          <table:table-cell office:value-type="float" office:value="9975531162" calcext:value-type="float">
            <text:p>9975531162</text:p>
          </table:table-cell>
          <table:table-cell office:value-type="string" calcext:value-type="string">
            <text:p>sakshiambatkar235788@gmail.com</text:p>
          </table:table-cell>
          <table:table-cell office:value-type="string" calcext:value-type="string">
            <text:p>kalpesh gawali</text:p>
          </table:table-cell>
          <table:table-cell office:value-type="float" office:value="8686874425" calcext:value-type="float">
            <text:p>8686874425</text:p>
          </table:table-cell>
          <table:table-cell office:value-type="string" calcext:value-type="string">
            <text:p>kedarwanikar@gmail.com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harshil bhatt</text:p>
          </table:table-cell>
          <table:table-cell office:value-type="float" office:value="9168778279" calcext:value-type="float">
            <text:p>9168778279</text:p>
          </table:table-cell>
          <table:table-cell office:value-type="string" calcext:value-type="string">
            <text:p>harshilbhatt99@yahoo.in</text:p>
          </table:table-cell>
          <table:table-cell office:value-type="string" calcext:value-type="string">
            <text:p>Akhilan P.S.</text:p>
          </table:table-cell>
          <table:table-cell office:value-type="float" office:value="9921368372" calcext:value-type="float">
            <text:p>9921368372</text:p>
          </table:table-cell>
          <table:table-cell office:value-type="string" calcext:value-type="string">
            <text:p>akhilan96.aps@gmail.com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ruti bidwalkar</text:p>
          </table:table-cell>
          <table:table-cell office:value-type="float" office:value="9423085266" calcext:value-type="float">
            <text:p>9423085266</text:p>
          </table:table-cell>
          <table:table-cell office:value-type="string" calcext:value-type="string">
            <text:p>shrutinb@gmail.com</text:p>
          </table:table-cell>
          <table:table-cell table:number-columns-repeated="3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ohit Awate</text:p>
          </table:table-cell>
          <table:table-cell office:value-type="float" office:value="9673925924" calcext:value-type="float">
            <text:p>9673925924</text:p>
          </table:table-cell>
          <table:table-cell office:value-type="string" calcext:value-type="string">
            <text:p>rohitawate121@gmail.com</text:p>
          </table:table-cell>
          <table:table-cell office:value-type="string" calcext:value-type="string">
            <text:p>Divyank Agarwal</text:p>
          </table:table-cell>
          <table:table-cell office:value-type="float" office:value="9767912137" calcext:value-type="float">
            <text:p>9767912137</text:p>
          </table:table-cell>
          <table:table-cell office:value-type="string" calcext:value-type="string">
            <text:p>divyankagarwal7@gmail.com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tejashree kalel</text:p>
          </table:table-cell>
          <table:table-cell office:value-type="float" office:value="8652868213" calcext:value-type="float">
            <text:p>8652868213</text:p>
          </table:table-cell>
          <table:table-cell office:value-type="string" calcext:value-type="string">
            <text:p>tejashreekalel@gmail.com</text:p>
          </table:table-cell>
          <table:table-cell table:number-columns-repeated="3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et Doke</text:p>
          </table:table-cell>
          <table:table-cell office:value-type="float" office:value="9503449099" calcext:value-type="float">
            <text:p>9503449099</text:p>
          </table:table-cell>
          <table:table-cell office:value-type="string" calcext:value-type="string">
            <text:p>niketdoke456@gmail.com</text:p>
          </table:table-cell>
          <table:table-cell office:value-type="string" calcext:value-type="string">
            <text:p>Chakor Pandkar</text:p>
          </table:table-cell>
          <table:table-cell office:value-type="float" office:value="8308356069" calcext:value-type="float">
            <text:p>8308356069</text:p>
          </table:table-cell>
          <table:table-cell office:value-type="string" calcext:value-type="string">
            <text:p>niketdoke456@gmail.com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waraj Thamke</text:p>
          </table:table-cell>
          <table:table-cell office:value-type="float" office:value="8888922255" calcext:value-type="float">
            <text:p>8888922255</text:p>
          </table:table-cell>
          <table:table-cell office:value-type="string" calcext:value-type="string">
            <text:p>swarajthamke55@gmail.com</text:p>
          </table:table-cell>
          <table:table-cell office:value-type="string" calcext:value-type="string">
            <text:p>Kunal Porwal</text:p>
          </table:table-cell>
          <table:table-cell office:value-type="float" office:value="7507284704" calcext:value-type="float">
            <text:p>7507284704</text:p>
          </table:table-cell>
          <table:table-cell office:value-type="string" calcext:value-type="string">
            <text:p>kunalprwl59@gmail.com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arun goyal</text:p>
          </table:table-cell>
          <table:table-cell office:value-type="float" office:value="8149404767" calcext:value-type="float">
            <text:p>8149404767</text:p>
          </table:table-cell>
          <table:table-cell office:value-type="string" calcext:value-type="string">
            <text:p>varungoyal311213@gmail.com</text:p>
          </table:table-cell>
          <table:table-cell table:number-columns-repeated="3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eri rana</text:p>
          </table:table-cell>
          <table:table-cell office:value-type="float" office:value="8149361566" calcext:value-type="float">
            <text:p>8149361566</text:p>
          </table:table-cell>
          <table:table-cell office:value-type="string" calcext:value-type="string">
            <text:p>anerirana2000@gmail.com</text:p>
          </table:table-cell>
          <table:table-cell table:number-columns-repeated="3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iti Agrawal</text:p>
          </table:table-cell>
          <table:table-cell office:value-type="float" office:value="9028418234" calcext:value-type="float">
            <text:p>9028418234</text:p>
          </table:table-cell>
          <table:table-cell office:value-type="string" calcext:value-type="string">
            <text:p>ritiagrawal026@gmail.com</text:p>
          </table:table-cell>
          <table:table-cell office:value-type="string" calcext:value-type="string">
            <text:p>sonali jha</text:p>
          </table:table-cell>
          <table:table-cell office:value-type="float" office:value="8412855145" calcext:value-type="float">
            <text:p>8412855145</text:p>
          </table:table-cell>
          <table:table-cell office:value-type="string" calcext:value-type="string">
            <text:p>sonalijha108@gmail.co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ivam baghul</text:p>
          </table:table-cell>
          <table:table-cell office:value-type="float" office:value="9405758131" calcext:value-type="float">
            <text:p>9405758131</text:p>
          </table:table-cell>
          <table:table-cell office:value-type="string" calcext:value-type="string">
            <text:p>shivambaghal378@gmail.com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unak landge</text:p>
          </table:table-cell>
          <table:table-cell office:value-type="float" office:value="8605592249" calcext:value-type="float">
            <text:p>8605592249</text:p>
          </table:table-cell>
          <table:table-cell office:value-type="string" calcext:value-type="string">
            <text:p>ronak.landge@gmailcom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raj shinde</text:p>
          </table:table-cell>
          <table:table-cell office:value-type="float" office:value="8380856633" calcext:value-type="float">
            <text:p>8380856633</text:p>
          </table:table-cell>
          <table:table-cell office:value-type="string" calcext:value-type="string">
            <text:p>nirajs615@gmail.com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ipra Mittal</text:p>
          </table:table-cell>
          <table:table-cell office:value-type="float" office:value="9422901082" calcext:value-type="float">
            <text:p>9422901082</text:p>
          </table:table-cell>
          <table:table-cell office:value-type="string" calcext:value-type="string">
            <text:p>shipramttl@gmail.com</text:p>
          </table:table-cell>
          <table:table-cell office:value-type="string" calcext:value-type="string">
            <text:p>VaishnaviBoraste</text:p>
          </table:table-cell>
          <table:table-cell office:value-type="float" office:value="9172118844" calcext:value-type="float">
            <text:p>9172118844</text:p>
          </table:table-cell>
          <table:table-cell office:value-type="string" calcext:value-type="string">
            <text:p>vashnaviboraste2011@gmail.com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li Saheeb</text:p>
          </table:table-cell>
          <table:table-cell office:value-type="float" office:value="8149656172" calcext:value-type="float">
            <text:p>8149656172</text:p>
          </table:table-cell>
          <table:table-cell office:value-type="string" calcext:value-type="string">
            <text:p>ali_saheeb@yahoo.com</text:p>
          </table:table-cell>
          <table:table-cell office:value-type="string" calcext:value-type="string">
            <text:p>Sadique</text:p>
          </table:table-cell>
          <table:table-cell office:value-type="float" office:value="744800245" calcext:value-type="float">
            <text:p>744800245</text:p>
          </table:table-cell>
          <table:table-cell office:value-type="string" calcext:value-type="string">
            <text:p>sadil103.ss@gmail.com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jinkya Sulgudle</text:p>
          </table:table-cell>
          <table:table-cell office:value-type="float" office:value="7743924123" calcext:value-type="float">
            <text:p>7743924123</text:p>
          </table:table-cell>
          <table:table-cell office:value-type="string" calcext:value-type="string">
            <text:p>adharashive@gmail.com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shutosh Patil</text:p>
          </table:table-cell>
          <table:table-cell office:value-type="float" office:value="9029061840" calcext:value-type="float">
            <text:p>9029061840</text:p>
          </table:table-cell>
          <table:table-cell office:value-type="string" calcext:value-type="string">
            <text:p>ashu1998.ap.ap@gmail.com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vinash</text:p>
          </table:table-cell>
          <table:table-cell office:value-type="float" office:value="8983878885" calcext:value-type="float">
            <text:p>8983878885</text:p>
          </table:table-cell>
          <table:table-cell office:value-type="string" calcext:value-type="string">
            <text:p>avinashugale2888@gmail.com</text:p>
          </table:table-cell>
          <table:table-cell office:value-type="string" calcext:value-type="string">
            <text:p>Varshan</text:p>
          </table:table-cell>
          <table:table-cell office:value-type="float" office:value="8087974784" calcext:value-type="float">
            <text:p>8087974784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bhishek Shekade</text:p>
          </table:table-cell>
          <table:table-cell office:value-type="float" office:value="8087321560" calcext:value-type="float">
            <text:p>8087321560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etan Ingale</text:p>
          </table:table-cell>
          <table:table-cell office:value-type="float" office:value="8275357858" calcext:value-type="float">
            <text:p>8275357858</text:p>
          </table:table-cell>
          <table:table-cell office:value-type="string" calcext:value-type="string">
            <text:p>iketu312@gmail.com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thamesh</text:p>
          </table:table-cell>
          <table:table-cell office:value-type="float" office:value="8390654932" calcext:value-type="float">
            <text:p>8390654932</text:p>
          </table:table-cell>
          <table:table-cell office:value-type="string" calcext:value-type="string">
            <text:p>prathameshnehe0701@gmail.com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eepak</text:p>
          </table:table-cell>
          <table:table-cell office:value-type="float" office:value="9146070340" calcext:value-type="float">
            <text:p>9146070340</text:p>
          </table:table-cell>
          <table:table-cell office:value-type="string" calcext:value-type="string">
            <text:p>itsdeepakchaudri@gmail.com</text:p>
          </table:table-cell>
          <table:table-cell office:value-type="string" calcext:value-type="string">
            <text:p>nikhil</text:p>
          </table:table-cell>
          <table:table-cell office:value-type="float" office:value="7028061967" calcext:value-type="float">
            <text:p>7028061967</text:p>
          </table:table-cell>
          <table:table-cell office:value-type="string" calcext:value-type="string">
            <text:p>nikhilothawade0007@gmail.com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ooja</text:p>
          </table:table-cell>
          <table:table-cell office:value-type="float" office:value="9579497998" calcext:value-type="float">
            <text:p>9579497998</text:p>
          </table:table-cell>
          <table:table-cell office:value-type="string" calcext:value-type="string">
            <text:p>ppchaudhari4998@gmail.com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ishakha</text:p>
          </table:table-cell>
          <table:table-cell office:value-type="float" office:value="9579010370" calcext:value-type="float">
            <text:p>9579010370</text:p>
          </table:table-cell>
          <table:table-cell office:value-type="string" calcext:value-type="string">
            <text:p>vskulkarni3112@gmail.com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jakta</text:p>
          </table:table-cell>
          <table:table-cell office:value-type="float" office:value="9423756472" calcext:value-type="float">
            <text:p>9423756472</text:p>
          </table:table-cell>
          <table:table-cell office:value-type="string" calcext:value-type="string">
            <text:p>desaleprajakta2327@gmail.com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ijaykumar Dangi</text:p>
          </table:table-cell>
          <table:table-cell office:value-type="float" office:value="9921072057" calcext:value-type="float">
            <text:p>9921072057</text:p>
          </table:table-cell>
          <table:table-cell office:value-type="string" calcext:value-type="string">
            <text:p>vini.g.1602@gmail.com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Gaurav Bhaleroo</text:p>
          </table:table-cell>
          <table:table-cell office:value-type="float" office:value="9423322840" calcext:value-type="float">
            <text:p>9423322840</text:p>
          </table:table-cell>
          <table:table-cell office:value-type="string" calcext:value-type="string">
            <text:p>gauravbhaleroo567@gmail.com</text:p>
          </table:table-cell>
          <table:table-cell office:value-type="string" calcext:value-type="string">
            <text:p>Abhishek Jain</text:p>
          </table:table-cell>
          <table:table-cell office:value-type="float" office:value="9130944323" calcext:value-type="float">
            <text:p>9130944323</text:p>
          </table:table-cell>
          <table:table-cell office:value-type="string" calcext:value-type="string">
            <text:p>abhirp123@gmail.com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Hrishikesh Datir</text:p>
          </table:table-cell>
          <table:table-cell office:value-type="float" office:value="9503426107" calcext:value-type="float">
            <text:p>9503426107</text:p>
          </table:table-cell>
          <table:table-cell office:value-type="string" calcext:value-type="string">
            <text:p>hrishikeshdatir2016@gmail.com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avan Soni</text:p>
          </table:table-cell>
          <table:table-cell office:value-type="float" office:value="7038940760" calcext:value-type="float">
            <text:p>7038940760</text:p>
          </table:table-cell>
          <table:table-cell office:value-type="string" calcext:value-type="string">
            <text:p>sonipavan002@gmail.com</text:p>
          </table:table-cell>
          <table:table-cell office:value-type="string" calcext:value-type="string">
            <text:p>Balram Somani</text:p>
          </table:table-cell>
          <table:table-cell office:value-type="float" office:value="9545999809" calcext:value-type="float">
            <text:p>9545999809</text:p>
          </table:table-cell>
          <table:table-cell office:value-type="string" calcext:value-type="string">
            <text:p>balramsomani3@gmail.com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bhujbal komal</text:p>
          </table:table-cell>
          <table:table-cell office:value-type="float" office:value="9975292544" calcext:value-type="float">
            <text:p>9975292544</text:p>
          </table:table-cell>
          <table:table-cell office:value-type="string" calcext:value-type="string">
            <text:p>bhujbalkomal17@gmail.com</text:p>
          </table:table-cell>
          <table:table-cell office:value-type="string" calcext:value-type="string">
            <text:p>shital gadekar</text:p>
          </table:table-cell>
          <table:table-cell office:value-type="float" office:value="7057161370" calcext:value-type="float">
            <text:p>7057161370</text:p>
          </table:table-cell>
          <table:table-cell office:value-type="string" calcext:value-type="string">
            <text:p>gadekarshital1@gmail.com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otish Mehta</text:p>
          </table:table-cell>
          <table:table-cell office:value-type="float" office:value="9422247762" calcext:value-type="float">
            <text:p>9422247762</text:p>
          </table:table-cell>
          <table:table-cell office:value-type="string" calcext:value-type="string">
            <text:p>mehta.motish97@gmail.com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mkesh Mitkari</text:p>
          </table:table-cell>
          <table:table-cell office:value-type="float" office:value="7776887398" calcext:value-type="float">
            <text:p>7776887398</text:p>
          </table:table-cell>
          <table:table-cell office:value-type="string" calcext:value-type="string">
            <text:p>ommitkari@gmail.com</text:p>
          </table:table-cell>
          <table:table-cell office:value-type="string" calcext:value-type="string">
            <text:p>Shubham Bodare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jshekar Hiremadh</text:p>
          </table:table-cell>
          <table:table-cell office:value-type="float" office:value="7773910200" calcext:value-type="float">
            <text:p>7773910200</text:p>
          </table:table-cell>
          <table:table-cell office:value-type="string" calcext:value-type="string">
            <text:p>lordrajshekar@gmail.com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yali Patil</text:p>
          </table:table-cell>
          <table:table-cell office:value-type="float" office:value="9822267293" calcext:value-type="float">
            <text:p>9822267293</text:p>
          </table:table-cell>
          <table:table-cell office:value-type="string" calcext:value-type="string">
            <text:p>ssayali2610@gmail.com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Gaurav Bansode</text:p>
          </table:table-cell>
          <table:table-cell office:value-type="float" office:value="9767987067" calcext:value-type="float">
            <text:p>9767987067</text:p>
          </table:table-cell>
          <table:table-cell office:value-type="string" calcext:value-type="string">
            <text:p>gauravbansode90@gmail.com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khil Agrawal</text:p>
          </table:table-cell>
          <table:table-cell office:value-type="float" office:value="8120110218" calcext:value-type="float">
            <text:p>8120110218</text:p>
          </table:table-cell>
          <table:table-cell office:value-type="string" calcext:value-type="string">
            <text:p>akhil8120110218@gmail.com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loext:fill-character> </loext:fill-character>
      <number:text>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0:00:49.914217268</meta:creation-date>
    <dc:date>2016-09-05T20:03:11.710272296</dc:date>
    <meta:editing-duration>P0D</meta:editing-duration>
    <meta:editing-cycles>1</meta:editing-cycles>
    <meta:document-statistic meta:table-count="1" meta:cell-count="5950" meta:object-count="0"/>
    <meta:generator>LibreOffice/4.2.8.2$Linux_X86_64 LibreOffice_project/420m0$Build-2</meta:generator>
  </office:meta>
</office:document-meta>
</file>